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93in"/>
    </style:style>
    <style:style style:name="co2" style:family="table-column">
      <style:table-column-properties fo:break-before="auto" style:column-width="2.1827in"/>
    </style:style>
    <style:style style:name="co3" style:family="table-column">
      <style:table-column-properties fo:break-before="auto" style:column-width="0.8161in"/>
    </style:style>
    <style:style style:name="co4" style:family="table-column">
      <style:table-column-properties fo:break-before="auto" style:column-width="0.7272in"/>
    </style:style>
    <style:style style:name="co5" style:family="table-column">
      <style:table-column-properties fo:break-before="auto" style:column-width="0.8043in"/>
    </style:style>
    <style:style style:name="co6" style:family="table-column">
      <style:table-column-properties fo:break-before="auto" style:column-width="0.948in"/>
    </style:style>
    <style:style style:name="co7" style:family="table-column">
      <style:table-column-properties fo:break-before="auto" style:column-width="0.8811in"/>
    </style:style>
    <style:style style:name="co8" style:family="table-column">
      <style:table-column-properties fo:break-before="auto" style:column-width="0.7717in"/>
    </style:style>
    <style:style style:name="co9" style:family="table-column">
      <style:table-column-properties fo:break-before="auto" style:column-width="0.8484in"/>
    </style:style>
    <style:style style:name="co10" style:family="table-column">
      <style:table-column-properties fo:break-before="auto" style:column-width="0.2091in"/>
    </style:style>
    <style:style style:name="co11" style:family="table-column">
      <style:table-column-properties fo:break-before="auto" style:column-width="6.4929in"/>
    </style:style>
    <style:style style:name="co12" style:family="table-column">
      <style:table-column-properties fo:break-before="auto" style:column-width="1.1902in"/>
    </style:style>
    <style:style style:name="co13" style:family="table-column">
      <style:table-column-properties fo:break-before="auto" style:column-width="0.1319in"/>
    </style:style>
    <style:style style:name="co14" style:family="table-column">
      <style:table-column-properties fo:break-before="auto" style:column-width="3.3402in"/>
    </style:style>
    <style:style style:name="co15" style:family="table-column">
      <style:table-column-properties fo:break-before="auto" style:column-width="1.7193in"/>
    </style:style>
    <style:style style:name="co16" style:family="table-column">
      <style:table-column-properties fo:break-before="auto" style:column-width="0.2425in"/>
    </style:style>
    <style:style style:name="co17" style:family="table-column">
      <style:table-column-properties fo:break-before="auto" style:column-width="5.831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552in" fo:break-before="auto" style:use-optimal-row-height="fals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3543in" fo:break-before="auto" style:use-optimal-row-height="fals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1772in" fo:break-before="auto" style:use-optimal-row-height="false"/>
    </style:style>
    <style:style style:name="ta1" style:family="table" style:master-page-name="PageStyle_5f_punishment_20_yearly">
      <style:table-properties table:display="true" style:writing-mode="lr-tb"/>
    </style:style>
    <style:style style:name="ta2" style:family="table" style:master-page-name="PageStyle_5f_sex-ratio_20_graph">
      <style:table-properties table:display="true" style:writing-mode="lr-tb"/>
    </style:style>
    <style:style style:name="ta3" style:family="table" style:master-page-name="PageStyle_5f_punishment_20_sums">
      <style:table-properties table:display="true" style:writing-mode="lr-tb"/>
    </style:style>
    <number:number-style style:name="N8002" number:language="en" number:country="US">
      <number:number number:decimal-places="2" number:min-integer-digits="1"/>
    </number:number-style>
    <number:number-style style:name="N8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2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3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6" style:family="table-cell" style:parent-style-name="Excel_20_Built-in_20_Normal" style:data-style-name="N8003"/>
    <style:style style:name="ce7" style:family="table-cell" style:parent-style-name="Excel_20_Built-in_20_Normal" style:data-style-name="N800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8" style:family="table-cell" style:parent-style-name="Excel_20_Built-in_20_Normal" style:data-style-name="N8003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10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11" style:family="table-cell" style:parent-style-name="Excel_20_Built-in_20_Normal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13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1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1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16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17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18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20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21" style:family="table-cell" style:parent-style-name="Excel_20_Built-in_20_Percent" style:data-style-name="N117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Excel_20_Built-in_20_Normal" style:data-style-name="N11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3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24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25" style:family="table-cell" style:parent-style-name="Excel_20_Built-in_20_Normal" style:data-style-name="N8003">
      <style:table-cell-properties fo:border-bottom="none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26" style:family="table-cell" style:parent-style-name="Excel_20_Built-in_20_Normal" style:data-style-name="N8003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27" style:family="table-cell" style:parent-style-name="Excel_20_Built-in_20_Normal" style:data-style-name="N8003">
      <style:table-cell-properties fo:border-bottom="non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28" style:family="table-cell" style:parent-style-name="Excel_20_Built-in_20_Normal" style:data-style-name="N8003">
      <style:table-cell-properties fo:border-bottom="none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29" style:family="table-cell" style:parent-style-name="Excel_20_Built-in_20_Normal" style:data-style-name="N117"/>
    <style:style style:name="ce30" style:family="table-cell" style:parent-style-name="Excel_20_Built-in_20_Normal" style:data-style-name="N116"/>
    <style:style style:name="ce31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2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3" style:family="table-cell" style:parent-style-name="Excel_20_Built-in_20_Normal" style:data-style-name="N118"/>
    <style:style style:name="ce34" style:family="table-cell" style:parent-style-name="Excel_20_Built-in_20_Normal" style:data-style-name="N8002"/>
    <style:style style:name="ce35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ole-draw-aspect="1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unishment yearly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ce6"/>
        <table:table-column table:style-name="co3" table:number-columns-repeated="3" table:default-cell-style-name="Excel_20_Built-in_20_Normal"/>
        <table:table-column table:style-name="co4" table:number-columns-repeated="3" table:default-cell-style-name="Excel_20_Built-in_20_Normal"/>
        <table:table-column table:style-name="co5" table:default-cell-style-name="Excel_20_Built-in_20_Normal"/>
        <table:table-column table:style-name="co4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1" table:default-cell-style-name="Excel_20_Built-in_20_Normal"/>
        <table:table-column table:style-name="co9" table:default-cell-style-name="Excel_20_Built-in_20_Normal"/>
        <table:table-column table:style-name="co9" table:number-columns-repeated="4" table:default-cell-style-name="ce6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" table:number-columns-repeated="1002" table:default-cell-style-name="Excel_20_Built-in_20_Normal"/>
        <table:table-row table:style-name="ro1">
          <table:table-cell table:style-name="ce1" office:value-type="string" table:number-columns-spanned="4" table:number-rows-spanned="1">
            <text:p>Punishment prevalence and sex ratio in Scotland since 1800</text:p>
          </table:table-cell>
          <table:covered-table-cell table:number-columns-repeated="3" table:style-name="ce5"/>
          <table:table-cell/>
          <table:table-cell table:style-name="ce14"/>
          <table:table-cell table:number-columns-repeated="15"/>
          <table:table-cell office:value-type="string">
            <text:p>Repository: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>
            <text:p>http://acrosswalls.org/datasets/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>
            <text:p>Version: 1.0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7" office:value-type="string">
            <text:p>males</text:p>
          </table:table-cell>
          <table:table-cell table:style-name="ce4" office:value-type="string">
            <text:p>females</text:p>
          </table:table-cell>
          <table:table-cell table:number-columns-repeated="1020"/>
        </table:table-row>
        <table:table-row table:style-name="ro1">
          <table:table-cell table:style-name="ce1" office:value-type="string" table:number-columns-spanned="2" table:number-rows-spanned="1">
            <text:p>years of absence for persons executed</text:p>
          </table:table-cell>
          <table:covered-table-cell table:style-name="ce5"/>
          <table:table-cell table:style-name="ce7" office:value-type="float" office:value="35">
            <text:p>35</text:p>
          </table:table-cell>
          <table:table-cell table:style-name="ce4" office:value-type="float" office:value="35">
            <text:p>35</text:p>
          </table:table-cell>
          <table:table-cell table:number-columns-repeated="1020"/>
        </table:table-row>
        <table:table-row table:style-name="ro1">
          <table:table-cell table:style-name="ce1" office:value-type="string" table:number-columns-spanned="2" table:number-rows-spanned="1">
            <text:p>years of absence for persons transported</text:p>
          </table:table-cell>
          <table:covered-table-cell table:style-name="ce5"/>
          <table:table-cell table:style-name="ce7" office:value-type="float" office:value="15">
            <text:p>15</text:p>
          </table:table-cell>
          <table:table-cell table:style-name="ce4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755">
            <text:p>1755</text:p>
          </table:table-cell>
          <table:table-cell office:value-type="string">
            <text:p>population of Scotland</text:p>
          </table:table-cell>
          <table:table-cell table:style-name="ce7" office:value-type="float" office:value="1265">
            <text:p>1,265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8"/>
          <table:table-cell table:style-name="ce9" office:value-type="string" table:number-columns-spanned="5" table:number-rows-spanned="1">
            <text:p>absent in punishment</text:p>
          </table:table-cell>
          <table:covered-table-cell table:number-columns-repeated="3" table:style-name="ce12"/>
          <table:covered-table-cell table:style-name="ce15"/>
          <table:table-cell table:style-name="ce17" office:value-type="string" table:number-columns-spanned="3" table:number-rows-spanned="1">
            <text:p>absence in punishment distribution by cause</text:p>
          </table:table-cell>
          <table:covered-table-cell table:style-name="ce19"/>
          <table:covered-table-cell table:style-name="ce17"/>
          <table:table-cell table:style-name="ce20" office:value-type="string">
            <text:p>punishment sex ratio (25yr ma)</text:p>
          </table:table-cell>
          <table:table-cell table:style-name="ce17" office:value-type="string" table:number-columns-spanned="2" table:number-rows-spanned="1">
            <text:p>punishment sex ratios (3yr ma)</text:p>
          </table:table-cell>
          <table:covered-table-cell table:style-name="ce17"/>
          <table:table-cell table:style-name="ce23" office:value-type="string" table:number-columns-spanned="2" table:number-rows-spanned="1">
            <text:p>punishment by execution</text:p>
          </table:table-cell>
          <table:covered-table-cell table:style-name="ce24"/>
          <table:table-cell table:style-name="ce25" office:value-type="string" table:number-columns-spanned="2" table:number-rows-spanned="1">
            <text:p>punishment by transportation</text:p>
          </table:table-cell>
          <table:covered-table-cell table:style-name="ce26"/>
          <table:table-cell table:style-name="ce27" office:value-type="string" table:number-columns-spanned="2" table:number-rows-spanned="1">
            <text:p>punishment by holding in prison (prisoners)</text:p>
          </table:table-cell>
          <table:covered-table-cell table:style-name="ce28"/>
          <table:table-cell table:style-name="ce2" table:number-columns-repeated="1004"/>
        </table:table-row>
        <table:table-row table:style-name="ro3">
          <table:table-cell table:style-name="ce3" office:value-type="string">
            <text:p>year</text:p>
          </table:table-cell>
          <table:table-cell table:style-name="ce2" office:value-type="string">
            <text:p>UK military situation</text:p>
          </table:table-cell>
          <table:table-cell table:style-name="ce8" office:value-type="string">
            <text:p>population-total</text:p>
          </table:table-cell>
          <table:table-cell table:style-name="ce10" office:value-type="string">
            <text:p>sex ratio</text:p>
          </table:table-cell>
          <table:table-cell table:style-name="ce13" office:value-type="string">
            <text:p>prevalence</text:p>
          </table:table-cell>
          <table:table-cell table:style-name="ce13" office:value-type="string">
            <text:p>males &amp; females</text:p>
          </table:table-cell>
          <table:table-cell table:style-name="ce13" office:value-type="string">
            <text:p>males</text:p>
          </table:table-cell>
          <table:table-cell table:style-name="ce16" office:value-type="string">
            <text:p>females</text:p>
          </table:table-cell>
          <table:table-cell table:style-name="ce13" office:value-type="string">
            <text:p>executed</text:p>
          </table:table-cell>
          <table:table-cell table:style-name="ce13" office:value-type="string">
            <text:p>transported</text:p>
          </table:table-cell>
          <table:table-cell table:style-name="ce16" office:value-type="string">
            <text:p>in prison</text:p>
          </table:table-cell>
          <table:table-cell table:style-name="ce10" office:value-type="string">
            <text:p>executed</text:p>
          </table:table-cell>
          <table:table-cell table:style-name="ce13" office:value-type="string">
            <text:p>transported</text:p>
          </table:table-cell>
          <table:table-cell table:style-name="ce16" office:value-type="string">
            <text:p>in prison</text:p>
          </table:table-cell>
          <table:table-cell table:style-name="ce10" office:value-type="string">
            <text:p>males</text:p>
          </table:table-cell>
          <table:table-cell table:style-name="ce16" office:value-type="string">
            <text:p>females</text:p>
          </table:table-cell>
          <table:table-cell table:style-name="ce10" office:value-type="string">
            <text:p>males</text:p>
          </table:table-cell>
          <table:table-cell table:style-name="ce13" office:value-type="string">
            <text:p>females</text:p>
          </table:table-cell>
          <table:table-cell table:style-name="ce10" office:value-type="string">
            <text:p>males</text:p>
          </table:table-cell>
          <table:table-cell table:style-name="ce16" office:value-type="string">
            <text:p>females</text:p>
          </table:table-cell>
          <table:table-cell table:style-name="ce2"/>
          <table:table-cell table:style-name="ce2" office:value-type="string">
            <text:p>source and notes</text:p>
          </table:table-cell>
          <table:table-cell table:style-name="ce2" table:number-columns-repeated="1002"/>
        </table:table-row>
        <table:table-row table:style-name="ro1">
          <table:table-cell table:style-name="ce4" office:value-type="float" office:value="1787">
            <text:p>1787</text:p>
          </table:table-cell>
          <table:table-cell office:value-type="string">
            <text:p>post American Revolution</text:p>
          </table:table-cell>
          <table:table-cell table:style-name="ce7" table:formula="of:=[.C$8]*([.C$24]/[.C$8])^(([.A11]-[.A$8])/([.A$24]-[.A$8]))" office:value-type="float" office:value="1500.99356337796">
            <text:p>1,501</text:p>
          </table:table-cell>
          <table:table-cell table:style-name="ce11"/>
          <table:table-cell table:style-name="ce7" table:number-columns-repeated="4"/>
          <table:table-cell table:style-name="ce18" table:number-columns-repeated="4"/>
          <table:table-cell table:style-name="ce22"/>
          <table:table-cell table:style-name="ce21"/>
          <table:table-cell table:style-name="ce7" table:number-columns-repeated="2"/>
          <table:table-cell table:number-columns-repeated="2" table:style-name="ce7" office:value-type="float" office:value="0">
            <text:p>0</text:p>
          </table:table-cell>
          <table:table-cell table:style-name="ce7" table:number-columns-repeated="2"/>
          <table:table-cell/>
          <table:table-cell office:value-type="string">
            <text:p>absent statistics aggregate executed, transported, and in prison using years of absence</text:p>
          </table:table-cell>
          <table:table-cell table:number-columns-repeated="1002"/>
        </table:table-row>
        <table:table-row table:style-name="ro1">
          <table:table-cell table:style-name="ce4" office:value-type="float" office:value="1788">
            <text:p>1788</text:p>
          </table:table-cell>
          <table:table-cell office:value-type="string">
            <text:p>pre Napoleonic Wars</text:p>
          </table:table-cell>
          <table:table-cell table:style-name="ce7" table:formula="of:=[.C$8]*([.C$24]/[.C$8])^(([.A12]-[.A$8])/([.A$24]-[.A$8]))" office:value-type="float" office:value="1509.03856725662">
            <text:p>1,509</text:p>
          </table:table-cell>
          <table:table-cell table:style-name="ce11"/>
          <table:table-cell table:style-name="ce7" table:number-columns-repeated="4"/>
          <table:table-cell table:style-name="ce18" table:number-columns-repeated="4"/>
          <table:table-cell table:style-name="ce22"/>
          <table:table-cell table:style-name="ce21"/>
          <table:table-cell table:style-name="ce7" table:number-columns-repeated="2"/>
          <table:table-cell table:number-columns-repeated="2" table:style-name="ce7" office:value-type="float" office:value="0">
            <text:p>0</text:p>
          </table:table-cell>
          <table:table-cell table:style-name="ce7" table:number-columns-repeated="2"/>
          <table:table-cell/>
          <table:table-cell office:value-type="string">
            <text:p>total population (population-total) is in thousands</text:p>
          </table:table-cell>
          <table:table-cell table:number-columns-repeated="1002"/>
        </table:table-row>
        <table:table-row table:style-name="ro1">
          <table:table-cell table:style-name="ce4" office:value-type="float" office:value="1789">
            <text:p>1789</text:p>
          </table:table-cell>
          <table:table-cell office:value-type="string">
            <text:p>pre Napoleonic Wars</text:p>
          </table:table-cell>
          <table:table-cell table:style-name="ce7" table:formula="of:=[.C$8]*([.C$24]/[.C$8])^(([.A13]-[.A$8])/([.A$24]-[.A$8]))" office:value-type="float" office:value="1517.12669063226">
            <text:p>1,517</text:p>
          </table:table-cell>
          <table:table-cell table:style-name="ce11"/>
          <table:table-cell table:style-name="ce7" table:number-columns-repeated="4"/>
          <table:table-cell table:style-name="ce18" table:number-columns-repeated="4"/>
          <table:table-cell table:style-name="ce22"/>
          <table:table-cell table:style-name="ce21"/>
          <table:table-cell table:style-name="ce7" table:number-columns-repeated="2"/>
          <table:table-cell table:number-columns-repeated="2" table:style-name="ce7" office:value-type="float" office:value="0">
            <text:p>0</text:p>
          </table:table-cell>
          <table:table-cell table:style-name="ce7" table:number-columns-repeated="2"/>
          <table:table-cell/>
          <table:table-cell office:value-type="string">
            <text:p>Absent-prevalence is absent per 100,000 of population</text:p>
          </table:table-cell>
          <table:table-cell table:number-columns-repeated="1002"/>
        </table:table-row>
        <table:table-row table:style-name="ro1">
          <table:table-cell table:style-name="ce4" office:value-type="float" office:value="1790">
            <text:p>1790</text:p>
          </table:table-cell>
          <table:table-cell office:value-type="string">
            <text:p>pre Napoleonic Wars</text:p>
          </table:table-cell>
          <table:table-cell table:style-name="ce7" table:formula="of:=[.C$8]*([.C$24]/[.C$8])^(([.A14]-[.A$8])/([.A$24]-[.A$8]))" office:value-type="float" office:value="1525.25816461612">
            <text:p>1,525</text:p>
          </table:table-cell>
          <table:table-cell table:style-name="ce11"/>
          <table:table-cell table:style-name="ce7" table:number-columns-repeated="4"/>
          <table:table-cell table:style-name="ce18" table:number-columns-repeated="4"/>
          <table:table-cell table:style-name="ce22"/>
          <table:table-cell table:style-name="ce21"/>
          <table:table-cell table:style-name="ce7" table:number-columns-repeated="2"/>
          <table:table-cell table:number-columns-repeated="2" table:style-name="ce7" office:value-type="float" office:value="0">
            <text:p>0</text:p>
          </table:table-cell>
          <table:table-cell table:style-name="ce7" table:number-columns-repeated="2"/>
          <table:table-cell/>
          <table:table-cell office:value-type="string">
            <text:p>The moving-average window for executions encompasses missing values at its endpoints.</text:p>
          </table:table-cell>
          <table:table-cell table:number-columns-repeated="1002"/>
        </table:table-row>
        <table:table-row table:style-name="ro1">
          <table:table-cell table:style-name="ce4" office:value-type="float" office:value="1791">
            <text:p>1791</text:p>
          </table:table-cell>
          <table:table-cell office:value-type="string">
            <text:p>pre Napoleonic Wars</text:p>
          </table:table-cell>
          <table:table-cell table:style-name="ce7" table:formula="of:=[.C$8]*([.C$24]/[.C$8])^(([.A15]-[.A$8])/([.A$24]-[.A$8]))" office:value-type="float" office:value="1533.43322155819">
            <text:p>1,533</text:p>
          </table:table-cell>
          <table:table-cell table:style-name="ce11"/>
          <table:table-cell table:style-name="ce7" table:number-columns-repeated="4"/>
          <table:table-cell table:style-name="ce18" table:number-columns-repeated="4"/>
          <table:table-cell table:style-name="ce22"/>
          <table:table-cell table:style-name="ce21"/>
          <table:table-cell table:style-name="ce7" table:number-columns-repeated="2"/>
          <table:table-cell table:style-name="ce7" office:value-type="float" office:value="27.3333333333333">
            <text:p>27</text:p>
          </table:table-cell>
          <table:table-cell table:style-name="ce7" office:value-type="float" office:value="13.6666666666667">
            <text:p>14</text:p>
          </table:table-cell>
          <table:table-cell table:style-name="ce7" table:number-columns-repeated="2"/>
          <table:table-cell table:number-columns-repeated="1004"/>
        </table:table-row>
        <table:table-row table:style-name="ro1">
          <table:table-cell table:style-name="ce4" office:value-type="float" office:value="1792">
            <text:p>1792</text:p>
          </table:table-cell>
          <table:table-cell office:value-type="string">
            <text:p>pre Napoleonic Wars</text:p>
          </table:table-cell>
          <table:table-cell table:style-name="ce7" table:formula="of:=[.C$8]*([.C$24]/[.C$8])^(([.A16]-[.A$8])/([.A$24]-[.A$8]))" office:value-type="float" office:value="1541.65209505378">
            <text:p>1,542</text:p>
          </table:table-cell>
          <table:table-cell table:style-name="ce11"/>
          <table:table-cell table:style-name="ce7" table:number-columns-repeated="4"/>
          <table:table-cell table:style-name="ce18" table:number-columns-repeated="4"/>
          <table:table-cell table:style-name="ce22"/>
          <table:table-cell table:style-name="ce21"/>
          <table:table-cell table:style-name="ce7" table:number-columns-repeated="2"/>
          <table:table-cell table:number-columns-repeated="2" table:style-name="ce7" office:value-type="float" office:value="0">
            <text:p>0</text:p>
          </table:table-cell>
          <table:table-cell table:style-name="ce7" table:number-columns-repeated="2"/>
          <table:table-cell/>
          <table:table-cell office:value-type="string">
            <text:p>sources:</text:p>
          </table:table-cell>
          <table:table-cell table:number-columns-repeated="1002"/>
        </table:table-row>
        <table:table-row table:style-name="ro1">
          <table:table-cell table:style-name="ce4" office:value-type="float" office:value="1793">
            <text:p>1793</text:p>
          </table:table-cell>
          <table:table-cell office:value-type="string">
            <text:p>Napoleonic Wars, pt. 1</text:p>
          </table:table-cell>
          <table:table-cell table:style-name="ce7" table:formula="of:=[.C$8]*([.C$24]/[.C$8])^(([.A17]-[.A$8])/([.A$24]-[.A$8]))" office:value-type="float" office:value="1549.91501995024">
            <text:p>1,550</text:p>
          </table:table-cell>
          <table:table-cell table:style-name="ce11"/>
          <table:table-cell table:style-name="ce7" table:number-columns-repeated="4"/>
          <table:table-cell table:style-name="ce18" table:number-columns-repeated="4"/>
          <table:table-cell table:style-name="ce22"/>
          <table:table-cell table:style-name="ce21"/>
          <table:table-cell table:style-name="ce7" table:number-columns-repeated="2"/>
          <table:table-cell table:number-columns-repeated="2" table:style-name="ce7" office:value-type="float" office:value="0">
            <text:p>0</text:p>
          </table:table-cell>
          <table:table-cell table:style-name="ce7" table:number-columns-repeated="2"/>
          <table:table-cell/>
          <table:table-cell office:value-type="string">
            <text:p>population: </text:p>
          </table:table-cell>
          <table:table-cell table:number-columns-repeated="1002"/>
        </table:table-row>
        <table:table-row table:style-name="ro1">
          <table:table-cell table:style-name="ce4" office:value-type="float" office:value="1794">
            <text:p>1794</text:p>
          </table:table-cell>
          <table:table-cell office:value-type="string">
            <text:p>Napoleonic Wars, pt. 1</text:p>
          </table:table-cell>
          <table:table-cell table:style-name="ce7" table:formula="of:=[.C$8]*([.C$24]/[.C$8])^(([.A18]-[.A$8])/([.A$24]-[.A$8]))" office:value-type="float" office:value="1558.22223235362">
            <text:p>1,558</text:p>
          </table:table-cell>
          <table:table-cell table:style-name="ce11"/>
          <table:table-cell table:style-name="ce7" table:number-columns-repeated="4"/>
          <table:table-cell table:style-name="ce18" table:number-columns-repeated="4"/>
          <table:table-cell table:style-name="ce22"/>
          <table:table-cell table:style-name="ce21"/>
          <table:table-cell table:style-name="ce7" table:number-columns-repeated="2"/>
          <table:table-cell table:style-name="ce7" office:value-type="float" office:value="12.6666666666667">
            <text:p>13</text:p>
          </table:table-cell>
          <table:table-cell table:style-name="ce7" office:value-type="float" office:value="6.33333333333333">
            <text:p>6</text:p>
          </table:table-cell>
          <table:table-cell table:style-name="ce7" table:number-columns-repeated="2"/>
          <table:table-cell/>
          <table:table-cell office:value-type="string">
            <text:p>1755: Webster census</text:p>
          </table:table-cell>
          <table:table-cell table:number-columns-repeated="1002"/>
        </table:table-row>
        <table:table-row table:style-name="ro1">
          <table:table-cell table:style-name="ce4" office:value-type="float" office:value="1795">
            <text:p>1795</text:p>
          </table:table-cell>
          <table:table-cell office:value-type="string">
            <text:p>Napoleonic Wars, pt. 1</text:p>
          </table:table-cell>
          <table:table-cell table:style-name="ce7" table:formula="of:=[.C$8]*([.C$24]/[.C$8])^(([.A19]-[.A$8])/([.A$24]-[.A$8]))" office:value-type="float" office:value="1566.57396963549">
            <text:p>1,567</text:p>
          </table:table-cell>
          <table:table-cell table:style-name="ce11"/>
          <table:table-cell table:style-name="ce7" table:number-columns-repeated="4"/>
          <table:table-cell table:style-name="ce18" table:number-columns-repeated="4"/>
          <table:table-cell table:style-name="ce22"/>
          <table:table-cell table:style-name="ce21"/>
          <table:table-cell table:style-name="ce7" table:number-columns-repeated="2"/>
          <table:table-cell table:number-columns-repeated="2" table:style-name="ce7" office:value-type="float" office:value="0">
            <text:p>0</text:p>
          </table:table-cell>
          <table:table-cell table:style-name="ce7" table:number-columns-repeated="2"/>
          <table:table-cell/>
          <table:table-cell office:value-type="string">
            <text:p>est. pop. 1800: est. by pop in 1801, growth rate 1801 to 1802, scaled down by relevant E&amp;W ratio</text:p>
          </table:table-cell>
          <table:table-cell table:number-columns-repeated="1002"/>
        </table:table-row>
        <table:table-row table:style-name="ro1">
          <table:table-cell table:style-name="ce4" office:value-type="float" office:value="1796">
            <text:p>1796</text:p>
          </table:table-cell>
          <table:table-cell office:value-type="string">
            <text:p>Napoleonic Wars, pt. 1</text:p>
          </table:table-cell>
          <table:table-cell table:style-name="ce7" table:formula="of:=[.C$8]*([.C$24]/[.C$8])^(([.A20]-[.A$8])/([.A$24]-[.A$8]))" office:value-type="float" office:value="1574.97047043964">
            <text:p>1,575</text:p>
          </table:table-cell>
          <table:table-cell table:style-name="ce11"/>
          <table:table-cell table:style-name="ce7" table:number-columns-repeated="4"/>
          <table:table-cell table:style-name="ce18" table:number-columns-repeated="4"/>
          <table:table-cell table:style-name="ce22"/>
          <table:table-cell table:style-name="ce21"/>
          <table:table-cell table:style-name="ce7" table:number-columns-repeated="2"/>
          <table:table-cell table:number-columns-repeated="2" table:style-name="ce7" office:value-type="float" office:value="0">
            <text:p>0</text:p>
          </table:table-cell>
          <table:table-cell table:style-name="ce7" table:number-columns-repeated="2"/>
          <table:table-cell/>
          <table:table-cell office:value-type="string">
            <text:p>subsequent: Registrar General, Vital Statistics, </text:p>
          </table:table-cell>
          <table:table-cell table:number-columns-repeated="1002"/>
        </table:table-row>
        <table:table-row table:style-name="ro1">
          <table:table-cell table:style-name="ce4" office:value-type="float" office:value="1797">
            <text:p>1797</text:p>
          </table:table-cell>
          <table:table-cell office:value-type="string">
            <text:p>Napoleonic Wars, pt. 1</text:p>
          </table:table-cell>
          <table:table-cell table:style-name="ce7" table:formula="of:=[.C$8]*([.C$24]/[.C$8])^(([.A21]-[.A$8])/([.A$24]-[.A$8]))" office:value-type="float" office:value="1583.41197468896">
            <text:p>1,583</text:p>
          </table:table-cell>
          <table:table-cell table:style-name="ce11"/>
          <table:table-cell table:style-name="ce7" table:number-columns-repeated="4"/>
          <table:table-cell table:style-name="ce18" table:number-columns-repeated="4"/>
          <table:table-cell table:style-name="ce22"/>
          <table:table-cell table:style-name="ce21"/>
          <table:table-cell table:style-name="ce7" table:number-columns-repeated="2"/>
          <table:table-cell table:number-columns-repeated="2" table:style-name="ce7" office:value-type="float" office:value="0">
            <text:p>0</text:p>
          </table:table-cell>
          <table:table-cell table:style-name="ce7" table:number-columns-repeated="2"/>
          <table:table-cell/>
          <table:table-cell office:value-type="string">
            <text:p>Compiled in Mitchell, British Historical Statistics, Pop and Vital Statistics 3, pp. 11-14</text:p>
          </table:table-cell>
          <table:table-cell table:number-columns-repeated="1002"/>
        </table:table-row>
        <table:table-row table:style-name="ro1">
          <table:table-cell table:style-name="ce4" office:value-type="float" office:value="1798">
            <text:p>1798</text:p>
          </table:table-cell>
          <table:table-cell office:value-type="string">
            <text:p>Napoleonic Wars, pt. 1</text:p>
          </table:table-cell>
          <table:table-cell table:style-name="ce7" table:formula="of:=[.C$8]*([.C$24]/[.C$8])^(([.A22]-[.A$8])/([.A$24]-[.A$8]))" office:value-type="float" office:value="1591.89872359228">
            <text:p>1,592</text:p>
          </table:table-cell>
          <table:table-cell table:style-name="ce11"/>
          <table:table-cell table:style-name="ce7" table:number-columns-repeated="4"/>
          <table:table-cell table:style-name="ce18" table:number-columns-repeated="4"/>
          <table:table-cell table:style-name="ce22"/>
          <table:table-cell table:style-name="ce21"/>
          <table:table-cell table:style-name="ce7" table:number-columns-repeated="2"/>
          <table:table-cell table:number-columns-repeated="2" table:style-name="ce7" office:value-type="float" office:value="0">
            <text:p>0</text:p>
          </table:table-cell>
          <table:table-cell table:style-name="ce7" table:number-columns-repeated="2"/>
          <table:table-cell/>
          <table:table-cell office:value-type="string">
            <text:p>in Wikipedia from 1900</text:p>
          </table:table-cell>
          <table:table-cell table:number-columns-repeated="1002"/>
        </table:table-row>
        <table:table-row table:style-name="ro1">
          <table:table-cell table:style-name="ce4" office:value-type="float" office:value="1799">
            <text:p>1799</text:p>
          </table:table-cell>
          <table:table-cell office:value-type="string">
            <text:p>Napoleonic Wars, pt. 1</text:p>
          </table:table-cell>
          <table:table-cell table:style-name="ce7" table:formula="of:=[.C$8]*([.C$24]/[.C$8])^(([.A23]-[.A$8])/([.A$24]-[.A$8]))" office:value-type="float" office:value="1600.43095965125">
            <text:p>1,600</text:p>
          </table:table-cell>
          <table:table-cell table:style-name="ce11"/>
          <table:table-cell table:style-name="ce7" table:number-columns-repeated="4"/>
          <table:table-cell table:style-name="ce18" table:number-columns-repeated="4"/>
          <table:table-cell table:style-name="ce22"/>
          <table:table-cell table:style-name="ce21"/>
          <table:table-cell table:style-name="ce7" table:number-columns-repeated="2"/>
          <table:table-cell table:number-columns-repeated="2" table:style-name="ce7" office:value-type="float" office:value="0">
            <text:p>0</text:p>
          </table:table-cell>
          <table:table-cell table:style-name="ce7" table:number-columns-repeated="2"/>
          <table:table-cell table:number-columns-repeated="1004"/>
        </table:table-row>
        <table:table-row table:style-name="ro1">
          <table:table-cell table:style-name="ce4" office:value-type="float" office:value="1800">
            <text:p>1800</text:p>
          </table:table-cell>
          <table:table-cell office:value-type="string">
            <text:p>Napoleonic Wars, pt. 1</text:p>
          </table:table-cell>
          <table:table-cell table:style-name="ce7" table:formula="of:=[.C25]/(0.85*([.C26]/[.C25]-1)+1)" office:value-type="float" office:value="1609.00892666728">
            <text:p>1,609</text:p>
          </table:table-cell>
          <table:table-cell table:style-name="ce11"/>
          <table:table-cell table:style-name="ce7" table:number-columns-repeated="4"/>
          <table:table-cell table:style-name="ce18" table:number-columns-repeated="3"/>
          <table:table-cell table:style-name="ce21" table:formula="of:=SUM([.O12:.O37])/SUM([.P12:.P37])" office:value-type="float" office:value="19.6666666666667">
            <text:p>19.7</text:p>
          </table:table-cell>
          <table:table-cell table:style-name="ce22" table:formula="of:=SUM([.Q23:.Q25])/SUM([.R23:.R25])" office:value-type="float" office:value="2.44948974278318">
            <text:p>2.4</text:p>
          </table:table-cell>
          <table:table-cell table:style-name="ce21"/>
          <table:table-cell table:style-name="ce7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6.04342171441161">
            <text:p>6</text:p>
          </table:table-cell>
          <table:table-cell table:style-name="ce7" office:value-type="float" office:value="2.46721658346073">
            <text:p>2</text:p>
          </table:table-cell>
          <table:table-cell table:style-name="ce7" table:number-columns-repeated="2"/>
          <table:table-cell/>
          <table:table-cell office:value-type="string">
            <text:p>executions-scotland-from-1800</text:p>
          </table:table-cell>
          <table:table-cell table:number-columns-repeated="1002"/>
        </table:table-row>
        <table:table-row table:style-name="ro1">
          <table:table-cell table:style-name="ce4" office:value-type="float" office:value="1801">
            <text:p>1801</text:p>
          </table:table-cell>
          <table:table-cell office:value-type="string">
            <text:p>Napoleonic Wars, pt. 1</text:p>
          </table:table-cell>
          <table:table-cell table:style-name="ce7" office:value-type="float" office:value="1625">
            <text:p>1,625</text:p>
          </table:table-cell>
          <table:table-cell table:style-name="ce11"/>
          <table:table-cell table:style-name="ce7" table:number-columns-repeated="4"/>
          <table:table-cell table:style-name="ce18" table:number-columns-repeated="3"/>
          <table:table-cell table:style-name="ce21" table:formula="of:=SUM([.O13:.O38])/SUM([.P13:.P38])" office:value-type="float" office:value="21.6666666666667">
            <text:p>21.7</text:p>
          </table:table-cell>
          <table:table-cell table:style-name="ce22" table:formula="of:=SUM([.Q24:.Q26])/SUM([.R24:.R26])" office:value-type="float" office:value="2.54993361976919">
            <text:p>2.5</text:p>
          </table:table-cell>
          <table:table-cell table:style-name="ce21"/>
          <table:table-cell table:style-name="ce7" office:value-type="float" office:value="6">
            <text:p>6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table:number-columns-repeated="2"/>
          <table:table-cell/>
          <table:table-cell office:value-type="string">
            <text:p>transported-uk-australia</text:p>
          </table:table-cell>
          <table:table-cell table:number-columns-repeated="1002"/>
        </table:table-row>
        <table:table-row table:style-name="ro1">
          <table:table-cell table:style-name="ce4" office:value-type="float" office:value="1802">
            <text:p>1802</text:p>
          </table:table-cell>
          <table:table-cell office:value-type="string">
            <text:p>Peace of Amiens</text:p>
          </table:table-cell>
          <table:table-cell table:style-name="ce7" office:value-type="float" office:value="1644">
            <text:p>1,644</text:p>
          </table:table-cell>
          <table:table-cell table:style-name="ce11"/>
          <table:table-cell table:style-name="ce7" table:number-columns-repeated="4"/>
          <table:table-cell table:style-name="ce18" table:number-columns-repeated="3"/>
          <table:table-cell table:style-name="ce21" table:formula="of:=SUM([.O14:.O39])/SUM([.P14:.P39])" office:value-type="float" office:value="24">
            <text:p>24.0</text:p>
          </table:table-cell>
          <table:table-cell table:style-name="ce22" table:formula="of:=SUM([.Q25:.Q27])/SUM([.R25:.R27])" office:value-type="float" office:value="6.41622535926499">
            <text:p>6.4</text:p>
          </table:table-cell>
          <table:table-cell table:style-name="ce21"/>
          <table:table-cell table:style-name="ce7" office:value-type="float" office:value="4">
            <text:p>4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6.18303942310729">
            <text:p>6</text:p>
          </table:table-cell>
          <table:table-cell table:style-name="ce7" office:value-type="float" office:value="2.32759887476505">
            <text:p>2</text:p>
          </table:table-cell>
          <table:table-cell table:style-name="ce7" table:number-columns-repeated="2"/>
          <table:table-cell/>
          <table:table-cell office:value-type="string">
            <text:p>prisoners-scotland-long-run</text:p>
          </table:table-cell>
          <table:table-cell table:number-columns-repeated="1002"/>
        </table:table-row>
        <table:table-row table:style-name="ro1">
          <table:table-cell table:style-name="ce4" office:value-type="float" office:value="1803">
            <text:p>1803</text:p>
          </table:table-cell>
          <table:table-cell office:value-type="string">
            <text:p>Napoleonic Wars, pt. 2</text:p>
          </table:table-cell>
          <table:table-cell table:style-name="ce7" office:value-type="float" office:value="1663">
            <text:p>1,663</text:p>
          </table:table-cell>
          <table:table-cell table:style-name="ce11"/>
          <table:table-cell table:style-name="ce7" table:number-columns-repeated="4"/>
          <table:table-cell table:style-name="ce18" table:number-columns-repeated="3"/>
          <table:table-cell table:style-name="ce21" table:formula="of:=SUM([.O15:.O40])/SUM([.P15:.P40])" office:value-type="float" office:value="25">
            <text:p>25.0</text:p>
          </table:table-cell>
          <table:table-cell table:style-name="ce22" table:formula="of:=SUM([.Q26:.Q28])/SUM([.R26:.R28])" office:value-type="float" office:value="2.80321384502184">
            <text:p>2.8</text:p>
          </table:table-cell>
          <table:table-cell table:style-name="ce21"/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8.75135950335687">
            <text:p>9</text:p>
          </table:table-cell>
          <table:table-cell table:style-name="ce7" office:value-type="float" office:value="0">
            <text:p>0</text:p>
          </table:table-cell>
          <table:table-cell table:style-name="ce7" table:number-columns-repeated="2"/>
          <table:table-cell table:number-columns-repeated="1004"/>
        </table:table-row>
        <table:table-row table:style-name="ro1">
          <table:table-cell table:style-name="ce4" office:value-type="float" office:value="1804">
            <text:p>1804</text:p>
          </table:table-cell>
          <table:table-cell office:value-type="string">
            <text:p>Napoleonic Wars, pt. 2</text:p>
          </table:table-cell>
          <table:table-cell table:style-name="ce7" office:value-type="float" office:value="1682">
            <text:p>1,682</text:p>
          </table:table-cell>
          <table:table-cell table:style-name="ce11"/>
          <table:table-cell table:style-name="ce7" table:number-columns-repeated="4"/>
          <table:table-cell table:style-name="ce18" table:number-columns-repeated="3"/>
          <table:table-cell table:style-name="ce21" table:formula="of:=SUM([.O16:.O41])/SUM([.P16:.P41])" office:value-type="float" office:value="22">
            <text:p>22.0</text:p>
          </table:table-cell>
          <table:table-cell table:style-name="ce22" table:formula="of:=SUM([.Q27:.Q29])/SUM([.R27:.R29])" office:value-type="float" office:value="2.91711983445229">
            <text:p>2.9</text:p>
          </table:table-cell>
          <table:table-cell table:style-name="ce21"/>
          <table:table-cell table:style-name="ce7" office:value-type="float" office:value="2">
            <text:p>2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7" table:number-columns-repeated="2"/>
          <table:table-cell table:number-columns-repeated="1004"/>
        </table:table-row>
        <table:table-row table:style-name="ro1">
          <table:table-cell table:style-name="ce4" office:value-type="float" office:value="1805">
            <text:p>1805</text:p>
          </table:table-cell>
          <table:table-cell office:value-type="string">
            <text:p>Napoleonic Wars, pt. 2</text:p>
          </table:table-cell>
          <table:table-cell table:style-name="ce7" office:value-type="float" office:value="1702">
            <text:p>1,702</text:p>
          </table:table-cell>
          <table:table-cell table:style-name="ce11"/>
          <table:table-cell table:style-name="ce7" table:number-columns-repeated="4"/>
          <table:table-cell table:style-name="ce18" table:number-columns-repeated="3"/>
          <table:table-cell table:style-name="ce21" table:formula="of:=SUM([.O17:.O42])/SUM([.P17:.P42])" office:value-type="float" office:value="23.75">
            <text:p>23.8</text:p>
          </table:table-cell>
          <table:table-cell table:style-name="ce22" table:formula="of:=SUM([.Q28:.Q30])/SUM([.R28:.R30])" office:value-type="float" office:value="5.33333333333333">
            <text:p>5.3</text:p>
          </table:table-cell>
          <table:table-cell table:style-name="ce21"/>
          <table:table-cell table:style-name="ce7" office:value-type="float" office:value="3">
            <text:p>3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table:number-columns-repeated="2"/>
          <table:table-cell/>
          <table:table-cell office:value-type="string">
            <text:p>Webster's figures were not an exact census. <text:s/>But a figure about 1.3 million is reasonable. <text:s/>See:</text:p>
          </table:table-cell>
          <table:table-cell table:number-columns-repeated="1002"/>
        </table:table-row>
        <table:table-row table:style-name="ro1">
          <table:table-cell table:style-name="ce4" office:value-type="float" office:value="1806">
            <text:p>1806</text:p>
          </table:table-cell>
          <table:table-cell office:value-type="string">
            <text:p>Napoleonic Wars, pt. 2</text:p>
          </table:table-cell>
          <table:table-cell table:style-name="ce7" office:value-type="float" office:value="1722">
            <text:p>1,722</text:p>
          </table:table-cell>
          <table:table-cell table:style-name="ce11"/>
          <table:table-cell table:style-name="ce7" table:number-columns-repeated="4"/>
          <table:table-cell table:style-name="ce18" table:number-columns-repeated="3"/>
          <table:table-cell table:style-name="ce21" table:formula="of:=SUM([.O18:.O43])/SUM([.P18:.P43])" office:value-type="float" office:value="26.25">
            <text:p>26.3</text:p>
          </table:table-cell>
          <table:table-cell table:style-name="ce22" table:formula="of:=SUM([.Q29:.Q31])/SUM([.R29:.R31])" office:value-type="float" office:value="1.77777777777778">
            <text:p>1.8</text:p>
          </table:table-cell>
          <table:table-cell table:style-name="ce21"/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0">
            <text:p>0</text:p>
          </table:table-cell>
          <table:table-cell table:style-name="ce7" table:number-columns-repeated="2"/>
          <table:table-cell/>
          <table:table-cell office:value-type="string">
            <text:p>Anderson, Michael (2011). "Guesses, Estimates and Adjustments: Webster's 1755 'Census' of Scotland Revisited Again." Journal of Scottish Historical Studies vol. 31(1): 26-45.</text:p>
          </table:table-cell>
          <table:table-cell table:number-columns-repeated="1002"/>
        </table:table-row>
        <table:table-row table:style-name="ro1">
          <table:table-cell table:style-name="ce4" office:value-type="float" office:value="1807">
            <text:p>1807</text:p>
          </table:table-cell>
          <table:table-cell office:value-type="string">
            <text:p>Napoleonic Wars, pt. 2</text:p>
          </table:table-cell>
          <table:table-cell table:style-name="ce7" office:value-type="float" office:value="1742">
            <text:p>1,742</text:p>
          </table:table-cell>
          <table:table-cell table:style-name="ce11"/>
          <table:table-cell table:style-name="ce7" table:number-columns-repeated="4"/>
          <table:table-cell table:style-name="ce18" table:number-columns-repeated="3"/>
          <table:table-cell table:style-name="ce21" table:formula="of:=SUM([.O19:.O44])/SUM([.P19:.P44])" office:value-type="float" office:value="29.75">
            <text:p>29.8</text:p>
          </table:table-cell>
          <table:table-cell table:style-name="ce22" table:formula="of:=SUM([.Q30:.Q32])/SUM([.R30:.R32])" office:value-type="float" office:value="3.18692534826592">
            <text:p>3.2</text:p>
          </table:table-cell>
          <table:table-cell table:style-name="ce21"/>
          <table:table-cell table:style-name="ce7" office:value-type="float" office:value="6">
            <text:p>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9">
            <text:p>9</text:p>
          </table:table-cell>
          <table:table-cell table:style-name="ce7" table:number-columns-repeated="2"/>
          <table:table-cell table:number-columns-repeated="1004"/>
        </table:table-row>
        <table:table-row table:style-name="ro1">
          <table:table-cell table:style-name="ce4" office:value-type="float" office:value="1808">
            <text:p>1808</text:p>
          </table:table-cell>
          <table:table-cell office:value-type="string">
            <text:p>Napoleonic Wars, pt. 2</text:p>
          </table:table-cell>
          <table:table-cell table:style-name="ce7" office:value-type="float" office:value="1762">
            <text:p>1,762</text:p>
          </table:table-cell>
          <table:table-cell table:style-name="ce11"/>
          <table:table-cell table:style-name="ce7" table:number-columns-repeated="4"/>
          <table:table-cell table:style-name="ce18" table:number-columns-repeated="3"/>
          <table:table-cell table:style-name="ce21" table:formula="of:=SUM([.O20:.O45])/SUM([.P20:.P45])" office:value-type="float" office:value="26">
            <text:p>26.0</text:p>
          </table:table-cell>
          <table:table-cell table:style-name="ce22" table:formula="of:=SUM([.Q31:.Q33])/SUM([.R31:.R33])" office:value-type="float" office:value="1.75492813364787">
            <text:p>1.8</text:p>
          </table:table-cell>
          <table:table-cell table:style-name="ce21"/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.60993621018845">
            <text:p>3</text:p>
          </table:table-cell>
          <table:table-cell table:style-name="ce7" table:number-columns-repeated="2"/>
          <table:table-cell table:number-columns-repeated="1004"/>
        </table:table-row>
        <table:table-row table:style-name="ro1">
          <table:table-cell table:style-name="ce4" office:value-type="float" office:value="1809">
            <text:p>1809</text:p>
          </table:table-cell>
          <table:table-cell office:value-type="string">
            <text:p>Napoleonic Wars, pt. 2</text:p>
          </table:table-cell>
          <table:table-cell table:style-name="ce7" office:value-type="float" office:value="1783">
            <text:p>1,783</text:p>
          </table:table-cell>
          <table:table-cell table:style-name="ce11"/>
          <table:table-cell table:style-name="ce7" table:number-columns-repeated="4"/>
          <table:table-cell table:style-name="ce18" table:number-columns-repeated="3"/>
          <table:table-cell table:style-name="ce21" table:formula="of:=SUM([.O21:.O46])/SUM([.P21:.P46])" office:value-type="float" office:value="27.6">
            <text:p>27.6</text:p>
          </table:table-cell>
          <table:table-cell table:style-name="ce22" table:formula="of:=SUM([.Q32:.Q34])/SUM([.R32:.R34])" office:value-type="float" office:value="6.04071200710068">
            <text:p>6.0</text:p>
          </table:table-cell>
          <table:table-cell table:style-name="ce21"/>
          <table:table-cell table:style-name="ce7" office:value-type="float" office:value="6">
            <text:p>6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0.356365769567557">
            <text:p>0</text:p>
          </table:table-cell>
          <table:table-cell table:style-name="ce7" table:number-columns-repeated="2"/>
          <table:table-cell table:number-columns-repeated="1004"/>
        </table:table-row>
        <table:table-row table:style-name="ro1">
          <table:table-cell table:style-name="ce4" office:value-type="float" office:value="1810">
            <text:p>1810</text:p>
          </table:table-cell>
          <table:table-cell office:value-type="string">
            <text:p>Napoleonic Wars, pt. 2</text:p>
          </table:table-cell>
          <table:table-cell table:style-name="ce7" office:value-type="float" office:value="1803">
            <text:p>1,803</text:p>
          </table:table-cell>
          <table:table-cell table:style-name="ce11"/>
          <table:table-cell table:style-name="ce7" table:number-columns-repeated="4"/>
          <table:table-cell table:style-name="ce18" table:number-columns-repeated="3"/>
          <table:table-cell table:style-name="ce21" table:formula="of:=SUM([.O22:.O47])/SUM([.P22:.P47])" office:value-type="float" office:value="25.5">
            <text:p>25.5</text:p>
          </table:table-cell>
          <table:table-cell table:style-name="ce22" table:formula="of:=SUM([.Q33:.Q35])/SUM([.R33:.R35])" office:value-type="float" office:value="4.00630473417128">
            <text:p>4.0</text:p>
          </table:table-cell>
          <table:table-cell table:style-name="ce21"/>
          <table:table-cell table:style-name="ce7" office:value-type="float" office:value="4">
            <text:p>4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2">
            <text:p>2</text:p>
          </table:table-cell>
          <table:table-cell table:style-name="ce7" table:number-columns-repeated="2"/>
          <table:table-cell table:number-columns-repeated="1004"/>
        </table:table-row>
        <table:table-row table:style-name="ro1">
          <table:table-cell table:style-name="ce4" office:value-type="float" office:value="1811">
            <text:p>1811</text:p>
          </table:table-cell>
          <table:table-cell office:value-type="string">
            <text:p>Napoleonic Wars, pt. 2</text:p>
          </table:table-cell>
          <table:table-cell table:style-name="ce7" office:value-type="float" office:value="1824">
            <text:p>1,824</text:p>
          </table:table-cell>
          <table:table-cell table:style-name="ce11"/>
          <table:table-cell table:style-name="ce7" table:number-columns-repeated="4"/>
          <table:table-cell table:style-name="ce18" table:number-columns-repeated="3"/>
          <table:table-cell table:style-name="ce21" table:formula="of:=SUM([.O23:.O48])/SUM([.P23:.P48])" office:value-type="float" office:value="26.8333333333333">
            <text:p>26.8</text:p>
          </table:table-cell>
          <table:table-cell table:style-name="ce22" table:formula="of:=SUM([.Q34:.Q36])/SUM([.R34:.R36])" office:value-type="float" office:value="4.40308713865239">
            <text:p>4.4</text:p>
          </table:table-cell>
          <table:table-cell table:style-name="ce21"/>
          <table:table-cell table:style-name="ce7" office:value-type="float" office:value="6">
            <text:p>6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8.09047168129992">
            <text:p>8</text:p>
          </table:table-cell>
          <table:table-cell table:style-name="ce7" office:value-type="float" office:value="1.90952831870008">
            <text:p>2</text:p>
          </table:table-cell>
          <table:table-cell table:style-name="ce7" table:number-columns-repeated="2"/>
          <table:table-cell table:number-columns-repeated="1004"/>
        </table:table-row>
        <table:table-row table:style-name="ro1">
          <table:table-cell table:style-name="ce4" office:value-type="float" office:value="1812">
            <text:p>1812</text:p>
          </table:table-cell>
          <table:table-cell office:value-type="string">
            <text:p>Napoleonic Wars, pt. 2</text:p>
          </table:table-cell>
          <table:table-cell table:style-name="ce7" office:value-type="float" office:value="1851">
            <text:p>1,851</text:p>
          </table:table-cell>
          <table:table-cell table:style-name="ce11"/>
          <table:table-cell table:style-name="ce7" table:number-columns-repeated="4"/>
          <table:table-cell table:style-name="ce18" table:number-columns-repeated="3"/>
          <table:table-cell table:style-name="ce21" table:formula="of:=SUM([.O24:.O49])/SUM([.P24:.P49])" office:value-type="float" office:value="27">
            <text:p>27.0</text:p>
          </table:table-cell>
          <table:table-cell table:style-name="ce22" table:formula="of:=SUM([.Q35:.Q37])/SUM([.R35:.R37])" office:value-type="float" office:value="4.57132726155144">
            <text:p>4.6</text:p>
          </table:table-cell>
          <table:table-cell table:style-name="ce21"/>
          <table:table-cell table:style-name="ce7" office:value-type="float" office:value="6">
            <text:p>6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6.54222639374297">
            <text:p>7</text:p>
          </table:table-cell>
          <table:table-cell table:style-name="ce7" office:value-type="float" office:value="1.45777360625703">
            <text:p>1</text:p>
          </table:table-cell>
          <table:table-cell table:style-name="ce7" table:number-columns-repeated="2"/>
          <table:table-cell table:number-columns-repeated="1004"/>
        </table:table-row>
        <table:table-row table:style-name="ro1">
          <table:table-cell table:style-name="ce4" office:value-type="float" office:value="1813">
            <text:p>1813</text:p>
          </table:table-cell>
          <table:table-cell office:value-type="string">
            <text:p>Napoleonic Wars, pt. 2</text:p>
          </table:table-cell>
          <table:table-cell table:style-name="ce7" office:value-type="float" office:value="1878">
            <text:p>1,878</text:p>
          </table:table-cell>
          <table:table-cell table:style-name="ce11"/>
          <table:table-cell table:style-name="ce7" table:number-columns-repeated="4"/>
          <table:table-cell table:style-name="ce18" table:number-columns-repeated="3"/>
          <table:table-cell table:style-name="ce21" table:formula="of:=SUM([.O25:.O50])/SUM([.P25:.P50])" office:value-type="float" office:value="28">
            <text:p>28.0</text:p>
          </table:table-cell>
          <table:table-cell table:style-name="ce22" table:formula="of:=SUM([.Q36:.Q38])/SUM([.R36:.R38])" office:value-type="float" office:value="4.78174025688667">
            <text:p>4.8</text:p>
          </table:table-cell>
          <table:table-cell table:style-name="ce21"/>
          <table:table-cell table:style-name="ce7" office:value-type="float" office:value="8">
            <text:p>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9.8287033059443">
            <text:p>20</text:p>
          </table:table-cell>
          <table:table-cell table:style-name="ce7" office:value-type="float" office:value="4.17129669405568">
            <text:p>4</text:p>
          </table:table-cell>
          <table:table-cell table:style-name="ce7" table:number-columns-repeated="2"/>
          <table:table-cell table:number-columns-repeated="1004"/>
        </table:table-row>
        <table:table-row table:style-name="ro1">
          <table:table-cell table:style-name="ce4" office:value-type="float" office:value="1814">
            <text:p>1814</text:p>
          </table:table-cell>
          <table:table-cell office:value-type="string">
            <text:p>Napoleonic Wars, pt. 2</text:p>
          </table:table-cell>
          <table:table-cell table:style-name="ce7" office:value-type="float" office:value="1905">
            <text:p>1,905</text:p>
          </table:table-cell>
          <table:table-cell table:style-name="ce11"/>
          <table:table-cell table:style-name="ce7" table:number-columns-repeated="4"/>
          <table:table-cell table:style-name="ce18" table:number-columns-repeated="3"/>
          <table:table-cell table:style-name="ce21" table:formula="of:=SUM([.O26:.O51])/SUM([.P26:.P51])" office:value-type="float" office:value="23.7142857142857">
            <text:p>23.7</text:p>
          </table:table-cell>
          <table:table-cell table:style-name="ce22" table:formula="of:=SUM([.Q37:.Q39])/SUM([.R37:.R39])" office:value-type="float" office:value="5.03540333697226">
            <text:p>5.0</text:p>
          </table:table-cell>
          <table:table-cell table:style-name="ce21"/>
          <table:table-cell table:style-name="ce7" office:value-type="float" office:value="6">
            <text:p>6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0.8459465346956">
            <text:p>11</text:p>
          </table:table-cell>
          <table:table-cell table:style-name="ce7" office:value-type="float" office:value="2.15405346530443">
            <text:p>2</text:p>
          </table:table-cell>
          <table:table-cell table:style-name="ce7" table:number-columns-repeated="2"/>
          <table:table-cell table:number-columns-repeated="1004"/>
        </table:table-row>
        <table:table-row table:style-name="ro1">
          <table:table-cell table:style-name="ce4" office:value-type="float" office:value="1815">
            <text:p>1815</text:p>
          </table:table-cell>
          <table:table-cell office:value-type="string">
            <text:p>Napoleonic Wars, pt. 2</text:p>
          </table:table-cell>
          <table:table-cell table:style-name="ce7" office:value-type="float" office:value="1933">
            <text:p>1,933</text:p>
          </table:table-cell>
          <table:table-cell table:style-name="ce11"/>
          <table:table-cell table:style-name="ce7" table:number-columns-repeated="4"/>
          <table:table-cell table:style-name="ce18" table:number-columns-repeated="3"/>
          <table:table-cell table:style-name="ce21" table:formula="of:=SUM([.O27:.O52])/SUM([.P27:.P52])" office:value-type="float" office:value="20.5">
            <text:p>20.5</text:p>
          </table:table-cell>
          <table:table-cell table:style-name="ce22" table:formula="of:=SUM([.Q38:.Q40])/SUM([.R38:.R40])" office:value-type="float" office:value="5.2975355435096">
            <text:p>5.3</text:p>
          </table:table-cell>
          <table:table-cell table:style-name="ce21"/>
          <table:table-cell table:style-name="ce7" office:value-type="float" office:value="7">
            <text:p>7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1.0526315789474">
            <text:p>21</text:p>
          </table:table-cell>
          <table:table-cell table:style-name="ce7" office:value-type="float" office:value="3.94736842105263">
            <text:p>4</text:p>
          </table:table-cell>
          <table:table-cell table:style-name="ce7" table:number-columns-repeated="2"/>
          <table:table-cell table:number-columns-repeated="1004"/>
        </table:table-row>
        <table:table-row table:style-name="ro1">
          <table:table-cell table:style-name="ce4" office:value-type="float" office:value="1816">
            <text:p>1816</text:p>
          </table:table-cell>
          <table:table-cell office:value-type="string">
            <text:p>post Napoleonic Wars</text:p>
          </table:table-cell>
          <table:table-cell table:style-name="ce7" office:value-type="float" office:value="1959">
            <text:p>1,959</text:p>
          </table:table-cell>
          <table:table-cell table:style-name="ce11"/>
          <table:table-cell table:style-name="ce7" table:number-columns-repeated="4"/>
          <table:table-cell table:style-name="ce18" table:number-columns-repeated="3"/>
          <table:table-cell table:style-name="ce21" table:formula="of:=SUM([.O28:.O53])/SUM([.P28:.P53])" office:value-type="float" office:value="18.5555555555556">
            <text:p>18.6</text:p>
          </table:table-cell>
          <table:table-cell table:style-name="ce22" table:formula="of:=SUM([.Q39:.Q41])/SUM([.R39:.R41])" office:value-type="float" office:value="5.33333333333333">
            <text:p>5.3</text:p>
          </table:table-cell>
          <table:table-cell table:style-name="ce21"/>
          <table:table-cell table:style-name="ce7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63.1578947368421">
            <text:p>63</text:p>
          </table:table-cell>
          <table:table-cell table:style-name="ce7" office:value-type="float" office:value="11.8421052631579">
            <text:p>12</text:p>
          </table:table-cell>
          <table:table-cell table:style-name="ce7" table:number-columns-repeated="2"/>
          <table:table-cell table:number-columns-repeated="1004"/>
        </table:table-row>
        <table:table-row table:style-name="ro1">
          <table:table-cell table:style-name="ce4" office:value-type="float" office:value="1817">
            <text:p>1817</text:p>
          </table:table-cell>
          <table:table-cell office:value-type="string">
            <text:p>post Napoleonic Wars</text:p>
          </table:table-cell>
          <table:table-cell table:style-name="ce7" office:value-type="float" office:value="1986">
            <text:p>1,986</text:p>
          </table:table-cell>
          <table:table-cell table:style-name="ce11"/>
          <table:table-cell table:style-name="ce7" table:number-columns-repeated="4"/>
          <table:table-cell table:style-name="ce18" table:number-columns-repeated="3"/>
          <table:table-cell table:style-name="ce21" table:formula="of:=SUM([.O29:.O54])/SUM([.P29:.P54])" office:value-type="float" office:value="17.3">
            <text:p>17.3</text:p>
          </table:table-cell>
          <table:table-cell table:style-name="ce22" table:formula="of:=SUM([.Q40:.Q42])/SUM([.R40:.R42])" office:value-type="float" office:value="5.33333333333333">
            <text:p>5.3</text:p>
          </table:table-cell>
          <table:table-cell table:style-name="ce21"/>
          <table:table-cell table:style-name="ce7" office:value-type="float" office:value="13">
            <text:p>1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53.8947368421053">
            <text:p>54</text:p>
          </table:table-cell>
          <table:table-cell table:style-name="ce7" office:value-type="float" office:value="10.1052631578947">
            <text:p>10</text:p>
          </table:table-cell>
          <table:table-cell table:style-name="ce7" table:number-columns-repeated="2"/>
          <table:table-cell table:number-columns-repeated="1004"/>
        </table:table-row>
        <table:table-row table:style-name="ro1">
          <table:table-cell table:style-name="ce4" office:value-type="float" office:value="1818">
            <text:p>1818</text:p>
          </table:table-cell>
          <table:table-cell office:value-type="string">
            <text:p>post Napoleonic Wars</text:p>
          </table:table-cell>
          <table:table-cell table:style-name="ce7" office:value-type="float" office:value="2014">
            <text:p>2,014</text:p>
          </table:table-cell>
          <table:table-cell table:style-name="ce11"/>
          <table:table-cell table:style-name="ce7" table:number-columns-repeated="4"/>
          <table:table-cell table:style-name="ce18" table:number-columns-repeated="3"/>
          <table:table-cell table:style-name="ce21" table:formula="of:=SUM([.O30:.O55])/SUM([.P30:.P55])" office:value-type="float" office:value="16.3636363636364">
            <text:p>16.4</text:p>
          </table:table-cell>
          <table:table-cell table:style-name="ce22" table:formula="of:=SUM([.Q41:.Q43])/SUM([.R41:.R43])" office:value-type="float" office:value="8.21983273596177">
            <text:p>8.2</text:p>
          </table:table-cell>
          <table:table-cell table:style-name="ce21"/>
          <table:table-cell table:style-name="ce7" office:value-type="float" office:value="7">
            <text:p>7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63.5789473684211">
            <text:p>64</text:p>
          </table:table-cell>
          <table:table-cell table:style-name="ce7" office:value-type="float" office:value="11.9210526315789">
            <text:p>12</text:p>
          </table:table-cell>
          <table:table-cell table:style-name="ce7" table:number-columns-repeated="2"/>
          <table:table-cell table:number-columns-repeated="1004"/>
        </table:table-row>
        <table:table-row table:style-name="ro1">
          <table:table-cell table:style-name="ce4" office:value-type="float" office:value="1819">
            <text:p>1819</text:p>
          </table:table-cell>
          <table:table-cell office:value-type="string">
            <text:p>post Napoleonic Wars</text:p>
          </table:table-cell>
          <table:table-cell table:style-name="ce7" office:value-type="float" office:value="2042">
            <text:p>2,042</text:p>
          </table:table-cell>
          <table:table-cell table:style-name="ce11"/>
          <table:table-cell table:style-name="ce7" table:number-columns-repeated="4"/>
          <table:table-cell table:style-name="ce18" table:number-columns-repeated="3"/>
          <table:table-cell table:style-name="ce21" table:formula="of:=SUM([.O31:.O56])/SUM([.P31:.P56])" office:value-type="float" office:value="16.6363636363636">
            <text:p>16.6</text:p>
          </table:table-cell>
          <table:table-cell table:style-name="ce22" table:formula="of:=SUM([.Q42:.Q44])/SUM([.R42:.R44])" office:value-type="float" office:value="5.27009235312262">
            <text:p>5.3</text:p>
          </table:table-cell>
          <table:table-cell table:style-name="ce21"/>
          <table:table-cell table:style-name="ce7" office:value-type="float" office:value="10">
            <text:p>1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63.5789473684211">
            <text:p>64</text:p>
          </table:table-cell>
          <table:table-cell table:style-name="ce7" office:value-type="float" office:value="0">
            <text:p>0</text:p>
          </table:table-cell>
          <table:table-cell table:style-name="ce7" table:number-columns-repeated="2"/>
          <table:table-cell table:number-columns-repeated="1004"/>
        </table:table-row>
        <table:table-row table:style-name="ro1">
          <table:table-cell table:style-name="ce4" office:value-type="float" office:value="1820">
            <text:p>1820</text:p>
          </table:table-cell>
          <table:table-cell office:value-type="string">
            <text:p>post Napoleonic Wars</text:p>
          </table:table-cell>
          <table:table-cell table:style-name="ce7" office:value-type="float" office:value="2071">
            <text:p>2,071</text:p>
          </table:table-cell>
          <table:table-cell table:style-name="ce11"/>
          <table:table-cell table:style-name="ce7" table:number-columns-repeated="4"/>
          <table:table-cell table:style-name="ce18" table:number-columns-repeated="3"/>
          <table:table-cell table:style-name="ce21" table:formula="of:=SUM([.O32:.O57])/SUM([.P32:.P57])" office:value-type="float" office:value="18.1">
            <text:p>18.1</text:p>
          </table:table-cell>
          <table:table-cell table:style-name="ce22" table:formula="of:=SUM([.Q43:.Q45])/SUM([.R43:.R45])" office:value-type="float" office:value="5.32805923580002">
            <text:p>5.3</text:p>
          </table:table-cell>
          <table:table-cell table:style-name="ce21"/>
          <table:table-cell table:style-name="ce7" office:value-type="float" office:value="14">
            <text:p>14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20.120385937306">
            <text:p>120</text:p>
          </table:table-cell>
          <table:table-cell table:style-name="ce7" office:value-type="float" office:value="35">
            <text:p>35</text:p>
          </table:table-cell>
          <table:table-cell table:style-name="ce7" table:number-columns-repeated="2"/>
          <table:table-cell table:number-columns-repeated="1004"/>
        </table:table-row>
        <table:table-row table:style-name="ro1">
          <table:table-cell table:style-name="ce4" office:value-type="float" office:value="1821">
            <text:p>1821</text:p>
          </table:table-cell>
          <table:table-cell office:value-type="string">
            <text:p>post Napoleonic Wars</text:p>
          </table:table-cell>
          <table:table-cell table:style-name="ce7" office:value-type="float" office:value="2100">
            <text:p>2,100</text:p>
          </table:table-cell>
          <table:table-cell table:style-name="ce11"/>
          <table:table-cell table:style-name="ce7" table:number-columns-repeated="4"/>
          <table:table-cell table:style-name="ce18" table:number-columns-repeated="3"/>
          <table:table-cell table:style-name="ce21" table:formula="of:=SUM([.O33:.O58])/SUM([.P33:.P58])" office:value-type="float" office:value="20.4444444444444">
            <text:p>20.4</text:p>
          </table:table-cell>
          <table:table-cell table:style-name="ce22" table:formula="of:=SUM([.Q44:.Q46])/SUM([.R44:.R46])" office:value-type="float" office:value="4.42386519447794">
            <text:p>4.4</text:p>
          </table:table-cell>
          <table:table-cell table:style-name="ce21"/>
          <table:table-cell table:style-name="ce7" office:value-type="float" office:value="11">
            <text:p>1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00.021316486432">
            <text:p>100</text:p>
          </table:table-cell>
          <table:table-cell table:style-name="ce7" office:value-type="float" office:value="18.2502806811527">
            <text:p>18</text:p>
          </table:table-cell>
          <table:table-cell table:style-name="ce7" table:number-columns-repeated="2"/>
          <table:table-cell table:number-columns-repeated="1004"/>
        </table:table-row>
        <table:table-row table:style-name="ro1">
          <table:table-cell table:style-name="ce4" office:value-type="float" office:value="1822">
            <text:p>1822</text:p>
          </table:table-cell>
          <table:table-cell office:value-type="string">
            <text:p>post Napoleonic Wars</text:p>
          </table:table-cell>
          <table:table-cell table:style-name="ce7" office:value-type="float" office:value="2126">
            <text:p>2,126</text:p>
          </table:table-cell>
          <table:table-cell table:style-name="ce11"/>
          <table:table-cell table:style-name="ce7" table:number-columns-repeated="4"/>
          <table:table-cell table:style-name="ce18" table:number-columns-repeated="3"/>
          <table:table-cell table:style-name="ce21" table:formula="of:=SUM([.O34:.O59])/SUM([.P34:.P59])" office:value-type="float" office:value="18.2">
            <text:p>18.2</text:p>
          </table:table-cell>
          <table:table-cell table:style-name="ce22" table:formula="of:=SUM([.Q45:.Q47])/SUM([.R45:.R47])" office:value-type="float" office:value="5.62344421759617">
            <text:p>5.6</text:p>
          </table:table-cell>
          <table:table-cell table:style-name="ce21"/>
          <table:table-cell table:style-name="ce7" office:value-type="float" office:value="8">
            <text:p>8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71.9415017064034">
            <text:p>72</text:p>
          </table:table-cell>
          <table:table-cell table:style-name="ce7" office:value-type="float" office:value="12.7741552566178">
            <text:p>13</text:p>
          </table:table-cell>
          <table:table-cell table:style-name="ce7" table:number-columns-repeated="2"/>
          <table:table-cell table:number-columns-repeated="1004"/>
        </table:table-row>
        <table:table-row table:style-name="ro1">
          <table:table-cell table:style-name="ce4" office:value-type="float" office:value="1823">
            <text:p>1823</text:p>
          </table:table-cell>
          <table:table-cell office:value-type="string">
            <text:p>Pax Britannica, pt. 1</text:p>
          </table:table-cell>
          <table:table-cell table:style-name="ce7" office:value-type="float" office:value="2152">
            <text:p>2,152</text:p>
          </table:table-cell>
          <table:table-cell table:style-name="ce11"/>
          <table:table-cell table:style-name="ce7" table:number-columns-repeated="4"/>
          <table:table-cell table:style-name="ce18" table:number-columns-repeated="3"/>
          <table:table-cell table:style-name="ce21" table:formula="of:=SUM([.O35:.O60])/SUM([.P35:.P60])" office:value-type="float" office:value="17.9">
            <text:p>17.9</text:p>
          </table:table-cell>
          <table:table-cell table:style-name="ce22" table:formula="of:=SUM([.Q46:.Q48])/SUM([.R46:.R48])" office:value-type="float" office:value="5.78952466717506">
            <text:p>5.8</text:p>
          </table:table-cell>
          <table:table-cell table:style-name="ce21"/>
          <table:table-cell table:style-name="ce7" office:value-type="float" office:value="15">
            <text:p>1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88.3776601342148">
            <text:p>88</text:p>
          </table:table-cell>
          <table:table-cell table:style-name="ce7" office:value-type="float" office:value="15.2711203535901">
            <text:p>15</text:p>
          </table:table-cell>
          <table:table-cell table:style-name="ce7" table:number-columns-repeated="2"/>
          <table:table-cell table:number-columns-repeated="1004"/>
        </table:table-row>
        <table:table-row table:style-name="ro1">
          <table:table-cell table:style-name="ce4" office:value-type="float" office:value="1824">
            <text:p>1824</text:p>
          </table:table-cell>
          <table:table-cell office:value-type="string">
            <text:p>Pax Britannica, pt. 1</text:p>
          </table:table-cell>
          <table:table-cell table:style-name="ce7" office:value-type="float" office:value="2179">
            <text:p>2,179</text:p>
          </table:table-cell>
          <table:table-cell table:style-name="ce11"/>
          <table:table-cell table:style-name="ce7" table:number-columns-repeated="4"/>
          <table:table-cell table:style-name="ce18" table:number-columns-repeated="3"/>
          <table:table-cell table:style-name="ce21" table:formula="of:=SUM([.O36:.O61])/SUM([.P36:.P61])" office:value-type="float" office:value="17.5">
            <text:p>17.5</text:p>
          </table:table-cell>
          <table:table-cell table:style-name="ce22" table:formula="of:=SUM([.Q47:.Q49])/SUM([.R47:.R49])" office:value-type="float" office:value="5.95063001418461">
            <text:p>6.0</text:p>
          </table:table-cell>
          <table:table-cell table:style-name="ce21"/>
          <table:table-cell table:style-name="ce7" office:value-type="float" office:value="8">
            <text:p>8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77.4178489769094">
            <text:p>77</text:p>
          </table:table-cell>
          <table:table-cell table:style-name="ce7" office:value-type="float" office:value="13.018028285089">
            <text:p>13</text:p>
          </table:table-cell>
          <table:table-cell table:style-name="ce7" table:number-columns-repeated="2"/>
          <table:table-cell table:number-columns-repeated="1004"/>
        </table:table-row>
        <table:table-row table:style-name="ro1">
          <table:table-cell table:style-name="ce4" office:value-type="float" office:value="1825">
            <text:p>1825</text:p>
          </table:table-cell>
          <table:table-cell office:value-type="string">
            <text:p>Pax Britannica, pt. 1</text:p>
          </table:table-cell>
          <table:table-cell table:style-name="ce7" office:value-type="float" office:value="2205">
            <text:p>2,205</text:p>
          </table:table-cell>
          <table:table-cell table:style-name="ce11"/>
          <table:table-cell table:style-name="ce7" table:number-columns-repeated="4"/>
          <table:table-cell table:style-name="ce18" table:number-columns-repeated="3"/>
          <table:table-cell table:style-name="ce21" table:formula="of:=SUM([.O37:.O62])/SUM([.P37:.P62])" office:value-type="float" office:value="15.3636363636364">
            <text:p>15.4</text:p>
          </table:table-cell>
          <table:table-cell table:style-name="ce22" table:formula="of:=SUM([.Q48:.Q50])/SUM([.R48:.R50])" office:value-type="float" office:value="5.92877283613324">
            <text:p>5.9</text:p>
          </table:table-cell>
          <table:table-cell table:style-name="ce21"/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96.8276947285602">
            <text:p>97</text:p>
          </table:table-cell>
          <table:table-cell table:style-name="ce7" office:value-type="float" office:value="15.8445318646735">
            <text:p>16</text:p>
          </table:table-cell>
          <table:table-cell table:style-name="ce7" table:number-columns-repeated="2"/>
          <table:table-cell table:number-columns-repeated="1004"/>
        </table:table-row>
        <table:table-row table:style-name="ro1">
          <table:table-cell table:style-name="ce4" office:value-type="float" office:value="1826">
            <text:p>1826</text:p>
          </table:table-cell>
          <table:table-cell office:value-type="string">
            <text:p>Pax Britannica, pt. 1</text:p>
          </table:table-cell>
          <table:table-cell table:style-name="ce7" office:value-type="float" office:value="2233">
            <text:p>2,233</text:p>
          </table:table-cell>
          <table:table-cell table:style-name="ce11"/>
          <table:table-cell table:style-name="ce7" table:number-columns-repeated="4"/>
          <table:table-cell table:style-name="ce18" table:number-columns-repeated="3"/>
          <table:table-cell table:style-name="ce21" table:formula="of:=SUM([.O38:.O63])/SUM([.P38:.P63])" office:value-type="float" office:value="16.2">
            <text:p>16.2</text:p>
          </table:table-cell>
          <table:table-cell table:style-name="ce22" table:formula="of:=SUM([.Q49:.Q51])/SUM([.R49:.R51])" office:value-type="float" office:value="5.64510414105254">
            <text:p>5.6</text:p>
          </table:table-cell>
          <table:table-cell table:style-name="ce21"/>
          <table:table-cell table:style-name="ce7" office:value-type="float" office:value="9">
            <text:p>9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78.5525551396131">
            <text:p>79</text:p>
          </table:table-cell>
          <table:table-cell table:style-name="ce7" office:value-type="float" office:value="13.7766344748637">
            <text:p>14</text:p>
          </table:table-cell>
          <table:table-cell table:style-name="ce7" table:number-columns-repeated="2"/>
          <table:table-cell table:number-columns-repeated="1004"/>
        </table:table-row>
        <table:table-row table:style-name="ro1">
          <table:table-cell table:style-name="ce4" office:value-type="float" office:value="1827">
            <text:p>1827</text:p>
          </table:table-cell>
          <table:table-cell office:value-type="string">
            <text:p>Pax Britannica, pt. 1</text:p>
          </table:table-cell>
          <table:table-cell table:style-name="ce7" office:value-type="float" office:value="2259">
            <text:p>2,259</text:p>
          </table:table-cell>
          <table:table-cell table:style-name="ce11"/>
          <table:table-cell table:style-name="ce7" table:number-columns-repeated="4"/>
          <table:table-cell table:style-name="ce18" table:number-columns-repeated="3"/>
          <table:table-cell table:style-name="ce21" table:formula="of:=SUM([.O39:.O64])/SUM([.P39:.P64])" office:value-type="float" office:value="15.8">
            <text:p>15.8</text:p>
          </table:table-cell>
          <table:table-cell table:style-name="ce22" table:formula="of:=SUM([.Q50:.Q52])/SUM([.R50:.R52])" office:value-type="float" office:value="5.25623068778322">
            <text:p>5.3</text:p>
          </table:table-cell>
          <table:table-cell table:style-name="ce21"/>
          <table:table-cell table:style-name="ce7" office:value-type="float" office:value="4">
            <text:p>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33.636718417093">
            <text:p>134</text:p>
          </table:table-cell>
          <table:table-cell table:style-name="ce7" office:value-type="float" office:value="25.1195365002954">
            <text:p>25</text:p>
          </table:table-cell>
          <table:table-cell table:style-name="ce7" table:number-columns-repeated="2"/>
          <table:table-cell table:number-columns-repeated="1004"/>
        </table:table-row>
        <table:table-row table:style-name="ro1">
          <table:table-cell table:style-name="ce4" office:value-type="float" office:value="1828">
            <text:p>1828</text:p>
          </table:table-cell>
          <table:table-cell office:value-type="string">
            <text:p>Pax Britannica, pt. 1</text:p>
          </table:table-cell>
          <table:table-cell table:style-name="ce7" office:value-type="float" office:value="2288">
            <text:p>2,288</text:p>
          </table:table-cell>
          <table:table-cell table:style-name="ce11"/>
          <table:table-cell table:style-name="ce7" table:number-columns-repeated="4"/>
          <table:table-cell table:style-name="ce18" table:number-columns-repeated="3"/>
          <table:table-cell table:style-name="ce21" table:formula="of:=SUM([.O40:.O65])/SUM([.P40:.P65])" office:value-type="float" office:value="15.3">
            <text:p>15.3</text:p>
          </table:table-cell>
          <table:table-cell table:style-name="ce22" table:formula="of:=SUM([.Q51:.Q53])/SUM([.R51:.R53])" office:value-type="float" office:value="4.91999439340881">
            <text:p>4.9</text:p>
          </table:table-cell>
          <table:table-cell table:style-name="ce21"/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31.398485402885">
            <text:p>131</text:p>
          </table:table-cell>
          <table:table-cell table:style-name="ce7" office:value-type="float" office:value="26.4715382005766">
            <text:p>26</text:p>
          </table:table-cell>
          <table:table-cell table:style-name="ce7" table:number-columns-repeated="2"/>
          <table:table-cell table:number-columns-repeated="1004"/>
        </table:table-row>
        <table:table-row table:style-name="ro1">
          <table:table-cell table:style-name="ce4" office:value-type="float" office:value="1829">
            <text:p>1829</text:p>
          </table:table-cell>
          <table:table-cell office:value-type="string">
            <text:p>Pax Britannica, pt. 1</text:p>
          </table:table-cell>
          <table:table-cell table:style-name="ce7" office:value-type="float" office:value="2316">
            <text:p>2,316</text:p>
          </table:table-cell>
          <table:table-cell table:style-name="ce11"/>
          <table:table-cell table:style-name="ce7" table:number-columns-repeated="4"/>
          <table:table-cell table:style-name="ce18" table:number-columns-repeated="3"/>
          <table:table-cell table:style-name="ce21" table:formula="of:=SUM([.O41:.O66])/SUM([.P41:.P66])" office:value-type="float" office:value="15">
            <text:p>15.0</text:p>
          </table:table-cell>
          <table:table-cell table:style-name="ce22" table:formula="of:=SUM([.Q52:.Q54])/SUM([.R52:.R54])" office:value-type="float" office:value="4.56687513573035">
            <text:p>4.6</text:p>
          </table:table-cell>
          <table:table-cell table:style-name="ce21"/>
          <table:table-cell table:style-name="ce7" office:value-type="float" office:value="5">
            <text:p>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79.828877940467">
            <text:p>180</text:p>
          </table:table-cell>
          <table:table-cell table:style-name="ce7" office:value-type="float" office:value="38.8285571500133">
            <text:p>39</text:p>
          </table:table-cell>
          <table:table-cell table:style-name="ce7" table:number-columns-repeated="2"/>
          <table:table-cell table:number-columns-repeated="1004"/>
        </table:table-row>
        <table:table-row table:style-name="ro1">
          <table:table-cell table:style-name="ce4" office:value-type="float" office:value="1830">
            <text:p>1830</text:p>
          </table:table-cell>
          <table:table-cell office:value-type="string">
            <text:p>Pax Britannica, pt. 1</text:p>
          </table:table-cell>
          <table:table-cell table:style-name="ce7" office:value-type="float" office:value="2345">
            <text:p>2,345</text:p>
          </table:table-cell>
          <table:table-cell table:style-name="ce11"/>
          <table:table-cell table:style-name="ce7" table:number-columns-repeated="4"/>
          <table:table-cell table:style-name="ce18" table:number-columns-repeated="3"/>
          <table:table-cell table:style-name="ce21" table:formula="of:=SUM([.O42:.O67])/SUM([.P42:.P67])" office:value-type="float" office:value="15.4444444444444">
            <text:p>15.4</text:p>
          </table:table-cell>
          <table:table-cell table:style-name="ce22" table:formula="of:=SUM([.Q53:.Q55])/SUM([.R53:.R55])" office:value-type="float" office:value="4.28897266277039">
            <text:p>4.3</text:p>
          </table:table-cell>
          <table:table-cell table:style-name="ce21"/>
          <table:table-cell table:style-name="ce7" office:value-type="float" office:value="8">
            <text:p>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28.841607247905">
            <text:p>229</text:p>
          </table:table-cell>
          <table:table-cell table:style-name="ce7" office:value-type="float" office:value="52.9577843899492">
            <text:p>53</text:p>
          </table:table-cell>
          <table:table-cell table:style-name="ce7" table:number-columns-repeated="2"/>
          <table:table-cell table:number-columns-repeated="1004"/>
        </table:table-row>
        <table:table-row table:style-name="ro1">
          <table:table-cell table:style-name="ce4" office:value-type="float" office:value="1831">
            <text:p>1831</text:p>
          </table:table-cell>
          <table:table-cell office:value-type="string">
            <text:p>Pax Britannica, pt. 1</text:p>
          </table:table-cell>
          <table:table-cell table:style-name="ce7" office:value-type="float" office:value="2374">
            <text:p>2,374</text:p>
          </table:table-cell>
          <table:table-cell table:style-name="ce11"/>
          <table:table-cell table:style-name="ce7" table:number-columns-repeated="4"/>
          <table:table-cell table:style-name="ce18" table:number-columns-repeated="3"/>
          <table:table-cell table:style-name="ce21" table:formula="of:=SUM([.O43:.O68])/SUM([.P43:.P68])" office:value-type="float" office:value="14.7777777777778">
            <text:p>14.8</text:p>
          </table:table-cell>
          <table:table-cell table:style-name="ce22" table:formula="of:=SUM([.Q54:.Q56])/SUM([.R54:.R56])" office:value-type="float" office:value="4.02696975939625">
            <text:p>4.0</text:p>
          </table:table-cell>
          <table:table-cell table:style-name="ce21"/>
          <table:table-cell table:style-name="ce7" office:value-type="float" office:value="10">
            <text:p>1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35.211562889657">
            <text:p>235</text:p>
          </table:table-cell>
          <table:table-cell table:style-name="ce7" office:value-type="float" office:value="58.3386647738164">
            <text:p>58</text:p>
          </table:table-cell>
          <table:table-cell table:style-name="ce7" table:number-columns-repeated="2"/>
          <table:table-cell table:number-columns-repeated="1004"/>
        </table:table-row>
        <table:table-row table:style-name="ro1">
          <table:table-cell table:style-name="ce4" office:value-type="float" office:value="1832">
            <text:p>1832</text:p>
          </table:table-cell>
          <table:table-cell office:value-type="string">
            <text:p>Pax Britannica, pt. 1</text:p>
          </table:table-cell>
          <table:table-cell table:style-name="ce7" office:value-type="float" office:value="2398">
            <text:p>2,398</text:p>
          </table:table-cell>
          <table:table-cell table:style-name="ce11"/>
          <table:table-cell table:style-name="ce7" table:number-columns-repeated="4"/>
          <table:table-cell table:style-name="ce18" table:number-columns-repeated="3"/>
          <table:table-cell table:style-name="ce21" table:formula="of:=SUM([.O44:.O69])/SUM([.P44:.P69])" office:value-type="float" office:value="13.6666666666667">
            <text:p>13.7</text:p>
          </table:table-cell>
          <table:table-cell table:style-name="ce22" table:formula="of:=SUM([.Q55:.Q57])/SUM([.R55:.R57])" office:value-type="float" office:value="3.7519247087252">
            <text:p>3.8</text:p>
          </table:table-cell>
          <table:table-cell table:style-name="ce21"/>
          <table:table-cell table:style-name="ce7" office:value-type="float" office:value="5">
            <text:p>5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25.104807866183">
            <text:p>225</text:p>
          </table:table-cell>
          <table:table-cell table:style-name="ce7" office:value-type="float" office:value="59.8391736940202">
            <text:p>60</text:p>
          </table:table-cell>
          <table:table-cell table:style-name="ce7" table:number-columns-repeated="2"/>
          <table:table-cell table:number-columns-repeated="1004"/>
        </table:table-row>
        <table:table-row table:style-name="ro1">
          <table:table-cell table:style-name="ce4" office:value-type="float" office:value="1833">
            <text:p>1833</text:p>
          </table:table-cell>
          <table:table-cell office:value-type="string">
            <text:p>Pax Britannica, pt. 1</text:p>
          </table:table-cell>
          <table:table-cell table:style-name="ce7" office:value-type="float" office:value="2422">
            <text:p>2,422</text:p>
          </table:table-cell>
          <table:table-cell table:style-name="ce11"/>
          <table:table-cell table:style-name="ce7" table:number-columns-repeated="4"/>
          <table:table-cell table:style-name="ce18" table:number-columns-repeated="3"/>
          <table:table-cell table:style-name="ce21" table:formula="of:=SUM([.O45:.O70])/SUM([.P45:.P70])" office:value-type="float" office:value="12.1111111111111">
            <text:p>12.1</text:p>
          </table:table-cell>
          <table:table-cell table:style-name="ce22" table:formula="of:=SUM([.Q56:.Q58])/SUM([.R56:.R58])" office:value-type="float" office:value="3.49391219611974">
            <text:p>3.5</text:p>
          </table:table-cell>
          <table:table-cell table:style-name="ce21"/>
          <table:table-cell table:style-name="ce7" office:value-type="float" office:value="4">
            <text:p>4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45.419763427823">
            <text:p>245</text:p>
          </table:table-cell>
          <table:table-cell table:style-name="ce7" office:value-type="float" office:value="69.921920715085">
            <text:p>70</text:p>
          </table:table-cell>
          <table:table-cell table:style-name="ce7" table:number-columns-repeated="2"/>
          <table:table-cell table:number-columns-repeated="1004"/>
        </table:table-row>
        <table:table-row table:style-name="ro1">
          <table:table-cell table:style-name="ce4" office:value-type="float" office:value="1834">
            <text:p>1834</text:p>
          </table:table-cell>
          <table:table-cell office:value-type="string">
            <text:p>Pax Britannica, pt. 1</text:p>
          </table:table-cell>
          <table:table-cell table:style-name="ce7" office:value-type="float" office:value="2447">
            <text:p>2,447</text:p>
          </table:table-cell>
          <table:table-cell table:style-name="ce11"/>
          <table:table-cell table:style-name="ce7" table:number-columns-repeated="4"/>
          <table:table-cell table:style-name="ce18" table:number-columns-repeated="3"/>
          <table:table-cell table:style-name="ce21" table:formula="of:=SUM([.O46:.O71])/SUM([.P46:.P71])" office:value-type="float" office:value="12.375">
            <text:p>12.4</text:p>
          </table:table-cell>
          <table:table-cell table:style-name="ce22" table:formula="of:=SUM([.Q57:.Q59])/SUM([.R57:.R59])" office:value-type="float" office:value="3.27324525004907">
            <text:p>3.3</text:p>
          </table:table-cell>
          <table:table-cell table:style-name="ce21"/>
          <table:table-cell table:style-name="ce7" office:value-type="float" office:value="4">
            <text:p>4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56.409495430818">
            <text:p>256</text:p>
          </table:table-cell>
          <table:table-cell table:style-name="ce7" office:value-type="float" office:value="78.2962424444486">
            <text:p>78</text:p>
          </table:table-cell>
          <table:table-cell table:style-name="ce7" table:number-columns-repeated="2"/>
          <table:table-cell table:number-columns-repeated="1004"/>
        </table:table-row>
        <table:table-row table:style-name="ro1">
          <table:table-cell table:style-name="ce4" office:value-type="float" office:value="1835">
            <text:p>1835</text:p>
          </table:table-cell>
          <table:table-cell office:value-type="string">
            <text:p>Pax Britannica, pt. 1</text:p>
          </table:table-cell>
          <table:table-cell table:style-name="ce7" office:value-type="float" office:value="2472">
            <text:p>2,472</text:p>
          </table:table-cell>
          <table:table-cell table:style-name="ce11"/>
          <table:table-cell table:style-name="ce7" table:number-columns-repeated="4"/>
          <table:table-cell table:style-name="ce18" table:number-columns-repeated="3"/>
          <table:table-cell table:style-name="ce21" table:formula="of:=SUM([.O47:.O72])/SUM([.P47:.P72])" office:value-type="float" office:value="11.625">
            <text:p>11.6</text:p>
          </table:table-cell>
          <table:table-cell table:style-name="ce22" table:formula="of:=SUM([.Q58:.Q60])/SUM([.R58:.R60])" office:value-type="float" office:value="2.94766600475139">
            <text:p>2.9</text:p>
          </table:table-cell>
          <table:table-cell table:style-name="ce21"/>
          <table:table-cell table:style-name="ce7" office:value-type="float" office:value="4">
            <text:p>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34.053165561412">
            <text:p>234</text:p>
          </table:table-cell>
          <table:table-cell table:style-name="ce7" office:value-type="float" office:value="76.5992178200986">
            <text:p>77</text:p>
          </table:table-cell>
          <table:table-cell table:style-name="ce7" table:number-columns-repeated="2"/>
          <table:table-cell table:number-columns-repeated="1004"/>
        </table:table-row>
        <table:table-row table:style-name="ro1">
          <table:table-cell table:style-name="ce4" office:value-type="float" office:value="1836">
            <text:p>1836</text:p>
          </table:table-cell>
          <table:table-cell office:value-type="string">
            <text:p>Pax Britannica, pt. 1</text:p>
          </table:table-cell>
          <table:table-cell table:style-name="ce7" office:value-type="float" office:value="2497">
            <text:p>2,497</text:p>
          </table:table-cell>
          <table:table-cell table:style-name="ce11"/>
          <table:table-cell table:style-name="ce7" table:number-columns-repeated="4"/>
          <table:table-cell table:style-name="ce18" table:number-columns-repeated="3"/>
          <table:table-cell table:style-name="ce21" table:formula="of:=SUM([.O48:.O73])/SUM([.P48:.P73])" office:value-type="float" office:value="11.7142857142857">
            <text:p>11.7</text:p>
          </table:table-cell>
          <table:table-cell table:style-name="ce22" table:formula="of:=SUM([.Q59:.Q61])/SUM([.R59:.R61])" office:value-type="float" office:value="2.50412739003582">
            <text:p>2.5</text:p>
          </table:table-cell>
          <table:table-cell table:style-name="ce21"/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05.169315145587">
            <text:p>205</text:p>
          </table:table-cell>
          <table:table-cell table:style-name="ce7" office:value-type="float" office:value="81.0987042766582">
            <text:p>81</text:p>
          </table:table-cell>
          <table:table-cell table:style-name="ce7" table:number-columns-repeated="2"/>
          <table:table-cell table:number-columns-repeated="1004"/>
        </table:table-row>
        <table:table-row table:style-name="ro1">
          <table:table-cell table:style-name="ce4" office:value-type="float" office:value="1837">
            <text:p>1837</text:p>
          </table:table-cell>
          <table:table-cell office:value-type="string">
            <text:p>Pax Britannica, pt. 1</text:p>
          </table:table-cell>
          <table:table-cell table:style-name="ce7" office:value-type="float" office:value="2523">
            <text:p>2,523</text:p>
          </table:table-cell>
          <table:table-cell table:style-name="ce11"/>
          <table:table-cell table:style-name="ce7" table:number-columns-repeated="4"/>
          <table:table-cell table:style-name="ce18" table:number-columns-repeated="3"/>
          <table:table-cell table:style-name="ce21" table:formula="of:=SUM([.O49:.O74])/SUM([.P49:.P74])" office:value-type="float" office:value="9.375">
            <text:p>9.4</text:p>
          </table:table-cell>
          <table:table-cell table:style-name="ce22" table:formula="of:=SUM([.Q60:.Q62])/SUM([.R60:.R62])" office:value-type="float" office:value="2.09786124228983">
            <text:p>2.1</text:p>
          </table:table-cell>
          <table:table-cell table:style-name="ce21"/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26.73540779354">
            <text:p>227</text:p>
          </table:table-cell>
          <table:table-cell table:style-name="ce7" office:value-type="float" office:value="108.246171302986">
            <text:p>108</text:p>
          </table:table-cell>
          <table:table-cell table:style-name="ce7" table:number-columns-repeated="2"/>
          <table:table-cell table:number-columns-repeated="1004"/>
        </table:table-row>
        <table:table-row table:style-name="ro1">
          <table:table-cell table:style-name="ce4" office:value-type="float" office:value="1838">
            <text:p>1838</text:p>
          </table:table-cell>
          <table:table-cell office:value-type="string">
            <text:p>Pax Britannica, pt. 1</text:p>
          </table:table-cell>
          <table:table-cell table:style-name="ce7" office:value-type="float" office:value="2548">
            <text:p>2,548</text:p>
          </table:table-cell>
          <table:table-cell table:style-name="ce11"/>
          <table:table-cell table:style-name="ce7" table:number-columns-repeated="4"/>
          <table:table-cell table:style-name="ce18" table:number-columns-repeated="3"/>
          <table:table-cell table:style-name="ce21" table:formula="of:=SUM([.O50:.O75])/SUM([.P50:.P75])" office:value-type="float" office:value="9.375">
            <text:p>9.4</text:p>
          </table:table-cell>
          <table:table-cell table:style-name="ce22" table:formula="of:=SUM([.Q61:.Q63])/SUM([.R61:.R63])" office:value-type="float" office:value="1.7767582866657">
            <text:p>1.8</text:p>
          </table:table-cell>
          <table:table-cell table:style-name="ce21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65.440319161854">
            <text:p>165</text:p>
          </table:table-cell>
          <table:table-cell table:style-name="ce7" office:value-type="float" office:value="95.3951396603416">
            <text:p>95</text:p>
          </table:table-cell>
          <table:table-cell table:style-name="ce7" table:number-columns-repeated="2"/>
          <table:table-cell table:number-columns-repeated="1004"/>
        </table:table-row>
        <table:table-row table:style-name="ro1">
          <table:table-cell table:style-name="ce4" office:value-type="float" office:value="1839">
            <text:p>1839</text:p>
          </table:table-cell>
          <table:table-cell office:value-type="string">
            <text:p>Pax Britannica, pt. 1</text:p>
          </table:table-cell>
          <table:table-cell table:style-name="ce7" office:value-type="float" office:value="2574">
            <text:p>2,574</text:p>
          </table:table-cell>
          <table:table-cell table:style-name="ce11"/>
          <table:table-cell table:style-name="ce7" table:number-columns-repeated="4"/>
          <table:table-cell table:style-name="ce18" table:number-columns-repeated="3"/>
          <table:table-cell table:style-name="ce21" table:formula="of:=SUM([.O51:.O76])/SUM([.P51:.P76])" office:value-type="float" office:value="8.5">
            <text:p>8.5</text:p>
          </table:table-cell>
          <table:table-cell table:style-name="ce22" table:formula="of:=SUM([.Q62:.Q64])/SUM([.R62:.R64])" office:value-type="float" office:value="1.54434854287162">
            <text:p>1.5</text:p>
          </table:table-cell>
          <table:table-cell table:style-name="ce21"/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27.869537245028">
            <text:p>128</text:p>
          </table:table-cell>
          <table:table-cell table:style-name="ce7" office:value-type="float" office:value="89.0519991527876">
            <text:p>89</text:p>
          </table:table-cell>
          <table:table-cell table:style-name="ce7" table:number-columns-repeated="2"/>
          <table:table-cell table:number-columns-repeated="1004"/>
        </table:table-row>
        <table:table-row table:style-name="ro1">
          <table:table-cell table:style-name="ce4" office:value-type="float" office:value="1840">
            <text:p>1840</text:p>
          </table:table-cell>
          <table:table-cell office:value-type="string">
            <text:p>Pax Britannica, pt. 1</text:p>
          </table:table-cell>
          <table:table-cell table:style-name="ce7" office:value-type="float" office:value="2601">
            <text:p>2,601</text:p>
          </table:table-cell>
          <table:table-cell table:style-name="ce11" table:formula="of:=[.G64]/[.H64]" office:value-type="float" office:value="2.91251091193564">
            <text:p>2.9</text:p>
          </table:table-cell>
          <table:table-cell table:style-name="ce7" table:formula="of:=[.F64]*100/[.C64]" office:value-type="float" office:value="224.700455690508">
            <text:p>225</text:p>
          </table:table-cell>
          <table:table-cell table:style-name="ce7" table:formula="of:=[.G64]+[.H64]" office:value-type="float" office:value="5844.45885251011">
            <text:p>5,844</text:p>
          </table:table-cell>
          <table:table-cell table:style-name="ce7" table:formula="of:=SUM(OFFSET([.O64];-[.C$5]+1;0;[.C$5];1))+SUM(OFFSET([.Q64];-[.C$6]+1;0;[.C$6];1))+[.S64]" office:value-type="float" office:value="4350.67161866987">
            <text:p>4,351</text:p>
          </table:table-cell>
          <table:table-cell table:style-name="ce7" table:formula="of:=SUM(OFFSET([.P64];-[.D$5]+1;0;[.D$5];1))+SUM(OFFSET([.R64];-[.D$6]+1;0;[.D$6];1))+[.T64]" office:value-type="float" office:value="1493.78723384024">
            <text:p>1,494</text:p>
          </table:table-cell>
          <table:table-cell table:style-name="ce18" table:formula="of:=(SUM(OFFSET([.O64];-[.C$5]+1;0;[.C$5];1))+SUM(OFFSET([.P64];-[.D$5]+1;0;[.D$5];1)))/[.F64]" office:value-type="percentage" office:value="0.0369580837937171">
            <text:p>4%</text:p>
          </table:table-cell>
          <table:table-cell table:style-name="ce18" table:formula="of:=(SUM(OFFSET([.Q64];-[.C$6]+1;0;[.C$6];1))+SUM(OFFSET([.R64];-[.D$6]+1;0;[.D$6];1)))/[.F64]" office:value-type="percentage" office:value="0.612624529125114">
            <text:p>61%</text:p>
          </table:table-cell>
          <table:table-cell table:style-name="ce18" table:formula="of:=SUM([.S64:.T64])/[.F64]" office:value-type="percentage" office:value="0.350417387081169">
            <text:p>35%</text:p>
          </table:table-cell>
          <table:table-cell table:style-name="ce21" table:formula="of:=SUM([.O52:.O77])/SUM([.P52:.P77])" office:value-type="float" office:value="8.375">
            <text:p>8.4</text:p>
          </table:table-cell>
          <table:table-cell table:style-name="ce22" table:formula="of:=SUM([.Q63:.Q65])/SUM([.R63:.R65])" office:value-type="float" office:value="1.43589743589744">
            <text:p>1.4</text:p>
          </table:table-cell>
          <table:table-cell table:style-name="ce21" table:formula="of:=SUM([.S63:.S65])/SUM([.T63:.T65])" office:value-type="float" office:value="1.86341463414634">
            <text:p>1.9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12">
            <text:p>112</text:p>
          </table:table-cell>
          <table:table-cell table:style-name="ce7" office:value-type="float" office:value="78">
            <text:p>78</text:p>
          </table:table-cell>
          <table:table-cell table:style-name="ce7" office:value-type="float" office:value="1362">
            <text:p>1,362</text:p>
          </table:table-cell>
          <table:table-cell table:style-name="ce7" office:value-type="float" office:value="686">
            <text:p>686</text:p>
          </table:table-cell>
          <table:table-cell table:number-columns-repeated="1004"/>
        </table:table-row>
        <table:table-row table:style-name="ro1">
          <table:table-cell table:style-name="ce4" office:value-type="float" office:value="1841">
            <text:p>1841</text:p>
          </table:table-cell>
          <table:table-cell office:value-type="string">
            <text:p>Pax Britannica, pt. 1</text:p>
          </table:table-cell>
          <table:table-cell table:style-name="ce7" office:value-type="float" office:value="2622">
            <text:p>2,622</text:p>
          </table:table-cell>
          <table:table-cell table:style-name="ce11" table:formula="of:=[.G65]/[.H65]" office:value-type="float" office:value="2.74929303028067">
            <text:p>2.7</text:p>
          </table:table-cell>
          <table:table-cell table:style-name="ce7" table:formula="of:=[.F65]*100/[.C65]" office:value-type="float" office:value="225.422106506357">
            <text:p>225</text:p>
          </table:table-cell>
          <table:table-cell table:style-name="ce7" table:formula="of:=[.G65]+[.H65]" office:value-type="float" office:value="5910.56763259668">
            <text:p>5,911</text:p>
          </table:table-cell>
          <table:table-cell table:style-name="ce7" table:formula="of:=SUM(OFFSET([.O65];-[.C$5]+1;0;[.C$5];1))+SUM(OFFSET([.Q65];-[.C$6]+1;0;[.C$6];1))+[.S65]" office:value-type="float" office:value="4334.11906353025">
            <text:p>4,334</text:p>
          </table:table-cell>
          <table:table-cell table:style-name="ce7" table:formula="of:=SUM(OFFSET([.P65];-[.D$5]+1;0;[.D$5];1))+SUM(OFFSET([.R65];-[.D$6]+1;0;[.D$6];1))+[.T65]" office:value-type="float" office:value="1576.44856906643">
            <text:p>1,576</text:p>
          </table:table-cell>
          <table:table-cell table:style-name="ce18" table:formula="of:=(SUM(OFFSET([.O65];-[.C$5]+1;0;[.C$5];1))+SUM(OFFSET([.P65];-[.D$5]+1;0;[.D$5];1)))/[.F65]" office:value-type="percentage" office:value="0.036544713372158">
            <text:p>4%</text:p>
          </table:table-cell>
          <table:table-cell table:style-name="ce18" table:formula="of:=(SUM(OFFSET([.Q65];-[.C$6]+1;0;[.C$6];1))+SUM(OFFSET([.R65];-[.D$6]+1;0;[.D$6];1)))/[.F65]" office:value-type="percentage" office:value="0.614757813201835">
            <text:p>61%</text:p>
          </table:table-cell>
          <table:table-cell table:style-name="ce18" table:formula="of:=SUM([.S65:.T65])/[.F65]" office:value-type="percentage" office:value="0.348697473426007">
            <text:p>35%</text:p>
          </table:table-cell>
          <table:table-cell table:style-name="ce21" table:formula="of:=SUM([.O53:.O78])/SUM([.P53:.P78])" office:value-type="float" office:value="9.57142857142857">
            <text:p>9.6</text:p>
          </table:table-cell>
          <table:table-cell table:style-name="ce22" table:formula="of:=SUM([.Q64:.Q66])/SUM([.R64:.R66])" office:value-type="float" office:value="1.43589743589744">
            <text:p>1.4</text:p>
          </table:table-cell>
          <table:table-cell table:style-name="ce21" table:formula="of:=SUM([.S64:.S66])/SUM([.T64:.T66])" office:value-type="float" office:value="1.87294015611448">
            <text:p>1.9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12">
            <text:p>112</text:p>
          </table:table-cell>
          <table:table-cell table:style-name="ce7" office:value-type="float" office:value="78">
            <text:p>78</text:p>
          </table:table-cell>
          <table:table-cell table:style-name="ce7" office:value-type="float" office:value="1312">
            <text:p>1,312</text:p>
          </table:table-cell>
          <table:table-cell table:style-name="ce7" office:value-type="float" office:value="749">
            <text:p>749</text:p>
          </table:table-cell>
          <table:table-cell table:number-columns-repeated="1004"/>
        </table:table-row>
        <table:table-row table:style-name="ro1">
          <table:table-cell table:style-name="ce4" office:value-type="float" office:value="1842">
            <text:p>1842</text:p>
          </table:table-cell>
          <table:table-cell office:value-type="string">
            <text:p>Pax Britannica, pt. 1</text:p>
          </table:table-cell>
          <table:table-cell table:style-name="ce7" office:value-type="float" office:value="2653">
            <text:p>2,653</text:p>
          </table:table-cell>
          <table:table-cell table:style-name="ce11" table:formula="of:=[.G66]/[.H66]" office:value-type="float" office:value="2.70427660143822">
            <text:p>2.7</text:p>
          </table:table-cell>
          <table:table-cell table:style-name="ce7" table:formula="of:=[.F66]*100/[.C66]" office:value-type="float" office:value="239.543601224484">
            <text:p>240</text:p>
          </table:table-cell>
          <table:table-cell table:style-name="ce7" table:formula="of:=[.G66]+[.H66]" office:value-type="float" office:value="6355.09174048557">
            <text:p>6,355</text:p>
          </table:table-cell>
          <table:table-cell table:style-name="ce7" table:formula="of:=SUM(OFFSET([.O66];-[.C$5]+1;0;[.C$5];1))+SUM(OFFSET([.Q66];-[.C$6]+1;0;[.C$6];1))+[.S66]" office:value-type="float" office:value="4639.48234511316">
            <text:p>4,639</text:p>
          </table:table-cell>
          <table:table-cell table:style-name="ce7" table:formula="of:=SUM(OFFSET([.P66];-[.D$5]+1;0;[.D$5];1))+SUM(OFFSET([.R66];-[.D$6]+1;0;[.D$6];1))+[.T66]" office:value-type="float" office:value="1715.60939537241">
            <text:p>1,716</text:p>
          </table:table-cell>
          <table:table-cell table:style-name="ce18" table:formula="of:=(SUM(OFFSET([.O66];-[.C$5]+1;0;[.C$5];1))+SUM(OFFSET([.P66];-[.D$5]+1;0;[.D$5];1)))/[.F66]" office:value-type="percentage" office:value="0.0328870154097935">
            <text:p>3%</text:p>
          </table:table-cell>
          <table:table-cell table:style-name="ce18" table:formula="of:=(SUM(OFFSET([.Q66];-[.C$6]+1;0;[.C$6];1))+SUM(OFFSET([.R66];-[.D$6]+1;0;[.D$6];1)))/[.F66]" office:value-type="percentage" office:value="0.571209966546951">
            <text:p>57%</text:p>
          </table:table-cell>
          <table:table-cell table:style-name="ce18" table:formula="of:=SUM([.S66:.T66])/[.F66]" office:value-type="percentage" office:value="0.395903018043255">
            <text:p>40%</text:p>
          </table:table-cell>
          <table:table-cell table:style-name="ce21" table:formula="of:=SUM([.O54:.O79])/SUM([.P54:.P79])" office:value-type="float" office:value="10.5">
            <text:p>10.5</text:p>
          </table:table-cell>
          <table:table-cell table:style-name="ce22" table:formula="of:=SUM([.Q65:.Q67])/SUM([.R65:.R67])" office:value-type="float" office:value="1.34846607457984">
            <text:p>1.3</text:p>
          </table:table-cell>
          <table:table-cell table:style-name="ce21" table:formula="of:=SUM([.S65:.S67])/SUM([.T65:.T67])" office:value-type="float" office:value="1.87991718426501">
            <text:p>1.9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12">
            <text:p>112</text:p>
          </table:table-cell>
          <table:table-cell table:style-name="ce7" office:value-type="float" office:value="78">
            <text:p>78</text:p>
          </table:table-cell>
          <table:table-cell table:style-name="ce7" office:value-type="float" office:value="1645">
            <text:p>1,645</text:p>
          </table:table-cell>
          <table:table-cell table:style-name="ce7" office:value-type="float" office:value="871">
            <text:p>871</text:p>
          </table:table-cell>
          <table:table-cell table:number-columns-repeated="1004"/>
        </table:table-row>
        <table:table-row table:style-name="ro1">
          <table:table-cell table:style-name="ce4" office:value-type="float" office:value="1843">
            <text:p>1843</text:p>
          </table:table-cell>
          <table:table-cell office:value-type="string">
            <text:p>Pax Britannica, pt. 1</text:p>
          </table:table-cell>
          <table:table-cell table:style-name="ce7" office:value-type="float" office:value="2684">
            <text:p>2,684</text:p>
          </table:table-cell>
          <table:table-cell table:style-name="ce11" table:formula="of:=[.G67]/[.H67]" office:value-type="float" office:value="2.74448627523522">
            <text:p>2.7</text:p>
          </table:table-cell>
          <table:table-cell table:style-name="ce7" table:formula="of:=[.F67]*100/[.C67]" office:value-type="float" office:value="231.661814485011">
            <text:p>232</text:p>
          </table:table-cell>
          <table:table-cell table:style-name="ce7" table:formula="of:=[.G67]+[.H67]" office:value-type="float" office:value="6217.80310077769">
            <text:p>6,218</text:p>
          </table:table-cell>
          <table:table-cell table:style-name="ce7" table:formula="of:=SUM(OFFSET([.O67];-[.C$5]+1;0;[.C$5];1))+SUM(OFFSET([.Q67];-[.C$6]+1;0;[.C$6];1))+[.S67]" office:value-type="float" office:value="4557.28076373504">
            <text:p>4,557</text:p>
          </table:table-cell>
          <table:table-cell table:style-name="ce7" table:formula="of:=SUM(OFFSET([.P67];-[.D$5]+1;0;[.D$5];1))+SUM(OFFSET([.R67];-[.D$6]+1;0;[.D$6];1))+[.T67]" office:value-type="float" office:value="1660.52233704264">
            <text:p>1,661</text:p>
          </table:table-cell>
          <table:table-cell table:style-name="ce18" table:formula="of:=(SUM(OFFSET([.O67];-[.C$5]+1;0;[.C$5];1))+SUM(OFFSET([.P67];-[.D$5]+1;0;[.D$5];1)))/[.F67]" office:value-type="percentage" office:value="0.0336131583153316">
            <text:p>3%</text:p>
          </table:table-cell>
          <table:table-cell table:style-name="ce18" table:formula="of:=(SUM(OFFSET([.Q67];-[.C$6]+1;0;[.C$6];1))+SUM(OFFSET([.R67];-[.D$6]+1;0;[.D$6];1)))/[.F67]" office:value-type="percentage" office:value="0.583936648029843">
            <text:p>58%</text:p>
          </table:table-cell>
          <table:table-cell table:style-name="ce18" table:formula="of:=SUM([.S67:.T67])/[.F67]" office:value-type="percentage" office:value="0.382450193654825">
            <text:p>38%</text:p>
          </table:table-cell>
          <table:table-cell table:style-name="ce21" table:formula="of:=SUM([.O55:.O80])/SUM([.P55:.P80])" office:value-type="float" office:value="11">
            <text:p>11.0</text:p>
          </table:table-cell>
          <table:table-cell table:style-name="ce22" table:formula="of:=SUM([.Q66:.Q68])/SUM([.R66:.R68])" office:value-type="float" office:value="1.4143207727533">
            <text:p>1.4</text:p>
          </table:table-cell>
          <table:table-cell table:style-name="ce21" table:formula="of:=SUM([.S66:.S68])/SUM([.T66:.T68])" office:value-type="float" office:value="1.97086581862946">
            <text:p>2.0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10.196904024768">
            <text:p>110</text:p>
          </table:table-cell>
          <table:table-cell table:style-name="ce7" office:value-type="float" office:value="91.8348623853211">
            <text:p>92</text:p>
          </table:table-cell>
          <table:table-cell table:style-name="ce7" office:value-type="float" office:value="1583">
            <text:p>1,583</text:p>
          </table:table-cell>
          <table:table-cell table:style-name="ce7" office:value-type="float" office:value="795">
            <text:p>795</text:p>
          </table:table-cell>
          <table:table-cell table:number-columns-repeated="1004"/>
        </table:table-row>
        <table:table-row table:style-name="ro1">
          <table:table-cell table:style-name="ce4" office:value-type="float" office:value="1844">
            <text:p>1844</text:p>
          </table:table-cell>
          <table:table-cell office:value-type="string">
            <text:p>Pax Britannica, pt. 1</text:p>
          </table:table-cell>
          <table:table-cell table:style-name="ce7" office:value-type="float" office:value="2713">
            <text:p>2,713</text:p>
          </table:table-cell>
          <table:table-cell table:style-name="ce11" table:formula="of:=[.G68]/[.H68]" office:value-type="float" office:value="2.77385901915432">
            <text:p>2.8</text:p>
          </table:table-cell>
          <table:table-cell table:style-name="ce7" table:formula="of:=[.F68]*100/[.C68]" office:value-type="float" office:value="222.908595906326">
            <text:p>223</text:p>
          </table:table-cell>
          <table:table-cell table:style-name="ce7" table:formula="of:=[.G68]+[.H68]" office:value-type="float" office:value="6047.51020693863">
            <text:p>6,048</text:p>
          </table:table-cell>
          <table:table-cell table:style-name="ce7" table:formula="of:=SUM(OFFSET([.O68];-[.C$5]+1;0;[.C$5];1))+SUM(OFFSET([.Q68];-[.C$6]+1;0;[.C$6];1))+[.S68]" office:value-type="float" office:value="4445.03640591842">
            <text:p>4,445</text:p>
          </table:table-cell>
          <table:table-cell table:style-name="ce7" table:formula="of:=SUM(OFFSET([.P68];-[.D$5]+1;0;[.D$5];1))+SUM(OFFSET([.R68];-[.D$6]+1;0;[.D$6];1))+[.T68]" office:value-type="float" office:value="1602.47380102021">
            <text:p>1,602</text:p>
          </table:table-cell>
          <table:table-cell table:style-name="ce18" table:formula="of:=(SUM(OFFSET([.O68];-[.C$5]+1;0;[.C$5];1))+SUM(OFFSET([.P68];-[.D$5]+1;0;[.D$5];1)))/[.F68]" office:value-type="percentage" office:value="0.0337328905647716">
            <text:p>3%</text:p>
          </table:table-cell>
          <table:table-cell table:style-name="ce18" table:formula="of:=(SUM(OFFSET([.Q68];-[.C$6]+1;0;[.C$6];1))+SUM(OFFSET([.R68];-[.D$6]+1;0;[.D$6];1)))/[.F68]" office:value-type="percentage" office:value="0.578338867940355">
            <text:p>58%</text:p>
          </table:table-cell>
          <table:table-cell table:style-name="ce18" table:formula="of:=SUM([.S68:.T68])/[.F68]" office:value-type="percentage" office:value="0.387928241494873">
            <text:p>39%</text:p>
          </table:table-cell>
          <table:table-cell table:style-name="ce21" table:formula="of:=SUM([.O56:.O81])/SUM([.P56:.P81])" office:value-type="float" office:value="11.75">
            <text:p>11.8</text:p>
          </table:table-cell>
          <table:table-cell table:style-name="ce22" table:formula="of:=SUM([.Q67:.Q69])/SUM([.R67:.R69])" office:value-type="float" office:value="1.41245570196173">
            <text:p>1.4</text:p>
          </table:table-cell>
          <table:table-cell table:style-name="ce21" table:formula="of:=SUM([.S67:.S69])/SUM([.T67:.T69])" office:value-type="float" office:value="1.94444444444444">
            <text:p>1.9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80.584520123839">
            <text:p>81</text:p>
          </table:table-cell>
          <table:table-cell table:style-name="ce7" office:value-type="float" office:value="44.2477064220183">
            <text:p>44</text:p>
          </table:table-cell>
          <table:table-cell table:style-name="ce7" office:value-type="float" office:value="1575">
            <text:p>1,575</text:p>
          </table:table-cell>
          <table:table-cell table:style-name="ce7" office:value-type="float" office:value="771">
            <text:p>771</text:p>
          </table:table-cell>
          <table:table-cell table:number-columns-repeated="1004"/>
        </table:table-row>
        <table:table-row table:style-name="ro1">
          <table:table-cell table:style-name="ce4" office:value-type="float" office:value="1845">
            <text:p>1845</text:p>
          </table:table-cell>
          <table:table-cell office:value-type="string">
            <text:p>Pax Britannica, pt. 1</text:p>
          </table:table-cell>
          <table:table-cell table:style-name="ce7" office:value-type="float" office:value="2742">
            <text:p>2,742</text:p>
          </table:table-cell>
          <table:table-cell table:style-name="ce11" table:formula="of:=[.G69]/[.H69]" office:value-type="float" office:value="2.5699661780322">
            <text:p>2.6</text:p>
          </table:table-cell>
          <table:table-cell table:style-name="ce7" table:formula="of:=[.F69]*100/[.C69]" office:value-type="float" office:value="210.465928255389">
            <text:p>210</text:p>
          </table:table-cell>
          <table:table-cell table:style-name="ce7" table:formula="of:=[.G69]+[.H69]" office:value-type="float" office:value="5770.97575276278">
            <text:p>5,771</text:p>
          </table:table-cell>
          <table:table-cell table:style-name="ce7" table:formula="of:=SUM(OFFSET([.O69];-[.C$5]+1;0;[.C$5];1))+SUM(OFFSET([.Q69];-[.C$6]+1;0;[.C$6];1))+[.S69]" office:value-type="float" office:value="4154.44061910395">
            <text:p>4,154</text:p>
          </table:table-cell>
          <table:table-cell table:style-name="ce7" table:formula="of:=SUM(OFFSET([.P69];-[.D$5]+1;0;[.D$5];1))+SUM(OFFSET([.R69];-[.D$6]+1;0;[.D$6];1))+[.T69]" office:value-type="float" office:value="1616.53513365883">
            <text:p>1,617</text:p>
          </table:table-cell>
          <table:table-cell table:style-name="ce18" table:formula="of:=(SUM(OFFSET([.O69];-[.C$5]+1;0;[.C$5];1))+SUM(OFFSET([.P69];-[.D$5]+1;0;[.D$5];1)))/[.F69]" office:value-type="percentage" office:value="0.0346561844250087">
            <text:p>3%</text:p>
          </table:table-cell>
          <table:table-cell table:style-name="ce18" table:formula="of:=(SUM(OFFSET([.Q69];-[.C$6]+1;0;[.C$6];1))+SUM(OFFSET([.R69];-[.D$6]+1;0;[.D$6];1)))/[.F69]" office:value-type="percentage" office:value="0.590017338252147">
            <text:p>59%</text:p>
          </table:table-cell>
          <table:table-cell table:style-name="ce18" table:formula="of:=SUM([.S69:.T69])/[.F69]" office:value-type="percentage" office:value="0.375326477322844">
            <text:p>38%</text:p>
          </table:table-cell>
          <table:table-cell table:style-name="ce21" table:formula="of:=SUM([.O57:.O82])/SUM([.P57:.P82])" office:value-type="float" office:value="10.75">
            <text:p>10.8</text:p>
          </table:table-cell>
          <table:table-cell table:style-name="ce22" table:formula="of:=SUM([.Q68:.Q70])/SUM([.R68:.R70])" office:value-type="float" office:value="1.29058370459866">
            <text:p>1.3</text:p>
          </table:table-cell>
          <table:table-cell table:style-name="ce21" table:formula="of:=SUM([.S68:.S70])/SUM([.T68:.T70])" office:value-type="float" office:value="1.82576073363902">
            <text:p>1.8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25.245820433437">
            <text:p>125</text:p>
          </table:table-cell>
          <table:table-cell table:style-name="ce7" office:value-type="float" office:value="87.6605504587156">
            <text:p>88</text:p>
          </table:table-cell>
          <table:table-cell table:style-name="ce7" office:value-type="float" office:value="1392">
            <text:p>1,392</text:p>
          </table:table-cell>
          <table:table-cell table:style-name="ce7" office:value-type="float" office:value="774">
            <text:p>774</text:p>
          </table:table-cell>
          <table:table-cell table:number-columns-repeated="1004"/>
        </table:table-row>
        <table:table-row table:style-name="ro1">
          <table:table-cell table:style-name="ce4" office:value-type="float" office:value="1846">
            <text:p>1846</text:p>
          </table:table-cell>
          <table:table-cell office:value-type="string">
            <text:p>Pax Britannica, pt. 1</text:p>
          </table:table-cell>
          <table:table-cell table:style-name="ce7" office:value-type="float" office:value="2770">
            <text:p>2,770</text:p>
          </table:table-cell>
          <table:table-cell table:style-name="ce11" table:formula="of:=[.G70]/[.H70]" office:value-type="float" office:value="2.34319004328864">
            <text:p>2.3</text:p>
          </table:table-cell>
          <table:table-cell table:style-name="ce7" table:formula="of:=[.F70]*100/[.C70]" office:value-type="float" office:value="207.969796119059">
            <text:p>208</text:p>
          </table:table-cell>
          <table:table-cell table:style-name="ce7" table:formula="of:=[.G70]+[.H70]" office:value-type="float" office:value="5760.76335249793">
            <text:p>5,761</text:p>
          </table:table-cell>
          <table:table-cell table:style-name="ce7" table:formula="of:=SUM(OFFSET([.O70];-[.C$5]+1;0;[.C$5];1))+SUM(OFFSET([.Q70];-[.C$6]+1;0;[.C$6];1))+[.S70]" office:value-type="float" office:value="4037.62967540934">
            <text:p>4,038</text:p>
          </table:table-cell>
          <table:table-cell table:style-name="ce7" table:formula="of:=SUM(OFFSET([.P70];-[.D$5]+1;0;[.D$5];1))+SUM(OFFSET([.R70];-[.D$6]+1;0;[.D$6];1))+[.T70]" office:value-type="float" office:value="1723.13367708859">
            <text:p>1,723</text:p>
          </table:table-cell>
          <table:table-cell table:style-name="ce18" table:formula="of:=(SUM(OFFSET([.O70];-[.C$5]+1;0;[.C$5];1))+SUM(OFFSET([.P70];-[.D$5]+1;0;[.D$5];1)))/[.F70]" office:value-type="percentage" office:value="0.0336760925817027">
            <text:p>3%</text:p>
          </table:table-cell>
          <table:table-cell table:style-name="ce18" table:formula="of:=(SUM(OFFSET([.Q70];-[.C$6]+1;0;[.C$6];1))+SUM(OFFSET([.R70];-[.D$6]+1;0;[.D$6];1)))/[.F70]" office:value-type="percentage" office:value="0.572799670909432">
            <text:p>57%</text:p>
          </table:table-cell>
          <table:table-cell table:style-name="ce18" table:formula="of:=SUM([.S70:.T70])/[.F70]" office:value-type="percentage" office:value="0.393524236508866">
            <text:p>39%</text:p>
          </table:table-cell>
          <table:table-cell table:style-name="ce21" table:formula="of:=SUM([.O58:.O83])/SUM([.P58:.P83])" office:value-type="float" office:value="9.75">
            <text:p>9.8</text:p>
          </table:table-cell>
          <table:table-cell table:style-name="ce22" table:formula="of:=SUM([.Q69:.Q71])/SUM([.R69:.R71])" office:value-type="float" office:value="1.13911274737545">
            <text:p>1.1</text:p>
          </table:table-cell>
          <table:table-cell table:style-name="ce21" table:formula="of:=SUM([.S69:.S71])/SUM([.T69:.T71])" office:value-type="float" office:value="1.73497267759563">
            <text:p>1.7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03.400619195046">
            <text:p>103</text:p>
          </table:table-cell>
          <table:table-cell table:style-name="ce7" office:value-type="float" office:value="107.697247706422">
            <text:p>108</text:p>
          </table:table-cell>
          <table:table-cell table:style-name="ce7" office:value-type="float" office:value="1413">
            <text:p>1,413</text:p>
          </table:table-cell>
          <table:table-cell table:style-name="ce7" office:value-type="float" office:value="854">
            <text:p>854</text:p>
          </table:table-cell>
          <table:table-cell table:number-columns-repeated="1004"/>
        </table:table-row>
        <table:table-row table:style-name="ro1">
          <table:table-cell table:style-name="ce4" office:value-type="float" office:value="1847">
            <text:p>1847</text:p>
          </table:table-cell>
          <table:table-cell office:value-type="string">
            <text:p>Pax Britannica, pt. 1</text:p>
          </table:table-cell>
          <table:table-cell table:style-name="ce7" office:value-type="float" office:value="2797">
            <text:p>2,797</text:p>
          </table:table-cell>
          <table:table-cell table:style-name="ce11" table:formula="of:=[.G71]/[.H71]" office:value-type="float" office:value="2.30124083469935">
            <text:p>2.3</text:p>
          </table:table-cell>
          <table:table-cell table:style-name="ce7" table:formula="of:=[.F71]*100/[.C71]" office:value-type="float" office:value="213.05093463095">
            <text:p>213</text:p>
          </table:table-cell>
          <table:table-cell table:style-name="ce7" table:formula="of:=[.G71]+[.H71]" office:value-type="float" office:value="5959.03464162768">
            <text:p>5,959</text:p>
          </table:table-cell>
          <table:table-cell table:style-name="ce7" table:formula="of:=SUM(OFFSET([.O71];-[.C$5]+1;0;[.C$5];1))+SUM(OFFSET([.Q71];-[.C$6]+1;0;[.C$6];1))+[.S71]" office:value-type="float" office:value="4153.94530097969">
            <text:p>4,154</text:p>
          </table:table-cell>
          <table:table-cell table:style-name="ce7" table:formula="of:=SUM(OFFSET([.P71];-[.D$5]+1;0;[.D$5];1))+SUM(OFFSET([.R71];-[.D$6]+1;0;[.D$6];1))+[.T71]" office:value-type="float" office:value="1805.08934064799">
            <text:p>1,805</text:p>
          </table:table-cell>
          <table:table-cell table:style-name="ce18" table:formula="of:=(SUM(OFFSET([.O71];-[.C$5]+1;0;[.C$5];1))+SUM(OFFSET([.P71];-[.D$5]+1;0;[.D$5];1)))/[.F71]" office:value-type="percentage" office:value="0.0317165466164123">
            <text:p>3%</text:p>
          </table:table-cell>
          <table:table-cell table:style-name="ce18" table:formula="of:=(SUM(OFFSET([.Q71];-[.C$6]+1;0;[.C$6];1))+SUM(OFFSET([.R71];-[.D$6]+1;0;[.D$6];1)))/[.F71]" office:value-type="percentage" office:value="0.536334294702925">
            <text:p>54%</text:p>
          </table:table-cell>
          <table:table-cell table:style-name="ce18" table:formula="of:=SUM([.S71:.T71])/[.F71]" office:value-type="percentage" office:value="0.431949158680663">
            <text:p>43%</text:p>
          </table:table-cell>
          <table:table-cell table:style-name="ce21" table:formula="of:=SUM([.O59:.O84])/SUM([.P59:.P84])" office:value-type="float" office:value="8.75">
            <text:p>8.8</text:p>
          </table:table-cell>
          <table:table-cell table:style-name="ce22" table:formula="of:=SUM([.Q70:.Q72])/SUM([.R70:.R72])" office:value-type="float" office:value="1.16294355799">
            <text:p>1.2</text:p>
          </table:table-cell>
          <table:table-cell table:style-name="ce21" table:formula="of:=SUM([.S70:.S72])/SUM([.T70:.T72])" office:value-type="float" office:value="1.77746379371247">
            <text:p>1.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19.420433436533">
            <text:p>119</text:p>
          </table:table-cell>
          <table:table-cell table:style-name="ce7" office:value-type="float" office:value="110.201834862385">
            <text:p>110</text:p>
          </table:table-cell>
          <table:table-cell table:style-name="ce7" office:value-type="float" office:value="1640">
            <text:p>1,640</text:p>
          </table:table-cell>
          <table:table-cell table:style-name="ce7" office:value-type="float" office:value="934">
            <text:p>934</text:p>
          </table:table-cell>
          <table:table-cell table:number-columns-repeated="1004"/>
        </table:table-row>
        <table:table-row table:style-name="ro1">
          <table:table-cell table:style-name="ce4" office:value-type="float" office:value="1848">
            <text:p>1848</text:p>
          </table:table-cell>
          <table:table-cell office:value-type="string">
            <text:p>Pax Britannica, pt. 1</text:p>
          </table:table-cell>
          <table:table-cell table:style-name="ce7" office:value-type="float" office:value="2823">
            <text:p>2,823</text:p>
          </table:table-cell>
          <table:table-cell table:style-name="ce11" table:formula="of:=[.G72]/[.H72]" office:value-type="float" office:value="2.29417635601815">
            <text:p>2.3</text:p>
          </table:table-cell>
          <table:table-cell table:style-name="ce7" table:formula="of:=[.F72]*100/[.C72]" office:value-type="float" office:value="222.629299462707">
            <text:p>223</text:p>
          </table:table-cell>
          <table:table-cell table:style-name="ce7" table:formula="of:=[.G72]+[.H72]" office:value-type="float" office:value="6284.82512383221">
            <text:p>6,285</text:p>
          </table:table-cell>
          <table:table-cell table:style-name="ce7" table:formula="of:=SUM(OFFSET([.O72];-[.C$5]+1;0;[.C$5];1))+SUM(OFFSET([.Q72];-[.C$6]+1;0;[.C$6];1))+[.S72]" office:value-type="float" office:value="4376.96578522988">
            <text:p>4,377</text:p>
          </table:table-cell>
          <table:table-cell table:style-name="ce7" table:formula="of:=SUM(OFFSET([.P72];-[.D$5]+1;0;[.D$5];1))+SUM(OFFSET([.R72];-[.D$6]+1;0;[.D$6];1))+[.T72]" office:value-type="float" office:value="1907.85933860233">
            <text:p>1,908</text:p>
          </table:table-cell>
          <table:table-cell table:style-name="ce18" table:formula="of:=(SUM(OFFSET([.O72];-[.C$5]+1;0;[.C$5];1))+SUM(OFFSET([.P72];-[.D$5]+1;0;[.D$5];1)))/[.F72]" office:value-type="percentage" office:value="0.0289586418737176">
            <text:p>3%</text:p>
          </table:table-cell>
          <table:table-cell table:style-name="ce18" table:formula="of:=(SUM(OFFSET([.Q72];-[.C$6]+1;0;[.C$6];1))+SUM(OFFSET([.R72];-[.D$6]+1;0;[.D$6];1)))/[.F72]" office:value-type="percentage" office:value="0.490200612289059">
            <text:p>49%</text:p>
          </table:table-cell>
          <table:table-cell table:style-name="ce18" table:formula="of:=SUM([.S72:.T72])/[.F72]" office:value-type="percentage" office:value="0.480840745837223">
            <text:p>48%</text:p>
          </table:table-cell>
          <table:table-cell table:style-name="ce21" table:formula="of:=SUM([.O60:.O85])/SUM([.P60:.P85])" office:value-type="float" office:value="10.6666666666667">
            <text:p>10.7</text:p>
          </table:table-cell>
          <table:table-cell table:style-name="ce22" table:formula="of:=SUM([.Q71:.Q73])/SUM([.R71:.R73])" office:value-type="float" office:value="1.69916461488422">
            <text:p>1.7</text:p>
          </table:table-cell>
          <table:table-cell table:style-name="ce21" table:formula="of:=SUM([.S71:.S73])/SUM([.T71:.T73])" office:value-type="float" office:value="1.84914211719003">
            <text:p>1.8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35.440247678019">
            <text:p>135</text:p>
          </table:table-cell>
          <table:table-cell table:style-name="ce7" office:value-type="float" office:value="90.1651376146789">
            <text:p>90</text:p>
          </table:table-cell>
          <table:table-cell table:style-name="ce7" office:value-type="float" office:value="1979">
            <text:p>1,979</text:p>
          </table:table-cell>
          <table:table-cell table:style-name="ce7" office:value-type="float" office:value="1043">
            <text:p>1,043</text:p>
          </table:table-cell>
          <table:table-cell table:number-columns-repeated="1004"/>
        </table:table-row>
        <table:table-row table:style-name="ro1">
          <table:table-cell table:style-name="ce4" office:value-type="float" office:value="1849">
            <text:p>1849</text:p>
          </table:table-cell>
          <table:table-cell office:value-type="string">
            <text:p>pre Crimean War</text:p>
          </table:table-cell>
          <table:table-cell table:style-name="ce7" office:value-type="float" office:value="2849">
            <text:p>2,849</text:p>
          </table:table-cell>
          <table:table-cell table:style-name="ce11" table:formula="of:=[.G73]/[.H73]" office:value-type="float" office:value="2.28300091740664">
            <text:p>2.3</text:p>
          </table:table-cell>
          <table:table-cell table:style-name="ce7" table:formula="of:=[.F73]*100/[.C73]" office:value-type="float" office:value="219.174017020268">
            <text:p>219</text:p>
          </table:table-cell>
          <table:table-cell table:style-name="ce7" table:formula="of:=[.G73]+[.H73]" office:value-type="float" office:value="6244.26774490742">
            <text:p>6,244</text:p>
          </table:table-cell>
          <table:table-cell table:style-name="ce7" table:formula="of:=SUM(OFFSET([.O73];-[.C$5]+1;0;[.C$5];1))+SUM(OFFSET([.Q73];-[.C$6]+1;0;[.C$6];1))+[.S73]" office:value-type="float" office:value="4342.26774490742">
            <text:p>4,342</text:p>
          </table:table-cell>
          <table:table-cell table:style-name="ce7" table:formula="of:=SUM(OFFSET([.P73];-[.D$5]+1;0;[.D$5];1))+SUM(OFFSET([.R73];-[.D$6]+1;0;[.D$6];1))+[.T73]" office:value-type="float" office:value="1902">
            <text:p>1,902</text:p>
          </table:table-cell>
          <table:table-cell table:style-name="ce18" table:formula="of:=(SUM(OFFSET([.O73];-[.C$5]+1;0;[.C$5];1))+SUM(OFFSET([.P73];-[.D$5]+1;0;[.D$5];1)))/[.F73]" office:value-type="percentage" office:value="0.0288264384798043">
            <text:p>3%</text:p>
          </table:table-cell>
          <table:table-cell table:style-name="ce18" table:formula="of:=(SUM(OFFSET([.Q73];-[.C$6]+1;0;[.C$6];1))+SUM(OFFSET([.R73];-[.D$6]+1;0;[.D$6];1)))/[.F73]" office:value-type="percentage" office:value="0.457902809699236">
            <text:p>46%</text:p>
          </table:table-cell>
          <table:table-cell table:style-name="ce18" table:formula="of:=SUM([.S73:.T73])/[.F73]" office:value-type="percentage" office:value="0.51327075182096">
            <text:p>51%</text:p>
          </table:table-cell>
          <table:table-cell table:style-name="ce21" table:formula="of:=SUM([.O61:.O86])/SUM([.P61:.P86])" office:value-type="float" office:value="7.75">
            <text:p>7.8</text:p>
          </table:table-cell>
          <table:table-cell table:style-name="ce22" table:formula="of:=SUM([.Q72:.Q74])/SUM([.R72:.R74])" office:value-type="float" office:value="2.04623700408181">
            <text:p>2.0</text:p>
          </table:table-cell>
          <table:table-cell table:style-name="ce21" table:formula="of:=SUM([.S72:.S74])/SUM([.T72:.T74])" office:value-type="float" office:value="1.92749054224464">
            <text:p>1.9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09.711455108359">
            <text:p>110</text:p>
          </table:table-cell>
          <table:table-cell table:style-name="ce7" office:value-type="float" office:value="14.1926605504587">
            <text:p>14</text:p>
          </table:table-cell>
          <table:table-cell table:style-name="ce7" office:value-type="float" office:value="2093">
            <text:p>2,093</text:p>
          </table:table-cell>
          <table:table-cell table:style-name="ce7" office:value-type="float" office:value="1112">
            <text:p>1,112</text:p>
          </table:table-cell>
          <table:table-cell table:number-columns-repeated="1004"/>
        </table:table-row>
        <table:table-row table:style-name="ro1">
          <table:table-cell table:style-name="ce4" office:value-type="float" office:value="1850">
            <text:p>1850</text:p>
          </table:table-cell>
          <table:table-cell office:value-type="string">
            <text:p>pre Crimean War</text:p>
          </table:table-cell>
          <table:table-cell table:style-name="ce7" office:value-type="float" office:value="2873">
            <text:p>2,873</text:p>
          </table:table-cell>
          <table:table-cell table:style-name="ce11" table:formula="of:=[.G74]/[.H74]" office:value-type="float" office:value="2.3040508717782">
            <text:p>2.3</text:p>
          </table:table-cell>
          <table:table-cell table:style-name="ce7" table:formula="of:=[.F74]*100/[.C74]" office:value-type="float" office:value="213.942151064951">
            <text:p>214</text:p>
          </table:table-cell>
          <table:table-cell table:style-name="ce7" table:formula="of:=[.G74]+[.H74]" office:value-type="float" office:value="6146.55800009605">
            <text:p>6,147</text:p>
          </table:table-cell>
          <table:table-cell table:style-name="ce7" table:formula="of:=SUM(OFFSET([.O74];-[.C$5]+1;0;[.C$5];1))+SUM(OFFSET([.Q74];-[.C$6]+1;0;[.C$6];1))+[.S74]" office:value-type="float" office:value="4286.24826558278">
            <text:p>4,286</text:p>
          </table:table-cell>
          <table:table-cell table:style-name="ce7" table:formula="of:=SUM(OFFSET([.P74];-[.D$5]+1;0;[.D$5];1))+SUM(OFFSET([.R74];-[.D$6]+1;0;[.D$6];1))+[.T74]" office:value-type="float" office:value="1860.30973451327">
            <text:p>1,860</text:p>
          </table:table-cell>
          <table:table-cell table:style-name="ce18" table:formula="of:=(SUM(OFFSET([.O74];-[.C$5]+1;0;[.C$5];1))+SUM(OFFSET([.P74];-[.D$5]+1;0;[.D$5];1)))/[.F74]" office:value-type="percentage" office:value="0.0284712191762065">
            <text:p>3%</text:p>
          </table:table-cell>
          <table:table-cell table:style-name="ce18" table:formula="of:=(SUM(OFFSET([.Q74];-[.C$6]+1;0;[.C$6];1))+SUM(OFFSET([.R74];-[.D$6]+1;0;[.D$6];1)))/[.F74]" office:value-type="percentage" office:value="0.473851869623704">
            <text:p>47%</text:p>
          </table:table-cell>
          <table:table-cell table:style-name="ce18" table:formula="of:=SUM([.S74:.T74])/[.F74]" office:value-type="percentage" office:value="0.497676911200089">
            <text:p>50%</text:p>
          </table:table-cell>
          <table:table-cell table:style-name="ce21" table:formula="of:=SUM([.O62:.O87])/SUM([.P62:.P87])" office:value-type="float" office:value="7.25">
            <text:p>7.3</text:p>
          </table:table-cell>
          <table:table-cell table:style-name="ce22" table:formula="of:=SUM([.Q73:.Q75])/SUM([.R73:.R75])" office:value-type="float" office:value="1.99365200192039">
            <text:p>2.0</text:p>
          </table:table-cell>
          <table:table-cell table:style-name="ce21" table:formula="of:=SUM([.S73:.S75])/SUM([.T73:.T75])" office:value-type="float" office:value="1.93799682034976">
            <text:p>1.9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235.033686236766">
            <text:p>235</text:p>
          </table:table-cell>
          <table:table-cell table:style-name="ce7" office:value-type="float" office:value="130.309734513274">
            <text:p>130</text:p>
          </table:table-cell>
          <table:table-cell table:style-name="ce7" office:value-type="float" office:value="2042">
            <text:p>2,042</text:p>
          </table:table-cell>
          <table:table-cell table:style-name="ce7" office:value-type="float" office:value="1017">
            <text:p>1,017</text:p>
          </table:table-cell>
          <table:table-cell table:number-columns-repeated="1004"/>
        </table:table-row>
        <table:table-row table:style-name="ro1">
          <table:table-cell table:style-name="ce4" office:value-type="float" office:value="1851">
            <text:p>1851</text:p>
          </table:table-cell>
          <table:table-cell office:value-type="string">
            <text:p>pre Crimean War</text:p>
          </table:table-cell>
          <table:table-cell table:style-name="ce7" office:value-type="float" office:value="2896">
            <text:p>2,896</text:p>
          </table:table-cell>
          <table:table-cell table:style-name="ce11" table:formula="of:=[.G75]/[.H75]" office:value-type="float" office:value="2.19577941497761">
            <text:p>2.2</text:p>
          </table:table-cell>
          <table:table-cell table:style-name="ce7" table:formula="of:=[.F75]*100/[.C75]" office:value-type="float" office:value="212.434448332251">
            <text:p>212</text:p>
          </table:table-cell>
          <table:table-cell table:style-name="ce7" table:formula="of:=[.G75]+[.H75]" office:value-type="float" office:value="6152.10162370199">
            <text:p>6,152</text:p>
          </table:table-cell>
          <table:table-cell table:style-name="ce7" table:formula="of:=SUM(OFFSET([.O75];-[.C$5]+1;0;[.C$5];1))+SUM(OFFSET([.Q75];-[.C$6]+1;0;[.C$6];1))+[.S75]" office:value-type="float" office:value="4227.03082724181">
            <text:p>4,227</text:p>
          </table:table-cell>
          <table:table-cell table:style-name="ce7" table:formula="of:=SUM(OFFSET([.P75];-[.D$5]+1;0;[.D$5];1))+SUM(OFFSET([.R75];-[.D$6]+1;0;[.D$6];1))+[.T75]" office:value-type="float" office:value="1925.07079646018">
            <text:p>1,925</text:p>
          </table:table-cell>
          <table:table-cell table:style-name="ce18" table:formula="of:=(SUM(OFFSET([.O75];-[.C$5]+1;0;[.C$5];1))+SUM(OFFSET([.P75];-[.D$5]+1;0;[.D$5];1)))/[.F75]" office:value-type="percentage" office:value="0.0281204717642324">
            <text:p>3%</text:p>
          </table:table-cell>
          <table:table-cell table:style-name="ce18" table:formula="of:=(SUM(OFFSET([.Q75];-[.C$6]+1;0;[.C$6];1))+SUM(OFFSET([.R75];-[.D$6]+1;0;[.D$6];1)))/[.F75]" office:value-type="percentage" office:value="0.488142395459145">
            <text:p>49%</text:p>
          </table:table-cell>
          <table:table-cell table:style-name="ce18" table:formula="of:=SUM([.S75:.T75])/[.F75]" office:value-type="percentage" office:value="0.483737132776622">
            <text:p>48%</text:p>
          </table:table-cell>
          <table:table-cell table:style-name="ce21" table:formula="of:=SUM([.O63:.O88])/SUM([.P63:.P88])" office:value-type="float" office:value="10.3333333333333">
            <text:p>10.3</text:p>
          </table:table-cell>
          <table:table-cell table:style-name="ce22" table:formula="of:=SUM([.Q74:.Q76])/SUM([.R74:.R76])" office:value-type="float" office:value="1.73684210526316">
            <text:p>1.7</text:p>
          </table:table-cell>
          <table:table-cell table:style-name="ce21" table:formula="of:=SUM([.S74:.S76])/SUM([.T74:.T76])" office:value-type="float" office:value="1.97139098980598">
            <text:p>2.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29.95187680462">
            <text:p>230</text:p>
          </table:table-cell>
          <table:table-cell table:style-name="ce7" office:value-type="float" office:value="143.761061946903">
            <text:p>144</text:p>
          </table:table-cell>
          <table:table-cell table:style-name="ce7" office:value-type="float" office:value="1960">
            <text:p>1,960</text:p>
          </table:table-cell>
          <table:table-cell table:style-name="ce7" office:value-type="float" office:value="1016">
            <text:p>1,016</text:p>
          </table:table-cell>
          <table:table-cell table:number-columns-repeated="1004"/>
        </table:table-row>
        <table:table-row table:style-name="ro1">
          <table:table-cell table:style-name="ce4" office:value-type="float" office:value="1852">
            <text:p>1852</text:p>
          </table:table-cell>
          <table:table-cell office:value-type="string">
            <text:p>pre Crimean War</text:p>
          </table:table-cell>
          <table:table-cell table:style-name="ce7" office:value-type="float" office:value="2918">
            <text:p>2,918</text:p>
          </table:table-cell>
          <table:table-cell table:style-name="ce11" table:formula="of:=[.G76]/[.H76]" office:value-type="float" office:value="2.16939807428338">
            <text:p>2.2</text:p>
          </table:table-cell>
          <table:table-cell table:style-name="ce7" table:formula="of:=[.F76]*100/[.C76]" office:value-type="float" office:value="211.148384386802">
            <text:p>211</text:p>
          </table:table-cell>
          <table:table-cell table:style-name="ce7" table:formula="of:=[.G76]+[.H76]" office:value-type="float" office:value="6161.30985640688">
            <text:p>6,161</text:p>
          </table:table-cell>
          <table:table-cell table:style-name="ce7" table:formula="of:=SUM(OFFSET([.O76];-[.C$5]+1;0;[.C$5];1))+SUM(OFFSET([.Q76];-[.C$6]+1;0;[.C$6];1))+[.S76]" office:value-type="float" office:value="4217.30985640688">
            <text:p>4,217</text:p>
          </table:table-cell>
          <table:table-cell table:style-name="ce7" table:formula="of:=SUM(OFFSET([.P76];-[.D$5]+1;0;[.D$5];1))+SUM(OFFSET([.R76];-[.D$6]+1;0;[.D$6];1))+[.T76]" office:value-type="float" office:value="1944">
            <text:p>1,944</text:p>
          </table:table-cell>
          <table:table-cell table:style-name="ce18" table:formula="of:=(SUM(OFFSET([.O76];-[.C$5]+1;0;[.C$5];1))+SUM(OFFSET([.P76];-[.D$5]+1;0;[.D$5];1)))/[.F76]" office:value-type="percentage" office:value="0.026130807206942">
            <text:p>3%</text:p>
          </table:table-cell>
          <table:table-cell table:style-name="ce18" table:formula="of:=(SUM(OFFSET([.Q76];-[.C$6]+1;0;[.C$6];1))+SUM(OFFSET([.R76];-[.D$6]+1;0;[.D$6];1)))/[.F76]" office:value-type="percentage" office:value="0.486797438581672">
            <text:p>49%</text:p>
          </table:table-cell>
          <table:table-cell table:style-name="ce18" table:formula="of:=SUM([.S76:.T76])/[.F76]" office:value-type="percentage" office:value="0.487071754211386">
            <text:p>49%</text:p>
          </table:table-cell>
          <table:table-cell table:style-name="ce21" table:formula="of:=SUM([.O64:.O89])/SUM([.P64:.P89])" office:value-type="float" office:value="10.3333333333333">
            <text:p>10.3</text:p>
          </table:table-cell>
          <table:table-cell table:style-name="ce22" table:formula="of:=SUM([.Q75:.Q77])/SUM([.R75:.R77])" office:value-type="float" office:value="2.38123701940125">
            <text:p>2.4</text:p>
          </table:table-cell>
          <table:table-cell table:style-name="ce21" table:formula="of:=SUM([.S75:.S77])/SUM([.T75:.T77])" office:value-type="float" office:value="1.9436052366566">
            <text:p>1.9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95.014436958614">
            <text:p>195</text:p>
          </table:table-cell>
          <table:table-cell table:style-name="ce7" office:value-type="float" office:value="105.929203539823">
            <text:p>106</text:p>
          </table:table-cell>
          <table:table-cell table:style-name="ce7" office:value-type="float" office:value="1993">
            <text:p>1,993</text:p>
          </table:table-cell>
          <table:table-cell table:style-name="ce7" office:value-type="float" office:value="1008">
            <text:p>1,008</text:p>
          </table:table-cell>
          <table:table-cell table:number-columns-repeated="1004"/>
        </table:table-row>
        <table:table-row table:style-name="ro1">
          <table:table-cell table:style-name="ce4" office:value-type="float" office:value="1853">
            <text:p>1853</text:p>
          </table:table-cell>
          <table:table-cell office:value-type="string">
            <text:p>pre Crimean War</text:p>
          </table:table-cell>
          <table:table-cell table:style-name="ce7" office:value-type="float" office:value="2939">
            <text:p>2,939</text:p>
          </table:table-cell>
          <table:table-cell table:style-name="ce11" table:formula="of:=[.G77]/[.H77]" office:value-type="float" office:value="2.25616797158098">
            <text:p>2.3</text:p>
          </table:table-cell>
          <table:table-cell table:style-name="ce7" table:formula="of:=[.F77]*100/[.C77]" office:value-type="float" office:value="199.443350277563">
            <text:p>199</text:p>
          </table:table-cell>
          <table:table-cell table:style-name="ce7" table:formula="of:=[.G77]+[.H77]" office:value-type="float" office:value="5861.64006465759">
            <text:p>5,862</text:p>
          </table:table-cell>
          <table:table-cell table:style-name="ce7" table:formula="of:=SUM(OFFSET([.O77];-[.C$5]+1;0;[.C$5];1))+SUM(OFFSET([.Q77];-[.C$6]+1;0;[.C$6];1))+[.S77]" office:value-type="float" office:value="4061.47492704291">
            <text:p>4,061</text:p>
          </table:table-cell>
          <table:table-cell table:style-name="ce7" table:formula="of:=SUM(OFFSET([.P77];-[.D$5]+1;0;[.D$5];1))+SUM(OFFSET([.R77];-[.D$6]+1;0;[.D$6];1))+[.T77]" office:value-type="float" office:value="1800.16513761468">
            <text:p>1,800</text:p>
          </table:table-cell>
          <table:table-cell table:style-name="ce18" table:formula="of:=(SUM(OFFSET([.O77];-[.C$5]+1;0;[.C$5];1))+SUM(OFFSET([.P77];-[.D$5]+1;0;[.D$5];1)))/[.F77]" office:value-type="percentage" office:value="0.0269549133445862">
            <text:p>3%</text:p>
          </table:table-cell>
          <table:table-cell table:style-name="ce18" table:formula="of:=(SUM(OFFSET([.Q77];-[.C$6]+1;0;[.C$6];1))+SUM(OFFSET([.R77];-[.D$6]+1;0;[.D$6];1)))/[.F77]" office:value-type="percentage" office:value="0.496727883756144">
            <text:p>50%</text:p>
          </table:table-cell>
          <table:table-cell table:style-name="ce18" table:formula="of:=SUM([.S77:.T77])/[.F77]" office:value-type="percentage" office:value="0.47631720289927">
            <text:p>48%</text:p>
          </table:table-cell>
          <table:table-cell table:style-name="ce21" table:formula="of:=SUM([.O65:.O90])/SUM([.P65:.P90])" office:value-type="float" office:value="10.3333333333333">
            <text:p>10.3</text:p>
          </table:table-cell>
          <table:table-cell table:style-name="ce22" table:formula="of:=SUM([.Q76:.Q78])/SUM([.R76:.R78])" office:value-type="float" office:value="3.66398672330489">
            <text:p>3.7</text:p>
          </table:table-cell>
          <table:table-cell table:style-name="ce21" table:formula="of:=SUM([.S76:.S78])/SUM([.T76:.T78])" office:value-type="float" office:value="1.94638533379453">
            <text:p>1.9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69.605389797883">
            <text:p>17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837">
            <text:p>1,837</text:p>
          </table:table-cell>
          <table:table-cell table:style-name="ce7" office:value-type="float" office:value="955">
            <text:p>955</text:p>
          </table:table-cell>
          <table:table-cell table:number-columns-repeated="1004"/>
        </table:table-row>
        <table:table-row table:style-name="ro1">
          <table:table-cell table:style-name="ce4" office:value-type="float" office:value="1854">
            <text:p>1854</text:p>
          </table:table-cell>
          <table:table-cell office:value-type="string">
            <text:p>Crimean War</text:p>
          </table:table-cell>
          <table:table-cell table:style-name="ce7" office:value-type="float" office:value="2959">
            <text:p>2,959</text:p>
          </table:table-cell>
          <table:table-cell table:style-name="ce11" table:formula="of:=[.G78]/[.H78]" office:value-type="float" office:value="2.26101529656332">
            <text:p>2.3</text:p>
          </table:table-cell>
          <table:table-cell table:style-name="ce7" table:formula="of:=[.F78]*100/[.C78]" office:value-type="float" office:value="190.538228780474">
            <text:p>191</text:p>
          </table:table-cell>
          <table:table-cell table:style-name="ce7" table:formula="of:=[.G78]+[.H78]" office:value-type="float" office:value="5638.02618961422">
            <text:p>5,638</text:p>
          </table:table-cell>
          <table:table-cell table:style-name="ce7" table:formula="of:=SUM(OFFSET([.O78];-[.C$5]+1;0;[.C$5];1))+SUM(OFFSET([.Q78];-[.C$6]+1;0;[.C$6];1))+[.S78]" office:value-type="float" office:value="3909.10875842156">
            <text:p>3,909</text:p>
          </table:table-cell>
          <table:table-cell table:style-name="ce7" table:formula="of:=SUM(OFFSET([.P78];-[.D$5]+1;0;[.D$5];1))+SUM(OFFSET([.R78];-[.D$6]+1;0;[.D$6];1))+[.T78]" office:value-type="float" office:value="1728.91743119266">
            <text:p>1,729</text:p>
          </table:table-cell>
          <table:table-cell table:style-name="ce18" table:formula="of:=(SUM(OFFSET([.O78];-[.C$5]+1;0;[.C$5];1))+SUM(OFFSET([.P78];-[.D$5]+1;0;[.D$5];1)))/[.F78]" office:value-type="percentage" office:value="0.0266050555558458">
            <text:p>3%</text:p>
          </table:table-cell>
          <table:table-cell table:style-name="ce18" table:formula="of:=(SUM(OFFSET([.Q78];-[.C$6]+1;0;[.C$6];1))+SUM(OFFSET([.R78];-[.D$6]+1;0;[.D$6];1)))/[.F78]" office:value-type="percentage" office:value="0.490069768512955">
            <text:p>49%</text:p>
          </table:table-cell>
          <table:table-cell table:style-name="ce18" table:formula="of:=SUM([.S78:.T78])/[.F78]" office:value-type="percentage" office:value="0.483325175931199">
            <text:p>48%</text:p>
          </table:table-cell>
          <table:table-cell table:style-name="ce21" table:formula="of:=SUM([.O66:.O91])/SUM([.P66:.P91])" office:value-type="float" office:value="9.66666666666667">
            <text:p>9.7</text:p>
          </table:table-cell>
          <table:table-cell table:style-name="ce22"/>
          <table:table-cell table:style-name="ce21" table:formula="of:=SUM([.S77:.S79])/SUM([.T77:.T79])" office:value-type="float" office:value="1.94075805176873">
            <text:p>1.9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3.5033686236766">
            <text:p>24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797">
            <text:p>1,797</text:p>
          </table:table-cell>
          <table:table-cell table:style-name="ce7" office:value-type="float" office:value="928">
            <text:p>928</text:p>
          </table:table-cell>
          <table:table-cell table:number-columns-repeated="1004"/>
        </table:table-row>
        <table:table-row table:style-name="ro1">
          <table:table-cell table:style-name="ce4" office:value-type="float" office:value="1855">
            <text:p>1855</text:p>
          </table:table-cell>
          <table:table-cell office:value-type="string">
            <text:p>Crimean War</text:p>
          </table:table-cell>
          <table:table-cell table:style-name="ce7" office:value-type="float" office:value="2978">
            <text:p>2,978</text:p>
          </table:table-cell>
          <table:table-cell table:style-name="ce11" table:formula="of:=[.G79]/[.H79]" office:value-type="float" office:value="2.35275329832545">
            <text:p>2.4</text:p>
          </table:table-cell>
          <table:table-cell table:style-name="ce7" table:formula="of:=[.F79]*100/[.C79]" office:value-type="float" office:value="178.136903145698">
            <text:p>178</text:p>
          </table:table-cell>
          <table:table-cell table:style-name="ce7" table:formula="of:=[.G79]+[.H79]" office:value-type="float" office:value="5304.91697567887">
            <text:p>5,305</text:p>
          </table:table-cell>
          <table:table-cell table:style-name="ce7" table:formula="of:=SUM(OFFSET([.O79];-[.C$5]+1;0;[.C$5];1))+SUM(OFFSET([.Q79];-[.C$6]+1;0;[.C$6];1))+[.S79]" office:value-type="float" office:value="3722.66009494493">
            <text:p>3,723</text:p>
          </table:table-cell>
          <table:table-cell table:style-name="ce7" table:formula="of:=SUM(OFFSET([.P79];-[.D$5]+1;0;[.D$5];1))+SUM(OFFSET([.R79];-[.D$6]+1;0;[.D$6];1))+[.T79]" office:value-type="float" office:value="1582.25688073394">
            <text:p>1,582</text:p>
          </table:table-cell>
          <table:table-cell table:style-name="ce18" table:formula="of:=(SUM(OFFSET([.O79];-[.C$5]+1;0;[.C$5];1))+SUM(OFFSET([.P79];-[.D$5]+1;0;[.D$5];1)))/[.F79]" office:value-type="percentage" office:value="0.0258250978531984">
            <text:p>3%</text:p>
          </table:table-cell>
          <table:table-cell table:style-name="ce18" table:formula="of:=(SUM(OFFSET([.Q79];-[.C$6]+1;0;[.C$6];1))+SUM(OFFSET([.R79];-[.D$6]+1;0;[.D$6];1)))/[.F79]" office:value-type="percentage" office:value="0.488594040037664">
            <text:p>49%</text:p>
          </table:table-cell>
          <table:table-cell table:style-name="ce18" table:formula="of:=SUM([.S79:.T79])/[.F79]" office:value-type="percentage" office:value="0.485580862109138">
            <text:p>49%</text:p>
          </table:table-cell>
          <table:table-cell table:style-name="ce21" table:formula="of:=SUM([.O67:.O92])/SUM([.P67:.P92])" office:value-type="float" office:value="10">
            <text:p>10.0</text:p>
          </table:table-cell>
          <table:table-cell table:style-name="ce22"/>
          <table:table-cell table:style-name="ce21" table:formula="of:=SUM([.S78:.S80])/SUM([.T78:.T80])" office:value-type="float" office:value="1.86331689904907">
            <text:p>1.9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8.5851780558229">
            <text:p>29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706.96615846755">
            <text:p>1,707</text:p>
          </table:table-cell>
          <table:table-cell table:style-name="ce7" office:value-type="float" office:value="869">
            <text:p>869</text:p>
          </table:table-cell>
          <table:table-cell table:number-columns-repeated="1004"/>
        </table:table-row>
        <table:table-row table:style-name="ro1">
          <table:table-cell table:style-name="ce4" office:value-type="float" office:value="1856">
            <text:p>1856</text:p>
          </table:table-cell>
          <table:table-cell office:value-type="string">
            <text:p>post Crimean War</text:p>
          </table:table-cell>
          <table:table-cell table:style-name="ce7" office:value-type="float" office:value="2996">
            <text:p>2,996</text:p>
          </table:table-cell>
          <table:table-cell table:style-name="ce11" table:formula="of:=[.G80]/[.H80]" office:value-type="float" office:value="2.27549094718954">
            <text:p>2.3</text:p>
          </table:table-cell>
          <table:table-cell table:style-name="ce7" table:formula="of:=[.F80]*100/[.C80]" office:value-type="float" office:value="172.582035633528">
            <text:p>173</text:p>
          </table:table-cell>
          <table:table-cell table:style-name="ce7" table:formula="of:=[.G80]+[.H80]" office:value-type="float" office:value="5170.55778758049">
            <text:p>5,171</text:p>
          </table:table-cell>
          <table:table-cell table:style-name="ce7" table:formula="of:=SUM(OFFSET([.O80];-[.C$5]+1;0;[.C$5];1))+SUM(OFFSET([.Q80];-[.C$6]+1;0;[.C$6];1))+[.S80]" office:value-type="float" office:value="3591.99815455296">
            <text:p>3,592</text:p>
          </table:table-cell>
          <table:table-cell table:style-name="ce7" table:formula="of:=SUM(OFFSET([.P80];-[.D$5]+1;0;[.D$5];1))+SUM(OFFSET([.R80];-[.D$6]+1;0;[.D$6];1))+[.T80]" office:value-type="float" office:value="1578.55963302752">
            <text:p>1,579</text:p>
          </table:table-cell>
          <table:table-cell table:style-name="ce18" table:formula="of:=(SUM(OFFSET([.O80];-[.C$5]+1;0;[.C$5];1))+SUM(OFFSET([.P80];-[.D$5]+1;0;[.D$5];1)))/[.F80]" office:value-type="percentage" office:value="0.0241753414496683">
            <text:p>2%</text:p>
          </table:table-cell>
          <table:table-cell table:style-name="ce18" table:formula="of:=(SUM(OFFSET([.Q80];-[.C$6]+1;0;[.C$6];1))+SUM(OFFSET([.R80];-[.D$6]+1;0;[.D$6];1)))/[.F80]" office:value-type="percentage" office:value="0.466540152510675">
            <text:p>47%</text:p>
          </table:table-cell>
          <table:table-cell table:style-name="ce18" table:formula="of:=SUM([.S80:.T80])/[.F80]" office:value-type="percentage" office:value="0.509284506039657">
            <text:p>51%</text:p>
          </table:table-cell>
          <table:table-cell table:style-name="ce21" table:formula="of:=SUM([.O68:.O93])/SUM([.P68:.P93])" office:value-type="float" office:value="9.33333333333333">
            <text:p>9.3</text:p>
          </table:table-cell>
          <table:table-cell table:style-name="ce22"/>
          <table:table-cell table:style-name="ce21" table:formula="of:=SUM([.S79:.S81])/SUM([.T79:.T81])" office:value-type="float" office:value="1.77120536929822">
            <text:p>1.8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40.0192492781521">
            <text:p>4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659.28496879743">
            <text:p>1,659</text:p>
          </table:table-cell>
          <table:table-cell table:style-name="ce7" office:value-type="float" office:value="974">
            <text:p>974</text:p>
          </table:table-cell>
          <table:table-cell table:number-columns-repeated="1004"/>
        </table:table-row>
        <table:table-row table:style-name="ro1">
          <table:table-cell table:style-name="ce4" office:value-type="float" office:value="1857">
            <text:p>1857</text:p>
          </table:table-cell>
          <table:table-cell office:value-type="string">
            <text:p>post Crimean War</text:p>
          </table:table-cell>
          <table:table-cell table:style-name="ce7" office:value-type="float" office:value="3012">
            <text:p>3,012</text:p>
          </table:table-cell>
          <table:table-cell table:style-name="ce11" table:formula="of:=[.G81]/[.H81]" office:value-type="float" office:value="2.34870927883673">
            <text:p>2.3</text:p>
          </table:table-cell>
          <table:table-cell table:style-name="ce7" table:formula="of:=[.F81]*100/[.C81]" office:value-type="float" office:value="166.91934892329">
            <text:p>167</text:p>
          </table:table-cell>
          <table:table-cell table:style-name="ce7" table:formula="of:=[.G81]+[.H81]" office:value-type="float" office:value="5027.61078956949">
            <text:p>5,028</text:p>
          </table:table-cell>
          <table:table-cell table:style-name="ce7" table:formula="of:=SUM(OFFSET([.O81];-[.C$5]+1;0;[.C$5];1))+SUM(OFFSET([.Q81];-[.C$6]+1;0;[.C$6];1))+[.S81]" office:value-type="float" office:value="3526.25299140435">
            <text:p>3,526</text:p>
          </table:table-cell>
          <table:table-cell table:style-name="ce7" table:formula="of:=SUM(OFFSET([.P81];-[.D$5]+1;0;[.D$5];1))+SUM(OFFSET([.R81];-[.D$6]+1;0;[.D$6];1))+[.T81]" office:value-type="float" office:value="1501.35779816514">
            <text:p>1,501</text:p>
          </table:table-cell>
          <table:table-cell table:style-name="ce18" table:formula="of:=(SUM(OFFSET([.O81];-[.C$5]+1;0;[.C$5];1))+SUM(OFFSET([.P81];-[.D$5]+1;0;[.D$5];1)))/[.F81]" office:value-type="percentage" office:value="0.0236692944185105">
            <text:p>2%</text:p>
          </table:table-cell>
          <table:table-cell table:style-name="ce18" table:formula="of:=(SUM(OFFSET([.Q81];-[.C$6]+1;0;[.C$6];1))+SUM(OFFSET([.R81];-[.D$6]+1;0;[.D$6];1)))/[.F81]" office:value-type="percentage" office:value="0.441547030438413">
            <text:p>44%</text:p>
          </table:table-cell>
          <table:table-cell table:style-name="ce18" table:formula="of:=SUM([.S81:.T81])/[.F81]" office:value-type="percentage" office:value="0.534783675143077">
            <text:p>53%</text:p>
          </table:table-cell>
          <table:table-cell table:style-name="ce21" table:formula="of:=SUM([.O69:.O94])/SUM([.P69:.P94])" office:value-type="float" office:value="9.33333333333333">
            <text:p>9.3</text:p>
          </table:table-cell>
          <table:table-cell table:style-name="ce22"/>
          <table:table-cell table:style-name="ce21" table:formula="of:=SUM([.S80:.S82])/SUM([.T80:.T82])" office:value-type="float" office:value="1.68379387010344">
            <text:p>1.7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9.8556304138595">
            <text:p>3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681.68417523495">
            <text:p>1,682</text:p>
          </table:table-cell>
          <table:table-cell table:style-name="ce7" office:value-type="float" office:value="1007">
            <text:p>1,007</text:p>
          </table:table-cell>
          <table:table-cell table:number-columns-repeated="1004"/>
        </table:table-row>
        <table:table-row table:style-name="ro1">
          <table:table-cell table:style-name="ce4" office:value-type="float" office:value="1858">
            <text:p>1858</text:p>
          </table:table-cell>
          <table:table-cell office:value-type="string">
            <text:p>post Crimean War</text:p>
          </table:table-cell>
          <table:table-cell table:style-name="ce7" office:value-type="float" office:value="3028">
            <text:p>3,028</text:p>
          </table:table-cell>
          <table:table-cell table:style-name="ce11" table:formula="of:=[.G82]/[.H82]" office:value-type="float" office:value="2.42376710641099">
            <text:p>2.4</text:p>
          </table:table-cell>
          <table:table-cell table:style-name="ce7" table:formula="of:=[.F82]*100/[.C82]" office:value-type="float" office:value="158.320131236154">
            <text:p>158</text:p>
          </table:table-cell>
          <table:table-cell table:style-name="ce7" table:formula="of:=[.G82]+[.H82]" office:value-type="float" office:value="4793.93357383076">
            <text:p>4,794</text:p>
          </table:table-cell>
          <table:table-cell table:style-name="ce7" table:formula="of:=SUM(OFFSET([.O82];-[.C$5]+1;0;[.C$5];1))+SUM(OFFSET([.Q82];-[.C$6]+1;0;[.C$6];1))+[.S82]" office:value-type="float" office:value="3393.7409132803">
            <text:p>3,394</text:p>
          </table:table-cell>
          <table:table-cell table:style-name="ce7" table:formula="of:=SUM(OFFSET([.P82];-[.D$5]+1;0;[.D$5];1))+SUM(OFFSET([.R82];-[.D$6]+1;0;[.D$6];1))+[.T82]" office:value-type="float" office:value="1400.19266055046">
            <text:p>1,400</text:p>
          </table:table-cell>
          <table:table-cell table:style-name="ce18" table:formula="of:=(SUM(OFFSET([.O82];-[.C$5]+1;0;[.C$5];1))+SUM(OFFSET([.P82];-[.D$5]+1;0;[.D$5];1)))/[.F82]" office:value-type="percentage" office:value="0.0216940844920584">
            <text:p>2%</text:p>
          </table:table-cell>
          <table:table-cell table:style-name="ce18" table:formula="of:=(SUM(OFFSET([.Q82];-[.C$6]+1;0;[.C$6];1))+SUM(OFFSET([.R82];-[.D$6]+1;0;[.D$6];1)))/[.F82]" office:value-type="percentage" office:value="0.421275043050144">
            <text:p>42%</text:p>
          </table:table-cell>
          <table:table-cell table:style-name="ce18" table:formula="of:=SUM([.S82:.T82])/[.F82]" office:value-type="percentage" office:value="0.557030872457797">
            <text:p>56%</text:p>
          </table:table-cell>
          <table:table-cell table:style-name="ce21" table:formula="of:=SUM([.O70:.O95])/SUM([.P70:.P95])" office:value-type="float" office:value="9.33333333333333">
            <text:p>9.3</text:p>
          </table:table-cell>
          <table:table-cell table:style-name="ce22"/>
          <table:table-cell table:style-name="ce21" table:formula="of:=SUM([.S81:.S83])/SUM([.T81:.T83])" office:value-type="float" office:value="1.64957713296358">
            <text:p>1.6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673.36900113567">
            <text:p>1,673</text:p>
          </table:table-cell>
          <table:table-cell table:style-name="ce7" office:value-type="float" office:value="997">
            <text:p>997</text:p>
          </table:table-cell>
          <table:table-cell table:number-columns-repeated="1004"/>
        </table:table-row>
        <table:table-row table:style-name="ro1">
          <table:table-cell table:style-name="ce4" office:value-type="float" office:value="1859">
            <text:p>1859</text:p>
          </table:table-cell>
          <table:table-cell office:value-type="string">
            <text:p>post Crimean War</text:p>
          </table:table-cell>
          <table:table-cell table:style-name="ce7" office:value-type="float" office:value="3042">
            <text:p>3,042</text:p>
          </table:table-cell>
          <table:table-cell table:style-name="ce11" table:formula="of:=[.G83]/[.H83]" office:value-type="float" office:value="2.28396775021668">
            <text:p>2.3</text:p>
          </table:table-cell>
          <table:table-cell table:style-name="ce7" table:formula="of:=[.F83]*100/[.C83]" office:value-type="float" office:value="160.096126678873">
            <text:p>160</text:p>
          </table:table-cell>
          <table:table-cell table:style-name="ce7" table:formula="of:=[.G83]+[.H83]" office:value-type="float" office:value="4870.12417357133">
            <text:p>4,870</text:p>
          </table:table-cell>
          <table:table-cell table:style-name="ce7" table:formula="of:=SUM(OFFSET([.O83];-[.C$5]+1;0;[.C$5];1))+SUM(OFFSET([.Q83];-[.C$6]+1;0;[.C$6];1))+[.S83]" office:value-type="float" office:value="3387.12417357133">
            <text:p>3,387</text:p>
          </table:table-cell>
          <table:table-cell table:style-name="ce7" table:formula="of:=SUM(OFFSET([.P83];-[.D$5]+1;0;[.D$5];1))+SUM(OFFSET([.R83];-[.D$6]+1;0;[.D$6];1))+[.T83]" office:value-type="float" office:value="1483">
            <text:p>1,483</text:p>
          </table:table-cell>
          <table:table-cell table:style-name="ce18" table:formula="of:=(SUM(OFFSET([.O83];-[.C$5]+1;0;[.C$5];1))+SUM(OFFSET([.P83];-[.D$5]+1;0;[.D$5];1)))/[.F83]" office:value-type="percentage" office:value="0.0197120230570224">
            <text:p>2%</text:p>
          </table:table-cell>
          <table:table-cell table:style-name="ce18" table:formula="of:=(SUM(OFFSET([.Q83];-[.C$6]+1;0;[.C$6];1))+SUM(OFFSET([.R83];-[.D$6]+1;0;[.D$6];1)))/[.F83]" office:value-type="percentage" office:value="0.395223473451872">
            <text:p>40%</text:p>
          </table:table-cell>
          <table:table-cell table:style-name="ce18" table:formula="of:=SUM([.S83:.T83])/[.F83]" office:value-type="percentage" office:value="0.585064503491106">
            <text:p>59%</text:p>
          </table:table-cell>
          <table:table-cell table:style-name="ce21" table:formula="of:=SUM([.O71:.O96])/SUM([.P71:.P96])" office:value-type="float" office:value="9.33333333333333">
            <text:p>9.3</text:p>
          </table:table-cell>
          <table:table-cell table:style-name="ce22"/>
          <table:table-cell table:style-name="ce21" table:formula="of:=SUM([.S82:.S84])/SUM([.T82:.T84])" office:value-type="float" office:value="1.67278470344436">
            <text:p>1.7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1755.33678155054">
            <text:p>1,755</text:p>
          </table:table-cell>
          <table:table-cell table:style-name="ce7" office:value-type="float" office:value="1094">
            <text:p>1,094</text:p>
          </table:table-cell>
          <table:table-cell table:number-columns-repeated="1004"/>
        </table:table-row>
        <table:table-row table:style-name="ro1">
          <table:table-cell table:style-name="ce4" office:value-type="float" office:value="1860">
            <text:p>1860</text:p>
          </table:table-cell>
          <table:table-cell office:value-type="string">
            <text:p>post Crimean War</text:p>
          </table:table-cell>
          <table:table-cell table:style-name="ce7" office:value-type="float" office:value="3055">
            <text:p>3,055</text:p>
          </table:table-cell>
          <table:table-cell table:style-name="ce11" table:formula="of:=[.G84]/[.H84]" office:value-type="float" office:value="2.53937339630788">
            <text:p>2.5</text:p>
          </table:table-cell>
          <table:table-cell table:style-name="ce7" table:formula="of:=[.F84]*100/[.C84]" office:value-type="float" office:value="152.661141415306">
            <text:p>153</text:p>
          </table:table-cell>
          <table:table-cell table:style-name="ce7" table:formula="of:=[.G84]+[.H84]" office:value-type="float" office:value="4663.79787023759">
            <text:p>4,664</text:p>
          </table:table-cell>
          <table:table-cell table:style-name="ce7" table:formula="of:=SUM(OFFSET([.O84];-[.C$5]+1;0;[.C$5];1))+SUM(OFFSET([.Q84];-[.C$6]+1;0;[.C$6];1))+[.S84]" office:value-type="float" office:value="3346.10760475086">
            <text:p>3,346</text:p>
          </table:table-cell>
          <table:table-cell table:style-name="ce7" table:formula="of:=SUM(OFFSET([.P84];-[.D$5]+1;0;[.D$5];1))+SUM(OFFSET([.R84];-[.D$6]+1;0;[.D$6];1))+[.T84]" office:value-type="float" office:value="1317.69026548673">
            <text:p>1,318</text:p>
          </table:table-cell>
          <table:table-cell table:style-name="ce18" table:formula="of:=(SUM(OFFSET([.O84];-[.C$5]+1;0;[.C$5];1))+SUM(OFFSET([.P84];-[.D$5]+1;0;[.D$5];1)))/[.F84]" office:value-type="percentage" office:value="0.020369664947585">
            <text:p>2%</text:p>
          </table:table-cell>
          <table:table-cell table:style-name="ce18" table:formula="of:=(SUM(OFFSET([.Q84];-[.C$6]+1;0;[.C$6];1))+SUM(OFFSET([.R84];-[.D$6]+1;0;[.D$6];1)))/[.F84]" office:value-type="percentage" office:value="0.357912560432007">
            <text:p>36%</text:p>
          </table:table-cell>
          <table:table-cell table:style-name="ce18" table:formula="of:=SUM([.S84:.T84])/[.F84]" office:value-type="percentage" office:value="0.621717774620408">
            <text:p>62%</text:p>
          </table:table-cell>
          <table:table-cell table:style-name="ce21" table:formula="of:=SUM([.O72:.O97])/SUM([.P72:.P97])" office:value-type="float" office:value="9">
            <text:p>9.0</text:p>
          </table:table-cell>
          <table:table-cell table:style-name="ce22"/>
          <table:table-cell table:style-name="ce21" table:formula="of:=SUM([.S83:.S85])/SUM([.T83:.T85])" office:value-type="float" office:value="1.69730941305431">
            <text:p>1.7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1840.56603316351">
            <text:p>1,841</text:p>
          </table:table-cell>
          <table:table-cell table:style-name="ce7" office:value-type="float" office:value="1059">
            <text:p>1,059</text:p>
          </table:table-cell>
          <table:table-cell table:number-columns-repeated="1004"/>
        </table:table-row>
        <table:table-row table:style-name="ro1">
          <table:table-cell table:style-name="ce4" office:value-type="float" office:value="1861">
            <text:p>1861</text:p>
          </table:table-cell>
          <table:table-cell office:value-type="string">
            <text:p>Pax Britannica, pt. 2</text:p>
          </table:table-cell>
          <table:table-cell table:style-name="ce7" office:value-type="float" office:value="3069">
            <text:p>3,069</text:p>
          </table:table-cell>
          <table:table-cell table:style-name="ce11" table:formula="of:=[.G85]/[.H85]" office:value-type="float" office:value="2.81216208380247">
            <text:p>2.8</text:p>
          </table:table-cell>
          <table:table-cell table:style-name="ce7" table:formula="of:=[.F85]*100/[.C85]" office:value-type="float" office:value="140.105863243663">
            <text:p>140</text:p>
          </table:table-cell>
          <table:table-cell table:style-name="ce7" table:formula="of:=[.G85]+[.H85]" office:value-type="float" office:value="4299.84894294803">
            <text:p>4,300</text:p>
          </table:table-cell>
          <table:table-cell table:style-name="ce7" table:formula="of:=SUM(OFFSET([.O85];-[.C$5]+1;0;[.C$5];1))+SUM(OFFSET([.Q85];-[.C$6]+1;0;[.C$6];1))+[.S85]" office:value-type="float" office:value="3171.91973940821">
            <text:p>3,172</text:p>
          </table:table-cell>
          <table:table-cell table:style-name="ce7" table:formula="of:=SUM(OFFSET([.P85];-[.D$5]+1;0;[.D$5];1))+SUM(OFFSET([.R85];-[.D$6]+1;0;[.D$6];1))+[.T85]" office:value-type="float" office:value="1127.92920353982">
            <text:p>1,128</text:p>
          </table:table-cell>
          <table:table-cell table:style-name="ce18" table:formula="of:=(SUM(OFFSET([.O85];-[.C$5]+1;0;[.C$5];1))+SUM(OFFSET([.P85];-[.D$5]+1;0;[.D$5];1)))/[.F85]" office:value-type="percentage" office:value="0.0202332689251059">
            <text:p>2%</text:p>
          </table:table-cell>
          <table:table-cell table:style-name="ce18" table:formula="of:=(SUM(OFFSET([.Q85];-[.C$6]+1;0;[.C$6];1))+SUM(OFFSET([.R85];-[.D$6]+1;0;[.D$6];1)))/[.F85]" office:value-type="percentage" office:value="0.330725607992437">
            <text:p>33%</text:p>
          </table:table-cell>
          <table:table-cell table:style-name="ce18" table:formula="of:=SUM([.S85:.T85])/[.F85]" office:value-type="percentage" office:value="0.649041123082457">
            <text:p>65%</text:p>
          </table:table-cell>
          <table:table-cell table:style-name="ce21" table:formula="of:=SUM([.O73:.O98])/SUM([.P73:.P98])" office:value-type="float" office:value="8.33333333333333">
            <text:p>8.3</text:p>
          </table:table-cell>
          <table:table-cell table:style-name="ce22"/>
          <table:table-cell table:style-name="ce21" table:formula="of:=SUM([.S84:.S86])/SUM([.T84:.T86])" office:value-type="float" office:value="1.80518163638985">
            <text:p>1.8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777.7787870159">
            <text:p>1,778</text:p>
          </table:table-cell>
          <table:table-cell table:style-name="ce7" office:value-type="float" office:value="1013">
            <text:p>1,013</text:p>
          </table:table-cell>
          <table:table-cell table:number-columns-repeated="1004"/>
        </table:table-row>
        <table:table-row table:style-name="ro1">
          <table:table-cell table:style-name="ce4" office:value-type="float" office:value="1862">
            <text:p>1862</text:p>
          </table:table-cell>
          <table:table-cell office:value-type="string">
            <text:p>Pax Britannica, pt. 2</text:p>
          </table:table-cell>
          <table:table-cell table:style-name="ce7" office:value-type="float" office:value="3098">
            <text:p>3,098</text:p>
          </table:table-cell>
          <table:table-cell table:style-name="ce11" table:formula="of:=[.G86]/[.H86]" office:value-type="float" office:value="3.14807472385191">
            <text:p>3.1</text:p>
          </table:table-cell>
          <table:table-cell table:style-name="ce7" table:formula="of:=[.F86]*100/[.C86]" office:value-type="float" office:value="137.242627241711">
            <text:p>137</text:p>
          </table:table-cell>
          <table:table-cell table:style-name="ce7" table:formula="of:=[.G86]+[.H86]" office:value-type="float" office:value="4251.77659194821">
            <text:p>4,252</text:p>
          </table:table-cell>
          <table:table-cell table:style-name="ce7" table:formula="of:=SUM(OFFSET([.O86];-[.C$5]+1;0;[.C$5];1))+SUM(OFFSET([.Q86];-[.C$6]+1;0;[.C$6];1))+[.S86]" office:value-type="float" office:value="3226.7765919482">
            <text:p>3,227</text:p>
          </table:table-cell>
          <table:table-cell table:style-name="ce7" table:formula="of:=SUM(OFFSET([.P86];-[.D$5]+1;0;[.D$5];1))+SUM(OFFSET([.R86];-[.D$6]+1;0;[.D$6];1))+[.T86]" office:value-type="float" office:value="1025">
            <text:p>1,025</text:p>
          </table:table-cell>
          <table:table-cell table:style-name="ce18" table:formula="of:=(SUM(OFFSET([.O86];-[.C$5]+1;0;[.C$5];1))+SUM(OFFSET([.P86];-[.D$5]+1;0;[.D$5];1)))/[.F86]" office:value-type="percentage" office:value="0.0195212514592561">
            <text:p>2%</text:p>
          </table:table-cell>
          <table:table-cell table:style-name="ce18" table:formula="of:=(SUM(OFFSET([.Q86];-[.C$6]+1;0;[.C$6];1))+SUM(OFFSET([.R86];-[.D$6]+1;0;[.D$6];1)))/[.F86]" office:value-type="percentage" office:value="0.281463640686592">
            <text:p>28%</text:p>
          </table:table-cell>
          <table:table-cell table:style-name="ce18" table:formula="of:=SUM([.S86:.T86])/[.F86]" office:value-type="percentage" office:value="0.699015107854152">
            <text:p>70%</text:p>
          </table:table-cell>
          <table:table-cell table:style-name="ce21" table:formula="of:=SUM([.O74:.O99])/SUM([.P74:.P99])" office:value-type="float" office:value="7.66666666666667">
            <text:p>7.7</text:p>
          </table:table-cell>
          <table:table-cell table:style-name="ce22"/>
          <table:table-cell table:style-name="ce21" table:formula="of:=SUM([.S85:.S87])/SUM([.T85:.T87])" office:value-type="float" office:value="1.87056664558377">
            <text:p>1.9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956.05607299243">
            <text:p>1,956</text:p>
          </table:table-cell>
          <table:table-cell table:style-name="ce7" office:value-type="float" office:value="1016">
            <text:p>1,016</text:p>
          </table:table-cell>
          <table:table-cell table:number-columns-repeated="1004"/>
        </table:table-row>
        <table:table-row table:style-name="ro1">
          <table:table-cell table:style-name="ce4" office:value-type="float" office:value="1863">
            <text:p>1863</text:p>
          </table:table-cell>
          <table:table-cell office:value-type="string">
            <text:p>Pax Britannica, pt. 2</text:p>
          </table:table-cell>
          <table:table-cell table:style-name="ce7" office:value-type="float" office:value="3127">
            <text:p>3,127</text:p>
          </table:table-cell>
          <table:table-cell table:style-name="ce11" table:formula="of:=[.G87]/[.H87]" office:value-type="float" office:value="2.97118287878734">
            <text:p>3.0</text:p>
          </table:table-cell>
          <table:table-cell table:style-name="ce7" table:formula="of:=[.F87]*100/[.C87]" office:value-type="float" office:value="136.140327664216">
            <text:p>136</text:p>
          </table:table-cell>
          <table:table-cell table:style-name="ce7" table:formula="of:=[.G87]+[.H87]" office:value-type="float" office:value="4257.10804606003">
            <text:p>4,257</text:p>
          </table:table-cell>
          <table:table-cell table:style-name="ce7" table:formula="of:=SUM(OFFSET([.O87];-[.C$5]+1;0;[.C$5];1))+SUM(OFFSET([.Q87];-[.C$6]+1;0;[.C$6];1))+[.S87]" office:value-type="float" office:value="3185.10804606003">
            <text:p>3,185</text:p>
          </table:table-cell>
          <table:table-cell table:style-name="ce7" table:formula="of:=SUM(OFFSET([.P87];-[.D$5]+1;0;[.D$5];1))+SUM(OFFSET([.R87];-[.D$6]+1;0;[.D$6];1))+[.T87]" office:value-type="float" office:value="1072">
            <text:p>1,072</text:p>
          </table:table-cell>
          <table:table-cell table:style-name="ce18" table:formula="of:=(SUM(OFFSET([.O87];-[.C$5]+1;0;[.C$5];1))+SUM(OFFSET([.P87];-[.D$5]+1;0;[.D$5];1)))/[.F87]" office:value-type="percentage" office:value="0.0187920999736054">
            <text:p>2%</text:p>
          </table:table-cell>
          <table:table-cell table:style-name="ce18" table:formula="of:=(SUM(OFFSET([.Q87];-[.C$6]+1;0;[.C$6];1))+SUM(OFFSET([.R87];-[.D$6]+1;0;[.D$6];1)))/[.F87]" office:value-type="percentage" office:value="0.249296061973333">
            <text:p>25%</text:p>
          </table:table-cell>
          <table:table-cell table:style-name="ce18" table:formula="of:=SUM([.S87:.T87])/[.F87]" office:value-type="percentage" office:value="0.731911838053062">
            <text:p>73%</text:p>
          </table:table-cell>
          <table:table-cell table:style-name="ce21" table:formula="of:=SUM([.O75:.O100])/SUM([.P75:.P100])" office:value-type="float" office:value="11.5">
            <text:p>11.5</text:p>
          </table:table-cell>
          <table:table-cell table:style-name="ce22"/>
          <table:table-cell table:style-name="ce21" table:formula="of:=SUM([.S86:.S88])/SUM([.T86:.T88])" office:value-type="float" office:value="1.88773196244725">
            <text:p>1.9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2051.82777478227">
            <text:p>2,052</text:p>
          </table:table-cell>
          <table:table-cell table:style-name="ce7" office:value-type="float" office:value="1064">
            <text:p>1,064</text:p>
          </table:table-cell>
          <table:table-cell table:number-columns-repeated="1004"/>
        </table:table-row>
        <table:table-row table:style-name="ro1">
          <table:table-cell table:style-name="ce4" office:value-type="float" office:value="1864">
            <text:p>1864</text:p>
          </table:table-cell>
          <table:table-cell office:value-type="string">
            <text:p>Pax Britannica, pt. 2</text:p>
          </table:table-cell>
          <table:table-cell table:style-name="ce7" office:value-type="float" office:value="3156">
            <text:p>3,156</text:p>
          </table:table-cell>
          <table:table-cell table:style-name="ce11" table:formula="of:=[.G88]/[.H88]" office:value-type="float" office:value="2.71153385439373">
            <text:p>2.7</text:p>
          </table:table-cell>
          <table:table-cell table:style-name="ce7" table:formula="of:=[.F88]*100/[.C88]" office:value-type="float" office:value="132.185172761044">
            <text:p>132</text:p>
          </table:table-cell>
          <table:table-cell table:style-name="ce7" table:formula="of:=[.G88]+[.H88]" office:value-type="float" office:value="4171.76405233855">
            <text:p>4,172</text:p>
          </table:table-cell>
          <table:table-cell table:style-name="ce7" table:formula="of:=SUM(OFFSET([.O88];-[.C$5]+1;0;[.C$5];1))+SUM(OFFSET([.Q88];-[.C$6]+1;0;[.C$6];1))+[.S88]" office:value-type="float" office:value="3047.76405233855">
            <text:p>3,048</text:p>
          </table:table-cell>
          <table:table-cell table:style-name="ce7" table:formula="of:=SUM(OFFSET([.P88];-[.D$5]+1;0;[.D$5];1))+SUM(OFFSET([.R88];-[.D$6]+1;0;[.D$6];1))+[.T88]" office:value-type="float" office:value="1124">
            <text:p>1,124</text:p>
          </table:table-cell>
          <table:table-cell table:style-name="ce18" table:formula="of:=(SUM(OFFSET([.O88];-[.C$5]+1;0;[.C$5];1))+SUM(OFFSET([.P88];-[.D$5]+1;0;[.D$5];1)))/[.F88]" office:value-type="percentage" office:value="0.0182177129498484">
            <text:p>2%</text:p>
          </table:table-cell>
          <table:table-cell table:style-name="ce18" table:formula="of:=(SUM(OFFSET([.Q88];-[.C$6]+1;0;[.C$6];1))+SUM(OFFSET([.R88];-[.D$6]+1;0;[.D$6];1)))/[.F88]" office:value-type="percentage" office:value="0.228097467697382">
            <text:p>23%</text:p>
          </table:table-cell>
          <table:table-cell table:style-name="ce18" table:formula="of:=SUM([.S88:.T88])/[.F88]" office:value-type="percentage" office:value="0.753684819352769">
            <text:p>75%</text:p>
          </table:table-cell>
          <table:table-cell table:style-name="ce21" table:formula="of:=SUM([.O76:.O101])/SUM([.P76:.P101])" office:value-type="float" office:value="11">
            <text:p>11.0</text:p>
          </table:table-cell>
          <table:table-cell table:style-name="ce22"/>
          <table:table-cell table:style-name="ce21" table:formula="of:=SUM([.S87:.S89])/SUM([.T87:.T89])" office:value-type="float" office:value="1.82166121191831">
            <text:p>1.8</text:p>
          </table:table-cell>
          <table:table-cell table:style-name="ce7" office:value-type="float" office:value="2">
            <text:p>2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2027.19523616916">
            <text:p>2,027</text:p>
          </table:table-cell>
          <table:table-cell table:style-name="ce7" office:value-type="float" office:value="1117">
            <text:p>1,117</text:p>
          </table:table-cell>
          <table:table-cell table:number-columns-repeated="1004"/>
        </table:table-row>
        <table:table-row table:style-name="ro1">
          <table:table-cell table:style-name="ce4" office:value-type="float" office:value="1865">
            <text:p>1865</text:p>
          </table:table-cell>
          <table:table-cell office:value-type="string">
            <text:p>Pax Britannica, pt. 2</text:p>
          </table:table-cell>
          <table:table-cell table:style-name="ce7" office:value-type="float" office:value="3185">
            <text:p>3,185</text:p>
          </table:table-cell>
          <table:table-cell table:style-name="ce11" table:formula="of:=[.G89]/[.H89]" office:value-type="float" office:value="2.40665259556421">
            <text:p>2.4</text:p>
          </table:table-cell>
          <table:table-cell table:style-name="ce7" table:formula="of:=[.F89]*100/[.C89]" office:value-type="float" office:value="120.970928903709">
            <text:p>121</text:p>
          </table:table-cell>
          <table:table-cell table:style-name="ce7" table:formula="of:=[.G89]+[.H89]" office:value-type="float" office:value="3852.92408558312">
            <text:p>3,853</text:p>
          </table:table-cell>
          <table:table-cell table:style-name="ce7" table:formula="of:=SUM(OFFSET([.O89];-[.C$5]+1;0;[.C$5];1))+SUM(OFFSET([.Q89];-[.C$6]+1;0;[.C$6];1))+[.S89]" office:value-type="float" office:value="2721.92408558312">
            <text:p>2,722</text:p>
          </table:table-cell>
          <table:table-cell table:style-name="ce7" table:formula="of:=SUM(OFFSET([.P89];-[.D$5]+1;0;[.D$5];1))+SUM(OFFSET([.R89];-[.D$6]+1;0;[.D$6];1))+[.T89]" office:value-type="float" office:value="1131">
            <text:p>1,131</text:p>
          </table:table-cell>
          <table:table-cell table:style-name="ce18" table:formula="of:=(SUM(OFFSET([.O89];-[.C$5]+1;0;[.C$5];1))+SUM(OFFSET([.P89];-[.D$5]+1;0;[.D$5];1)))/[.F89]" office:value-type="percentage" office:value="0.0176489332490205">
            <text:p>2%</text:p>
          </table:table-cell>
          <table:table-cell table:style-name="ce18" table:formula="of:=(SUM(OFFSET([.Q89];-[.C$6]+1;0;[.C$6];1))+SUM(OFFSET([.R89];-[.D$6]+1;0;[.D$6];1)))/[.F89]" office:value-type="percentage" office:value="0.185971774687635">
            <text:p>19%</text:p>
          </table:table-cell>
          <table:table-cell table:style-name="ce18" table:formula="of:=SUM([.S89:.T89])/[.F89]" office:value-type="percentage" office:value="0.796379292063344">
            <text:p>80%</text:p>
          </table:table-cell>
          <table:table-cell table:style-name="ce21" table:formula="of:=SUM([.O77:.O102])/SUM([.P77:.P102])" office:value-type="float" office:value="11">
            <text:p>11.0</text:p>
          </table:table-cell>
          <table:table-cell table:style-name="ce22"/>
          <table:table-cell table:style-name="ce21" table:formula="of:=SUM([.S88:.S90])/SUM([.T88:.T90])" office:value-type="float" office:value="1.77183206897749">
            <text:p>1.8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943.38895565049">
            <text:p>1,943</text:p>
          </table:table-cell>
          <table:table-cell table:style-name="ce7" office:value-type="float" office:value="1125">
            <text:p>1,125</text:p>
          </table:table-cell>
          <table:table-cell table:number-columns-repeated="1004"/>
        </table:table-row>
        <table:table-row table:style-name="ro1">
          <table:table-cell table:style-name="ce4" office:value-type="float" office:value="1866">
            <text:p>1866</text:p>
          </table:table-cell>
          <table:table-cell office:value-type="string">
            <text:p>Pax Britannica, pt. 2</text:p>
          </table:table-cell>
          <table:table-cell table:style-name="ce7" office:value-type="float" office:value="3215">
            <text:p>3,215</text:p>
          </table:table-cell>
          <table:table-cell table:style-name="ce11" table:formula="of:=[.G90]/[.H90]" office:value-type="float" office:value="2.26001816194271">
            <text:p>2.3</text:p>
          </table:table-cell>
          <table:table-cell table:style-name="ce7" table:formula="of:=[.F90]*100/[.C90]" office:value-type="float" office:value="110.830477480665">
            <text:p>111</text:p>
          </table:table-cell>
          <table:table-cell table:style-name="ce7" table:formula="of:=[.G90]+[.H90]" office:value-type="float" office:value="3563.19985100339">
            <text:p>3,563</text:p>
          </table:table-cell>
          <table:table-cell table:style-name="ce7" table:formula="of:=SUM(OFFSET([.O90];-[.C$5]+1;0;[.C$5];1))+SUM(OFFSET([.Q90];-[.C$6]+1;0;[.C$6];1))+[.S90]" office:value-type="float" office:value="2470.19985100339">
            <text:p>2,470</text:p>
          </table:table-cell>
          <table:table-cell table:style-name="ce7" table:formula="of:=SUM(OFFSET([.P90];-[.D$5]+1;0;[.D$5];1))+SUM(OFFSET([.R90];-[.D$6]+1;0;[.D$6];1))+[.T90]" office:value-type="float" office:value="1093">
            <text:p>1,093</text:p>
          </table:table-cell>
          <table:table-cell table:style-name="ce18" table:formula="of:=(SUM(OFFSET([.O90];-[.C$5]+1;0;[.C$5];1))+SUM(OFFSET([.P90];-[.D$5]+1;0;[.D$5];1)))/[.F90]" office:value-type="percentage" office:value="0.0165581506699339">
            <text:p>2%</text:p>
          </table:table-cell>
          <table:table-cell table:style-name="ce18" table:formula="of:=(SUM(OFFSET([.Q90];-[.C$6]+1;0;[.C$6];1))+SUM(OFFSET([.R90];-[.D$6]+1;0;[.D$6];1)))/[.F90]" office:value-type="percentage" office:value="0.13655794608068">
            <text:p>14%</text:p>
          </table:table-cell>
          <table:table-cell table:style-name="ce18" table:formula="of:=SUM([.S90:.T90])/[.F90]" office:value-type="percentage" office:value="0.846883903249386">
            <text:p>85%</text:p>
          </table:table-cell>
          <table:table-cell table:style-name="ce21" table:formula="of:=SUM([.O78:.O103])/SUM([.P78:.P103])" office:value-type="float" office:value="19">
            <text:p>19.0</text:p>
          </table:table-cell>
          <table:table-cell table:style-name="ce22"/>
          <table:table-cell table:style-name="ce21" table:formula="of:=SUM([.S89:.S91])/SUM([.T89:.T91])" office:value-type="float" office:value="1.80820583648957">
            <text:p>1.8</text:p>
          </table:table-cell>
          <table:table-cell table:style-name="ce7" office:value-type="float" office:value="2">
            <text:p>2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929.61659787538">
            <text:p>1,930</text:p>
          </table:table-cell>
          <table:table-cell table:style-name="ce7" office:value-type="float" office:value="1088">
            <text:p>1,088</text:p>
          </table:table-cell>
          <table:table-cell table:number-columns-repeated="1004"/>
        </table:table-row>
        <table:table-row table:style-name="ro1">
          <table:table-cell table:style-name="ce4" office:value-type="float" office:value="1867">
            <text:p>1867</text:p>
          </table:table-cell>
          <table:table-cell office:value-type="string">
            <text:p>Pax Britannica, pt. 2</text:p>
          </table:table-cell>
          <table:table-cell table:style-name="ce7" office:value-type="float" office:value="3245">
            <text:p>3,245</text:p>
          </table:table-cell>
          <table:table-cell table:style-name="ce11" table:formula="of:=[.G91]/[.H91]" office:value-type="float" office:value="2.24471603536292">
            <text:p>2.2</text:p>
          </table:table-cell>
          <table:table-cell table:style-name="ce7" table:formula="of:=[.F91]*100/[.C91]" office:value-type="float" office:value="105.390776618568">
            <text:p>105</text:p>
          </table:table-cell>
          <table:table-cell table:style-name="ce7" table:formula="of:=[.G91]+[.H91]" office:value-type="float" office:value="3419.93070127252">
            <text:p>3,420</text:p>
          </table:table-cell>
          <table:table-cell table:style-name="ce7" table:formula="of:=SUM(OFFSET([.O91];-[.C$5]+1;0;[.C$5];1))+SUM(OFFSET([.Q91];-[.C$6]+1;0;[.C$6];1))+[.S91]" office:value-type="float" office:value="2365.93070127252">
            <text:p>2,366</text:p>
          </table:table-cell>
          <table:table-cell table:style-name="ce7" table:formula="of:=SUM(OFFSET([.P91];-[.D$5]+1;0;[.D$5];1))+SUM(OFFSET([.R91];-[.D$6]+1;0;[.D$6];1))+[.T91]" office:value-type="float" office:value="1054">
            <text:p>1,054</text:p>
          </table:table-cell>
          <table:table-cell table:style-name="ce18" table:formula="of:=(SUM(OFFSET([.O91];-[.C$5]+1;0;[.C$5];1))+SUM(OFFSET([.P91];-[.D$5]+1;0;[.D$5];1)))/[.F91]" office:value-type="percentage" office:value="0.0157897936294169">
            <text:p>2%</text:p>
          </table:table-cell>
          <table:table-cell table:style-name="ce18" table:formula="of:=(SUM(OFFSET([.Q91];-[.C$6]+1;0;[.C$6];1))+SUM(OFFSET([.R91];-[.D$6]+1;0;[.D$6];1)))/[.F91]" office:value-type="percentage" office:value="0.0852557673349651">
            <text:p>9%</text:p>
          </table:table-cell>
          <table:table-cell table:style-name="ce18" table:formula="of:=SUM([.S91:.T91])/[.F91]" office:value-type="percentage" office:value="0.898954439035618">
            <text:p>90%</text:p>
          </table:table-cell>
          <table:table-cell table:style-name="ce21" table:formula="of:=SUM([.O79:.O104])/SUM([.P79:.P104])" office:value-type="float" office:value="17">
            <text:p>17.0</text:p>
          </table:table-cell>
          <table:table-cell table:style-name="ce22"/>
          <table:table-cell table:style-name="ce21" table:formula="of:=SUM([.S90:.S92])/SUM([.T90:.T92])" office:value-type="float" office:value="1.93649433451102">
            <text:p>1.9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2025.36188510312">
            <text:p>2,025</text:p>
          </table:table-cell>
          <table:table-cell table:style-name="ce7" office:value-type="float" office:value="1049">
            <text:p>1,049</text:p>
          </table:table-cell>
          <table:table-cell table:number-columns-repeated="1004"/>
        </table:table-row>
        <table:table-row table:style-name="ro1">
          <table:table-cell table:style-name="ce4" office:value-type="float" office:value="1868">
            <text:p>1868</text:p>
          </table:table-cell>
          <table:table-cell office:value-type="string">
            <text:p>Pax Britannica, pt. 2</text:p>
          </table:table-cell>
          <table:table-cell table:style-name="ce7" office:value-type="float" office:value="3275">
            <text:p>3,275</text:p>
          </table:table-cell>
          <table:table-cell table:style-name="ce11" table:formula="of:=[.G92]/[.H92]" office:value-type="float" office:value="2.26878116775081">
            <text:p>2.3</text:p>
          </table:table-cell>
          <table:table-cell table:style-name="ce7" table:formula="of:=[.F92]*100/[.C92]" office:value-type="float" office:value="102.604795128178">
            <text:p>103</text:p>
          </table:table-cell>
          <table:table-cell table:style-name="ce7" table:formula="of:=[.G92]+[.H92]" office:value-type="float" office:value="3360.30704044783">
            <text:p>3,360</text:p>
          </table:table-cell>
          <table:table-cell table:style-name="ce7" table:formula="of:=SUM(OFFSET([.O92];-[.C$5]+1;0;[.C$5];1))+SUM(OFFSET([.Q92];-[.C$6]+1;0;[.C$6];1))+[.S92]" office:value-type="float" office:value="2332.30704044783">
            <text:p>2,332</text:p>
          </table:table-cell>
          <table:table-cell table:style-name="ce7" table:formula="of:=SUM(OFFSET([.P92];-[.D$5]+1;0;[.D$5];1))+SUM(OFFSET([.R92];-[.D$6]+1;0;[.D$6];1))+[.T92]" office:value-type="float" office:value="1028">
            <text:p>1,028</text:p>
          </table:table-cell>
          <table:table-cell table:style-name="ce18" table:formula="of:=(SUM(OFFSET([.O92];-[.C$5]+1;0;[.C$5];1))+SUM(OFFSET([.P92];-[.D$5]+1;0;[.D$5];1)))/[.F92]" office:value-type="percentage" office:value="0.0151771845209726">
            <text:p>2%</text:p>
          </table:table-cell>
          <table:table-cell table:style-name="ce18" table:formula="of:=(SUM(OFFSET([.Q92];-[.C$6]+1;0;[.C$6];1))+SUM(OFFSET([.R92];-[.D$6]+1;0;[.D$6];1)))/[.F92]" office:value-type="percentage" office:value="0.0362953220951074">
            <text:p>4%</text:p>
          </table:table-cell>
          <table:table-cell table:style-name="ce18" table:formula="of:=SUM([.S92:.T92])/[.F92]" office:value-type="percentage" office:value="0.94852749338392">
            <text:p>95%</text:p>
          </table:table-cell>
          <table:table-cell table:style-name="ce21" table:formula="of:=SUM([.O80:.O105])/SUM([.P80:.P105])" office:value-type="float" office:value="16">
            <text:p>16.0</text:p>
          </table:table-cell>
          <table:table-cell table:style-name="ce22"/>
          <table:table-cell table:style-name="ce21" table:formula="of:=SUM([.S91:.S93])/SUM([.T91:.T93])" office:value-type="float" office:value="2.06484856705402">
            <text:p>2.1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2164.34361407632">
            <text:p>2,164</text:p>
          </table:table-cell>
          <table:table-cell table:style-name="ce7" office:value-type="float" office:value="1023">
            <text:p>1,023</text:p>
          </table:table-cell>
          <table:table-cell table:number-columns-repeated="1004"/>
        </table:table-row>
        <table:table-row table:style-name="ro1">
          <table:table-cell table:style-name="ce4" office:value-type="float" office:value="1869">
            <text:p>1869</text:p>
          </table:table-cell>
          <table:table-cell office:value-type="string">
            <text:p>Pax Britannica, pt. 2</text:p>
          </table:table-cell>
          <table:table-cell table:style-name="ce7" office:value-type="float" office:value="3306">
            <text:p>3,306</text:p>
          </table:table-cell>
          <table:table-cell table:style-name="ce11" table:formula="of:=[.G93]/[.H93]" office:value-type="float" office:value="2.26894982327514">
            <text:p>2.3</text:p>
          </table:table-cell>
          <table:table-cell table:style-name="ce7" table:formula="of:=[.F93]*100/[.C93]" office:value-type="float" office:value="105.998614959194">
            <text:p>106</text:p>
          </table:table-cell>
          <table:table-cell table:style-name="ce7" table:formula="of:=[.G93]+[.H93]" office:value-type="float" office:value="3504.31421055095">
            <text:p>3,504</text:p>
          </table:table-cell>
          <table:table-cell table:style-name="ce7" table:formula="of:=SUM(OFFSET([.O93];-[.C$5]+1;0;[.C$5];1))+SUM(OFFSET([.Q93];-[.C$6]+1;0;[.C$6];1))+[.S93]" office:value-type="float" office:value="2432.31421055095">
            <text:p>2,432</text:p>
          </table:table-cell>
          <table:table-cell table:style-name="ce7" table:formula="of:=SUM(OFFSET([.P93];-[.D$5]+1;0;[.D$5];1))+SUM(OFFSET([.R93];-[.D$6]+1;0;[.D$6];1))+[.T93]" office:value-type="float" office:value="1072">
            <text:p>1,072</text:p>
          </table:table-cell>
          <table:table-cell table:style-name="ce18" table:formula="of:=(SUM(OFFSET([.O93];-[.C$5]+1;0;[.C$5];1))+SUM(OFFSET([.P93];-[.D$5]+1;0;[.D$5];1)))/[.F93]" office:value-type="percentage" office:value="0.0134120393252666">
            <text:p>1%</text:p>
          </table:table-cell>
          <table:table-cell table:style-name="ce18" table:formula="of:=(SUM(OFFSET([.Q93];-[.C$6]+1;0;[.C$6];1))+SUM(OFFSET([.R93];-[.D$6]+1;0;[.D$6];1)))/[.F93]" office:value-type="percentage" office:value="0.0280968120528081">
            <text:p>3%</text:p>
          </table:table-cell>
          <table:table-cell table:style-name="ce18" table:formula="of:=SUM([.S93:.T93])/[.F93]" office:value-type="percentage" office:value="0.958491148621925">
            <text:p>96%</text:p>
          </table:table-cell>
          <table:table-cell table:style-name="ce21" table:formula="of:=SUM([.O81:.O106])/SUM([.P81:.P106])" office:value-type="float" office:value="16">
            <text:p>16.0</text:p>
          </table:table-cell>
          <table:table-cell table:style-name="ce22"/>
          <table:table-cell table:style-name="ce21" table:formula="of:=SUM([.S92:.S94])/SUM([.T92:.T94])" office:value-type="float" office:value="2.1254075791006">
            <text:p>2.1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2291.85415280311">
            <text:p>2,292</text:p>
          </table:table-cell>
          <table:table-cell table:style-name="ce7" office:value-type="float" office:value="1067">
            <text:p>1,067</text:p>
          </table:table-cell>
          <table:table-cell table:number-columns-repeated="1004"/>
        </table:table-row>
        <table:table-row table:style-name="ro1">
          <table:table-cell table:style-name="ce4" office:value-type="float" office:value="1870">
            <text:p>1870</text:p>
          </table:table-cell>
          <table:table-cell office:value-type="string">
            <text:p>Pax Britannica, pt. 2</text:p>
          </table:table-cell>
          <table:table-cell table:style-name="ce7" office:value-type="float" office:value="3337">
            <text:p>3,337</text:p>
          </table:table-cell>
          <table:table-cell table:style-name="ce11" table:formula="of:=[.G94]/[.H94]" office:value-type="float" office:value="2.20362818002212">
            <text:p>2.2</text:p>
          </table:table-cell>
          <table:table-cell table:style-name="ce7" table:formula="of:=[.F94]*100/[.C94]" office:value-type="float" office:value="105.891575743614">
            <text:p>106</text:p>
          </table:table-cell>
          <table:table-cell table:style-name="ce7" table:formula="of:=[.G94]+[.H94]" office:value-type="float" office:value="3533.6018825644">
            <text:p>3,534</text:p>
          </table:table-cell>
          <table:table-cell table:style-name="ce7" table:formula="of:=SUM(OFFSET([.O94];-[.C$5]+1;0;[.C$5];1))+SUM(OFFSET([.Q94];-[.C$6]+1;0;[.C$6];1))+[.S94]" office:value-type="float" office:value="2430.6018825644">
            <text:p>2,431</text:p>
          </table:table-cell>
          <table:table-cell table:style-name="ce7" table:formula="of:=SUM(OFFSET([.P94];-[.D$5]+1;0;[.D$5];1))+SUM(OFFSET([.R94];-[.D$6]+1;0;[.D$6];1))+[.T94]" office:value-type="float" office:value="1103">
            <text:p>1,103</text:p>
          </table:table-cell>
          <table:table-cell table:style-name="ce18" table:formula="of:=(SUM(OFFSET([.O94];-[.C$5]+1;0;[.C$5];1))+SUM(OFFSET([.P94];-[.D$5]+1;0;[.D$5];1)))/[.F94]" office:value-type="percentage" office:value="0.0121688864306338">
            <text:p>1%</text:p>
          </table:table-cell>
          <table:table-cell table:style-name="ce18" table:formula="of:=(SUM(OFFSET([.Q94];-[.C$6]+1;0;[.C$6];1))+SUM(OFFSET([.R94];-[.D$6]+1;0;[.D$6];1)))/[.F94]" office:value-type="percentage" office:value="0.019774406402937">
            <text:p>2%</text:p>
          </table:table-cell>
          <table:table-cell table:style-name="ce18" table:formula="of:=SUM([.S94:.T94])/[.F94]" office:value-type="percentage" office:value="0.968056707166429">
            <text:p>97%</text:p>
          </table:table-cell>
          <table:table-cell table:style-name="ce21" table:formula="of:=SUM([.O82:.O107])/SUM([.P82:.P107])" office:value-type="float" office:value="16">
            <text:p>16.0</text:p>
          </table:table-cell>
          <table:table-cell table:style-name="ce22"/>
          <table:table-cell table:style-name="ce21" table:formula="of:=SUM([.S93:.S95])/SUM([.T93:.T95])" office:value-type="float" office:value="2.09231441178708">
            <text:p>2.1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2321.72700287239">
            <text:p>2,322</text:p>
          </table:table-cell>
          <table:table-cell table:style-name="ce7" office:value-type="float" office:value="1099">
            <text:p>1,099</text:p>
          </table:table-cell>
          <table:table-cell table:number-columns-repeated="1004"/>
        </table:table-row>
        <table:table-row table:style-name="ro1">
          <table:table-cell table:style-name="ce4" office:value-type="float" office:value="1871">
            <text:p>1871</text:p>
          </table:table-cell>
          <table:table-cell office:value-type="string">
            <text:p>Pax Britannica, pt. 2</text:p>
          </table:table-cell>
          <table:table-cell table:style-name="ce7" office:value-type="float" office:value="3369">
            <text:p>3,369</text:p>
          </table:table-cell>
          <table:table-cell table:style-name="ce11" table:formula="of:=[.G95]/[.H95]" office:value-type="float" office:value="2.07236687396909">
            <text:p>2.1</text:p>
          </table:table-cell>
          <table:table-cell table:style-name="ce7" table:formula="of:=[.F95]*100/[.C95]" office:value-type="float" office:value="101.226691306194">
            <text:p>101</text:p>
          </table:table-cell>
          <table:table-cell table:style-name="ce7" table:formula="of:=[.G95]+[.H95]" office:value-type="float" office:value="3410.32723010569">
            <text:p>3,410</text:p>
          </table:table-cell>
          <table:table-cell table:style-name="ce7" table:formula="of:=SUM(OFFSET([.O95];-[.C$5]+1;0;[.C$5];1))+SUM(OFFSET([.Q95];-[.C$6]+1;0;[.C$6];1))+[.S95]" office:value-type="float" office:value="2300.32723010569">
            <text:p>2,300</text:p>
          </table:table-cell>
          <table:table-cell table:style-name="ce7" table:formula="of:=SUM(OFFSET([.P95];-[.D$5]+1;0;[.D$5];1))+SUM(OFFSET([.R95];-[.D$6]+1;0;[.D$6];1))+[.T95]" office:value-type="float" office:value="1110">
            <text:p>1,110</text:p>
          </table:table-cell>
          <table:table-cell table:style-name="ce18" table:formula="of:=(SUM(OFFSET([.O95];-[.C$5]+1;0;[.C$5];1))+SUM(OFFSET([.P95];-[.D$5]+1;0;[.D$5];1)))/[.F95]" office:value-type="percentage" office:value="0.0123155337204103">
            <text:p>1%</text:p>
          </table:table-cell>
          <table:table-cell table:style-name="ce18" table:formula="of:=(SUM(OFFSET([.Q95];-[.C$6]+1;0;[.C$6];1))+SUM(OFFSET([.R95];-[.D$6]+1;0;[.D$6];1)))/[.F95]" office:value-type="percentage" office:value="0.00875447674061889">
            <text:p>1%</text:p>
          </table:table-cell>
          <table:table-cell table:style-name="ce18" table:formula="of:=SUM([.S95:.T95])/[.F95]" office:value-type="percentage" office:value="0.978929989538971">
            <text:p>98%</text:p>
          </table:table-cell>
          <table:table-cell table:style-name="ce21" table:formula="of:=SUM([.O83:.O108])/SUM([.P83:.P108])" office:value-type="float" office:value="17">
            <text:p>17.0</text:p>
          </table:table-cell>
          <table:table-cell table:style-name="ce22"/>
          <table:table-cell table:style-name="ce21" table:formula="of:=SUM([.S94:.S96])/SUM([.T94:.T96])" office:value-type="float" office:value="2.04100698126931">
            <text:p>2.0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2232.47159969183">
            <text:p>2,232</text:p>
          </table:table-cell>
          <table:table-cell table:style-name="ce7" office:value-type="float" office:value="1106">
            <text:p>1,106</text:p>
          </table:table-cell>
          <table:table-cell table:number-columns-repeated="1004"/>
        </table:table-row>
        <table:table-row table:style-name="ro1">
          <table:table-cell table:style-name="ce4" office:value-type="float" office:value="1872">
            <text:p>1872</text:p>
          </table:table-cell>
          <table:table-cell office:value-type="string">
            <text:p>Pax Britannica, pt. 2</text:p>
          </table:table-cell>
          <table:table-cell table:style-name="ce7" office:value-type="float" office:value="3405">
            <text:p>3,405</text:p>
          </table:table-cell>
          <table:table-cell table:style-name="ce11" table:formula="of:=[.G96]/[.H96]" office:value-type="float" office:value="2.01883412931165">
            <text:p>2.0</text:p>
          </table:table-cell>
          <table:table-cell table:style-name="ce7" table:formula="of:=[.F96]*100/[.C96]" office:value-type="float" office:value="103.730864355202">
            <text:p>104</text:p>
          </table:table-cell>
          <table:table-cell table:style-name="ce7" table:formula="of:=[.G96]+[.H96]" office:value-type="float" office:value="3532.03593129463">
            <text:p>3,532</text:p>
          </table:table-cell>
          <table:table-cell table:style-name="ce7" table:formula="of:=SUM(OFFSET([.O96];-[.C$5]+1;0;[.C$5];1))+SUM(OFFSET([.Q96];-[.C$6]+1;0;[.C$6];1))+[.S96]" office:value-type="float" office:value="2362.03593129463">
            <text:p>2,362</text:p>
          </table:table-cell>
          <table:table-cell table:style-name="ce7" table:formula="of:=SUM(OFFSET([.P96];-[.D$5]+1;0;[.D$5];1))+SUM(OFFSET([.R96];-[.D$6]+1;0;[.D$6];1))+[.T96]" office:value-type="float" office:value="1170">
            <text:p>1,170</text:p>
          </table:table-cell>
          <table:table-cell table:style-name="ce18" table:formula="of:=(SUM(OFFSET([.O96];-[.C$5]+1;0;[.C$5];1))+SUM(OFFSET([.P96];-[.D$5]+1;0;[.D$5];1)))/[.F96]" office:value-type="percentage" office:value="0.0113249131034005">
            <text:p>1%</text:p>
          </table:table-cell>
          <table:table-cell table:style-name="ce18" table:formula="of:=(SUM(OFFSET([.Q96];-[.C$6]+1;0;[.C$6];1))+SUM(OFFSET([.R96];-[.D$6]+1;0;[.D$6];1)))/[.F96]" office:value-type="percentage" office:value="0">
            <text:p>0%</text:p>
          </table:table-cell>
          <table:table-cell table:style-name="ce18" table:formula="of:=SUM([.S96:.T96])/[.F96]" office:value-type="percentage" office:value="0.988675086896599">
            <text:p>99%</text:p>
          </table:table-cell>
          <table:table-cell table:style-name="ce21" table:formula="of:=SUM([.O84:.O109])/SUM([.P84:.P109])" office:value-type="float" office:value="17">
            <text:p>17.0</text:p>
          </table:table-cell>
          <table:table-cell table:style-name="ce22"/>
          <table:table-cell table:style-name="ce21" table:formula="of:=SUM([.S95:.S97])/SUM([.T95:.T97])" office:value-type="float" office:value="2.04914096806336">
            <text:p>2.0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2326.03593129463">
            <text:p>2,326</text:p>
          </table:table-cell>
          <table:table-cell table:style-name="ce7" office:value-type="float" office:value="1166">
            <text:p>1,166</text:p>
          </table:table-cell>
          <table:table-cell table:number-columns-repeated="1004"/>
        </table:table-row>
        <table:table-row table:style-name="ro1">
          <table:table-cell table:style-name="ce4" office:value-type="float" office:value="1873">
            <text:p>1873</text:p>
          </table:table-cell>
          <table:table-cell office:value-type="string">
            <text:p>Pax Britannica, pt. 2</text:p>
          </table:table-cell>
          <table:table-cell table:style-name="ce7" office:value-type="float" office:value="3441">
            <text:p>3,441</text:p>
          </table:table-cell>
          <table:table-cell table:style-name="ce11" table:formula="of:=[.G97]/[.H97]" office:value-type="float" office:value="2.16354936945912">
            <text:p>2.2</text:p>
          </table:table-cell>
          <table:table-cell table:style-name="ce7" table:formula="of:=[.F97]*100/[.C97]" office:value-type="float" office:value="102.049979659972">
            <text:p>102</text:p>
          </table:table-cell>
          <table:table-cell table:style-name="ce7" table:formula="of:=[.G97]+[.H97]" office:value-type="float" office:value="3511.53980009963">
            <text:p>3,512</text:p>
          </table:table-cell>
          <table:table-cell table:style-name="ce7" table:formula="of:=SUM(OFFSET([.O97];-[.C$5]+1;0;[.C$5];1))+SUM(OFFSET([.Q97];-[.C$6]+1;0;[.C$6];1))+[.S97]" office:value-type="float" office:value="2401.53980009963">
            <text:p>2,402</text:p>
          </table:table-cell>
          <table:table-cell table:style-name="ce7" table:formula="of:=SUM(OFFSET([.P97];-[.D$5]+1;0;[.D$5];1))+SUM(OFFSET([.R97];-[.D$6]+1;0;[.D$6];1))+[.T97]" office:value-type="float" office:value="1110">
            <text:p>1,110</text:p>
          </table:table-cell>
          <table:table-cell table:style-name="ce18" table:formula="of:=(SUM(OFFSET([.O97];-[.C$5]+1;0;[.C$5];1))+SUM(OFFSET([.P97];-[.D$5]+1;0;[.D$5];1)))/[.F97]" office:value-type="percentage" office:value="0.0111062389208556">
            <text:p>1%</text:p>
          </table:table-cell>
          <table:table-cell table:style-name="ce18" table:formula="of:=(SUM(OFFSET([.Q97];-[.C$6]+1;0;[.C$6];1))+SUM(OFFSET([.R97];-[.D$6]+1;0;[.D$6];1)))/[.F97]" office:value-type="percentage" office:value="0">
            <text:p>0%</text:p>
          </table:table-cell>
          <table:table-cell table:style-name="ce18" table:formula="of:=SUM([.S97:.T97])/[.F97]" office:value-type="percentage" office:value="0.988893761079144">
            <text:p>99%</text:p>
          </table:table-cell>
          <table:table-cell table:style-name="ce21" table:formula="of:=SUM([.O85:.O110])/SUM([.P85:.P110])" office:value-type="float" office:value="17">
            <text:p>17.0</text:p>
          </table:table-cell>
          <table:table-cell table:style-name="ce22"/>
          <table:table-cell table:style-name="ce21" table:formula="of:=SUM([.S96:.S98])/SUM([.T96:.T98])" office:value-type="float" office:value="2.13017939512589">
            <text:p>2.1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2365.53980009963">
            <text:p>2,366</text:p>
          </table:table-cell>
          <table:table-cell table:style-name="ce7" office:value-type="float" office:value="1107">
            <text:p>1,107</text:p>
          </table:table-cell>
          <table:table-cell table:number-columns-repeated="1004"/>
        </table:table-row>
        <table:table-row table:style-name="ro1">
          <table:table-cell table:style-name="ce4" office:value-type="float" office:value="1874">
            <text:p>1874</text:p>
          </table:table-cell>
          <table:table-cell office:value-type="string">
            <text:p>Pax Britannica, pt. 2</text:p>
          </table:table-cell>
          <table:table-cell table:style-name="ce7" office:value-type="float" office:value="3478">
            <text:p>3,478</text:p>
          </table:table-cell>
          <table:table-cell table:style-name="ce11" table:formula="of:=[.G98]/[.H98]" office:value-type="float" office:value="2.29343805894115">
            <text:p>2.3</text:p>
          </table:table-cell>
          <table:table-cell table:style-name="ce7" table:formula="of:=[.F98]*100/[.C98]" office:value-type="float" office:value="103.784017038514">
            <text:p>104</text:p>
          </table:table-cell>
          <table:table-cell table:style-name="ce7" table:formula="of:=[.G98]+[.H98]" office:value-type="float" office:value="3609.6081125995">
            <text:p>3,610</text:p>
          </table:table-cell>
          <table:table-cell table:style-name="ce7" table:formula="of:=SUM(OFFSET([.O98];-[.C$5]+1;0;[.C$5];1))+SUM(OFFSET([.Q98];-[.C$6]+1;0;[.C$6];1))+[.S98]" office:value-type="float" office:value="2513.6081125995">
            <text:p>2,514</text:p>
          </table:table-cell>
          <table:table-cell table:style-name="ce7" table:formula="of:=SUM(OFFSET([.P98];-[.D$5]+1;0;[.D$5];1))+SUM(OFFSET([.R98];-[.D$6]+1;0;[.D$6];1))+[.T98]" office:value-type="float" office:value="1096">
            <text:p>1,096</text:p>
          </table:table-cell>
          <table:table-cell table:style-name="ce18" table:formula="of:=(SUM(OFFSET([.O98];-[.C$5]+1;0;[.C$5];1))+SUM(OFFSET([.P98];-[.D$5]+1;0;[.D$5];1)))/[.F98]" office:value-type="percentage" office:value="0.0105274586089718">
            <text:p>1%</text:p>
          </table:table-cell>
          <table:table-cell table:style-name="ce18" table:formula="of:=(SUM(OFFSET([.Q98];-[.C$6]+1;0;[.C$6];1))+SUM(OFFSET([.R98];-[.D$6]+1;0;[.D$6];1)))/[.F98]" office:value-type="percentage" office:value="0">
            <text:p>0%</text:p>
          </table:table-cell>
          <table:table-cell table:style-name="ce18" table:formula="of:=SUM([.S98:.T98])/[.F98]" office:value-type="percentage" office:value="0.989472541391028">
            <text:p>99%</text:p>
          </table:table-cell>
          <table:table-cell table:style-name="ce21" table:formula="of:=SUM([.O86:.O111])/SUM([.P86:.P111])" office:value-type="float" office:value="16">
            <text:p>16.0</text:p>
          </table:table-cell>
          <table:table-cell table:style-name="ce22"/>
          <table:table-cell table:style-name="ce21" table:formula="of:=SUM([.S97:.S99])/SUM([.T97:.T99])" office:value-type="float" office:value="2.23729998948665">
            <text:p>2.2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2478.6081125995">
            <text:p>2,479</text:p>
          </table:table-cell>
          <table:table-cell table:style-name="ce7" office:value-type="float" office:value="1093">
            <text:p>1,093</text:p>
          </table:table-cell>
          <table:table-cell table:number-columns-repeated="1004"/>
        </table:table-row>
        <table:table-row table:style-name="ro1">
          <table:table-cell table:style-name="ce4" office:value-type="float" office:value="1875">
            <text:p>1875</text:p>
          </table:table-cell>
          <table:table-cell office:value-type="string">
            <text:p>Pax Britannica, pt. 2</text:p>
          </table:table-cell>
          <table:table-cell table:style-name="ce7" office:value-type="float" office:value="3515">
            <text:p>3,515</text:p>
          </table:table-cell>
          <table:table-cell table:style-name="ce11" table:formula="of:=[.G99]/[.H99]" office:value-type="float" office:value="2.33280373427355">
            <text:p>2.3</text:p>
          </table:table-cell>
          <table:table-cell table:style-name="ce7" table:formula="of:=[.F99]*100/[.C99]" office:value-type="float" office:value="105.436066927801">
            <text:p>105</text:p>
          </table:table-cell>
          <table:table-cell table:style-name="ce7" table:formula="of:=[.G99]+[.H99]" office:value-type="float" office:value="3706.07775251219">
            <text:p>3,706</text:p>
          </table:table-cell>
          <table:table-cell table:style-name="ce7" table:formula="of:=SUM(OFFSET([.O99];-[.C$5]+1;0;[.C$5];1))+SUM(OFFSET([.Q99];-[.C$6]+1;0;[.C$6];1))+[.S99]" office:value-type="float" office:value="2594.07775251219">
            <text:p>2,594</text:p>
          </table:table-cell>
          <table:table-cell table:style-name="ce7" table:formula="of:=SUM(OFFSET([.P99];-[.D$5]+1;0;[.D$5];1))+SUM(OFFSET([.R99];-[.D$6]+1;0;[.D$6];1))+[.T99]" office:value-type="float" office:value="1112">
            <text:p>1,112</text:p>
          </table:table-cell>
          <table:table-cell table:style-name="ce18" table:formula="of:=(SUM(OFFSET([.O99];-[.C$5]+1;0;[.C$5];1))+SUM(OFFSET([.P99];-[.D$5]+1;0;[.D$5];1)))/[.F99]" office:value-type="percentage" office:value="0.0102534276228397">
            <text:p>1%</text:p>
          </table:table-cell>
          <table:table-cell table:style-name="ce18" table:formula="of:=(SUM(OFFSET([.Q99];-[.C$6]+1;0;[.C$6];1))+SUM(OFFSET([.R99];-[.D$6]+1;0;[.D$6];1)))/[.F99]" office:value-type="percentage" office:value="0">
            <text:p>0%</text:p>
          </table:table-cell>
          <table:table-cell table:style-name="ce18" table:formula="of:=SUM([.S99:.T99])/[.F99]" office:value-type="percentage" office:value="0.98974657237716">
            <text:p>99%</text:p>
          </table:table-cell>
          <table:table-cell table:style-name="ce21"/>
          <table:table-cell table:style-name="ce22"/>
          <table:table-cell table:style-name="ce21" table:formula="of:=SUM([.S98:.S100])/SUM([.T98:.T100])" office:value-type="float" office:value="2.31599245263656">
            <text:p>2.3</text:p>
          </table:table-cell>
          <table:table-cell table:style-name="ce7" office:value-type="float" office:value="2">
            <text:p>2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2559.07775251219">
            <text:p>2,559</text:p>
          </table:table-cell>
          <table:table-cell table:style-name="ce7" office:value-type="float" office:value="1109">
            <text:p>1,109</text:p>
          </table:table-cell>
          <table:table-cell table:number-columns-repeated="1004"/>
        </table:table-row>
        <table:table-row table:style-name="ro1">
          <table:table-cell table:style-name="ce4" office:value-type="float" office:value="1876">
            <text:p>1876</text:p>
          </table:table-cell>
          <table:table-cell office:value-type="string">
            <text:p>Pax Britannica, pt. 2</text:p>
          </table:table-cell>
          <table:table-cell table:style-name="ce7" office:value-type="float" office:value="3552">
            <text:p>3,552</text:p>
          </table:table-cell>
          <table:table-cell table:style-name="ce11" table:formula="of:=[.G100]/[.H100]" office:value-type="float" office:value="2.39849156293823">
            <text:p>2.4</text:p>
          </table:table-cell>
          <table:table-cell table:style-name="ce7" table:formula="of:=[.F100]*100/[.C100]" office:value-type="float" office:value="103.428191991448">
            <text:p>103</text:p>
          </table:table-cell>
          <table:table-cell table:style-name="ce7" table:formula="of:=[.G100]+[.H100]" office:value-type="float" office:value="3673.76937953623">
            <text:p>3,674</text:p>
          </table:table-cell>
          <table:table-cell table:style-name="ce7" table:formula="of:=SUM(OFFSET([.O100];-[.C$5]+1;0;[.C$5];1))+SUM(OFFSET([.Q100];-[.C$6]+1;0;[.C$6];1))+[.S100]" office:value-type="float" office:value="2592.76937953623">
            <text:p>2,593</text:p>
          </table:table-cell>
          <table:table-cell table:style-name="ce7" table:formula="of:=SUM(OFFSET([.P100];-[.D$5]+1;0;[.D$5];1))+SUM(OFFSET([.R100];-[.D$6]+1;0;[.D$6];1))+[.T100]" office:value-type="float" office:value="1081">
            <text:p>1,081</text:p>
          </table:table-cell>
          <table:table-cell table:style-name="ce18" table:formula="of:=(SUM(OFFSET([.O100];-[.C$5]+1;0;[.C$5];1))+SUM(OFFSET([.P100];-[.D$5]+1;0;[.D$5];1)))/[.F100]" office:value-type="percentage" office:value="0.0100713997471096">
            <text:p>1%</text:p>
          </table:table-cell>
          <table:table-cell table:style-name="ce18" table:formula="of:=(SUM(OFFSET([.Q100];-[.C$6]+1;0;[.C$6];1))+SUM(OFFSET([.R100];-[.D$6]+1;0;[.D$6];1)))/[.F100]" office:value-type="percentage" office:value="0">
            <text:p>0%</text:p>
          </table:table-cell>
          <table:table-cell table:style-name="ce18" table:formula="of:=SUM([.S100:.T100])/[.F100]" office:value-type="percentage" office:value="0.98992860025289">
            <text:p>99%</text:p>
          </table:table-cell>
          <table:table-cell table:style-name="ce21" table:formula="of:=SUM([.O88:.O113])/SUM([.P88:.P113])" office:value-type="float" office:value="17">
            <text:p>17.0</text:p>
          </table:table-cell>
          <table:table-cell table:style-name="ce22"/>
          <table:table-cell table:style-name="ce21" table:formula="of:=SUM([.S99:.S101])/SUM([.T99:.T101])" office:value-type="float" office:value="2.36028143869107">
            <text:p>2.4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2558.76937953623">
            <text:p>2,559</text:p>
          </table:table-cell>
          <table:table-cell table:style-name="ce7" office:value-type="float" office:value="1078">
            <text:p>1,078</text:p>
          </table:table-cell>
          <table:table-cell table:number-columns-repeated="1004"/>
        </table:table-row>
        <table:table-row table:style-name="ro1">
          <table:table-cell table:style-name="ce4" office:value-type="float" office:value="1877">
            <text:p>1877</text:p>
          </table:table-cell>
          <table:table-cell office:value-type="string">
            <text:p>Pax Britannica, pt. 2</text:p>
          </table:table-cell>
          <table:table-cell table:style-name="ce7" office:value-type="float" office:value="3590">
            <text:p>3,590</text:p>
          </table:table-cell>
          <table:table-cell table:style-name="ce11" table:formula="of:=[.G101]/[.H101]" office:value-type="float" office:value="2.42784331314672">
            <text:p>2.4</text:p>
          </table:table-cell>
          <table:table-cell table:style-name="ce7" table:formula="of:=[.F101]*100/[.C101]" office:value-type="float" office:value="100.352738777638">
            <text:p>100</text:p>
          </table:table-cell>
          <table:table-cell table:style-name="ce7" table:formula="of:=[.G101]+[.H101]" office:value-type="float" office:value="3602.6633221172">
            <text:p>3,603</text:p>
          </table:table-cell>
          <table:table-cell table:style-name="ce7" table:formula="of:=SUM(OFFSET([.O101];-[.C$5]+1;0;[.C$5];1))+SUM(OFFSET([.Q101];-[.C$6]+1;0;[.C$6];1))+[.S101]" office:value-type="float" office:value="2551.6633221172">
            <text:p>2,552</text:p>
          </table:table-cell>
          <table:table-cell table:style-name="ce7" table:formula="of:=SUM(OFFSET([.P101];-[.D$5]+1;0;[.D$5];1))+SUM(OFFSET([.R101];-[.D$6]+1;0;[.D$6];1))+[.T101]" office:value-type="float" office:value="1051">
            <text:p>1,051</text:p>
          </table:table-cell>
          <table:table-cell table:style-name="ce18" table:formula="of:=(SUM(OFFSET([.O101];-[.C$5]+1;0;[.C$5];1))+SUM(OFFSET([.P101];-[.D$5]+1;0;[.D$5];1)))/[.F101]" office:value-type="percentage" office:value="0.0102701797786244">
            <text:p>1%</text:p>
          </table:table-cell>
          <table:table-cell table:style-name="ce18" table:formula="of:=(SUM(OFFSET([.Q101];-[.C$6]+1;0;[.C$6];1))+SUM(OFFSET([.R101];-[.D$6]+1;0;[.D$6];1)))/[.F101]" office:value-type="percentage" office:value="0">
            <text:p>0%</text:p>
          </table:table-cell>
          <table:table-cell table:style-name="ce18" table:formula="of:=SUM([.S101:.T101])/[.F101]" office:value-type="percentage" office:value="0.989729820221375">
            <text:p>99%</text:p>
          </table:table-cell>
          <table:table-cell table:style-name="ce21" table:formula="of:=SUM([.O89:.O114])/SUM([.P89:.P114])" office:value-type="float" office:value="16">
            <text:p>16.0</text:p>
          </table:table-cell>
          <table:table-cell table:style-name="ce22"/>
          <table:table-cell table:style-name="ce21" table:formula="of:=SUM([.S100:.S102])/SUM([.T100:.T102])" office:value-type="float" office:value="2.46205048467786">
            <text:p>2.5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2517.6633221172">
            <text:p>2,518</text:p>
          </table:table-cell>
          <table:table-cell table:style-name="ce7" office:value-type="float" office:value="1048">
            <text:p>1,048</text:p>
          </table:table-cell>
          <table:table-cell table:number-columns-repeated="1004"/>
        </table:table-row>
        <table:table-row table:style-name="ro1">
          <table:table-cell table:style-name="ce4" office:value-type="float" office:value="1878">
            <text:p>1878</text:p>
          </table:table-cell>
          <table:table-cell office:value-type="string">
            <text:p>Pax Britannica, pt. 2</text:p>
          </table:table-cell>
          <table:table-cell table:style-name="ce7" office:value-type="float" office:value="3628">
            <text:p>3,628</text:p>
          </table:table-cell>
          <table:table-cell table:style-name="ce11" table:formula="of:=[.G102]/[.H102]" office:value-type="float" office:value="2.64048421515915">
            <text:p>2.6</text:p>
          </table:table-cell>
          <table:table-cell table:style-name="ce7" table:formula="of:=[.F102]*100/[.C102]" office:value-type="float" office:value="103.755807014183">
            <text:p>104</text:p>
          </table:table-cell>
          <table:table-cell table:style-name="ce7" table:formula="of:=[.G102]+[.H102]" office:value-type="float" office:value="3764.26067847456">
            <text:p>3,764</text:p>
          </table:table-cell>
          <table:table-cell table:style-name="ce7" table:formula="of:=SUM(OFFSET([.O102];-[.C$5]+1;0;[.C$5];1))+SUM(OFFSET([.Q102];-[.C$6]+1;0;[.C$6];1))+[.S102]" office:value-type="float" office:value="2730.26067847456">
            <text:p>2,730</text:p>
          </table:table-cell>
          <table:table-cell table:style-name="ce7" table:formula="of:=SUM(OFFSET([.P102];-[.D$5]+1;0;[.D$5];1))+SUM(OFFSET([.R102];-[.D$6]+1;0;[.D$6];1))+[.T102]" office:value-type="float" office:value="1034">
            <text:p>1,034</text:p>
          </table:table-cell>
          <table:table-cell table:style-name="ce18" table:formula="of:=(SUM(OFFSET([.O102];-[.C$5]+1;0;[.C$5];1))+SUM(OFFSET([.P102];-[.D$5]+1;0;[.D$5];1)))/[.F102]" office:value-type="percentage" office:value="0.00982928738479239">
            <text:p>1%</text:p>
          </table:table-cell>
          <table:table-cell table:style-name="ce18" table:formula="of:=(SUM(OFFSET([.Q102];-[.C$6]+1;0;[.C$6];1))+SUM(OFFSET([.R102];-[.D$6]+1;0;[.D$6];1)))/[.F102]" office:value-type="percentage" office:value="0">
            <text:p>0%</text:p>
          </table:table-cell>
          <table:table-cell table:style-name="ce18" table:formula="of:=SUM([.S102:.T102])/[.F102]" office:value-type="percentage" office:value="0.990170712615208">
            <text:p>99%</text:p>
          </table:table-cell>
          <table:table-cell table:style-name="ce21" table:formula="of:=SUM([.O90:.O115])/SUM([.P90:.P115])" office:value-type="float" office:value="16">
            <text:p>16.0</text:p>
          </table:table-cell>
          <table:table-cell table:style-name="ce22"/>
          <table:table-cell table:style-name="ce21" table:formula="of:=SUM([.S101:.S103])/SUM([.T101:.T103])" office:value-type="float" office:value="2.60438170327436">
            <text:p>2.6</text:p>
          </table:table-cell>
          <table:table-cell table:style-name="ce7" office:value-type="float" office:value="2">
            <text:p>2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2696.26067847456">
            <text:p>2,696</text:p>
          </table:table-cell>
          <table:table-cell table:style-name="ce7" office:value-type="float" office:value="1031">
            <text:p>1,031</text:p>
          </table:table-cell>
          <table:table-cell table:number-columns-repeated="1004"/>
        </table:table-row>
        <table:table-row table:style-name="ro1">
          <table:table-cell table:style-name="ce4" office:value-type="float" office:value="1879">
            <text:p>1879</text:p>
          </table:table-cell>
          <table:table-cell office:value-type="string">
            <text:p>Pax Britannica, pt. 2</text:p>
          </table:table-cell>
          <table:table-cell table:style-name="ce7" office:value-type="float" office:value="3667">
            <text:p>3,667</text:p>
          </table:table-cell>
          <table:table-cell table:style-name="ce11" table:formula="of:=[.G103]/[.H103]" office:value-type="float" office:value="2.82970347513644">
            <text:p>2.8</text:p>
          </table:table-cell>
          <table:table-cell table:style-name="ce7" table:formula="of:=[.F103]*100/[.C103]" office:value-type="float" office:value="104.645838071631">
            <text:p>105</text:p>
          </table:table-cell>
          <table:table-cell table:style-name="ce7" table:formula="of:=[.G103]+[.H103]" office:value-type="float" office:value="3837.36288208671">
            <text:p>3,837</text:p>
          </table:table-cell>
          <table:table-cell table:style-name="ce7" table:formula="of:=SUM(OFFSET([.O103];-[.C$5]+1;0;[.C$5];1))+SUM(OFFSET([.Q103];-[.C$6]+1;0;[.C$6];1))+[.S103]" office:value-type="float" office:value="2835.36288208671">
            <text:p>2,835</text:p>
          </table:table-cell>
          <table:table-cell table:style-name="ce7" table:formula="of:=SUM(OFFSET([.P103];-[.D$5]+1;0;[.D$5];1))+SUM(OFFSET([.R103];-[.D$6]+1;0;[.D$6];1))+[.T103]" office:value-type="float" office:value="1002">
            <text:p>1,002</text:p>
          </table:table-cell>
          <table:table-cell table:style-name="ce18" table:formula="of:=(SUM(OFFSET([.O103];-[.C$5]+1;0;[.C$5];1))+SUM(OFFSET([.P103];-[.D$5]+1;0;[.D$5];1)))/[.F103]" office:value-type="percentage" office:value="0.00938144270067668">
            <text:p>1%</text:p>
          </table:table-cell>
          <table:table-cell table:style-name="ce18" table:formula="of:=(SUM(OFFSET([.Q103];-[.C$6]+1;0;[.C$6];1))+SUM(OFFSET([.R103];-[.D$6]+1;0;[.D$6];1)))/[.F103]" office:value-type="percentage" office:value="0">
            <text:p>0%</text:p>
          </table:table-cell>
          <table:table-cell table:style-name="ce18" table:formula="of:=SUM([.S103:.T103])/[.F103]" office:value-type="percentage" office:value="0.990618557299323">
            <text:p>99%</text:p>
          </table:table-cell>
          <table:table-cell table:style-name="ce21" table:formula="of:=SUM([.O91:.O116])/SUM([.P91:.P116])" office:value-type="float" office:value="14">
            <text:p>14.0</text:p>
          </table:table-cell>
          <table:table-cell table:style-name="ce22"/>
          <table:table-cell table:style-name="ce21" table:formula="of:=SUM([.S102:.S104])/SUM([.T102:.T104])" office:value-type="float" office:value="2.7326328394225">
            <text:p>2.7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2802.36288208671">
            <text:p>2,802</text:p>
          </table:table-cell>
          <table:table-cell table:style-name="ce7" office:value-type="float" office:value="999">
            <text:p>999</text:p>
          </table:table-cell>
          <table:table-cell table:number-columns-repeated="1004"/>
        </table:table-row>
        <table:table-row table:style-name="ro1">
          <table:table-cell table:style-name="ce4" office:value-type="float" office:value="1880">
            <text:p>1880</text:p>
          </table:table-cell>
          <table:table-cell office:value-type="string">
            <text:p>Pax Britannica, pt. 2</text:p>
          </table:table-cell>
          <table:table-cell table:style-name="ce7" office:value-type="float" office:value="3706">
            <text:p>3,706</text:p>
          </table:table-cell>
          <table:table-cell table:style-name="ce11" table:formula="of:=[.G104]/[.H104]" office:value-type="float" office:value="2.80583643358815">
            <text:p>2.8</text:p>
          </table:table-cell>
          <table:table-cell table:style-name="ce7" table:formula="of:=[.F104]*100/[.C104]" office:value-type="float" office:value="103.001995220964">
            <text:p>103</text:p>
          </table:table-cell>
          <table:table-cell table:style-name="ce7" table:formula="of:=[.G104]+[.H104]" office:value-type="float" office:value="3817.25394288892">
            <text:p>3,817</text:p>
          </table:table-cell>
          <table:table-cell table:style-name="ce7" table:formula="of:=SUM(OFFSET([.O104];-[.C$5]+1;0;[.C$5];1))+SUM(OFFSET([.Q104];-[.C$6]+1;0;[.C$6];1))+[.S104]" office:value-type="float" office:value="2814.25394288892">
            <text:p>2,814</text:p>
          </table:table-cell>
          <table:table-cell table:style-name="ce7" table:formula="of:=SUM(OFFSET([.P104];-[.D$5]+1;0;[.D$5];1))+SUM(OFFSET([.R104];-[.D$6]+1;0;[.D$6];1))+[.T104]" office:value-type="float" office:value="1003">
            <text:p>1,003</text:p>
          </table:table-cell>
          <table:table-cell table:style-name="ce18" table:formula="of:=(SUM(OFFSET([.O104];-[.C$5]+1;0;[.C$5];1))+SUM(OFFSET([.P104];-[.D$5]+1;0;[.D$5];1)))/[.F104]" office:value-type="percentage" office:value="0.00943086326940958">
            <text:p>1%</text:p>
          </table:table-cell>
          <table:table-cell table:style-name="ce18" table:formula="of:=(SUM(OFFSET([.Q104];-[.C$6]+1;0;[.C$6];1))+SUM(OFFSET([.R104];-[.D$6]+1;0;[.D$6];1)))/[.F104]" office:value-type="percentage" office:value="0">
            <text:p>0%</text:p>
          </table:table-cell>
          <table:table-cell table:style-name="ce18" table:formula="of:=SUM([.S104:.T104])/[.F104]" office:value-type="percentage" office:value="0.99056913673059">
            <text:p>99%</text:p>
          </table:table-cell>
          <table:table-cell table:style-name="ce21" table:formula="of:=SUM([.O92:.O117])/SUM([.P92:.P117])" office:value-type="float" office:value="15">
            <text:p>15.0</text:p>
          </table:table-cell>
          <table:table-cell table:style-name="ce22"/>
          <table:table-cell table:style-name="ce21" table:formula="of:=SUM([.S103:.S105])/SUM([.T103:.T105])" office:value-type="float" office:value="2.85469693546629">
            <text:p>2.9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2781.25394288892">
            <text:p>2,781</text:p>
          </table:table-cell>
          <table:table-cell table:style-name="ce7" office:value-type="float" office:value="1000">
            <text:p>1,000</text:p>
          </table:table-cell>
          <table:table-cell table:number-columns-repeated="1004"/>
        </table:table-row>
        <table:table-row table:style-name="ro1">
          <table:table-cell table:style-name="ce4" office:value-type="float" office:value="1881">
            <text:p>1881</text:p>
          </table:table-cell>
          <table:table-cell office:value-type="string">
            <text:p>Pax Britannica, pt. 2</text:p>
          </table:table-cell>
          <table:table-cell table:style-name="ce7" office:value-type="float" office:value="3743">
            <text:p>3,743</text:p>
          </table:table-cell>
          <table:table-cell table:style-name="ce11" table:formula="of:=[.G105]/[.H105]" office:value-type="float" office:value="3.01971178229171">
            <text:p>3.0</text:p>
          </table:table-cell>
          <table:table-cell table:style-name="ce7" table:formula="of:=[.F105]*100/[.C105]" office:value-type="float" office:value="95.9017531815789">
            <text:p>96</text:p>
          </table:table-cell>
          <table:table-cell table:style-name="ce7" table:formula="of:=[.G105]+[.H105]" office:value-type="float" office:value="3589.6026215865">
            <text:p>3,590</text:p>
          </table:table-cell>
          <table:table-cell table:style-name="ce7" table:formula="of:=SUM(OFFSET([.O105];-[.C$5]+1;0;[.C$5];1))+SUM(OFFSET([.Q105];-[.C$6]+1;0;[.C$6];1))+[.S105]" office:value-type="float" office:value="2696.6026215865">
            <text:p>2,697</text:p>
          </table:table-cell>
          <table:table-cell table:style-name="ce7" table:formula="of:=SUM(OFFSET([.P105];-[.D$5]+1;0;[.D$5];1))+SUM(OFFSET([.R105];-[.D$6]+1;0;[.D$6];1))+[.T105]" office:value-type="float" office:value="893">
            <text:p>893</text:p>
          </table:table-cell>
          <table:table-cell table:style-name="ce18" table:formula="of:=(SUM(OFFSET([.O105];-[.C$5]+1;0;[.C$5];1))+SUM(OFFSET([.P105];-[.D$5]+1;0;[.D$5];1)))/[.F105]" office:value-type="percentage" office:value="0.0100289652630377">
            <text:p>1%</text:p>
          </table:table-cell>
          <table:table-cell table:style-name="ce18" table:formula="of:=(SUM(OFFSET([.Q105];-[.C$6]+1;0;[.C$6];1))+SUM(OFFSET([.R105];-[.D$6]+1;0;[.D$6];1)))/[.F105]" office:value-type="percentage" office:value="0">
            <text:p>0%</text:p>
          </table:table-cell>
          <table:table-cell table:style-name="ce18" table:formula="of:=SUM([.S105:.T105])/[.F105]" office:value-type="percentage" office:value="0.989971034736962">
            <text:p>99%</text:p>
          </table:table-cell>
          <table:table-cell table:style-name="ce21" table:formula="of:=SUM([.O93:.O118])/SUM([.P93:.P118])" office:value-type="float" office:value="14">
            <text:p>14.0</text:p>
          </table:table-cell>
          <table:table-cell table:style-name="ce22"/>
          <table:table-cell table:style-name="ce21" table:formula="of:=SUM([.S104:.S106])/SUM([.T104:.T106])" office:value-type="float" office:value="2.9731679811348">
            <text:p>3.0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2663.6026215865">
            <text:p>2,664</text:p>
          </table:table-cell>
          <table:table-cell table:style-name="ce7" office:value-type="float" office:value="890">
            <text:p>890</text:p>
          </table:table-cell>
          <table:table-cell table:number-columns-repeated="1004"/>
        </table:table-row>
        <table:table-row table:style-name="ro1">
          <table:table-cell table:style-name="ce4" office:value-type="float" office:value="1882">
            <text:p>1882</text:p>
          </table:table-cell>
          <table:table-cell office:value-type="string">
            <text:p>Pax Britannica, pt. 2</text:p>
          </table:table-cell>
          <table:table-cell table:style-name="ce7" office:value-type="float" office:value="3771">
            <text:p>3,771</text:p>
          </table:table-cell>
          <table:table-cell table:style-name="ce11" table:formula="of:=[.G106]/[.H106]" office:value-type="float" office:value="3.22445476984465">
            <text:p>3.2</text:p>
          </table:table-cell>
          <table:table-cell table:style-name="ce7" table:formula="of:=[.F106]*100/[.C106]" office:value-type="float" office:value="88.0514836674064">
            <text:p>88</text:p>
          </table:table-cell>
          <table:table-cell table:style-name="ce7" table:formula="of:=[.G106]+[.H106]" office:value-type="float" office:value="3320.4214490979">
            <text:p>3,320</text:p>
          </table:table-cell>
          <table:table-cell table:style-name="ce7" table:formula="of:=SUM(OFFSET([.O106];-[.C$5]+1;0;[.C$5];1))+SUM(OFFSET([.Q106];-[.C$6]+1;0;[.C$6];1))+[.S106]" office:value-type="float" office:value="2534.4214490979">
            <text:p>2,534</text:p>
          </table:table-cell>
          <table:table-cell table:style-name="ce7" table:formula="of:=SUM(OFFSET([.P106];-[.D$5]+1;0;[.D$5];1))+SUM(OFFSET([.R106];-[.D$6]+1;0;[.D$6];1))+[.T106]" office:value-type="float" office:value="786">
            <text:p>786</text:p>
          </table:table-cell>
          <table:table-cell table:style-name="ce18" table:formula="of:=(SUM(OFFSET([.O106];-[.C$5]+1;0;[.C$5];1))+SUM(OFFSET([.P106];-[.D$5]+1;0;[.D$5];1)))/[.F106]" office:value-type="percentage" office:value="0.0105408305953176">
            <text:p>1%</text:p>
          </table:table-cell>
          <table:table-cell table:style-name="ce18" table:formula="of:=(SUM(OFFSET([.Q106];-[.C$6]+1;0;[.C$6];1))+SUM(OFFSET([.R106];-[.D$6]+1;0;[.D$6];1)))/[.F106]" office:value-type="percentage" office:value="0">
            <text:p>0%</text:p>
          </table:table-cell>
          <table:table-cell table:style-name="ce18" table:formula="of:=SUM([.S106:.T106])/[.F106]" office:value-type="percentage" office:value="0.989459169404682">
            <text:p>99%</text:p>
          </table:table-cell>
          <table:table-cell table:style-name="ce21" table:formula="of:=SUM([.O94:.O119])/SUM([.P94:.P119])" office:value-type="float" office:value="14">
            <text:p>14.0</text:p>
          </table:table-cell>
          <table:table-cell table:style-name="ce22"/>
          <table:table-cell table:style-name="ce21" table:formula="of:=SUM([.S105:.S107])/SUM([.T105:.T107])" office:value-type="float" office:value="3.08520901886706">
            <text:p>3.1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2502.4214490979">
            <text:p>2,502</text:p>
          </table:table-cell>
          <table:table-cell table:style-name="ce7" office:value-type="float" office:value="783">
            <text:p>783</text:p>
          </table:table-cell>
          <table:table-cell table:number-columns-repeated="1004"/>
        </table:table-row>
        <table:table-row table:style-name="ro1">
          <table:table-cell table:style-name="ce4" office:value-type="float" office:value="1883">
            <text:p>1883</text:p>
          </table:table-cell>
          <table:table-cell office:value-type="string">
            <text:p>Pax Britannica, pt. 2</text:p>
          </table:table-cell>
          <table:table-cell table:style-name="ce7" office:value-type="float" office:value="3799">
            <text:p>3,799</text:p>
          </table:table-cell>
          <table:table-cell table:style-name="ce11" table:formula="of:=[.G107]/[.H107]" office:value-type="float" office:value="3.10796741341699">
            <text:p>3.1</text:p>
          </table:table-cell>
          <table:table-cell table:style-name="ce7" table:formula="of:=[.F107]*100/[.C107]" office:value-type="float" office:value="86.8306878908619">
            <text:p>87</text:p>
          </table:table-cell>
          <table:table-cell table:style-name="ce7" table:formula="of:=[.G107]+[.H107]" office:value-type="float" office:value="3298.69783297384">
            <text:p>3,299</text:p>
          </table:table-cell>
          <table:table-cell table:style-name="ce7" table:formula="of:=SUM(OFFSET([.O107];-[.C$5]+1;0;[.C$5];1))+SUM(OFFSET([.Q107];-[.C$6]+1;0;[.C$6];1))+[.S107]" office:value-type="float" office:value="2495.69783297384">
            <text:p>2,496</text:p>
          </table:table-cell>
          <table:table-cell table:style-name="ce7" table:formula="of:=SUM(OFFSET([.P107];-[.D$5]+1;0;[.D$5];1))+SUM(OFFSET([.R107];-[.D$6]+1;0;[.D$6];1))+[.T107]" office:value-type="float" office:value="803">
            <text:p>803</text:p>
          </table:table-cell>
          <table:table-cell table:style-name="ce18" table:formula="of:=(SUM(OFFSET([.O107];-[.C$5]+1;0;[.C$5];1))+SUM(OFFSET([.P107];-[.D$5]+1;0;[.D$5];1)))/[.F107]" office:value-type="percentage" office:value="0.0106102473679582">
            <text:p>1%</text:p>
          </table:table-cell>
          <table:table-cell table:style-name="ce18" table:formula="of:=(SUM(OFFSET([.Q107];-[.C$6]+1;0;[.C$6];1))+SUM(OFFSET([.R107];-[.D$6]+1;0;[.D$6];1)))/[.F107]" office:value-type="percentage" office:value="0">
            <text:p>0%</text:p>
          </table:table-cell>
          <table:table-cell table:style-name="ce18" table:formula="of:=SUM([.S107:.T107])/[.F107]" office:value-type="percentage" office:value="0.989389752632042">
            <text:p>99%</text:p>
          </table:table-cell>
          <table:table-cell table:style-name="ce21" table:formula="of:=SUM([.O95:.O120])/SUM([.P95:.P120])" office:value-type="float" office:value="13">
            <text:p>13.0</text:p>
          </table:table-cell>
          <table:table-cell table:style-name="ce22"/>
          <table:table-cell table:style-name="ce21" table:formula="of:=SUM([.S106:.S108])/SUM([.T106:.T108])" office:value-type="float" office:value="3.14975776944896">
            <text:p>3.1</text:p>
          </table:table-cell>
          <table:table-cell table:style-name="ce7" office:value-type="float" office:value="2">
            <text:p>2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2463.69783297384">
            <text:p>2,464</text:p>
          </table:table-cell>
          <table:table-cell table:style-name="ce7" office:value-type="float" office:value="800">
            <text:p>800</text:p>
          </table:table-cell>
          <table:table-cell table:number-columns-repeated="1004"/>
        </table:table-row>
        <table:table-row table:style-name="ro1">
          <table:table-cell table:style-name="ce4" office:value-type="float" office:value="1884">
            <text:p>1884</text:p>
          </table:table-cell>
          <table:table-cell office:value-type="string">
            <text:p>Pax Britannica, pt. 2</text:p>
          </table:table-cell>
          <table:table-cell table:style-name="ce7" office:value-type="float" office:value="3827">
            <text:p>3,827</text:p>
          </table:table-cell>
          <table:table-cell table:style-name="ce11" table:formula="of:=[.G108]/[.H108]" office:value-type="float" office:value="3.20000341914822">
            <text:p>3.2</text:p>
          </table:table-cell>
          <table:table-cell table:style-name="ce7" table:formula="of:=[.F108]*100/[.C108]" office:value-type="float" office:value="88.4557814432576">
            <text:p>88</text:p>
          </table:table-cell>
          <table:table-cell table:style-name="ce7" table:formula="of:=[.G108]+[.H108]" office:value-type="float" office:value="3385.20275583347">
            <text:p>3,385</text:p>
          </table:table-cell>
          <table:table-cell table:style-name="ce7" table:formula="of:=SUM(OFFSET([.O108];-[.C$5]+1;0;[.C$5];1))+SUM(OFFSET([.Q108];-[.C$6]+1;0;[.C$6];1))+[.S108]" office:value-type="float" office:value="2579.20275583347">
            <text:p>2,579</text:p>
          </table:table-cell>
          <table:table-cell table:style-name="ce7" table:formula="of:=SUM(OFFSET([.P108];-[.D$5]+1;0;[.D$5];1))+SUM(OFFSET([.R108];-[.D$6]+1;0;[.D$6];1))+[.T108]" office:value-type="float" office:value="806">
            <text:p>806</text:p>
          </table:table-cell>
          <table:table-cell table:style-name="ce18" table:formula="of:=(SUM(OFFSET([.O108];-[.C$5]+1;0;[.C$5];1))+SUM(OFFSET([.P108];-[.D$5]+1;0;[.D$5];1)))/[.F108]" office:value-type="percentage" office:value="0.00974830826399794">
            <text:p>1%</text:p>
          </table:table-cell>
          <table:table-cell table:style-name="ce18" table:formula="of:=(SUM(OFFSET([.Q108];-[.C$6]+1;0;[.C$6];1))+SUM(OFFSET([.R108];-[.D$6]+1;0;[.D$6];1)))/[.F108]" office:value-type="percentage" office:value="0">
            <text:p>0%</text:p>
          </table:table-cell>
          <table:table-cell table:style-name="ce18" table:formula="of:=SUM([.S108:.T108])/[.F108]" office:value-type="percentage" office:value="0.990251691736002">
            <text:p>99%</text:p>
          </table:table-cell>
          <table:table-cell table:style-name="ce21" table:formula="of:=SUM([.O96:.O121])/SUM([.P96:.P121])" office:value-type="float" office:value="14">
            <text:p>14.0</text:p>
          </table:table-cell>
          <table:table-cell table:style-name="ce22"/>
          <table:table-cell table:style-name="ce21" table:formula="of:=SUM([.S107:.S109])/SUM([.T107:.T109])" office:value-type="float" office:value="3.16810827884691">
            <text:p>3.2</text:p>
          </table:table-cell>
          <table:table-cell table:style-name="ce7" office:value-type="float" office:value="2">
            <text:p>2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2549.20275583347">
            <text:p>2,549</text:p>
          </table:table-cell>
          <table:table-cell table:style-name="ce7" office:value-type="float" office:value="803">
            <text:p>803</text:p>
          </table:table-cell>
          <table:table-cell table:number-columns-repeated="1004"/>
        </table:table-row>
        <table:table-row table:style-name="ro1">
          <table:table-cell table:style-name="ce4" office:value-type="float" office:value="1885">
            <text:p>1885</text:p>
          </table:table-cell>
          <table:table-cell office:value-type="string">
            <text:p>Pax Britannica, pt. 2</text:p>
          </table:table-cell>
          <table:table-cell table:style-name="ce7" office:value-type="float" office:value="3856">
            <text:p>3,856</text:p>
          </table:table-cell>
          <table:table-cell table:style-name="ce11" table:formula="of:=[.G109]/[.H109]" office:value-type="float" office:value="3.28639348746164">
            <text:p>3.3</text:p>
          </table:table-cell>
          <table:table-cell table:style-name="ce7" table:formula="of:=[.F109]*100/[.C109]" office:value-type="float" office:value="82.9265959970536">
            <text:p>83</text:p>
          </table:table-cell>
          <table:table-cell table:style-name="ce7" table:formula="of:=[.G109]+[.H109]" office:value-type="float" office:value="3197.64954164639">
            <text:p>3,198</text:p>
          </table:table-cell>
          <table:table-cell table:style-name="ce7" table:formula="of:=SUM(OFFSET([.O109];-[.C$5]+1;0;[.C$5];1))+SUM(OFFSET([.Q109];-[.C$6]+1;0;[.C$6];1))+[.S109]" office:value-type="float" office:value="2451.64954164639">
            <text:p>2,452</text:p>
          </table:table-cell>
          <table:table-cell table:style-name="ce7" table:formula="of:=SUM(OFFSET([.P109];-[.D$5]+1;0;[.D$5];1))+SUM(OFFSET([.R109];-[.D$6]+1;0;[.D$6];1))+[.T109]" office:value-type="float" office:value="746">
            <text:p>746</text:p>
          </table:table-cell>
          <table:table-cell table:style-name="ce18" table:formula="of:=(SUM(OFFSET([.O109];-[.C$5]+1;0;[.C$5];1))+SUM(OFFSET([.P109];-[.D$5]+1;0;[.D$5];1)))/[.F109]" office:value-type="percentage" office:value="0.00969462087581959">
            <text:p>1%</text:p>
          </table:table-cell>
          <table:table-cell table:style-name="ce18" table:formula="of:=(SUM(OFFSET([.Q109];-[.C$6]+1;0;[.C$6];1))+SUM(OFFSET([.R109];-[.D$6]+1;0;[.D$6];1)))/[.F109]" office:value-type="percentage" office:value="0">
            <text:p>0%</text:p>
          </table:table-cell>
          <table:table-cell table:style-name="ce18" table:formula="of:=SUM([.S109:.T109])/[.F109]" office:value-type="percentage" office:value="0.99030537912418">
            <text:p>99%</text:p>
          </table:table-cell>
          <table:table-cell table:style-name="ce21" table:formula="of:=SUM([.O97:.O122])/SUM([.P97:.P122])" office:value-type="float" office:value="15">
            <text:p>15.0</text:p>
          </table:table-cell>
          <table:table-cell table:style-name="ce22"/>
          <table:table-cell table:style-name="ce21" table:formula="of:=SUM([.S108:.S110])/SUM([.T108:.T110])" office:value-type="float" office:value="3.2715083997516">
            <text:p>3.3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2422.64954164639">
            <text:p>2,423</text:p>
          </table:table-cell>
          <table:table-cell table:style-name="ce7" office:value-type="float" office:value="744">
            <text:p>744</text:p>
          </table:table-cell>
          <table:table-cell table:number-columns-repeated="1004"/>
        </table:table-row>
        <table:table-row table:style-name="ro1">
          <table:table-cell table:style-name="ce4" office:value-type="float" office:value="1886">
            <text:p>1886</text:p>
          </table:table-cell>
          <table:table-cell office:value-type="string">
            <text:p>Pax Britannica, pt. 2</text:p>
          </table:table-cell>
          <table:table-cell table:style-name="ce7" office:value-type="float" office:value="3885">
            <text:p>3,885</text:p>
          </table:table-cell>
          <table:table-cell table:style-name="ce11" table:formula="of:=[.G110]/[.H110]" office:value-type="float" office:value="3.42473302597925">
            <text:p>3.4</text:p>
          </table:table-cell>
          <table:table-cell table:style-name="ce7" table:formula="of:=[.F110]*100/[.C110]" office:value-type="float" office:value="82.2305597106054">
            <text:p>82</text:p>
          </table:table-cell>
          <table:table-cell table:style-name="ce7" table:formula="of:=[.G110]+[.H110]" office:value-type="float" office:value="3194.65724475702">
            <text:p>3,195</text:p>
          </table:table-cell>
          <table:table-cell table:style-name="ce7" table:formula="of:=SUM(OFFSET([.O110];-[.C$5]+1;0;[.C$5];1))+SUM(OFFSET([.Q110];-[.C$6]+1;0;[.C$6];1))+[.S110]" office:value-type="float" office:value="2472.65724475702">
            <text:p>2,473</text:p>
          </table:table-cell>
          <table:table-cell table:style-name="ce7" table:formula="of:=SUM(OFFSET([.P110];-[.D$5]+1;0;[.D$5];1))+SUM(OFFSET([.R110];-[.D$6]+1;0;[.D$6];1))+[.T110]" office:value-type="float" office:value="722">
            <text:p>722</text:p>
          </table:table-cell>
          <table:table-cell table:style-name="ce18" table:formula="of:=(SUM(OFFSET([.O110];-[.C$5]+1;0;[.C$5];1))+SUM(OFFSET([.P110];-[.D$5]+1;0;[.D$5];1)))/[.F110]" office:value-type="percentage" office:value="0.00939067878071588">
            <text:p>1%</text:p>
          </table:table-cell>
          <table:table-cell table:style-name="ce18" table:formula="of:=(SUM(OFFSET([.Q110];-[.C$6]+1;0;[.C$6];1))+SUM(OFFSET([.R110];-[.D$6]+1;0;[.D$6];1)))/[.F110]" office:value-type="percentage" office:value="0">
            <text:p>0%</text:p>
          </table:table-cell>
          <table:table-cell table:style-name="ce18" table:formula="of:=SUM([.S110:.T110])/[.F110]" office:value-type="percentage" office:value="0.990609321219284">
            <text:p>99%</text:p>
          </table:table-cell>
          <table:table-cell table:style-name="ce21" table:formula="of:=SUM([.O98:.O123])/SUM([.P98:.P123])" office:value-type="float" office:value="15">
            <text:p>15.0</text:p>
          </table:table-cell>
          <table:table-cell table:style-name="ce22"/>
          <table:table-cell table:style-name="ce21" table:formula="of:=SUM([.S109:.S111])/SUM([.T109:.T111])" office:value-type="float" office:value="3.37634272395635">
            <text:p>3.4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2444.65724475702">
            <text:p>2,445</text:p>
          </table:table-cell>
          <table:table-cell table:style-name="ce7" office:value-type="float" office:value="720">
            <text:p>720</text:p>
          </table:table-cell>
          <table:table-cell table:number-columns-repeated="1004"/>
        </table:table-row>
        <table:table-row table:style-name="ro1">
          <table:table-cell table:style-name="ce4" office:value-type="float" office:value="1887">
            <text:p>1887</text:p>
          </table:table-cell>
          <table:table-cell office:value-type="string">
            <text:p>Pax Britannica, pt. 2</text:p>
          </table:table-cell>
          <table:table-cell table:style-name="ce7" office:value-type="float" office:value="3914">
            <text:p>3,914</text:p>
          </table:table-cell>
          <table:table-cell table:style-name="ce11" table:formula="of:=[.G111]/[.H111]" office:value-type="float" office:value="3.51905892849888">
            <text:p>3.5</text:p>
          </table:table-cell>
          <table:table-cell table:style-name="ce7" table:formula="of:=[.F111]*100/[.C111]" office:value-type="float" office:value="76.7801274259519">
            <text:p>77</text:p>
          </table:table-cell>
          <table:table-cell table:style-name="ce7" table:formula="of:=[.G111]+[.H111]" office:value-type="float" office:value="3005.17418745176">
            <text:p>3,005</text:p>
          </table:table-cell>
          <table:table-cell table:style-name="ce7" table:formula="of:=SUM(OFFSET([.O111];-[.C$5]+1;0;[.C$5];1))+SUM(OFFSET([.Q111];-[.C$6]+1;0;[.C$6];1))+[.S111]" office:value-type="float" office:value="2340.17418745176">
            <text:p>2,340</text:p>
          </table:table-cell>
          <table:table-cell table:style-name="ce7" table:formula="of:=SUM(OFFSET([.P111];-[.D$5]+1;0;[.D$5];1))+SUM(OFFSET([.R111];-[.D$6]+1;0;[.D$6];1))+[.T111]" office:value-type="float" office:value="665">
            <text:p>665</text:p>
          </table:table-cell>
          <table:table-cell table:style-name="ce18" table:formula="of:=(SUM(OFFSET([.O111];-[.C$5]+1;0;[.C$5];1))+SUM(OFFSET([.P111];-[.D$5]+1;0;[.D$5];1)))/[.F111]" office:value-type="percentage" office:value="0.00931726357723798">
            <text:p>1%</text:p>
          </table:table-cell>
          <table:table-cell table:style-name="ce18" table:formula="of:=(SUM(OFFSET([.Q111];-[.C$6]+1;0;[.C$6];1))+SUM(OFFSET([.R111];-[.D$6]+1;0;[.D$6];1)))/[.F111]" office:value-type="percentage" office:value="0">
            <text:p>0%</text:p>
          </table:table-cell>
          <table:table-cell table:style-name="ce18" table:formula="of:=SUM([.S111:.T111])/[.F111]" office:value-type="percentage" office:value="0.990682736422762">
            <text:p>99%</text:p>
          </table:table-cell>
          <table:table-cell table:style-name="ce21" table:formula="of:=SUM([.O99:.O124])/SUM([.P99:.P124])" office:value-type="float" office:value="15">
            <text:p>15.0</text:p>
          </table:table-cell>
          <table:table-cell table:style-name="ce22"/>
          <table:table-cell table:style-name="ce21" table:formula="of:=SUM([.S110:.S112])/SUM([.T110:.T112])" office:value-type="float" office:value="3.43367278402043">
            <text:p>3.4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2314.17418745176">
            <text:p>2,314</text:p>
          </table:table-cell>
          <table:table-cell table:style-name="ce7" office:value-type="float" office:value="663">
            <text:p>663</text:p>
          </table:table-cell>
          <table:table-cell table:number-columns-repeated="1004"/>
        </table:table-row>
        <table:table-row table:style-name="ro1">
          <table:table-cell table:style-name="ce4" office:value-type="float" office:value="1888">
            <text:p>1888</text:p>
          </table:table-cell>
          <table:table-cell office:value-type="string">
            <text:p>Pax Britannica, pt. 2</text:p>
          </table:table-cell>
          <table:table-cell table:style-name="ce7" office:value-type="float" office:value="3944">
            <text:p>3,944</text:p>
          </table:table-cell>
          <table:table-cell table:style-name="ce11" table:formula="of:=[.G112]/[.H112]" office:value-type="float" office:value="3.44861673890635">
            <text:p>3.4</text:p>
          </table:table-cell>
          <table:table-cell table:style-name="ce7" table:formula="of:=[.F112]*100/[.C112]" office:value-type="float" office:value="71.7373287511268">
            <text:p>72</text:p>
          </table:table-cell>
          <table:table-cell table:style-name="ce7" table:formula="of:=[.G112]+[.H112]" office:value-type="float" office:value="2829.32024594444">
            <text:p>2,829</text:p>
          </table:table-cell>
          <table:table-cell table:style-name="ce7" table:formula="of:=SUM(OFFSET([.O112];-[.C$5]+1;0;[.C$5];1))+SUM(OFFSET([.Q112];-[.C$6]+1;0;[.C$6];1))+[.S112]" office:value-type="float" office:value="2193.32024594444">
            <text:p>2,193</text:p>
          </table:table-cell>
          <table:table-cell table:style-name="ce7" table:formula="of:=SUM(OFFSET([.P112];-[.D$5]+1;0;[.D$5];1))+SUM(OFFSET([.R112];-[.D$6]+1;0;[.D$6];1))+[.T112]" office:value-type="float" office:value="636">
            <text:p>636</text:p>
          </table:table-cell>
          <table:table-cell table:style-name="ce18" table:formula="of:=(SUM(OFFSET([.O112];-[.C$5]+1;0;[.C$5];1))+SUM(OFFSET([.P112];-[.D$5]+1;0;[.D$5];1)))/[.F112]" office:value-type="percentage" office:value="0.00848260285642875">
            <text:p>1%</text:p>
          </table:table-cell>
          <table:table-cell table:style-name="ce18" table:formula="of:=(SUM(OFFSET([.Q112];-[.C$6]+1;0;[.C$6];1))+SUM(OFFSET([.R112];-[.D$6]+1;0;[.D$6];1)))/[.F112]" office:value-type="percentage" office:value="0">
            <text:p>0%</text:p>
          </table:table-cell>
          <table:table-cell table:style-name="ce18" table:formula="of:=SUM([.S112:.T112])/[.F112]" office:value-type="percentage" office:value="0.991517397143571">
            <text:p>99%</text:p>
          </table:table-cell>
          <table:table-cell table:style-name="ce21" table:formula="of:=SUM([.O100:.O125])/SUM([.P100:.P125])" office:value-type="float" office:value="13">
            <text:p>13.0</text:p>
          </table:table-cell>
          <table:table-cell table:style-name="ce22"/>
          <table:table-cell table:style-name="ce21" table:formula="of:=SUM([.S111:.S113])/SUM([.T111:.T113])" office:value-type="float" office:value="3.35249855509762">
            <text:p>3.4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2170.32024594444">
            <text:p>2,170</text:p>
          </table:table-cell>
          <table:table-cell table:style-name="ce7" office:value-type="float" office:value="635">
            <text:p>635</text:p>
          </table:table-cell>
          <table:table-cell table:number-columns-repeated="1004"/>
        </table:table-row>
        <table:table-row table:style-name="ro1">
          <table:table-cell table:style-name="ce4" office:value-type="float" office:value="1889">
            <text:p>1889</text:p>
          </table:table-cell>
          <table:table-cell office:value-type="string">
            <text:p>Pax Britannica, pt. 2</text:p>
          </table:table-cell>
          <table:table-cell table:style-name="ce7" office:value-type="float" office:value="3973">
            <text:p>3,973</text:p>
          </table:table-cell>
          <table:table-cell table:style-name="ce11" table:formula="of:=[.G113]/[.H113]" office:value-type="float" office:value="3.15993504283955">
            <text:p>3.2</text:p>
          </table:table-cell>
          <table:table-cell table:style-name="ce7" table:formula="of:=[.F113]*100/[.C113]" office:value-type="float" office:value="63.9748379354383">
            <text:p>64</text:p>
          </table:table-cell>
          <table:table-cell table:style-name="ce7" table:formula="of:=[.G113]+[.H113]" office:value-type="float" office:value="2541.72031117496">
            <text:p>2,542</text:p>
          </table:table-cell>
          <table:table-cell table:style-name="ce7" table:formula="of:=SUM(OFFSET([.O113];-[.C$5]+1;0;[.C$5];1))+SUM(OFFSET([.Q113];-[.C$6]+1;0;[.C$6];1))+[.S113]" office:value-type="float" office:value="1930.72031117496">
            <text:p>1,931</text:p>
          </table:table-cell>
          <table:table-cell table:style-name="ce7" table:formula="of:=SUM(OFFSET([.P113];-[.D$5]+1;0;[.D$5];1))+SUM(OFFSET([.R113];-[.D$6]+1;0;[.D$6];1))+[.T113]" office:value-type="float" office:value="611">
            <text:p>611</text:p>
          </table:table-cell>
          <table:table-cell table:style-name="ce18" table:formula="of:=(SUM(OFFSET([.O113];-[.C$5]+1;0;[.C$5];1))+SUM(OFFSET([.P113];-[.D$5]+1;0;[.D$5];1)))/[.F113]" office:value-type="percentage" office:value="0.00944242365868552">
            <text:p>1%</text:p>
          </table:table-cell>
          <table:table-cell table:style-name="ce18" table:formula="of:=(SUM(OFFSET([.Q113];-[.C$6]+1;0;[.C$6];1))+SUM(OFFSET([.R113];-[.D$6]+1;0;[.D$6];1)))/[.F113]" office:value-type="percentage" office:value="0">
            <text:p>0%</text:p>
          </table:table-cell>
          <table:table-cell table:style-name="ce18" table:formula="of:=SUM([.S113:.T113])/[.F113]" office:value-type="percentage" office:value="0.990557576341315">
            <text:p>99%</text:p>
          </table:table-cell>
          <table:table-cell table:style-name="ce21" table:formula="of:=SUM([.O101:.O126])/SUM([.P101:.P126])" office:value-type="float" office:value="13">
            <text:p>13.0</text:p>
          </table:table-cell>
          <table:table-cell table:style-name="ce22"/>
          <table:table-cell table:style-name="ce21" table:formula="of:=SUM([.S112:.S114])/SUM([.T112:.T114])" office:value-type="float" office:value="3.26876791578999">
            <text:p>3.3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908.72031117496">
            <text:p>1,909</text:p>
          </table:table-cell>
          <table:table-cell table:style-name="ce7" office:value-type="float" office:value="609">
            <text:p>609</text:p>
          </table:table-cell>
          <table:table-cell table:number-columns-repeated="1004"/>
        </table:table-row>
        <table:table-row table:style-name="ro1">
          <table:table-cell table:style-name="ce4" office:value-type="float" office:value="1890">
            <text:p>1890</text:p>
          </table:table-cell>
          <table:table-cell office:value-type="string">
            <text:p>Pax Britannica, pt. 2</text:p>
          </table:table-cell>
          <table:table-cell table:style-name="ce7" office:value-type="float" office:value="4003">
            <text:p>4,003</text:p>
          </table:table-cell>
          <table:table-cell table:style-name="ce11" table:formula="of:=[.G114]/[.H114]" office:value-type="float" office:value="3.27333754333416">
            <text:p>3.3</text:p>
          </table:table-cell>
          <table:table-cell table:style-name="ce7" table:formula="of:=[.F114]*100/[.C114]" office:value-type="float" office:value="64.6925443732326">
            <text:p>65</text:p>
          </table:table-cell>
          <table:table-cell table:style-name="ce7" table:formula="of:=[.G114]+[.H114]" office:value-type="float" office:value="2589.6425512605">
            <text:p>2,590</text:p>
          </table:table-cell>
          <table:table-cell table:style-name="ce7" table:formula="of:=SUM(OFFSET([.O114];-[.C$5]+1;0;[.C$5];1))+SUM(OFFSET([.Q114];-[.C$6]+1;0;[.C$6];1))+[.S114]" office:value-type="float" office:value="1983.6425512605">
            <text:p>1,984</text:p>
          </table:table-cell>
          <table:table-cell table:style-name="ce7" table:formula="of:=SUM(OFFSET([.P114];-[.D$5]+1;0;[.D$5];1))+SUM(OFFSET([.R114];-[.D$6]+1;0;[.D$6];1))+[.T114]" office:value-type="float" office:value="606">
            <text:p>606</text:p>
          </table:table-cell>
          <table:table-cell table:style-name="ce18" table:formula="of:=(SUM(OFFSET([.O114];-[.C$5]+1;0;[.C$5];1))+SUM(OFFSET([.P114];-[.D$5]+1;0;[.D$5];1)))/[.F114]" office:value-type="percentage" office:value="0.00926768831023343">
            <text:p>1%</text:p>
          </table:table-cell>
          <table:table-cell table:style-name="ce18" table:formula="of:=(SUM(OFFSET([.Q114];-[.C$6]+1;0;[.C$6];1))+SUM(OFFSET([.R114];-[.D$6]+1;0;[.D$6];1)))/[.F114]" office:value-type="percentage" office:value="0">
            <text:p>0%</text:p>
          </table:table-cell>
          <table:table-cell table:style-name="ce18" table:formula="of:=SUM([.S114:.T114])/[.F114]" office:value-type="percentage" office:value="0.990732311689767">
            <text:p>99%</text:p>
          </table:table-cell>
          <table:table-cell table:style-name="ce21" table:formula="of:=SUM([.O102:.O127])/SUM([.P102:.P127])" office:value-type="float" office:value="13">
            <text:p>13.0</text:p>
          </table:table-cell>
          <table:table-cell table:style-name="ce22"/>
          <table:table-cell table:style-name="ce21" table:formula="of:=SUM([.S113:.S115])/SUM([.T113:.T115])" office:value-type="float" office:value="3.1974766423043">
            <text:p>3.2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961.6425512605">
            <text:p>1,962</text:p>
          </table:table-cell>
          <table:table-cell table:style-name="ce7" office:value-type="float" office:value="604">
            <text:p>604</text:p>
          </table:table-cell>
          <table:table-cell table:number-columns-repeated="1004"/>
        </table:table-row>
        <table:table-row table:style-name="ro1">
          <table:table-cell table:style-name="ce4" office:value-type="float" office:value="1891">
            <text:p>1891</text:p>
          </table:table-cell>
          <table:table-cell office:value-type="string">
            <text:p>Pax Britannica, pt. 2</text:p>
          </table:table-cell>
          <table:table-cell table:style-name="ce7" office:value-type="float" office:value="4036">
            <text:p>4,036</text:p>
          </table:table-cell>
          <table:table-cell table:style-name="ce11" table:formula="of:=[.G115]/[.H115]" office:value-type="float" office:value="3.23706346561907">
            <text:p>3.2</text:p>
          </table:table-cell>
          <table:table-cell table:style-name="ce7" table:formula="of:=[.F115]*100/[.C115]" office:value-type="float" office:value="65.7185760524662">
            <text:p>66</text:p>
          </table:table-cell>
          <table:table-cell table:style-name="ce7" table:formula="of:=[.G115]+[.H115]" office:value-type="float" office:value="2652.40172947753">
            <text:p>2,652</text:p>
          </table:table-cell>
          <table:table-cell table:style-name="ce7" table:formula="of:=SUM(OFFSET([.O115];-[.C$5]+1;0;[.C$5];1))+SUM(OFFSET([.Q115];-[.C$6]+1;0;[.C$6];1))+[.S115]" office:value-type="float" office:value="2026.40172947753">
            <text:p>2,026</text:p>
          </table:table-cell>
          <table:table-cell table:style-name="ce7" table:formula="of:=SUM(OFFSET([.P115];-[.D$5]+1;0;[.D$5];1))+SUM(OFFSET([.R115];-[.D$6]+1;0;[.D$6];1))+[.T115]" office:value-type="float" office:value="626">
            <text:p>626</text:p>
          </table:table-cell>
          <table:table-cell table:style-name="ce18" table:formula="of:=(SUM(OFFSET([.O115];-[.C$5]+1;0;[.C$5];1))+SUM(OFFSET([.P115];-[.D$5]+1;0;[.D$5];1)))/[.F115]" office:value-type="percentage" office:value="0.00942541988348215">
            <text:p>1%</text:p>
          </table:table-cell>
          <table:table-cell table:style-name="ce18" table:formula="of:=(SUM(OFFSET([.Q115];-[.C$6]+1;0;[.C$6];1))+SUM(OFFSET([.R115];-[.D$6]+1;0;[.D$6];1)))/[.F115]" office:value-type="percentage" office:value="0">
            <text:p>0%</text:p>
          </table:table-cell>
          <table:table-cell table:style-name="ce18" table:formula="of:=SUM([.S115:.T115])/[.F115]" office:value-type="percentage" office:value="0.990574580116518">
            <text:p>99%</text:p>
          </table:table-cell>
          <table:table-cell table:style-name="ce21" table:formula="of:=SUM([.O103:.O128])/SUM([.P103:.P128])" office:value-type="float" office:value="12">
            <text:p>12.0</text:p>
          </table:table-cell>
          <table:table-cell table:style-name="ce22"/>
          <table:table-cell table:style-name="ce21" table:formula="of:=SUM([.S114:.S116])/SUM([.T114:.T116])" office:value-type="float" office:value="3.2242402687049">
            <text:p>3.2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2003.40172947753">
            <text:p>2,003</text:p>
          </table:table-cell>
          <table:table-cell table:style-name="ce7" office:value-type="float" office:value="624">
            <text:p>624</text:p>
          </table:table-cell>
          <table:table-cell table:number-columns-repeated="1004"/>
        </table:table-row>
        <table:table-row table:style-name="ro1">
          <table:table-cell table:style-name="ce4" office:value-type="float" office:value="1892">
            <text:p>1892</text:p>
          </table:table-cell>
          <table:table-cell office:value-type="string">
            <text:p>Pax Britannica, pt. 2</text:p>
          </table:table-cell>
          <table:table-cell table:style-name="ce7" office:value-type="float" office:value="4079">
            <text:p>4,079</text:p>
          </table:table-cell>
          <table:table-cell table:style-name="ce11" table:formula="of:=[.G116]/[.H116]" office:value-type="float" office:value="3.23876447278703">
            <text:p>3.2</text:p>
          </table:table-cell>
          <table:table-cell table:style-name="ce7" table:formula="of:=[.F116]*100/[.C116]" office:value-type="float" office:value="63.4931378492983">
            <text:p>63</text:p>
          </table:table-cell>
          <table:table-cell table:style-name="ce7" table:formula="of:=[.G116]+[.H116]" office:value-type="float" office:value="2589.88509287288">
            <text:p>2,590</text:p>
          </table:table-cell>
          <table:table-cell table:style-name="ce7" table:formula="of:=SUM(OFFSET([.O116];-[.C$5]+1;0;[.C$5];1))+SUM(OFFSET([.Q116];-[.C$6]+1;0;[.C$6];1))+[.S116]" office:value-type="float" office:value="1978.88509287288">
            <text:p>1,979</text:p>
          </table:table-cell>
          <table:table-cell table:style-name="ce7" table:formula="of:=SUM(OFFSET([.P116];-[.D$5]+1;0;[.D$5];1))+SUM(OFFSET([.R116];-[.D$6]+1;0;[.D$6];1))+[.T116]" office:value-type="float" office:value="611">
            <text:p>611</text:p>
          </table:table-cell>
          <table:table-cell table:style-name="ce18" table:formula="of:=(SUM(OFFSET([.O116];-[.C$5]+1;0;[.C$5];1))+SUM(OFFSET([.P116];-[.D$5]+1;0;[.D$5];1)))/[.F116]" office:value-type="percentage" office:value="0.00888070287878558">
            <text:p>1%</text:p>
          </table:table-cell>
          <table:table-cell table:style-name="ce18" table:formula="of:=(SUM(OFFSET([.Q116];-[.C$6]+1;0;[.C$6];1))+SUM(OFFSET([.R116];-[.D$6]+1;0;[.D$6];1)))/[.F116]" office:value-type="percentage" office:value="0">
            <text:p>0%</text:p>
          </table:table-cell>
          <table:table-cell table:style-name="ce18" table:formula="of:=SUM([.S116:.T116])/[.F116]" office:value-type="percentage" office:value="0.991119297121214">
            <text:p>99%</text:p>
          </table:table-cell>
          <table:table-cell table:style-name="ce21" table:formula="of:=SUM([.O104:.O129])/SUM([.P104:.P129])" office:value-type="float" office:value="13">
            <text:p>13.0</text:p>
          </table:table-cell>
          <table:table-cell table:style-name="ce22"/>
          <table:table-cell table:style-name="ce21" table:formula="of:=SUM([.S115:.S117])/SUM([.T115:.T117])" office:value-type="float" office:value="3.13880610417564">
            <text:p>3.1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1957.88509287288">
            <text:p>1,958</text:p>
          </table:table-cell>
          <table:table-cell table:style-name="ce7" office:value-type="float" office:value="609">
            <text:p>609</text:p>
          </table:table-cell>
          <table:table-cell table:number-columns-repeated="1004"/>
        </table:table-row>
        <table:table-row table:style-name="ro1">
          <table:table-cell table:style-name="ce4" office:value-type="float" office:value="1893">
            <text:p>1893</text:p>
          </table:table-cell>
          <table:table-cell office:value-type="string">
            <text:p>Pax Britannica, pt. 2</text:p>
          </table:table-cell>
          <table:table-cell table:style-name="ce7" office:value-type="float" office:value="4122">
            <text:p>4,122</text:p>
          </table:table-cell>
          <table:table-cell table:style-name="ce11" table:formula="of:=[.G117]/[.H117]" office:value-type="float" office:value="3.02526002971768">
            <text:p>3.0</text:p>
          </table:table-cell>
          <table:table-cell table:style-name="ce7" table:formula="of:=[.F117]*100/[.C117]" office:value-type="float" office:value="65.7205240174673">
            <text:p>66</text:p>
          </table:table-cell>
          <table:table-cell table:style-name="ce7" table:formula="of:=[.G117]+[.H117]" office:value-type="float" office:value="2709">
            <text:p>2,709</text:p>
          </table:table-cell>
          <table:table-cell table:style-name="ce7" table:formula="of:=SUM(OFFSET([.O117];-[.C$5]+1;0;[.C$5];1))+SUM(OFFSET([.Q117];-[.C$6]+1;0;[.C$6];1))+[.S117]" office:value-type="float" office:value="2036">
            <text:p>2,036</text:p>
          </table:table-cell>
          <table:table-cell table:style-name="ce7" table:formula="of:=SUM(OFFSET([.P117];-[.D$5]+1;0;[.D$5];1))+SUM(OFFSET([.R117];-[.D$6]+1;0;[.D$6];1))+[.T117]" office:value-type="float" office:value="673">
            <text:p>673</text:p>
          </table:table-cell>
          <table:table-cell table:style-name="ce18" table:formula="of:=(SUM(OFFSET([.O117];-[.C$5]+1;0;[.C$5];1))+SUM(OFFSET([.P117];-[.D$5]+1;0;[.D$5];1)))/[.F117]" office:value-type="percentage" office:value="0.00849021779254337">
            <text:p>1%</text:p>
          </table:table-cell>
          <table:table-cell table:style-name="ce18" table:formula="of:=(SUM(OFFSET([.Q117];-[.C$6]+1;0;[.C$6];1))+SUM(OFFSET([.R117];-[.D$6]+1;0;[.D$6];1)))/[.F117]" office:value-type="percentage" office:value="0">
            <text:p>0%</text:p>
          </table:table-cell>
          <table:table-cell table:style-name="ce18" table:formula="of:=SUM([.S117:.T117])/[.F117]" office:value-type="percentage" office:value="0.991509782207457">
            <text:p>99%</text:p>
          </table:table-cell>
          <table:table-cell table:style-name="ce21" table:formula="of:=SUM([.O105:.O130])/SUM([.P105:.P130])" office:value-type="float" office:value="13">
            <text:p>13.0</text:p>
          </table:table-cell>
          <table:table-cell table:style-name="ce22"/>
          <table:table-cell table:style-name="ce21" table:formula="of:=SUM([.S116:.S118])/SUM([.T116:.T118])" office:value-type="float" office:value="3.09056317070344">
            <text:p>3.1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2015">
            <text:p>2,015</text:p>
          </table:table-cell>
          <table:table-cell table:style-name="ce7" office:value-type="float" office:value="671">
            <text:p>671</text:p>
          </table:table-cell>
          <table:table-cell table:number-columns-repeated="1004"/>
        </table:table-row>
        <table:table-row table:style-name="ro1">
          <table:table-cell table:style-name="ce4" office:value-type="float" office:value="1894">
            <text:p>1894</text:p>
          </table:table-cell>
          <table:table-cell office:value-type="string">
            <text:p>Pax Britannica, pt. 2</text:p>
          </table:table-cell>
          <table:table-cell table:style-name="ce7" office:value-type="float" office:value="4166">
            <text:p>4,166</text:p>
          </table:table-cell>
          <table:table-cell table:style-name="ce11" table:formula="of:=[.G118]/[.H118]" office:value-type="float" office:value="3.08716323296355">
            <text:p>3.1</text:p>
          </table:table-cell>
          <table:table-cell table:style-name="ce7" table:formula="of:=[.F118]*100/[.C118]" office:value-type="float" office:value="61.9059049447912">
            <text:p>62</text:p>
          </table:table-cell>
          <table:table-cell table:style-name="ce7" table:formula="of:=[.G118]+[.H118]" office:value-type="float" office:value="2579">
            <text:p>2,579</text:p>
          </table:table-cell>
          <table:table-cell table:style-name="ce7" table:formula="of:=SUM(OFFSET([.O118];-[.C$5]+1;0;[.C$5];1))+SUM(OFFSET([.Q118];-[.C$6]+1;0;[.C$6];1))+[.S118]" office:value-type="float" office:value="1948">
            <text:p>1,948</text:p>
          </table:table-cell>
          <table:table-cell table:style-name="ce7" table:formula="of:=SUM(OFFSET([.P118];-[.D$5]+1;0;[.D$5];1))+SUM(OFFSET([.R118];-[.D$6]+1;0;[.D$6];1))+[.T118]" office:value-type="float" office:value="631">
            <text:p>631</text:p>
          </table:table-cell>
          <table:table-cell table:style-name="ce18" table:formula="of:=(SUM(OFFSET([.O118];-[.C$5]+1;0;[.C$5];1))+SUM(OFFSET([.P118];-[.D$5]+1;0;[.D$5];1)))/[.F118]" office:value-type="percentage" office:value="0.00891818534315626">
            <text:p>1%</text:p>
          </table:table-cell>
          <table:table-cell table:style-name="ce18" table:formula="of:=(SUM(OFFSET([.Q118];-[.C$6]+1;0;[.C$6];1))+SUM(OFFSET([.R118];-[.D$6]+1;0;[.D$6];1)))/[.F118]" office:value-type="percentage" office:value="0">
            <text:p>0%</text:p>
          </table:table-cell>
          <table:table-cell table:style-name="ce18" table:formula="of:=SUM([.S118:.T118])/[.F118]" office:value-type="percentage" office:value="0.991081814656844">
            <text:p>99%</text:p>
          </table:table-cell>
          <table:table-cell table:style-name="ce21" table:formula="of:=SUM([.O106:.O131])/SUM([.P106:.P131])" office:value-type="float" office:value="13">
            <text:p>13.0</text:p>
          </table:table-cell>
          <table:table-cell table:style-name="ce22"/>
          <table:table-cell table:style-name="ce21" table:formula="of:=SUM([.S117:.S119])/SUM([.T117:.T119])" office:value-type="float" office:value="3.08113804004215">
            <text:p>3.1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1927">
            <text:p>1,927</text:p>
          </table:table-cell>
          <table:table-cell table:style-name="ce7" office:value-type="float" office:value="629">
            <text:p>629</text:p>
          </table:table-cell>
          <table:table-cell table:number-columns-repeated="1004"/>
        </table:table-row>
        <table:table-row table:style-name="ro1">
          <table:table-cell table:style-name="ce4" office:value-type="float" office:value="1895">
            <text:p>1895</text:p>
          </table:table-cell>
          <table:table-cell office:value-type="string">
            <text:p>Pax Britannica, pt. 2</text:p>
          </table:table-cell>
          <table:table-cell table:style-name="ce7" office:value-type="float" office:value="4210">
            <text:p>4,210</text:p>
          </table:table-cell>
          <table:table-cell table:style-name="ce11" table:formula="of:=[.G119]/[.H119]" office:value-type="float" office:value="3.21166666666667">
            <text:p>3.2</text:p>
          </table:table-cell>
          <table:table-cell table:style-name="ce7" table:formula="of:=[.F119]*100/[.C119]" office:value-type="float" office:value="60.0237529691211">
            <text:p>60</text:p>
          </table:table-cell>
          <table:table-cell table:style-name="ce7" table:formula="of:=[.G119]+[.H119]" office:value-type="float" office:value="2527">
            <text:p>2,527</text:p>
          </table:table-cell>
          <table:table-cell table:style-name="ce7" table:formula="of:=SUM(OFFSET([.O119];-[.C$5]+1;0;[.C$5];1))+SUM(OFFSET([.Q119];-[.C$6]+1;0;[.C$6];1))+[.S119]" office:value-type="float" office:value="1927">
            <text:p>1,927</text:p>
          </table:table-cell>
          <table:table-cell table:style-name="ce7" table:formula="of:=SUM(OFFSET([.P119];-[.D$5]+1;0;[.D$5];1))+SUM(OFFSET([.R119];-[.D$6]+1;0;[.D$6];1))+[.T119]" office:value-type="float" office:value="600">
            <text:p>600</text:p>
          </table:table-cell>
          <table:table-cell table:style-name="ce18" table:formula="of:=(SUM(OFFSET([.O119];-[.C$5]+1;0;[.C$5];1))+SUM(OFFSET([.P119];-[.D$5]+1;0;[.D$5];1)))/[.F119]" office:value-type="percentage" office:value="0.00910170162247725">
            <text:p>1%</text:p>
          </table:table-cell>
          <table:table-cell table:style-name="ce18" table:formula="of:=(SUM(OFFSET([.Q119];-[.C$6]+1;0;[.C$6];1))+SUM(OFFSET([.R119];-[.D$6]+1;0;[.D$6];1)))/[.F119]" office:value-type="percentage" office:value="0">
            <text:p>0%</text:p>
          </table:table-cell>
          <table:table-cell table:style-name="ce18" table:formula="of:=SUM([.S119:.T119])/[.F119]" office:value-type="percentage" office:value="0.990898298377523">
            <text:p>99%</text:p>
          </table:table-cell>
          <table:table-cell table:style-name="ce21" table:formula="of:=SUM([.O107:.O132])/SUM([.P107:.P132])" office:value-type="float" office:value="15">
            <text:p>15.0</text:p>
          </table:table-cell>
          <table:table-cell table:style-name="ce22"/>
          <table:table-cell table:style-name="ce21" table:formula="of:=SUM([.S118:.S120])/SUM([.T118:.T120])" office:value-type="float" office:value="3.16153846153846">
            <text:p>3.2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1906">
            <text:p>1,906</text:p>
          </table:table-cell>
          <table:table-cell table:style-name="ce7" office:value-type="float" office:value="598">
            <text:p>598</text:p>
          </table:table-cell>
          <table:table-cell table:number-columns-repeated="1004"/>
        </table:table-row>
        <table:table-row table:style-name="ro1">
          <table:table-cell table:style-name="ce4" office:value-type="float" office:value="1896">
            <text:p>1896</text:p>
          </table:table-cell>
          <table:table-cell office:value-type="string">
            <text:p>Pax Britannica, pt. 2</text:p>
          </table:table-cell>
          <table:table-cell table:style-name="ce7" office:value-type="float" office:value="4254">
            <text:p>4,254</text:p>
          </table:table-cell>
          <table:table-cell table:style-name="ce11" table:formula="of:=[.G120]/[.H120]" office:value-type="float" office:value="3.26218487394958">
            <text:p>3.3</text:p>
          </table:table-cell>
          <table:table-cell table:style-name="ce7" table:formula="of:=[.F120]*100/[.C120]" office:value-type="float" office:value="59.6144804889516">
            <text:p>60</text:p>
          </table:table-cell>
          <table:table-cell table:style-name="ce7" table:formula="of:=[.G120]+[.H120]" office:value-type="float" office:value="2536">
            <text:p>2,536</text:p>
          </table:table-cell>
          <table:table-cell table:style-name="ce7" table:formula="of:=SUM(OFFSET([.O120];-[.C$5]+1;0;[.C$5];1))+SUM(OFFSET([.Q120];-[.C$6]+1;0;[.C$6];1))+[.S120]" office:value-type="float" office:value="1941">
            <text:p>1,941</text:p>
          </table:table-cell>
          <table:table-cell table:style-name="ce7" table:formula="of:=SUM(OFFSET([.P120];-[.D$5]+1;0;[.D$5];1))+SUM(OFFSET([.R120];-[.D$6]+1;0;[.D$6];1))+[.T120]" office:value-type="float" office:value="595">
            <text:p>595</text:p>
          </table:table-cell>
          <table:table-cell table:style-name="ce18" table:formula="of:=(SUM(OFFSET([.O120];-[.C$5]+1;0;[.C$5];1))+SUM(OFFSET([.P120];-[.D$5]+1;0;[.D$5];1)))/[.F120]" office:value-type="percentage" office:value="0.00867507886435331">
            <text:p>1%</text:p>
          </table:table-cell>
          <table:table-cell table:style-name="ce18" table:formula="of:=(SUM(OFFSET([.Q120];-[.C$6]+1;0;[.C$6];1))+SUM(OFFSET([.R120];-[.D$6]+1;0;[.D$6];1)))/[.F120]" office:value-type="percentage" office:value="0">
            <text:p>0%</text:p>
          </table:table-cell>
          <table:table-cell table:style-name="ce18" table:formula="of:=SUM([.S120:.T120])/[.F120]" office:value-type="percentage" office:value="0.991324921135647">
            <text:p>99%</text:p>
          </table:table-cell>
          <table:table-cell table:style-name="ce21" table:formula="of:=SUM([.O108:.O133])/SUM([.P108:.P133])" office:value-type="float" office:value="14">
            <text:p>14.0</text:p>
          </table:table-cell>
          <table:table-cell table:style-name="ce22"/>
          <table:table-cell table:style-name="ce21" table:formula="of:=SUM([.S119:.S121])/SUM([.T119:.T121])" office:value-type="float" office:value="3.24462061155153">
            <text:p>3.2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1921">
            <text:p>1,921</text:p>
          </table:table-cell>
          <table:table-cell table:style-name="ce7" office:value-type="float" office:value="593">
            <text:p>593</text:p>
          </table:table-cell>
          <table:table-cell table:number-columns-repeated="1004"/>
        </table:table-row>
        <table:table-row table:style-name="ro1">
          <table:table-cell table:style-name="ce4" office:value-type="float" office:value="1897">
            <text:p>1897</text:p>
          </table:table-cell>
          <table:table-cell office:value-type="string">
            <text:p>Pax Britannica, pt. 2</text:p>
          </table:table-cell>
          <table:table-cell table:style-name="ce7" office:value-type="float" office:value="4299">
            <text:p>4,299</text:p>
          </table:table-cell>
          <table:table-cell table:style-name="ce11" table:formula="of:=[.G121]/[.H121]" office:value-type="float" office:value="3.34027777777778">
            <text:p>3.3</text:p>
          </table:table-cell>
          <table:table-cell table:style-name="ce7" table:formula="of:=[.F121]*100/[.C121]" office:value-type="float" office:value="58.1530588508956">
            <text:p>58</text:p>
          </table:table-cell>
          <table:table-cell table:style-name="ce7" table:formula="of:=[.G121]+[.H121]" office:value-type="float" office:value="2500">
            <text:p>2,500</text:p>
          </table:table-cell>
          <table:table-cell table:style-name="ce7" table:formula="of:=SUM(OFFSET([.O121];-[.C$5]+1;0;[.C$5];1))+SUM(OFFSET([.Q121];-[.C$6]+1;0;[.C$6];1))+[.S121]" office:value-type="float" office:value="1924">
            <text:p>1,924</text:p>
          </table:table-cell>
          <table:table-cell table:style-name="ce7" table:formula="of:=SUM(OFFSET([.P121];-[.D$5]+1;0;[.D$5];1))+SUM(OFFSET([.R121];-[.D$6]+1;0;[.D$6];1))+[.T121]" office:value-type="float" office:value="576">
            <text:p>576</text:p>
          </table:table-cell>
          <table:table-cell table:style-name="ce18" table:formula="of:=(SUM(OFFSET([.O121];-[.C$5]+1;0;[.C$5];1))+SUM(OFFSET([.P121];-[.D$5]+1;0;[.D$5];1)))/[.F121]" office:value-type="percentage" office:value="0.0088">
            <text:p>1%</text:p>
          </table:table-cell>
          <table:table-cell table:style-name="ce18" table:formula="of:=(SUM(OFFSET([.Q121];-[.C$6]+1;0;[.C$6];1))+SUM(OFFSET([.R121];-[.D$6]+1;0;[.D$6];1)))/[.F121]" office:value-type="percentage" office:value="0">
            <text:p>0%</text:p>
          </table:table-cell>
          <table:table-cell table:style-name="ce18" table:formula="of:=SUM([.S121:.T121])/[.F121]" office:value-type="percentage" office:value="0.9912">
            <text:p>99%</text:p>
          </table:table-cell>
          <table:table-cell table:style-name="ce21" table:formula="of:=SUM([.O109:.O134])/SUM([.P109:.P134])" office:value-type="float" office:value="12">
            <text:p>12.0</text:p>
          </table:table-cell>
          <table:table-cell table:style-name="ce22"/>
          <table:table-cell table:style-name="ce21" table:formula="of:=SUM([.S120:.S122])/SUM([.T120:.T122])" office:value-type="float" office:value="3.26774734488541">
            <text:p>3.3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903">
            <text:p>1,903</text:p>
          </table:table-cell>
          <table:table-cell table:style-name="ce7" office:value-type="float" office:value="575">
            <text:p>575</text:p>
          </table:table-cell>
          <table:table-cell table:number-columns-repeated="1004"/>
        </table:table-row>
        <table:table-row table:style-name="ro1">
          <table:table-cell table:style-name="ce4" office:value-type="float" office:value="1898">
            <text:p>1898</text:p>
          </table:table-cell>
          <table:table-cell office:value-type="string">
            <text:p>Pax Britannica, pt. 2</text:p>
          </table:table-cell>
          <table:table-cell table:style-name="ce7" office:value-type="float" office:value="4345">
            <text:p>4,345</text:p>
          </table:table-cell>
          <table:table-cell table:style-name="ce11" table:formula="of:=[.G122]/[.H122]" office:value-type="float" office:value="3.28617363344051">
            <text:p>3.3</text:p>
          </table:table-cell>
          <table:table-cell table:style-name="ce7" table:formula="of:=[.F122]*100/[.C122]" office:value-type="float" office:value="61.3578826237054">
            <text:p>61</text:p>
          </table:table-cell>
          <table:table-cell table:style-name="ce7" table:formula="of:=[.G122]+[.H122]" office:value-type="float" office:value="2666">
            <text:p>2,666</text:p>
          </table:table-cell>
          <table:table-cell table:style-name="ce7" table:formula="of:=SUM(OFFSET([.O122];-[.C$5]+1;0;[.C$5];1))+SUM(OFFSET([.Q122];-[.C$6]+1;0;[.C$6];1))+[.S122]" office:value-type="float" office:value="2044">
            <text:p>2,044</text:p>
          </table:table-cell>
          <table:table-cell table:style-name="ce7" table:formula="of:=SUM(OFFSET([.P122];-[.D$5]+1;0;[.D$5];1))+SUM(OFFSET([.R122];-[.D$6]+1;0;[.D$6];1))+[.T122]" office:value-type="float" office:value="622">
            <text:p>622</text:p>
          </table:table-cell>
          <table:table-cell table:style-name="ce18" table:formula="of:=(SUM(OFFSET([.O122];-[.C$5]+1;0;[.C$5];1))+SUM(OFFSET([.P122];-[.D$5]+1;0;[.D$5];1)))/[.F122]" office:value-type="percentage" office:value="0.0086271567891973">
            <text:p>1%</text:p>
          </table:table-cell>
          <table:table-cell table:style-name="ce18" table:formula="of:=(SUM(OFFSET([.Q122];-[.C$6]+1;0;[.C$6];1))+SUM(OFFSET([.R122];-[.D$6]+1;0;[.D$6];1)))/[.F122]" office:value-type="percentage" office:value="0">
            <text:p>0%</text:p>
          </table:table-cell>
          <table:table-cell table:style-name="ce18" table:formula="of:=SUM([.S122:.T122])/[.F122]" office:value-type="percentage" office:value="0.991372843210803">
            <text:p>99%</text:p>
          </table:table-cell>
          <table:table-cell table:style-name="ce21" table:formula="of:=SUM([.O110:.O135])/SUM([.P110:.P135])" office:value-type="float" office:value="12">
            <text:p>12.0</text:p>
          </table:table-cell>
          <table:table-cell table:style-name="ce22"/>
          <table:table-cell table:style-name="ce21" table:formula="of:=SUM([.S121:.S123])/SUM([.T121:.T123])" office:value-type="float" office:value="3.3218012081274">
            <text:p>3.3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2022">
            <text:p>2,022</text:p>
          </table:table-cell>
          <table:table-cell table:style-name="ce7" office:value-type="float" office:value="621">
            <text:p>621</text:p>
          </table:table-cell>
          <table:table-cell table:number-columns-repeated="1004"/>
        </table:table-row>
        <table:table-row table:style-name="ro1">
          <table:table-cell table:style-name="ce4" office:value-type="float" office:value="1899">
            <text:p>1899</text:p>
          </table:table-cell>
          <table:table-cell office:value-type="string">
            <text:p>Pax Britannica, pt. 2</text:p>
          </table:table-cell>
          <table:table-cell table:style-name="ce7" office:value-type="float" office:value="4391">
            <text:p>4,391</text:p>
          </table:table-cell>
          <table:table-cell table:style-name="ce11" table:formula="of:=[.G123]/[.H123]" office:value-type="float" office:value="3.42492012779553">
            <text:p>3.4</text:p>
          </table:table-cell>
          <table:table-cell table:style-name="ce7" table:formula="of:=[.F123]*100/[.C123]" office:value-type="float" office:value="63.0835800501025">
            <text:p>63</text:p>
          </table:table-cell>
          <table:table-cell table:style-name="ce7" table:formula="of:=[.G123]+[.H123]" office:value-type="float" office:value="2770">
            <text:p>2,770</text:p>
          </table:table-cell>
          <table:table-cell table:style-name="ce7" table:formula="of:=SUM(OFFSET([.O123];-[.C$5]+1;0;[.C$5];1))+SUM(OFFSET([.Q123];-[.C$6]+1;0;[.C$6];1))+[.S123]" office:value-type="float" office:value="2144">
            <text:p>2,144</text:p>
          </table:table-cell>
          <table:table-cell table:style-name="ce7" table:formula="of:=SUM(OFFSET([.P123];-[.D$5]+1;0;[.D$5];1))+SUM(OFFSET([.R123];-[.D$6]+1;0;[.D$6];1))+[.T123]" office:value-type="float" office:value="626">
            <text:p>626</text:p>
          </table:table-cell>
          <table:table-cell table:style-name="ce18" table:formula="of:=(SUM(OFFSET([.O123];-[.C$5]+1;0;[.C$5];1))+SUM(OFFSET([.P123];-[.D$5]+1;0;[.D$5];1)))/[.F123]" office:value-type="percentage" office:value="0.00758122743682311">
            <text:p>1%</text:p>
          </table:table-cell>
          <table:table-cell table:style-name="ce18" table:formula="of:=(SUM(OFFSET([.Q123];-[.C$6]+1;0;[.C$6];1))+SUM(OFFSET([.R123];-[.D$6]+1;0;[.D$6];1)))/[.F123]" office:value-type="percentage" office:value="0">
            <text:p>0%</text:p>
          </table:table-cell>
          <table:table-cell table:style-name="ce18" table:formula="of:=SUM([.S123:.T123])/[.F123]" office:value-type="percentage" office:value="0.992418772563177">
            <text:p>99%</text:p>
          </table:table-cell>
          <table:table-cell table:style-name="ce21" table:formula="of:=SUM([.O111:.O136])/SUM([.P111:.P136])" office:value-type="float" office:value="12">
            <text:p>12.0</text:p>
          </table:table-cell>
          <table:table-cell table:style-name="ce22"/>
          <table:table-cell table:style-name="ce21" table:formula="of:=SUM([.S122:.S124])/SUM([.T122:.T124])" office:value-type="float" office:value="3.32389096739711">
            <text:p>3.3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2124">
            <text:p>2,124</text:p>
          </table:table-cell>
          <table:table-cell table:style-name="ce7" office:value-type="float" office:value="625">
            <text:p>625</text:p>
          </table:table-cell>
          <table:table-cell table:number-columns-repeated="1004"/>
        </table:table-row>
        <table:table-row table:style-name="ro1">
          <table:table-cell table:style-name="ce4" office:value-type="float" office:value="1900">
            <text:p>1900</text:p>
          </table:table-cell>
          <table:table-cell office:value-type="string">
            <text:p>Pax Britannica, pt. 2</text:p>
          </table:table-cell>
          <table:table-cell table:style-name="ce7" office:value-type="float" office:value="4437">
            <text:p>4,437</text:p>
          </table:table-cell>
          <table:table-cell table:style-name="ce11" table:formula="of:=[.G124]/[.H124]" office:value-type="float" office:value="3.34185303514377">
            <text:p>3.3</text:p>
          </table:table-cell>
          <table:table-cell table:style-name="ce7" table:formula="of:=[.F124]*100/[.C124]" office:value-type="float" office:value="61.2576064908722">
            <text:p>61</text:p>
          </table:table-cell>
          <table:table-cell table:style-name="ce7" table:formula="of:=[.G124]+[.H124]" office:value-type="float" office:value="2718">
            <text:p>2,718</text:p>
          </table:table-cell>
          <table:table-cell table:style-name="ce7" table:formula="of:=SUM(OFFSET([.O124];-[.C$5]+1;0;[.C$5];1))+SUM(OFFSET([.Q124];-[.C$6]+1;0;[.C$6];1))+[.S124]" office:value-type="float" office:value="2092">
            <text:p>2,092</text:p>
          </table:table-cell>
          <table:table-cell table:style-name="ce7" table:formula="of:=SUM(OFFSET([.P124];-[.D$5]+1;0;[.D$5];1))+SUM(OFFSET([.R124];-[.D$6]+1;0;[.D$6];1))+[.T124]" office:value-type="float" office:value="626">
            <text:p>626</text:p>
          </table:table-cell>
          <table:table-cell table:style-name="ce18" table:formula="of:=(SUM(OFFSET([.O124];-[.C$5]+1;0;[.C$5];1))+SUM(OFFSET([.P124];-[.D$5]+1;0;[.D$5];1)))/[.F124]" office:value-type="percentage" office:value="0.00735835172921266">
            <text:p>1%</text:p>
          </table:table-cell>
          <table:table-cell table:style-name="ce18" table:formula="of:=(SUM(OFFSET([.Q124];-[.C$6]+1;0;[.C$6];1))+SUM(OFFSET([.R124];-[.D$6]+1;0;[.D$6];1)))/[.F124]" office:value-type="percentage" office:value="0">
            <text:p>0%</text:p>
          </table:table-cell>
          <table:table-cell table:style-name="ce18" table:formula="of:=SUM([.S124:.T124])/[.F124]" office:value-type="percentage" office:value="0.992641648270787">
            <text:p>99%</text:p>
          </table:table-cell>
          <table:table-cell table:style-name="ce21" table:formula="of:=SUM([.O112:.O137])/SUM([.P112:.P137])" office:value-type="float" office:value="13">
            <text:p>13.0</text:p>
          </table:table-cell>
          <table:table-cell table:style-name="ce22"/>
          <table:table-cell table:style-name="ce21" table:formula="of:=SUM([.S123:.S125])/SUM([.T123:.T125])" office:value-type="float" office:value="3.32453416149068">
            <text:p>3.3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2073">
            <text:p>2,073</text:p>
          </table:table-cell>
          <table:table-cell table:style-name="ce7" office:value-type="float" office:value="625">
            <text:p>625</text:p>
          </table:table-cell>
          <table:table-cell table:number-columns-repeated="1004"/>
        </table:table-row>
        <table:table-row table:style-name="ro1">
          <table:table-cell table:style-name="ce4" office:value-type="float" office:value="1901">
            <text:p>1901</text:p>
          </table:table-cell>
          <table:table-cell office:value-type="string">
            <text:p>Pax Britannica, pt. 2</text:p>
          </table:table-cell>
          <table:table-cell table:style-name="ce7" office:value-type="float" office:value="4479">
            <text:p>4,479</text:p>
          </table:table-cell>
          <table:table-cell table:style-name="ce11" table:formula="of:=[.G125]/[.H125]" office:value-type="float" office:value="3.28404099560761">
            <text:p>3.3</text:p>
          </table:table-cell>
          <table:table-cell table:style-name="ce7" table:formula="of:=[.F125]*100/[.C125]" office:value-type="float" office:value="65.3270819379326">
            <text:p>65</text:p>
          </table:table-cell>
          <table:table-cell table:style-name="ce7" table:formula="of:=[.G125]+[.H125]" office:value-type="float" office:value="2926">
            <text:p>2,926</text:p>
          </table:table-cell>
          <table:table-cell table:style-name="ce7" table:formula="of:=SUM(OFFSET([.O125];-[.C$5]+1;0;[.C$5];1))+SUM(OFFSET([.Q125];-[.C$6]+1;0;[.C$6];1))+[.S125]" office:value-type="float" office:value="2243">
            <text:p>2,243</text:p>
          </table:table-cell>
          <table:table-cell table:style-name="ce7" table:formula="of:=SUM(OFFSET([.P125];-[.D$5]+1;0;[.D$5];1))+SUM(OFFSET([.R125];-[.D$6]+1;0;[.D$6];1))+[.T125]" office:value-type="float" office:value="683">
            <text:p>683</text:p>
          </table:table-cell>
          <table:table-cell table:style-name="ce18" table:formula="of:=(SUM(OFFSET([.O125];-[.C$5]+1;0;[.C$5];1))+SUM(OFFSET([.P125];-[.D$5]+1;0;[.D$5];1)))/[.F125]" office:value-type="percentage" office:value="0.00615174299384826">
            <text:p>1%</text:p>
          </table:table-cell>
          <table:table-cell table:style-name="ce18" table:formula="of:=(SUM(OFFSET([.Q125];-[.C$6]+1;0;[.C$6];1))+SUM(OFFSET([.R125];-[.D$6]+1;0;[.D$6];1)))/[.F125]" office:value-type="percentage" office:value="0">
            <text:p>0%</text:p>
          </table:table-cell>
          <table:table-cell table:style-name="ce18" table:formula="of:=SUM([.S125:.T125])/[.F125]" office:value-type="percentage" office:value="0.993848257006152">
            <text:p>99%</text:p>
          </table:table-cell>
          <table:table-cell table:style-name="ce18"/>
          <table:table-cell table:style-name="ce22"/>
          <table:table-cell table:style-name="ce21" table:formula="of:=SUM([.S124:.S126])/SUM([.T124:.T126])" office:value-type="float" office:value="3.31005025125628">
            <text:p>3.3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2226">
            <text:p>2,226</text:p>
          </table:table-cell>
          <table:table-cell table:style-name="ce7" office:value-type="float" office:value="682">
            <text:p>682</text:p>
          </table:table-cell>
          <table:table-cell table:number-columns-repeated="1004"/>
        </table:table-row>
        <table:table-row table:style-name="ro1">
          <table:table-cell table:style-name="ce4" office:value-type="float" office:value="1902">
            <text:p>1902</text:p>
          </table:table-cell>
          <table:table-cell office:value-type="string">
            <text:p>Pax Britannica, pt. 2</text:p>
          </table:table-cell>
          <table:table-cell table:style-name="ce7" office:value-type="float" office:value="4507">
            <text:p>4,507</text:p>
          </table:table-cell>
          <table:table-cell table:style-name="ce11" table:formula="of:=[.G126]/[.H126]" office:value-type="float" office:value="3.37134502923977">
            <text:p>3.4</text:p>
          </table:table-cell>
          <table:table-cell table:style-name="ce7" table:formula="of:=[.F126]*100/[.C126]" office:value-type="float" office:value="66.3412469491902">
            <text:p>66</text:p>
          </table:table-cell>
          <table:table-cell table:style-name="ce7" table:formula="of:=[.G126]+[.H126]" office:value-type="float" office:value="2990">
            <text:p>2,990</text:p>
          </table:table-cell>
          <table:table-cell table:style-name="ce7" table:formula="of:=SUM(OFFSET([.O126];-[.C$5]+1;0;[.C$5];1))+SUM(OFFSET([.Q126];-[.C$6]+1;0;[.C$6];1))+[.S126]" office:value-type="float" office:value="2306">
            <text:p>2,306</text:p>
          </table:table-cell>
          <table:table-cell table:style-name="ce7" table:formula="of:=SUM(OFFSET([.P126];-[.D$5]+1;0;[.D$5];1))+SUM(OFFSET([.R126];-[.D$6]+1;0;[.D$6];1))+[.T126]" office:value-type="float" office:value="684">
            <text:p>684</text:p>
          </table:table-cell>
          <table:table-cell table:style-name="ce18" table:formula="of:=(SUM(OFFSET([.O126];-[.C$5]+1;0;[.C$5];1))+SUM(OFFSET([.P126];-[.D$5]+1;0;[.D$5];1)))/[.F126]" office:value-type="percentage" office:value="0.00635451505016722">
            <text:p>1%</text:p>
          </table:table-cell>
          <table:table-cell table:style-name="ce18" table:formula="of:=(SUM(OFFSET([.Q126];-[.C$6]+1;0;[.C$6];1))+SUM(OFFSET([.R126];-[.D$6]+1;0;[.D$6];1)))/[.F126]" office:value-type="percentage" office:value="0">
            <text:p>0%</text:p>
          </table:table-cell>
          <table:table-cell table:style-name="ce18" table:formula="of:=SUM([.S126:.T126])/[.F126]" office:value-type="percentage" office:value="0.993645484949833">
            <text:p>99%</text:p>
          </table:table-cell>
          <table:table-cell table:style-name="ce18"/>
          <table:table-cell table:style-name="ce22"/>
          <table:table-cell table:style-name="ce21" table:formula="of:=SUM([.S125:.S127])/SUM([.T125:.T127])" office:value-type="float" office:value="3.38618290258449">
            <text:p>3.4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2288">
            <text:p>2,288</text:p>
          </table:table-cell>
          <table:table-cell table:style-name="ce7" office:value-type="float" office:value="683">
            <text:p>683</text:p>
          </table:table-cell>
          <table:table-cell table:number-columns-repeated="1004"/>
        </table:table-row>
        <table:table-row table:style-name="ro1">
          <table:table-cell table:style-name="ce4" office:value-type="float" office:value="1903">
            <text:p>1903</text:p>
          </table:table-cell>
          <table:table-cell office:value-type="string">
            <text:p>Pax Britannica, pt. 2</text:p>
          </table:table-cell>
          <table:table-cell table:style-name="ce7" office:value-type="float" office:value="4536">
            <text:p>4,536</text:p>
          </table:table-cell>
          <table:table-cell table:style-name="ce11" table:formula="of:=[.G127]/[.H127]" office:value-type="float" office:value="3.57407407407407">
            <text:p>3.6</text:p>
          </table:table-cell>
          <table:table-cell table:style-name="ce7" table:formula="of:=[.F127]*100/[.C127]" office:value-type="float" office:value="65.3439153439153">
            <text:p>65</text:p>
          </table:table-cell>
          <table:table-cell table:style-name="ce7" table:formula="of:=[.G127]+[.H127]" office:value-type="float" office:value="2964">
            <text:p>2,964</text:p>
          </table:table-cell>
          <table:table-cell table:style-name="ce7" table:formula="of:=SUM(OFFSET([.O127];-[.C$5]+1;0;[.C$5];1))+SUM(OFFSET([.Q127];-[.C$6]+1;0;[.C$6];1))+[.S127]" office:value-type="float" office:value="2316">
            <text:p>2,316</text:p>
          </table:table-cell>
          <table:table-cell table:style-name="ce7" table:formula="of:=SUM(OFFSET([.P127];-[.D$5]+1;0;[.D$5];1))+SUM(OFFSET([.R127];-[.D$6]+1;0;[.D$6];1))+[.T127]" office:value-type="float" office:value="648">
            <text:p>648</text:p>
          </table:table-cell>
          <table:table-cell table:style-name="ce18" table:formula="of:=(SUM(OFFSET([.O127];-[.C$5]+1;0;[.C$5];1))+SUM(OFFSET([.P127];-[.D$5]+1;0;[.D$5];1)))/[.F127]" office:value-type="percentage" office:value="0.00607287449392713">
            <text:p>1%</text:p>
          </table:table-cell>
          <table:table-cell table:style-name="ce18" table:formula="of:=(SUM(OFFSET([.Q127];-[.C$6]+1;0;[.C$6];1))+SUM(OFFSET([.R127];-[.D$6]+1;0;[.D$6];1)))/[.F127]" office:value-type="percentage" office:value="0">
            <text:p>0%</text:p>
          </table:table-cell>
          <table:table-cell table:style-name="ce18" table:formula="of:=SUM([.S127:.T127])/[.F127]" office:value-type="percentage" office:value="0.993927125506073">
            <text:p>99%</text:p>
          </table:table-cell>
          <table:table-cell table:style-name="ce18"/>
          <table:table-cell table:style-name="ce22"/>
          <table:table-cell table:style-name="ce21" table:formula="of:=SUM([.S126:.S128])/SUM([.T126:.T128])" office:value-type="float" office:value="3.56668396471199">
            <text:p>3.6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2299">
            <text:p>2,299</text:p>
          </table:table-cell>
          <table:table-cell table:style-name="ce7" office:value-type="float" office:value="647">
            <text:p>647</text:p>
          </table:table-cell>
          <table:table-cell table:number-columns-repeated="1004"/>
        </table:table-row>
        <table:table-row table:style-name="ro1">
          <table:table-cell table:style-name="ce4" office:value-type="float" office:value="1904">
            <text:p>1904</text:p>
          </table:table-cell>
          <table:table-cell office:value-type="string">
            <text:p>Pax Britannica, pt. 2</text:p>
          </table:table-cell>
          <table:table-cell table:style-name="ce7" office:value-type="float" office:value="4564">
            <text:p>4,564</text:p>
          </table:table-cell>
          <table:table-cell table:style-name="ce11" table:formula="of:=[.G128]/[.H128]" office:value-type="float" office:value="3.85284280936455">
            <text:p>3.9</text:p>
          </table:table-cell>
          <table:table-cell table:style-name="ce7" table:formula="of:=[.F128]*100/[.C128]" office:value-type="float" office:value="63.5845749342682">
            <text:p>64</text:p>
          </table:table-cell>
          <table:table-cell table:style-name="ce7" table:formula="of:=[.G128]+[.H128]" office:value-type="float" office:value="2902">
            <text:p>2,902</text:p>
          </table:table-cell>
          <table:table-cell table:style-name="ce7" table:formula="of:=SUM(OFFSET([.O128];-[.C$5]+1;0;[.C$5];1))+SUM(OFFSET([.Q128];-[.C$6]+1;0;[.C$6];1))+[.S128]" office:value-type="float" office:value="2304">
            <text:p>2,304</text:p>
          </table:table-cell>
          <table:table-cell table:style-name="ce7" table:formula="of:=SUM(OFFSET([.P128];-[.D$5]+1;0;[.D$5];1))+SUM(OFFSET([.R128];-[.D$6]+1;0;[.D$6];1))+[.T128]" office:value-type="float" office:value="598">
            <text:p>598</text:p>
          </table:table-cell>
          <table:table-cell table:style-name="ce18" table:formula="of:=(SUM(OFFSET([.O128];-[.C$5]+1;0;[.C$5];1))+SUM(OFFSET([.P128];-[.D$5]+1;0;[.D$5];1)))/[.F128]" office:value-type="percentage" office:value="0.00654720882150241">
            <text:p>1%</text:p>
          </table:table-cell>
          <table:table-cell table:style-name="ce18" table:formula="of:=(SUM(OFFSET([.Q128];-[.C$6]+1;0;[.C$6];1))+SUM(OFFSET([.R128];-[.D$6]+1;0;[.D$6];1)))/[.F128]" office:value-type="percentage" office:value="0">
            <text:p>0%</text:p>
          </table:table-cell>
          <table:table-cell table:style-name="ce18" table:formula="of:=SUM([.S128:.T128])/[.F128]" office:value-type="percentage" office:value="0.993452791178498">
            <text:p>99%</text:p>
          </table:table-cell>
          <table:table-cell table:style-name="ce18"/>
          <table:table-cell table:style-name="ce22"/>
          <table:table-cell table:style-name="ce21" table:formula="of:=SUM([.S127:.S129])/SUM([.T127:.T129])" office:value-type="float" office:value="3.84037819799778">
            <text:p>3.8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2286">
            <text:p>2,286</text:p>
          </table:table-cell>
          <table:table-cell table:style-name="ce7" office:value-type="float" office:value="597">
            <text:p>597</text:p>
          </table:table-cell>
          <table:table-cell table:number-columns-repeated="1004"/>
        </table:table-row>
        <table:table-row table:style-name="ro1">
          <table:table-cell table:style-name="ce4" office:value-type="float" office:value="1905">
            <text:p>1905</text:p>
          </table:table-cell>
          <table:table-cell office:value-type="string">
            <text:p>Pax Britannica, pt. 2</text:p>
          </table:table-cell>
          <table:table-cell table:style-name="ce7" office:value-type="float" office:value="4593">
            <text:p>4,593</text:p>
          </table:table-cell>
          <table:table-cell table:style-name="ce11" table:formula="of:=[.G129]/[.H129]" office:value-type="float" office:value="4.21261261261261">
            <text:p>4.2</text:p>
          </table:table-cell>
          <table:table-cell table:style-name="ce7" table:formula="of:=[.F129]*100/[.C129]" office:value-type="float" office:value="62.9871543653386">
            <text:p>63</text:p>
          </table:table-cell>
          <table:table-cell table:style-name="ce7" table:formula="of:=[.G129]+[.H129]" office:value-type="float" office:value="2893">
            <text:p>2,893</text:p>
          </table:table-cell>
          <table:table-cell table:style-name="ce7" table:formula="of:=SUM(OFFSET([.O129];-[.C$5]+1;0;[.C$5];1))+SUM(OFFSET([.Q129];-[.C$6]+1;0;[.C$6];1))+[.S129]" office:value-type="float" office:value="2338">
            <text:p>2,338</text:p>
          </table:table-cell>
          <table:table-cell table:style-name="ce7" table:formula="of:=SUM(OFFSET([.P129];-[.D$5]+1;0;[.D$5];1))+SUM(OFFSET([.R129];-[.D$6]+1;0;[.D$6];1))+[.T129]" office:value-type="float" office:value="555">
            <text:p>555</text:p>
          </table:table-cell>
          <table:table-cell table:style-name="ce18" table:formula="of:=(SUM(OFFSET([.O129];-[.C$5]+1;0;[.C$5];1))+SUM(OFFSET([.P129];-[.D$5]+1;0;[.D$5];1)))/[.F129]" office:value-type="percentage" office:value="0.00656757690978223">
            <text:p>1%</text:p>
          </table:table-cell>
          <table:table-cell table:style-name="ce18" table:formula="of:=(SUM(OFFSET([.Q129];-[.C$6]+1;0;[.C$6];1))+SUM(OFFSET([.R129];-[.D$6]+1;0;[.D$6];1)))/[.F129]" office:value-type="percentage" office:value="0">
            <text:p>0%</text:p>
          </table:table-cell>
          <table:table-cell table:style-name="ce18" table:formula="of:=SUM([.S129:.T129])/[.F129]" office:value-type="percentage" office:value="0.993432423090218">
            <text:p>99%</text:p>
          </table:table-cell>
          <table:table-cell table:style-name="ce18"/>
          <table:table-cell table:style-name="ce22"/>
          <table:table-cell table:style-name="ce21" table:formula="of:=SUM([.S128:.S130])/SUM([.T128:.T130])" office:value-type="float" office:value="3.98159861989649">
            <text:p>4.0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2320">
            <text:p>2,320</text:p>
          </table:table-cell>
          <table:table-cell table:style-name="ce7" office:value-type="float" office:value="554">
            <text:p>554</text:p>
          </table:table-cell>
          <table:table-cell table:number-columns-repeated="1004"/>
        </table:table-row>
        <table:table-row table:style-name="ro1">
          <table:table-cell table:style-name="ce4" office:value-type="float" office:value="1906">
            <text:p>1906</text:p>
          </table:table-cell>
          <table:table-cell office:value-type="string">
            <text:p>Pax Britannica, pt. 2</text:p>
          </table:table-cell>
          <table:table-cell table:style-name="ce7" office:value-type="float" office:value="4621">
            <text:p>4,621</text:p>
          </table:table-cell>
          <table:table-cell table:style-name="ce11" table:formula="of:=[.G130]/[.H130]" office:value-type="float" office:value="3.9660441426146">
            <text:p>4.0</text:p>
          </table:table-cell>
          <table:table-cell table:style-name="ce7" table:formula="of:=[.F130]*100/[.C130]" office:value-type="float" office:value="63.2979874486042">
            <text:p>63</text:p>
          </table:table-cell>
          <table:table-cell table:style-name="ce7" table:formula="of:=[.G130]+[.H130]" office:value-type="float" office:value="2925">
            <text:p>2,925</text:p>
          </table:table-cell>
          <table:table-cell table:style-name="ce7" table:formula="of:=SUM(OFFSET([.O130];-[.C$5]+1;0;[.C$5];1))+SUM(OFFSET([.Q130];-[.C$6]+1;0;[.C$6];1))+[.S130]" office:value-type="float" office:value="2336">
            <text:p>2,336</text:p>
          </table:table-cell>
          <table:table-cell table:style-name="ce7" table:formula="of:=SUM(OFFSET([.P130];-[.D$5]+1;0;[.D$5];1))+SUM(OFFSET([.R130];-[.D$6]+1;0;[.D$6];1))+[.T130]" office:value-type="float" office:value="589">
            <text:p>589</text:p>
          </table:table-cell>
          <table:table-cell table:style-name="ce18" table:formula="of:=(SUM(OFFSET([.O130];-[.C$5]+1;0;[.C$5];1))+SUM(OFFSET([.P130];-[.D$5]+1;0;[.D$5];1)))/[.F130]" office:value-type="percentage" office:value="0.0064957264957265">
            <text:p>1%</text:p>
          </table:table-cell>
          <table:table-cell table:style-name="ce18" table:formula="of:=(SUM(OFFSET([.Q130];-[.C$6]+1;0;[.C$6];1))+SUM(OFFSET([.R130];-[.D$6]+1;0;[.D$6];1)))/[.F130]" office:value-type="percentage" office:value="0">
            <text:p>0%</text:p>
          </table:table-cell>
          <table:table-cell table:style-name="ce18" table:formula="of:=SUM([.S130:.T130])/[.F130]" office:value-type="percentage" office:value="0.993504273504274">
            <text:p>99%</text:p>
          </table:table-cell>
          <table:table-cell table:style-name="ce18"/>
          <table:table-cell table:style-name="ce22"/>
          <table:table-cell table:style-name="ce21" table:formula="of:=SUM([.S129:.S131])/SUM([.T129:.T131])" office:value-type="float" office:value="3.96108291032149">
            <text:p>4.0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2318">
            <text:p>2,318</text:p>
          </table:table-cell>
          <table:table-cell table:style-name="ce7" office:value-type="float" office:value="588">
            <text:p>588</text:p>
          </table:table-cell>
          <table:table-cell table:number-columns-repeated="1004"/>
        </table:table-row>
        <table:table-row table:style-name="ro1">
          <table:table-cell table:style-name="ce4" office:value-type="float" office:value="1907">
            <text:p>1907</text:p>
          </table:table-cell>
          <table:table-cell office:value-type="string">
            <text:p>Pax Britannica, pt. 2</text:p>
          </table:table-cell>
          <table:table-cell table:style-name="ce7" office:value-type="float" office:value="4650">
            <text:p>4,650</text:p>
          </table:table-cell>
          <table:table-cell table:style-name="ce11" table:formula="of:=[.G131]/[.H131]" office:value-type="float" office:value="3.80221518987342">
            <text:p>3.8</text:p>
          </table:table-cell>
          <table:table-cell table:style-name="ce7" table:formula="of:=[.F131]*100/[.C131]" office:value-type="float" office:value="65.2688172043011">
            <text:p>65</text:p>
          </table:table-cell>
          <table:table-cell table:style-name="ce7" table:formula="of:=[.G131]+[.H131]" office:value-type="float" office:value="3035">
            <text:p>3,035</text:p>
          </table:table-cell>
          <table:table-cell table:style-name="ce7" table:formula="of:=SUM(OFFSET([.O131];-[.C$5]+1;0;[.C$5];1))+SUM(OFFSET([.Q131];-[.C$6]+1;0;[.C$6];1))+[.S131]" office:value-type="float" office:value="2403">
            <text:p>2,403</text:p>
          </table:table-cell>
          <table:table-cell table:style-name="ce7" table:formula="of:=SUM(OFFSET([.P131];-[.D$5]+1;0;[.D$5];1))+SUM(OFFSET([.R131];-[.D$6]+1;0;[.D$6];1))+[.T131]" office:value-type="float" office:value="632">
            <text:p>632</text:p>
          </table:table-cell>
          <table:table-cell table:style-name="ce18" table:formula="of:=(SUM(OFFSET([.O131];-[.C$5]+1;0;[.C$5];1))+SUM(OFFSET([.P131];-[.D$5]+1;0;[.D$5];1)))/[.F131]" office:value-type="percentage" office:value="0.00626029654036244">
            <text:p>1%</text:p>
          </table:table-cell>
          <table:table-cell table:style-name="ce18" table:formula="of:=(SUM(OFFSET([.Q131];-[.C$6]+1;0;[.C$6];1))+SUM(OFFSET([.R131];-[.D$6]+1;0;[.D$6];1)))/[.F131]" office:value-type="percentage" office:value="0">
            <text:p>0%</text:p>
          </table:table-cell>
          <table:table-cell table:style-name="ce18" table:formula="of:=SUM([.S131:.T131])/[.F131]" office:value-type="percentage" office:value="0.993739703459637">
            <text:p>99%</text:p>
          </table:table-cell>
          <table:table-cell table:style-name="ce18"/>
          <table:table-cell table:style-name="ce22"/>
          <table:table-cell table:style-name="ce21" table:formula="of:=SUM([.S130:.S132])/SUM([.T130:.T132])" office:value-type="float" office:value="4.02951002227172">
            <text:p>4.0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2385">
            <text:p>2,385</text:p>
          </table:table-cell>
          <table:table-cell table:style-name="ce7" office:value-type="float" office:value="631">
            <text:p>631</text:p>
          </table:table-cell>
          <table:table-cell table:number-columns-repeated="1004"/>
        </table:table-row>
        <table:table-row table:style-name="ro1">
          <table:table-cell table:style-name="ce4" office:value-type="float" office:value="1908">
            <text:p>1908</text:p>
          </table:table-cell>
          <table:table-cell office:value-type="string">
            <text:p>Pax Britannica, pt. 2</text:p>
          </table:table-cell>
          <table:table-cell table:style-name="ce7" office:value-type="float" office:value="4680">
            <text:p>4,680</text:p>
          </table:table-cell>
          <table:table-cell table:style-name="ce11" table:formula="of:=[.G132]/[.H132]" office:value-type="float" office:value="4.41868512110727">
            <text:p>4.4</text:p>
          </table:table-cell>
          <table:table-cell table:style-name="ce7" table:formula="of:=[.F132]*100/[.C132]" office:value-type="float" office:value="66.9230769230769">
            <text:p>67</text:p>
          </table:table-cell>
          <table:table-cell table:style-name="ce7" table:formula="of:=[.G132]+[.H132]" office:value-type="float" office:value="3132">
            <text:p>3,132</text:p>
          </table:table-cell>
          <table:table-cell table:style-name="ce7" table:formula="of:=SUM(OFFSET([.O132];-[.C$5]+1;0;[.C$5];1))+SUM(OFFSET([.Q132];-[.C$6]+1;0;[.C$6];1))+[.S132]" office:value-type="float" office:value="2554">
            <text:p>2,554</text:p>
          </table:table-cell>
          <table:table-cell table:style-name="ce7" table:formula="of:=SUM(OFFSET([.P132];-[.D$5]+1;0;[.D$5];1))+SUM(OFFSET([.R132];-[.D$6]+1;0;[.D$6];1))+[.T132]" office:value-type="float" office:value="578">
            <text:p>578</text:p>
          </table:table-cell>
          <table:table-cell table:style-name="ce18" table:formula="of:=(SUM(OFFSET([.O132];-[.C$5]+1;0;[.C$5];1))+SUM(OFFSET([.P132];-[.D$5]+1;0;[.D$5];1)))/[.F132]" office:value-type="percentage" office:value="0.00670498084291188">
            <text:p>1%</text:p>
          </table:table-cell>
          <table:table-cell table:style-name="ce18" table:formula="of:=(SUM(OFFSET([.Q132];-[.C$6]+1;0;[.C$6];1))+SUM(OFFSET([.R132];-[.D$6]+1;0;[.D$6];1)))/[.F132]" office:value-type="percentage" office:value="0">
            <text:p>0%</text:p>
          </table:table-cell>
          <table:table-cell table:style-name="ce18" table:formula="of:=SUM([.S132:.T132])/[.F132]" office:value-type="percentage" office:value="0.993295019157088">
            <text:p>99%</text:p>
          </table:table-cell>
          <table:table-cell table:style-name="ce18"/>
          <table:table-cell table:style-name="ce22"/>
          <table:table-cell table:style-name="ce21" table:formula="of:=SUM([.S131:.S133])/SUM([.T131:.T133])" office:value-type="float" office:value="4.16022408963585">
            <text:p>4.2</text:p>
          </table:table-cell>
          <table:table-cell table:style-name="ce7" office:value-type="float" office:value="2">
            <text:p>2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2534">
            <text:p>2,534</text:p>
          </table:table-cell>
          <table:table-cell table:style-name="ce7" office:value-type="float" office:value="577">
            <text:p>577</text:p>
          </table:table-cell>
          <table:table-cell table:number-columns-repeated="1004"/>
        </table:table-row>
        <table:table-row table:style-name="ro1">
          <table:table-cell table:style-name="ce4" office:value-type="float" office:value="1909">
            <text:p>1909</text:p>
          </table:table-cell>
          <table:table-cell office:value-type="string">
            <text:p>pre World War I</text:p>
          </table:table-cell>
          <table:table-cell table:style-name="ce7" office:value-type="float" office:value="4709">
            <text:p>4,709</text:p>
          </table:table-cell>
          <table:table-cell table:style-name="ce11" table:formula="of:=[.G133]/[.H133]" office:value-type="float" office:value="4.37370242214533">
            <text:p>4.4</text:p>
          </table:table-cell>
          <table:table-cell table:style-name="ce7" table:formula="of:=[.F133]*100/[.C133]" office:value-type="float" office:value="65.9588022934806">
            <text:p>66</text:p>
          </table:table-cell>
          <table:table-cell table:style-name="ce7" table:formula="of:=[.G133]+[.H133]" office:value-type="float" office:value="3106">
            <text:p>3,106</text:p>
          </table:table-cell>
          <table:table-cell table:style-name="ce7" table:formula="of:=SUM(OFFSET([.O133];-[.C$5]+1;0;[.C$5];1))+SUM(OFFSET([.Q133];-[.C$6]+1;0;[.C$6];1))+[.S133]" office:value-type="float" office:value="2528">
            <text:p>2,528</text:p>
          </table:table-cell>
          <table:table-cell table:style-name="ce7" table:formula="of:=SUM(OFFSET([.P133];-[.D$5]+1;0;[.D$5];1))+SUM(OFFSET([.R133];-[.D$6]+1;0;[.D$6];1))+[.T133]" office:value-type="float" office:value="578">
            <text:p>578</text:p>
          </table:table-cell>
          <table:table-cell table:style-name="ce18" table:formula="of:=(SUM(OFFSET([.O133];-[.C$5]+1;0;[.C$5];1))+SUM(OFFSET([.P133];-[.D$5]+1;0;[.D$5];1)))/[.F133]" office:value-type="percentage" office:value="0.00708306503541533">
            <text:p>1%</text:p>
          </table:table-cell>
          <table:table-cell table:style-name="ce18" table:formula="of:=(SUM(OFFSET([.Q133];-[.C$6]+1;0;[.C$6];1))+SUM(OFFSET([.R133];-[.D$6]+1;0;[.D$6];1)))/[.F133]" office:value-type="percentage" office:value="0">
            <text:p>0%</text:p>
          </table:table-cell>
          <table:table-cell table:style-name="ce18" table:formula="of:=SUM([.S133:.T133])/[.F133]" office:value-type="percentage" office:value="0.992916934964585">
            <text:p>99%</text:p>
          </table:table-cell>
          <table:table-cell table:style-name="ce18"/>
          <table:table-cell table:style-name="ce22"/>
          <table:table-cell table:style-name="ce21" table:formula="of:=SUM([.S132:.S134])/SUM([.T132:.T134])" office:value-type="float" office:value="4.47406955460647">
            <text:p>4.5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2507">
            <text:p>2,507</text:p>
          </table:table-cell>
          <table:table-cell table:style-name="ce7" office:value-type="float" office:value="577">
            <text:p>577</text:p>
          </table:table-cell>
          <table:table-cell table:number-columns-repeated="1004"/>
        </table:table-row>
        <table:table-row table:style-name="ro1">
          <table:table-cell table:style-name="ce4" office:value-type="float" office:value="1910">
            <text:p>1910</text:p>
          </table:table-cell>
          <table:table-cell office:value-type="string">
            <text:p>pre World War I</text:p>
          </table:table-cell>
          <table:table-cell table:style-name="ce7" office:value-type="float" office:value="4739">
            <text:p>4,739</text:p>
          </table:table-cell>
          <table:table-cell table:style-name="ce11" table:formula="of:=[.G134]/[.H134]" office:value-type="float" office:value="4.75514403292181">
            <text:p>4.8</text:p>
          </table:table-cell>
          <table:table-cell table:style-name="ce7" table:formula="of:=[.F134]*100/[.C134]" office:value-type="float" office:value="59.0208904832243">
            <text:p>59</text:p>
          </table:table-cell>
          <table:table-cell table:style-name="ce7" table:formula="of:=[.G134]+[.H134]" office:value-type="float" office:value="2797">
            <text:p>2,797</text:p>
          </table:table-cell>
          <table:table-cell table:style-name="ce7" table:formula="of:=SUM(OFFSET([.O134];-[.C$5]+1;0;[.C$5];1))+SUM(OFFSET([.Q134];-[.C$6]+1;0;[.C$6];1))+[.S134]" office:value-type="float" office:value="2311">
            <text:p>2,311</text:p>
          </table:table-cell>
          <table:table-cell table:style-name="ce7" table:formula="of:=SUM(OFFSET([.P134];-[.D$5]+1;0;[.D$5];1))+SUM(OFFSET([.R134];-[.D$6]+1;0;[.D$6];1))+[.T134]" office:value-type="float" office:value="486">
            <text:p>486</text:p>
          </table:table-cell>
          <table:table-cell table:style-name="ce18" table:formula="of:=(SUM(OFFSET([.O134];-[.C$5]+1;0;[.C$5];1))+SUM(OFFSET([.P134];-[.D$5]+1;0;[.D$5];1)))/[.F134]" office:value-type="percentage" office:value="0.00715051841258491">
            <text:p>1%</text:p>
          </table:table-cell>
          <table:table-cell table:style-name="ce18" table:formula="of:=(SUM(OFFSET([.Q134];-[.C$6]+1;0;[.C$6];1))+SUM(OFFSET([.R134];-[.D$6]+1;0;[.D$6];1)))/[.F134]" office:value-type="percentage" office:value="0">
            <text:p>0%</text:p>
          </table:table-cell>
          <table:table-cell table:style-name="ce18" table:formula="of:=SUM([.S134:.T134])/[.F134]" office:value-type="percentage" office:value="0.992849481587415">
            <text:p>99%</text:p>
          </table:table-cell>
          <table:table-cell table:style-name="ce18"/>
          <table:table-cell table:style-name="ce22"/>
          <table:table-cell table:style-name="ce21" table:formula="of:=SUM([.S133:.S135])/SUM([.T133:.T135])" office:value-type="float" office:value="4.49487836107554">
            <text:p>4.5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2292">
            <text:p>2,292</text:p>
          </table:table-cell>
          <table:table-cell table:style-name="ce7" office:value-type="float" office:value="485">
            <text:p>485</text:p>
          </table:table-cell>
          <table:table-cell table:number-columns-repeated="1004"/>
        </table:table-row>
        <table:table-row table:style-name="ro1">
          <table:table-cell table:style-name="ce4" office:value-type="float" office:value="1911">
            <text:p>1911</text:p>
          </table:table-cell>
          <table:table-cell office:value-type="string">
            <text:p>pre World War I</text:p>
          </table:table-cell>
          <table:table-cell table:style-name="ce7" office:value-type="float" office:value="4751">
            <text:p>4,751</text:p>
          </table:table-cell>
          <table:table-cell table:style-name="ce11" table:formula="of:=[.G135]/[.H135]" office:value-type="float" office:value="4.47105788423154">
            <text:p>4.5</text:p>
          </table:table-cell>
          <table:table-cell table:style-name="ce7" table:formula="of:=[.F135]*100/[.C135]" office:value-type="float" office:value="57.6931172384761">
            <text:p>58</text:p>
          </table:table-cell>
          <table:table-cell table:style-name="ce7" table:formula="of:=[.G135]+[.H135]" office:value-type="float" office:value="2741">
            <text:p>2,741</text:p>
          </table:table-cell>
          <table:table-cell table:style-name="ce7" table:formula="of:=SUM(OFFSET([.O135];-[.C$5]+1;0;[.C$5];1))+SUM(OFFSET([.Q135];-[.C$6]+1;0;[.C$6];1))+[.S135]" office:value-type="float" office:value="2240">
            <text:p>2,240</text:p>
          </table:table-cell>
          <table:table-cell table:style-name="ce7" table:formula="of:=SUM(OFFSET([.P135];-[.D$5]+1;0;[.D$5];1))+SUM(OFFSET([.R135];-[.D$6]+1;0;[.D$6];1))+[.T135]" office:value-type="float" office:value="501">
            <text:p>501</text:p>
          </table:table-cell>
          <table:table-cell table:style-name="ce18" table:formula="of:=(SUM(OFFSET([.O135];-[.C$5]+1;0;[.C$5];1))+SUM(OFFSET([.P135];-[.D$5]+1;0;[.D$5];1)))/[.F135]" office:value-type="percentage" office:value="0.00693177672382342">
            <text:p>1%</text:p>
          </table:table-cell>
          <table:table-cell table:style-name="ce18" table:formula="of:=(SUM(OFFSET([.Q135];-[.C$6]+1;0;[.C$6];1))+SUM(OFFSET([.R135];-[.D$6]+1;0;[.D$6];1)))/[.F135]" office:value-type="percentage" office:value="0">
            <text:p>0%</text:p>
          </table:table-cell>
          <table:table-cell table:style-name="ce18" table:formula="of:=SUM([.S135:.T135])/[.F135]" office:value-type="percentage" office:value="0.993068223276177">
            <text:p>99%</text:p>
          </table:table-cell>
          <table:table-cell table:style-name="ce18"/>
          <table:table-cell table:style-name="ce22"/>
          <table:table-cell table:style-name="ce21" table:formula="of:=SUM([.S134:.S136])/SUM([.T134:.T136])" office:value-type="float" office:value="4.4835092348285">
            <text:p>4.5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2222">
            <text:p>2,222</text:p>
          </table:table-cell>
          <table:table-cell table:style-name="ce7" office:value-type="float" office:value="500">
            <text:p>500</text:p>
          </table:table-cell>
          <table:table-cell table:number-columns-repeated="1004"/>
        </table:table-row>
        <table:table-row table:style-name="ro1">
          <table:table-cell table:style-name="ce4" office:value-type="float" office:value="1912">
            <text:p>1912</text:p>
          </table:table-cell>
          <table:table-cell office:value-type="string">
            <text:p>pre World War I</text:p>
          </table:table-cell>
          <table:table-cell table:style-name="ce7" office:value-type="float" office:value="4741">
            <text:p>4,741</text:p>
          </table:table-cell>
          <table:table-cell table:style-name="ce11" table:formula="of:=[.G136]/[.H136]" office:value-type="float" office:value="4.32518796992481">
            <text:p>4.3</text:p>
          </table:table-cell>
          <table:table-cell table:style-name="ce7" table:formula="of:=[.F136]*100/[.C136]" office:value-type="float" office:value="59.7553258806159">
            <text:p>60</text:p>
          </table:table-cell>
          <table:table-cell table:style-name="ce7" table:formula="of:=[.G136]+[.H136]" office:value-type="float" office:value="2833">
            <text:p>2,833</text:p>
          </table:table-cell>
          <table:table-cell table:style-name="ce7" table:formula="of:=SUM(OFFSET([.O136];-[.C$5]+1;0;[.C$5];1))+SUM(OFFSET([.Q136];-[.C$6]+1;0;[.C$6];1))+[.S136]" office:value-type="float" office:value="2301">
            <text:p>2,301</text:p>
          </table:table-cell>
          <table:table-cell table:style-name="ce7" table:formula="of:=SUM(OFFSET([.P136];-[.D$5]+1;0;[.D$5];1))+SUM(OFFSET([.R136];-[.D$6]+1;0;[.D$6];1))+[.T136]" office:value-type="float" office:value="532">
            <text:p>532</text:p>
          </table:table-cell>
          <table:table-cell table:style-name="ce18" table:formula="of:=(SUM(OFFSET([.O136];-[.C$5]+1;0;[.C$5];1))+SUM(OFFSET([.P136];-[.D$5]+1;0;[.D$5];1)))/[.F136]" office:value-type="percentage" office:value="0.00670667137310272">
            <text:p>1%</text:p>
          </table:table-cell>
          <table:table-cell table:style-name="ce18" table:formula="of:=(SUM(OFFSET([.Q136];-[.C$6]+1;0;[.C$6];1))+SUM(OFFSET([.R136];-[.D$6]+1;0;[.D$6];1)))/[.F136]" office:value-type="percentage" office:value="0">
            <text:p>0%</text:p>
          </table:table-cell>
          <table:table-cell table:style-name="ce18" table:formula="of:=SUM([.S136:.T136])/[.F136]" office:value-type="percentage" office:value="0.993293328626897">
            <text:p>99%</text:p>
          </table:table-cell>
          <table:table-cell table:style-name="ce18"/>
          <table:table-cell table:style-name="ce22"/>
          <table:table-cell table:style-name="ce21" table:formula="of:=SUM([.S135:.S137])/SUM([.T135:.T137])" office:value-type="float" office:value="4.37557152188112">
            <text:p>4.4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2283">
            <text:p>2,283</text:p>
          </table:table-cell>
          <table:table-cell table:style-name="ce7" office:value-type="float" office:value="531">
            <text:p>531</text:p>
          </table:table-cell>
          <table:table-cell table:number-columns-repeated="1004"/>
        </table:table-row>
        <table:table-row table:style-name="ro1">
          <table:table-cell table:style-name="ce4" office:value-type="float" office:value="1913">
            <text:p>1913</text:p>
          </table:table-cell>
          <table:table-cell office:value-type="string">
            <text:p>pre World War I</text:p>
          </table:table-cell>
          <table:table-cell table:style-name="ce7" office:value-type="float" office:value="4728">
            <text:p>4,728</text:p>
          </table:table-cell>
          <table:table-cell table:style-name="ce11" table:formula="of:=[.G137]/[.H137]" office:value-type="float" office:value="4.41317365269461">
            <text:p>4.4</text:p>
          </table:table-cell>
          <table:table-cell table:style-name="ce7" table:formula="of:=[.F137]*100/[.C137]" office:value-type="float" office:value="57.3604060913706">
            <text:p>57</text:p>
          </table:table-cell>
          <table:table-cell table:style-name="ce7" table:formula="of:=[.G137]+[.H137]" office:value-type="float" office:value="2712">
            <text:p>2,712</text:p>
          </table:table-cell>
          <table:table-cell table:style-name="ce7" table:formula="of:=SUM(OFFSET([.O137];-[.C$5]+1;0;[.C$5];1))+SUM(OFFSET([.Q137];-[.C$6]+1;0;[.C$6];1))+[.S137]" office:value-type="float" office:value="2211">
            <text:p>2,211</text:p>
          </table:table-cell>
          <table:table-cell table:style-name="ce7" table:formula="of:=SUM(OFFSET([.P137];-[.D$5]+1;0;[.D$5];1))+SUM(OFFSET([.R137];-[.D$6]+1;0;[.D$6];1))+[.T137]" office:value-type="float" office:value="501">
            <text:p>501</text:p>
          </table:table-cell>
          <table:table-cell table:style-name="ce18" table:formula="of:=(SUM(OFFSET([.O137];-[.C$5]+1;0;[.C$5];1))+SUM(OFFSET([.P137];-[.D$5]+1;0;[.D$5];1)))/[.F137]" office:value-type="percentage" office:value="0.00663716814159292">
            <text:p>1%</text:p>
          </table:table-cell>
          <table:table-cell table:style-name="ce18" table:formula="of:=(SUM(OFFSET([.Q137];-[.C$6]+1;0;[.C$6];1))+SUM(OFFSET([.R137];-[.D$6]+1;0;[.D$6];1)))/[.F137]" office:value-type="percentage" office:value="0">
            <text:p>0%</text:p>
          </table:table-cell>
          <table:table-cell table:style-name="ce18" table:formula="of:=SUM([.S137:.T137])/[.F137]" office:value-type="percentage" office:value="0.993362831858407">
            <text:p>99%</text:p>
          </table:table-cell>
          <table:table-cell table:style-name="ce18"/>
          <table:table-cell table:style-name="ce22"/>
          <table:table-cell table:style-name="ce21" table:formula="of:=SUM([.S136:.S138])/SUM([.T136:.T138])" office:value-type="float" office:value="4.33267587113741">
            <text:p>4.3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2194">
            <text:p>2,194</text:p>
          </table:table-cell>
          <table:table-cell table:style-name="ce7" office:value-type="float" office:value="500">
            <text:p>500</text:p>
          </table:table-cell>
          <table:table-cell table:number-columns-repeated="1004"/>
        </table:table-row>
        <table:table-row table:style-name="ro1">
          <table:table-cell table:style-name="ce4" office:value-type="float" office:value="1914">
            <text:p>1914</text:p>
          </table:table-cell>
          <table:table-cell office:value-type="string">
            <text:p>start of WWI</text:p>
          </table:table-cell>
          <table:table-cell table:style-name="ce7" office:value-type="float" office:value="4747">
            <text:p>4,747</text:p>
          </table:table-cell>
          <table:table-cell table:style-name="ce11" table:formula="of:=[.G138]/[.H138]" office:value-type="float" office:value="4.33808553971487">
            <text:p>4.3</text:p>
          </table:table-cell>
          <table:table-cell table:style-name="ce7" table:formula="of:=[.F138]*100/[.C138]" office:value-type="float" office:value="55.2138192542659">
            <text:p>55</text:p>
          </table:table-cell>
          <table:table-cell table:style-name="ce7" table:formula="of:=[.G138]+[.H138]" office:value-type="float" office:value="2621">
            <text:p>2,621</text:p>
          </table:table-cell>
          <table:table-cell table:style-name="ce7" table:formula="of:=SUM(OFFSET([.O138];-[.C$5]+1;0;[.C$5];1))+SUM(OFFSET([.Q138];-[.C$6]+1;0;[.C$6];1))+[.S138]" office:value-type="float" office:value="2130">
            <text:p>2,130</text:p>
          </table:table-cell>
          <table:table-cell table:style-name="ce7" table:formula="of:=SUM(OFFSET([.P138];-[.D$5]+1;0;[.D$5];1))+SUM(OFFSET([.R138];-[.D$6]+1;0;[.D$6];1))+[.T138]" office:value-type="float" office:value="491">
            <text:p>491</text:p>
          </table:table-cell>
          <table:table-cell table:style-name="ce18" table:formula="of:=(SUM(OFFSET([.O138];-[.C$5]+1;0;[.C$5];1))+SUM(OFFSET([.P138];-[.D$5]+1;0;[.D$5];1)))/[.F138]" office:value-type="percentage" office:value="0.00686760778328882">
            <text:p>1%</text:p>
          </table:table-cell>
          <table:table-cell table:style-name="ce18" table:formula="of:=(SUM(OFFSET([.Q138];-[.C$6]+1;0;[.C$6];1))+SUM(OFFSET([.R138];-[.D$6]+1;0;[.D$6];1)))/[.F138]" office:value-type="percentage" office:value="0">
            <text:p>0%</text:p>
          </table:table-cell>
          <table:table-cell table:style-name="ce18" table:formula="of:=SUM([.S138:.T138])/[.F138]" office:value-type="percentage" office:value="0.993132392216711">
            <text:p>99%</text:p>
          </table:table-cell>
          <table:table-cell table:style-name="ce18"/>
          <table:table-cell table:style-name="ce22"/>
          <table:table-cell table:style-name="ce21" table:formula="of:=SUM([.S137:.S139])/SUM([.T137:.T139])" office:value-type="float" office:value="4.05686546463246">
            <text:p>4.1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2113">
            <text:p>2,113</text:p>
          </table:table-cell>
          <table:table-cell table:style-name="ce7" office:value-type="float" office:value="490">
            <text:p>490</text:p>
          </table:table-cell>
          <table:table-cell table:number-columns-repeated="1004"/>
        </table:table-row>
        <table:table-row table:style-name="ro1">
          <table:table-cell table:style-name="ce4" office:value-type="float" office:value="1915">
            <text:p>1915</text:p>
          </table:table-cell>
          <table:table-cell office:value-type="string">
            <text:p>World War I</text:p>
          </table:table-cell>
          <table:table-cell table:style-name="ce7" office:value-type="float" office:value="4771">
            <text:p>4,771</text:p>
          </table:table-cell>
          <table:table-cell table:style-name="ce11" table:formula="of:=[.G139]/[.H139]" office:value-type="float" office:value="3.44370860927152">
            <text:p>3.4</text:p>
          </table:table-cell>
          <table:table-cell table:style-name="ce7" table:formula="of:=[.F139]*100/[.C139]" office:value-type="float" office:value="42.19241249214">
            <text:p>42</text:p>
          </table:table-cell>
          <table:table-cell table:style-name="ce7" table:formula="of:=[.G139]+[.H139]" office:value-type="float" office:value="2013">
            <text:p>2,013</text:p>
          </table:table-cell>
          <table:table-cell table:style-name="ce7" table:formula="of:=SUM(OFFSET([.O139];-[.C$5]+1;0;[.C$5];1))+SUM(OFFSET([.Q139];-[.C$6]+1;0;[.C$6];1))+[.S139]" office:value-type="float" office:value="1560">
            <text:p>1,560</text:p>
          </table:table-cell>
          <table:table-cell table:style-name="ce7" table:formula="of:=SUM(OFFSET([.P139];-[.D$5]+1;0;[.D$5];1))+SUM(OFFSET([.R139];-[.D$6]+1;0;[.D$6];1))+[.T139]" office:value-type="float" office:value="453">
            <text:p>453</text:p>
          </table:table-cell>
          <table:table-cell table:style-name="ce18" table:formula="of:=(SUM(OFFSET([.O139];-[.C$5]+1;0;[.C$5];1))+SUM(OFFSET([.P139];-[.D$5]+1;0;[.D$5];1)))/[.F139]" office:value-type="percentage" office:value="0.00894187779433681">
            <text:p>1%</text:p>
          </table:table-cell>
          <table:table-cell table:style-name="ce18" table:formula="of:=(SUM(OFFSET([.Q139];-[.C$6]+1;0;[.C$6];1))+SUM(OFFSET([.R139];-[.D$6]+1;0;[.D$6];1)))/[.F139]" office:value-type="percentage" office:value="0">
            <text:p>0%</text:p>
          </table:table-cell>
          <table:table-cell table:style-name="ce18" table:formula="of:=SUM([.S139:.T139])/[.F139]" office:value-type="percentage" office:value="0.991058122205663">
            <text:p>99%</text:p>
          </table:table-cell>
          <table:table-cell table:style-name="ce18"/>
          <table:table-cell table:style-name="ce22"/>
          <table:table-cell table:style-name="ce21" table:formula="of:=SUM([.S138:.S140])/SUM([.T138:.T140])" office:value-type="float" office:value="3.87334887334887">
            <text:p>3.9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1543">
            <text:p>1,543</text:p>
          </table:table-cell>
          <table:table-cell table:style-name="ce7" office:value-type="float" office:value="452">
            <text:p>452</text:p>
          </table:table-cell>
          <table:table-cell table:number-columns-repeated="1004"/>
        </table:table-row>
        <table:table-row table:style-name="ro1">
          <table:table-cell table:style-name="ce4" office:value-type="float" office:value="1916">
            <text:p>1916</text:p>
          </table:table-cell>
          <table:table-cell office:value-type="string">
            <text:p>World War I</text:p>
          </table:table-cell>
          <table:table-cell table:style-name="ce7" office:value-type="float" office:value="4795">
            <text:p>4,795</text:p>
          </table:table-cell>
          <table:table-cell table:style-name="ce11" table:formula="of:=[.G140]/[.H140]" office:value-type="float" office:value="3.89017341040462">
            <text:p>3.9</text:p>
          </table:table-cell>
          <table:table-cell table:style-name="ce7" table:formula="of:=[.F140]*100/[.C140]" office:value-type="float" office:value="35.2867570385819">
            <text:p>35</text:p>
          </table:table-cell>
          <table:table-cell table:style-name="ce7" table:formula="of:=[.G140]+[.H140]" office:value-type="float" office:value="1692">
            <text:p>1,692</text:p>
          </table:table-cell>
          <table:table-cell table:style-name="ce7" table:formula="of:=SUM(OFFSET([.O140];-[.C$5]+1;0;[.C$5];1))+SUM(OFFSET([.Q140];-[.C$6]+1;0;[.C$6];1))+[.S140]" office:value-type="float" office:value="1346">
            <text:p>1,346</text:p>
          </table:table-cell>
          <table:table-cell table:style-name="ce7" table:formula="of:=SUM(OFFSET([.P140];-[.D$5]+1;0;[.D$5];1))+SUM(OFFSET([.R140];-[.D$6]+1;0;[.D$6];1))+[.T140]" office:value-type="float" office:value="346">
            <text:p>346</text:p>
          </table:table-cell>
          <table:table-cell table:style-name="ce18" table:formula="of:=(SUM(OFFSET([.O140];-[.C$5]+1;0;[.C$5];1))+SUM(OFFSET([.P140];-[.D$5]+1;0;[.D$5];1)))/[.F140]" office:value-type="percentage" office:value="0.0106382978723404">
            <text:p>1%</text:p>
          </table:table-cell>
          <table:table-cell table:style-name="ce18" table:formula="of:=(SUM(OFFSET([.Q140];-[.C$6]+1;0;[.C$6];1))+SUM(OFFSET([.R140];-[.D$6]+1;0;[.D$6];1)))/[.F140]" office:value-type="percentage" office:value="0">
            <text:p>0%</text:p>
          </table:table-cell>
          <table:table-cell table:style-name="ce18" table:formula="of:=SUM([.S140:.T140])/[.F140]" office:value-type="percentage" office:value="0.98936170212766">
            <text:p>99%</text:p>
          </table:table-cell>
          <table:table-cell table:style-name="ce18"/>
          <table:table-cell table:style-name="ce22"/>
          <table:table-cell table:style-name="ce21" table:formula="of:=SUM([.S139:.S141])/SUM([.T139:.T141])" office:value-type="float" office:value="3.74976744186046">
            <text:p>3.7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1329">
            <text:p>1,329</text:p>
          </table:table-cell>
          <table:table-cell table:style-name="ce7" office:value-type="float" office:value="345">
            <text:p>345</text:p>
          </table:table-cell>
          <table:table-cell table:number-columns-repeated="1004"/>
        </table:table-row>
        <table:table-row table:style-name="ro1">
          <table:table-cell table:style-name="ce4" office:value-type="float" office:value="1917">
            <text:p>1917</text:p>
          </table:table-cell>
          <table:table-cell office:value-type="string">
            <text:p>World War I</text:p>
          </table:table-cell>
          <table:table-cell table:style-name="ce7" office:value-type="float" office:value="4810">
            <text:p>4,810</text:p>
          </table:table-cell>
          <table:table-cell table:style-name="ce11" table:formula="of:=[.G141]/[.H141]" office:value-type="float" office:value="4.21863799283154">
            <text:p>4.2</text:p>
          </table:table-cell>
          <table:table-cell table:style-name="ce7" table:formula="of:=[.F141]*100/[.C141]" office:value-type="float" office:value="30.2702702702703">
            <text:p>30</text:p>
          </table:table-cell>
          <table:table-cell table:style-name="ce7" table:formula="of:=[.G141]+[.H141]" office:value-type="float" office:value="1456">
            <text:p>1,456</text:p>
          </table:table-cell>
          <table:table-cell table:style-name="ce7" table:formula="of:=SUM(OFFSET([.O141];-[.C$5]+1;0;[.C$5];1))+SUM(OFFSET([.Q141];-[.C$6]+1;0;[.C$6];1))+[.S141]" office:value-type="float" office:value="1177">
            <text:p>1,177</text:p>
          </table:table-cell>
          <table:table-cell table:style-name="ce7" table:formula="of:=SUM(OFFSET([.P141];-[.D$5]+1;0;[.D$5];1))+SUM(OFFSET([.R141];-[.D$6]+1;0;[.D$6];1))+[.T141]" office:value-type="float" office:value="279">
            <text:p>279</text:p>
          </table:table-cell>
          <table:table-cell table:style-name="ce18" table:formula="of:=(SUM(OFFSET([.O141];-[.C$5]+1;0;[.C$5];1))+SUM(OFFSET([.P141];-[.D$5]+1;0;[.D$5];1)))/[.F141]" office:value-type="percentage" office:value="0.0130494505494506">
            <text:p>1%</text:p>
          </table:table-cell>
          <table:table-cell table:style-name="ce18" table:formula="of:=(SUM(OFFSET([.Q141];-[.C$6]+1;0;[.C$6];1))+SUM(OFFSET([.R141];-[.D$6]+1;0;[.D$6];1)))/[.F141]" office:value-type="percentage" office:value="0">
            <text:p>0%</text:p>
          </table:table-cell>
          <table:table-cell table:style-name="ce18" table:formula="of:=SUM([.S141:.T141])/[.F141]" office:value-type="percentage" office:value="0.986950549450549">
            <text:p>99%</text:p>
          </table:table-cell>
          <table:table-cell table:style-name="ce18"/>
          <table:table-cell table:style-name="ce22"/>
          <table:table-cell table:style-name="ce21" table:formula="of:=SUM([.S140:.S142])/SUM([.T140:.T142])" office:value-type="float" office:value="4.33535108958838">
            <text:p>4.3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159">
            <text:p>1,159</text:p>
          </table:table-cell>
          <table:table-cell table:style-name="ce7" office:value-type="float" office:value="278">
            <text:p>278</text:p>
          </table:table-cell>
          <table:table-cell table:number-columns-repeated="1004"/>
        </table:table-row>
        <table:table-row table:style-name="ro1">
          <table:table-cell table:style-name="ce4" office:value-type="float" office:value="1918">
            <text:p>1918</text:p>
          </table:table-cell>
          <table:table-cell office:value-type="string">
            <text:p>World War I</text:p>
          </table:table-cell>
          <table:table-cell table:style-name="ce7" office:value-type="float" office:value="4812">
            <text:p>4,812</text:p>
          </table:table-cell>
          <table:table-cell table:style-name="ce11" table:formula="of:=[.G142]/[.H142]" office:value-type="float" office:value="5.43627450980392">
            <text:p>5.4</text:p>
          </table:table-cell>
          <table:table-cell table:style-name="ce7" table:formula="of:=[.F142]*100/[.C142]" office:value-type="float" office:value="27.2859517871987">
            <text:p>27</text:p>
          </table:table-cell>
          <table:table-cell table:style-name="ce7" table:formula="of:=[.G142]+[.H142]" office:value-type="float" office:value="1313">
            <text:p>1,313</text:p>
          </table:table-cell>
          <table:table-cell table:style-name="ce7" table:formula="of:=SUM(OFFSET([.O142];-[.C$5]+1;0;[.C$5];1))+SUM(OFFSET([.Q142];-[.C$6]+1;0;[.C$6];1))+[.S142]" office:value-type="float" office:value="1109">
            <text:p>1,109</text:p>
          </table:table-cell>
          <table:table-cell table:style-name="ce7" table:formula="of:=SUM(OFFSET([.P142];-[.D$5]+1;0;[.D$5];1))+SUM(OFFSET([.R142];-[.D$6]+1;0;[.D$6];1))+[.T142]" office:value-type="float" office:value="204">
            <text:p>204</text:p>
          </table:table-cell>
          <table:table-cell table:style-name="ce18" table:formula="of:=(SUM(OFFSET([.O142];-[.C$5]+1;0;[.C$5];1))+SUM(OFFSET([.P142];-[.D$5]+1;0;[.D$5];1)))/[.F142]" office:value-type="percentage" office:value="0.0129474485910129">
            <text:p>1%</text:p>
          </table:table-cell>
          <table:table-cell table:style-name="ce18" table:formula="of:=(SUM(OFFSET([.Q142];-[.C$6]+1;0;[.C$6];1))+SUM(OFFSET([.R142];-[.D$6]+1;0;[.D$6];1)))/[.F142]" office:value-type="percentage" office:value="0">
            <text:p>0%</text:p>
          </table:table-cell>
          <table:table-cell table:style-name="ce18" table:formula="of:=SUM([.S142:.T142])/[.F142]" office:value-type="percentage" office:value="0.987052551408987">
            <text:p>99%</text:p>
          </table:table-cell>
          <table:table-cell table:style-name="ce18"/>
          <table:table-cell table:style-name="ce22"/>
          <table:table-cell table:style-name="ce21" table:formula="of:=SUM([.S141:.S143])/SUM([.T141:.T143])" office:value-type="float" office:value="5.00886262924668">
            <text:p>5.0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1093">
            <text:p>1,093</text:p>
          </table:table-cell>
          <table:table-cell table:style-name="ce7" office:value-type="float" office:value="203">
            <text:p>203</text:p>
          </table:table-cell>
          <table:table-cell table:number-columns-repeated="1004"/>
        </table:table-row>
        <table:table-row table:style-name="ro1">
          <table:table-cell table:style-name="ce4" office:value-type="float" office:value="1919">
            <text:p>1919</text:p>
          </table:table-cell>
          <table:table-cell office:value-type="string">
            <text:p>post World War I</text:p>
          </table:table-cell>
          <table:table-cell table:style-name="ce7" office:value-type="float" office:value="4820">
            <text:p>4,820</text:p>
          </table:table-cell>
          <table:table-cell table:style-name="ce11" table:formula="of:=[.G143]/[.H143]" office:value-type="float" office:value="5.85786802030457">
            <text:p>5.9</text:p>
          </table:table-cell>
          <table:table-cell table:style-name="ce7" table:formula="of:=[.F143]*100/[.C143]" office:value-type="float" office:value="28.0290456431535">
            <text:p>28</text:p>
          </table:table-cell>
          <table:table-cell table:style-name="ce7" table:formula="of:=[.G143]+[.H143]" office:value-type="float" office:value="1351">
            <text:p>1,351</text:p>
          </table:table-cell>
          <table:table-cell table:style-name="ce7" table:formula="of:=SUM(OFFSET([.O143];-[.C$5]+1;0;[.C$5];1))+SUM(OFFSET([.Q143];-[.C$6]+1;0;[.C$6];1))+[.S143]" office:value-type="float" office:value="1154">
            <text:p>1,154</text:p>
          </table:table-cell>
          <table:table-cell table:style-name="ce7" table:formula="of:=SUM(OFFSET([.P143];-[.D$5]+1;0;[.D$5];1))+SUM(OFFSET([.R143];-[.D$6]+1;0;[.D$6];1))+[.T143]" office:value-type="float" office:value="197">
            <text:p>197</text:p>
          </table:table-cell>
          <table:table-cell table:style-name="ce18" table:formula="of:=(SUM(OFFSET([.O143];-[.C$5]+1;0;[.C$5];1))+SUM(OFFSET([.P143];-[.D$5]+1;0;[.D$5];1)))/[.F143]" office:value-type="percentage" office:value="0.0118430792005922">
            <text:p>1%</text:p>
          </table:table-cell>
          <table:table-cell table:style-name="ce18" table:formula="of:=(SUM(OFFSET([.Q143];-[.C$6]+1;0;[.C$6];1))+SUM(OFFSET([.R143];-[.D$6]+1;0;[.D$6];1)))/[.F143]" office:value-type="percentage" office:value="0">
            <text:p>0%</text:p>
          </table:table-cell>
          <table:table-cell table:style-name="ce18" table:formula="of:=SUM([.S143:.T143])/[.F143]" office:value-type="percentage" office:value="0.988156920799408">
            <text:p>99%</text:p>
          </table:table-cell>
          <table:table-cell table:style-name="ce18"/>
          <table:table-cell table:style-name="ce22"/>
          <table:table-cell table:style-name="ce21" table:formula="of:=SUM([.S142:.S144])/SUM([.T142:.T144])" office:value-type="float" office:value="5.69390787518574">
            <text:p>5.7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139">
            <text:p>1,139</text:p>
          </table:table-cell>
          <table:table-cell table:style-name="ce7" office:value-type="float" office:value="196">
            <text:p>196</text:p>
          </table:table-cell>
          <table:table-cell table:number-columns-repeated="1004"/>
        </table:table-row>
        <table:table-row table:style-name="ro1">
          <table:table-cell table:style-name="ce4" office:value-type="float" office:value="1920">
            <text:p>1920</text:p>
          </table:table-cell>
          <table:table-cell office:value-type="string">
            <text:p>post World War I</text:p>
          </table:table-cell>
          <table:table-cell table:style-name="ce7" office:value-type="float" office:value="4864">
            <text:p>4,864</text:p>
          </table:table-cell>
          <table:table-cell table:style-name="ce11" table:formula="of:=[.G144]/[.H144]" office:value-type="float" office:value="5.88">
            <text:p>5.9</text:p>
          </table:table-cell>
          <table:table-cell table:style-name="ce7" table:formula="of:=[.F144]*100/[.C144]" office:value-type="float" office:value="38.8980263157895">
            <text:p>39</text:p>
          </table:table-cell>
          <table:table-cell table:style-name="ce7" table:formula="of:=[.G144]+[.H144]" office:value-type="float" office:value="1892">
            <text:p>1,892</text:p>
          </table:table-cell>
          <table:table-cell table:style-name="ce7" table:formula="of:=SUM(OFFSET([.O144];-[.C$5]+1;0;[.C$5];1))+SUM(OFFSET([.Q144];-[.C$6]+1;0;[.C$6];1))+[.S144]" office:value-type="float" office:value="1617">
            <text:p>1,617</text:p>
          </table:table-cell>
          <table:table-cell table:style-name="ce7" table:formula="of:=SUM(OFFSET([.P144];-[.D$5]+1;0;[.D$5];1))+SUM(OFFSET([.R144];-[.D$6]+1;0;[.D$6];1))+[.T144]" office:value-type="float" office:value="275">
            <text:p>275</text:p>
          </table:table-cell>
          <table:table-cell table:style-name="ce18" table:formula="of:=(SUM(OFFSET([.O144];-[.C$5]+1;0;[.C$5];1))+SUM(OFFSET([.P144];-[.D$5]+1;0;[.D$5];1)))/[.F144]" office:value-type="percentage" office:value="0.00951374207188161">
            <text:p>1%</text:p>
          </table:table-cell>
          <table:table-cell table:style-name="ce18" table:formula="of:=(SUM(OFFSET([.Q144];-[.C$6]+1;0;[.C$6];1))+SUM(OFFSET([.R144];-[.D$6]+1;0;[.D$6];1)))/[.F144]" office:value-type="percentage" office:value="0">
            <text:p>0%</text:p>
          </table:table-cell>
          <table:table-cell table:style-name="ce18" table:formula="of:=SUM([.S144:.T144])/[.F144]" office:value-type="percentage" office:value="0.990486257928118">
            <text:p>99%</text:p>
          </table:table-cell>
          <table:table-cell table:style-name="ce18"/>
          <table:table-cell table:style-name="ce22"/>
          <table:table-cell table:style-name="ce21" table:formula="of:=SUM([.S143:.S145])/SUM([.T143:.T145])" office:value-type="float" office:value="6.24038461538462">
            <text:p>6.2</text:p>
          </table:table-cell>
          <table:table-cell table:style-name="ce7" office:value-type="float" office:value="2">
            <text:p>2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600">
            <text:p>1,600</text:p>
          </table:table-cell>
          <table:table-cell table:style-name="ce7" office:value-type="float" office:value="274">
            <text:p>274</text:p>
          </table:table-cell>
          <table:table-cell table:number-columns-repeated="1004"/>
        </table:table-row>
        <table:table-row table:style-name="ro1">
          <table:table-cell table:style-name="ce4" office:value-type="float" office:value="1921">
            <text:p>1921</text:p>
          </table:table-cell>
          <table:table-cell office:value-type="string">
            <text:p>post World War I</text:p>
          </table:table-cell>
          <table:table-cell table:style-name="ce7" office:value-type="float" office:value="4882">
            <text:p>4,882</text:p>
          </table:table-cell>
          <table:table-cell table:style-name="ce11" table:formula="of:=[.G145]/[.H145]" office:value-type="float" office:value="7.03088803088803">
            <text:p>7.0</text:p>
          </table:table-cell>
          <table:table-cell table:style-name="ce7" table:formula="of:=[.F145]*100/[.C145]" office:value-type="float" office:value="42.6054895534617">
            <text:p>43</text:p>
          </table:table-cell>
          <table:table-cell table:style-name="ce7" table:formula="of:=[.G145]+[.H145]" office:value-type="float" office:value="2080">
            <text:p>2,080</text:p>
          </table:table-cell>
          <table:table-cell table:style-name="ce7" table:formula="of:=SUM(OFFSET([.O145];-[.C$5]+1;0;[.C$5];1))+SUM(OFFSET([.Q145];-[.C$6]+1;0;[.C$6];1))+[.S145]" office:value-type="float" office:value="1821">
            <text:p>1,821</text:p>
          </table:table-cell>
          <table:table-cell table:style-name="ce7" table:formula="of:=SUM(OFFSET([.P145];-[.D$5]+1;0;[.D$5];1))+SUM(OFFSET([.R145];-[.D$6]+1;0;[.D$6];1))+[.T145]" office:value-type="float" office:value="259">
            <text:p>259</text:p>
          </table:table-cell>
          <table:table-cell table:style-name="ce18" table:formula="of:=(SUM(OFFSET([.O145];-[.C$5]+1;0;[.C$5];1))+SUM(OFFSET([.P145];-[.D$5]+1;0;[.D$5];1)))/[.F145]" office:value-type="percentage" office:value="0.00865384615384615">
            <text:p>1%</text:p>
          </table:table-cell>
          <table:table-cell table:style-name="ce18" table:formula="of:=(SUM(OFFSET([.Q145];-[.C$6]+1;0;[.C$6];1))+SUM(OFFSET([.R145];-[.D$6]+1;0;[.D$6];1)))/[.F145]" office:value-type="percentage" office:value="0">
            <text:p>0%</text:p>
          </table:table-cell>
          <table:table-cell table:style-name="ce18" table:formula="of:=SUM([.S145:.T145])/[.F145]" office:value-type="percentage" office:value="0.991346153846154">
            <text:p>99%</text:p>
          </table:table-cell>
          <table:table-cell table:style-name="ce18"/>
          <table:table-cell table:style-name="ce22"/>
          <table:table-cell table:style-name="ce21" table:formula="of:=SUM([.S144:.S146])/SUM([.T144:.T146])" office:value-type="float" office:value="6.72005208333333">
            <text:p>6.7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1804">
            <text:p>1,804</text:p>
          </table:table-cell>
          <table:table-cell table:style-name="ce7" office:value-type="float" office:value="258">
            <text:p>258</text:p>
          </table:table-cell>
          <table:table-cell table:number-columns-repeated="1004"/>
        </table:table-row>
        <table:table-row table:style-name="ro1">
          <table:table-cell table:style-name="ce4" office:value-type="float" office:value="1922">
            <text:p>1922</text:p>
          </table:table-cell>
          <table:table-cell office:value-type="string">
            <text:p>post World War I</text:p>
          </table:table-cell>
          <table:table-cell table:style-name="ce7" office:value-type="float" office:value="4898">
            <text:p>4,898</text:p>
          </table:table-cell>
          <table:table-cell table:style-name="ce11" table:formula="of:=[.G146]/[.H146]" office:value-type="float" office:value="7.48945147679325">
            <text:p>7.5</text:p>
          </table:table-cell>
          <table:table-cell table:style-name="ce7" table:formula="of:=[.F146]*100/[.C146]" office:value-type="float" office:value="41.0779910167415">
            <text:p>41</text:p>
          </table:table-cell>
          <table:table-cell table:style-name="ce7" table:formula="of:=[.G146]+[.H146]" office:value-type="float" office:value="2012">
            <text:p>2,012</text:p>
          </table:table-cell>
          <table:table-cell table:style-name="ce7" table:formula="of:=SUM(OFFSET([.O146];-[.C$5]+1;0;[.C$5];1))+SUM(OFFSET([.Q146];-[.C$6]+1;0;[.C$6];1))+[.S146]" office:value-type="float" office:value="1775">
            <text:p>1,775</text:p>
          </table:table-cell>
          <table:table-cell table:style-name="ce7" table:formula="of:=SUM(OFFSET([.P146];-[.D$5]+1;0;[.D$5];1))+SUM(OFFSET([.R146];-[.D$6]+1;0;[.D$6];1))+[.T146]" office:value-type="float" office:value="237">
            <text:p>237</text:p>
          </table:table-cell>
          <table:table-cell table:style-name="ce18" table:formula="of:=(SUM(OFFSET([.O146];-[.C$5]+1;0;[.C$5];1))+SUM(OFFSET([.P146];-[.D$5]+1;0;[.D$5];1)))/[.F146]" office:value-type="percentage" office:value="0.00944333996023857">
            <text:p>1%</text:p>
          </table:table-cell>
          <table:table-cell table:style-name="ce18" table:formula="of:=(SUM(OFFSET([.Q146];-[.C$6]+1;0;[.C$6];1))+SUM(OFFSET([.R146];-[.D$6]+1;0;[.D$6];1)))/[.F146]" office:value-type="percentage" office:value="0">
            <text:p>0%</text:p>
          </table:table-cell>
          <table:table-cell table:style-name="ce18" table:formula="of:=SUM([.S146:.T146])/[.F146]" office:value-type="percentage" office:value="0.990556660039761">
            <text:p>99%</text:p>
          </table:table-cell>
          <table:table-cell table:style-name="ce18"/>
          <table:table-cell table:style-name="ce22"/>
          <table:table-cell table:style-name="ce21" table:formula="of:=SUM([.S145:.S147])/SUM([.T145:.T147])" office:value-type="float" office:value="7.17255434782609">
            <text:p>7.2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757">
            <text:p>1,757</text:p>
          </table:table-cell>
          <table:table-cell table:style-name="ce7" office:value-type="float" office:value="236">
            <text:p>236</text:p>
          </table:table-cell>
          <table:table-cell table:number-columns-repeated="1004"/>
        </table:table-row>
        <table:table-row table:style-name="ro1">
          <table:table-cell table:style-name="ce4" office:value-type="float" office:value="1923">
            <text:p>1923</text:p>
          </table:table-cell>
          <table:table-cell office:value-type="string">
            <text:p>post World War I</text:p>
          </table:table-cell>
          <table:table-cell table:style-name="ce7" office:value-type="float" office:value="4888">
            <text:p>4,888</text:p>
          </table:table-cell>
          <table:table-cell table:style-name="ce11" table:formula="of:=[.G147]/[.H147]" office:value-type="float" office:value="7.12295081967213">
            <text:p>7.1</text:p>
          </table:table-cell>
          <table:table-cell table:style-name="ce7" table:formula="of:=[.F147]*100/[.C147]" office:value-type="float" office:value="40.5482815057283">
            <text:p>41</text:p>
          </table:table-cell>
          <table:table-cell table:style-name="ce7" table:formula="of:=[.G147]+[.H147]" office:value-type="float" office:value="1982">
            <text:p>1,982</text:p>
          </table:table-cell>
          <table:table-cell table:style-name="ce7" table:formula="of:=SUM(OFFSET([.O147];-[.C$5]+1;0;[.C$5];1))+SUM(OFFSET([.Q147];-[.C$6]+1;0;[.C$6];1))+[.S147]" office:value-type="float" office:value="1738">
            <text:p>1,738</text:p>
          </table:table-cell>
          <table:table-cell table:style-name="ce7" table:formula="of:=SUM(OFFSET([.P147];-[.D$5]+1;0;[.D$5];1))+SUM(OFFSET([.R147];-[.D$6]+1;0;[.D$6];1))+[.T147]" office:value-type="float" office:value="244">
            <text:p>244</text:p>
          </table:table-cell>
          <table:table-cell table:style-name="ce18" table:formula="of:=(SUM(OFFSET([.O147];-[.C$5]+1;0;[.C$5];1))+SUM(OFFSET([.P147];-[.D$5]+1;0;[.D$5];1)))/[.F147]" office:value-type="percentage" office:value="0.0110998990918264">
            <text:p>1%</text:p>
          </table:table-cell>
          <table:table-cell table:style-name="ce18" table:formula="of:=(SUM(OFFSET([.Q147];-[.C$6]+1;0;[.C$6];1))+SUM(OFFSET([.R147];-[.D$6]+1;0;[.D$6];1)))/[.F147]" office:value-type="percentage" office:value="0">
            <text:p>0%</text:p>
          </table:table-cell>
          <table:table-cell table:style-name="ce18" table:formula="of:=SUM([.S147:.T147])/[.F147]" office:value-type="percentage" office:value="0.988900100908174">
            <text:p>99%</text:p>
          </table:table-cell>
          <table:table-cell table:style-name="ce18"/>
          <table:table-cell table:style-name="ce22"/>
          <table:table-cell table:style-name="ce21" table:formula="of:=SUM([.S146:.S148])/SUM([.T146:.T148])" office:value-type="float" office:value="7.08798882681564">
            <text:p>7.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718">
            <text:p>1,718</text:p>
          </table:table-cell>
          <table:table-cell table:style-name="ce7" office:value-type="float" office:value="242">
            <text:p>242</text:p>
          </table:table-cell>
          <table:table-cell table:number-columns-repeated="1004"/>
        </table:table-row>
        <table:table-row table:style-name="ro1">
          <table:table-cell table:style-name="ce4" office:value-type="float" office:value="1924">
            <text:p>1924</text:p>
          </table:table-cell>
          <table:table-cell office:value-type="string">
            <text:p>interwar period</text:p>
          </table:table-cell>
          <table:table-cell table:style-name="ce7" office:value-type="float" office:value="4862">
            <text:p>4,862</text:p>
          </table:table-cell>
          <table:table-cell table:style-name="ce11" table:formula="of:=[.G148]/[.H148]" office:value-type="float" office:value="6.77405857740586">
            <text:p>6.8</text:p>
          </table:table-cell>
          <table:table-cell table:style-name="ce7" table:formula="of:=[.F148]*100/[.C148]" office:value-type="float" office:value="38.2147264500206">
            <text:p>38</text:p>
          </table:table-cell>
          <table:table-cell table:style-name="ce7" table:formula="of:=[.G148]+[.H148]" office:value-type="float" office:value="1858">
            <text:p>1,858</text:p>
          </table:table-cell>
          <table:table-cell table:style-name="ce7" table:formula="of:=SUM(OFFSET([.O148];-[.C$5]+1;0;[.C$5];1))+SUM(OFFSET([.Q148];-[.C$6]+1;0;[.C$6];1))+[.S148]" office:value-type="float" office:value="1619">
            <text:p>1,619</text:p>
          </table:table-cell>
          <table:table-cell table:style-name="ce7" table:formula="of:=SUM(OFFSET([.P148];-[.D$5]+1;0;[.D$5];1))+SUM(OFFSET([.R148];-[.D$6]+1;0;[.D$6];1))+[.T148]" office:value-type="float" office:value="239">
            <text:p>239</text:p>
          </table:table-cell>
          <table:table-cell table:style-name="ce18" table:formula="of:=(SUM(OFFSET([.O148];-[.C$5]+1;0;[.C$5];1))+SUM(OFFSET([.P148];-[.D$5]+1;0;[.D$5];1)))/[.F148]" office:value-type="percentage" office:value="0.0107642626480086">
            <text:p>1%</text:p>
          </table:table-cell>
          <table:table-cell table:style-name="ce18" table:formula="of:=(SUM(OFFSET([.Q148];-[.C$6]+1;0;[.C$6];1))+SUM(OFFSET([.R148];-[.D$6]+1;0;[.D$6];1)))/[.F148]" office:value-type="percentage" office:value="0">
            <text:p>0%</text:p>
          </table:table-cell>
          <table:table-cell table:style-name="ce18" table:formula="of:=SUM([.S148:.T148])/[.F148]" office:value-type="percentage" office:value="0.989235737351991">
            <text:p>99%</text:p>
          </table:table-cell>
          <table:table-cell table:style-name="ce18"/>
          <table:table-cell table:style-name="ce22"/>
          <table:table-cell table:style-name="ce21" table:formula="of:=SUM([.S147:.S149])/SUM([.T147:.T149])" office:value-type="float" office:value="6.98535871156662">
            <text:p>7.0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1600">
            <text:p>1,600</text:p>
          </table:table-cell>
          <table:table-cell table:style-name="ce7" office:value-type="float" office:value="238">
            <text:p>238</text:p>
          </table:table-cell>
          <table:table-cell table:number-columns-repeated="1004"/>
        </table:table-row>
        <table:table-row table:style-name="ro1">
          <table:table-cell table:style-name="ce4" office:value-type="float" office:value="1925">
            <text:p>1925</text:p>
          </table:table-cell>
          <table:table-cell office:value-type="string">
            <text:p>interwar period</text:p>
          </table:table-cell>
          <table:table-cell table:style-name="ce7" office:value-type="float" office:value="4867">
            <text:p>4,867</text:p>
          </table:table-cell>
          <table:table-cell table:style-name="ce11" table:formula="of:=[.G149]/[.H149]" office:value-type="float" office:value="7.2156862745098">
            <text:p>7.2</text:p>
          </table:table-cell>
          <table:table-cell table:style-name="ce7" table:formula="of:=[.F149]*100/[.C149]" office:value-type="float" office:value="34.4359975344154">
            <text:p>34</text:p>
          </table:table-cell>
          <table:table-cell table:style-name="ce7" table:formula="of:=[.G149]+[.H149]" office:value-type="float" office:value="1676">
            <text:p>1,676</text:p>
          </table:table-cell>
          <table:table-cell table:style-name="ce7" table:formula="of:=SUM(OFFSET([.O149];-[.C$5]+1;0;[.C$5];1))+SUM(OFFSET([.Q149];-[.C$6]+1;0;[.C$6];1))+[.S149]" office:value-type="float" office:value="1472">
            <text:p>1,472</text:p>
          </table:table-cell>
          <table:table-cell table:style-name="ce7" table:formula="of:=SUM(OFFSET([.P149];-[.D$5]+1;0;[.D$5];1))+SUM(OFFSET([.R149];-[.D$6]+1;0;[.D$6];1))+[.T149]" office:value-type="float" office:value="204">
            <text:p>204</text:p>
          </table:table-cell>
          <table:table-cell table:style-name="ce18" table:formula="of:=(SUM(OFFSET([.O149];-[.C$5]+1;0;[.C$5];1))+SUM(OFFSET([.P149];-[.D$5]+1;0;[.D$5];1)))/[.F149]" office:value-type="percentage" office:value="0.0119331742243437">
            <text:p>1%</text:p>
          </table:table-cell>
          <table:table-cell table:style-name="ce18" table:formula="of:=(SUM(OFFSET([.Q149];-[.C$6]+1;0;[.C$6];1))+SUM(OFFSET([.R149];-[.D$6]+1;0;[.D$6];1)))/[.F149]" office:value-type="percentage" office:value="0">
            <text:p>0%</text:p>
          </table:table-cell>
          <table:table-cell table:style-name="ce18" table:formula="of:=SUM([.S149:.T149])/[.F149]" office:value-type="percentage" office:value="0.988066825775656">
            <text:p>99%</text:p>
          </table:table-cell>
          <table:table-cell table:style-name="ce18"/>
          <table:table-cell table:style-name="ce22"/>
          <table:table-cell table:style-name="ce21" table:formula="of:=SUM([.S148:.S150])/SUM([.T148:.T150])" office:value-type="float" office:value="7.36984126984127">
            <text:p>7.4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453">
            <text:p>1,453</text:p>
          </table:table-cell>
          <table:table-cell table:style-name="ce7" office:value-type="float" office:value="203">
            <text:p>203</text:p>
          </table:table-cell>
          <table:table-cell table:number-columns-repeated="1004"/>
        </table:table-row>
        <table:table-row table:style-name="ro1">
          <table:table-cell table:style-name="ce4" office:value-type="float" office:value="1926">
            <text:p>1926</text:p>
          </table:table-cell>
          <table:table-cell office:value-type="string">
            <text:p>interwar period</text:p>
          </table:table-cell>
          <table:table-cell table:style-name="ce7" office:value-type="float" office:value="4864">
            <text:p>4,864</text:p>
          </table:table-cell>
          <table:table-cell table:style-name="ce11" table:formula="of:=[.G150]/[.H150]" office:value-type="float" office:value="8.46315789473684">
            <text:p>8.5</text:p>
          </table:table-cell>
          <table:table-cell table:style-name="ce7" table:formula="of:=[.F150]*100/[.C150]" office:value-type="float" office:value="36.9654605263158">
            <text:p>37</text:p>
          </table:table-cell>
          <table:table-cell table:style-name="ce7" table:formula="of:=[.G150]+[.H150]" office:value-type="float" office:value="1798">
            <text:p>1,798</text:p>
          </table:table-cell>
          <table:table-cell table:style-name="ce7" table:formula="of:=SUM(OFFSET([.O150];-[.C$5]+1;0;[.C$5];1))+SUM(OFFSET([.Q150];-[.C$6]+1;0;[.C$6];1))+[.S150]" office:value-type="float" office:value="1608">
            <text:p>1,608</text:p>
          </table:table-cell>
          <table:table-cell table:style-name="ce7" table:formula="of:=SUM(OFFSET([.P150];-[.D$5]+1;0;[.D$5];1))+SUM(OFFSET([.R150];-[.D$6]+1;0;[.D$6];1))+[.T150]" office:value-type="float" office:value="190">
            <text:p>190</text:p>
          </table:table-cell>
          <table:table-cell table:style-name="ce18" table:formula="of:=(SUM(OFFSET([.O150];-[.C$5]+1;0;[.C$5];1))+SUM(OFFSET([.P150];-[.D$5]+1;0;[.D$5];1)))/[.F150]" office:value-type="percentage" office:value="0.010567296996663">
            <text:p>1%</text:p>
          </table:table-cell>
          <table:table-cell table:style-name="ce18" table:formula="of:=(SUM(OFFSET([.Q150];-[.C$6]+1;0;[.C$6];1))+SUM(OFFSET([.R150];-[.D$6]+1;0;[.D$6];1)))/[.F150]" office:value-type="percentage" office:value="0">
            <text:p>0%</text:p>
          </table:table-cell>
          <table:table-cell table:style-name="ce18" table:formula="of:=SUM([.S150:.T150])/[.F150]" office:value-type="percentage" office:value="0.989432703003337">
            <text:p>99%</text:p>
          </table:table-cell>
          <table:table-cell table:style-name="ce18"/>
          <table:table-cell table:style-name="ce22"/>
          <table:table-cell table:style-name="ce21" table:formula="of:=SUM([.S149:.S151])/SUM([.T149:.T151])" office:value-type="float" office:value="7.91379310344828">
            <text:p>7.9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1590">
            <text:p>1,590</text:p>
          </table:table-cell>
          <table:table-cell table:style-name="ce7" office:value-type="float" office:value="189">
            <text:p>189</text:p>
          </table:table-cell>
          <table:table-cell table:number-columns-repeated="1004"/>
        </table:table-row>
        <table:table-row table:style-name="ro1">
          <table:table-cell table:style-name="ce4" office:value-type="float" office:value="1927">
            <text:p>1927</text:p>
          </table:table-cell>
          <table:table-cell office:value-type="string">
            <text:p>interwar period</text:p>
          </table:table-cell>
          <table:table-cell table:style-name="ce7" office:value-type="float" office:value="4853">
            <text:p>4,853</text:p>
          </table:table-cell>
          <table:table-cell table:style-name="ce11" table:formula="of:=[.G151]/[.H151]" office:value-type="float" office:value="8.28042328042328">
            <text:p>8.3</text:p>
          </table:table-cell>
          <table:table-cell table:style-name="ce7" table:formula="of:=[.F151]*100/[.C151]" office:value-type="float" office:value="36.1425922110035">
            <text:p>36</text:p>
          </table:table-cell>
          <table:table-cell table:style-name="ce7" table:formula="of:=[.G151]+[.H151]" office:value-type="float" office:value="1754">
            <text:p>1,754</text:p>
          </table:table-cell>
          <table:table-cell table:style-name="ce7" table:formula="of:=SUM(OFFSET([.O151];-[.C$5]+1;0;[.C$5];1))+SUM(OFFSET([.Q151];-[.C$6]+1;0;[.C$6];1))+[.S151]" office:value-type="float" office:value="1565">
            <text:p>1,565</text:p>
          </table:table-cell>
          <table:table-cell table:style-name="ce7" table:formula="of:=SUM(OFFSET([.P151];-[.D$5]+1;0;[.D$5];1))+SUM(OFFSET([.R151];-[.D$6]+1;0;[.D$6];1))+[.T151]" office:value-type="float" office:value="189">
            <text:p>189</text:p>
          </table:table-cell>
          <table:table-cell table:style-name="ce18" table:formula="of:=(SUM(OFFSET([.O151];-[.C$5]+1;0;[.C$5];1))+SUM(OFFSET([.P151];-[.D$5]+1;0;[.D$5];1)))/[.F151]" office:value-type="percentage" office:value="0.0108323831242873">
            <text:p>1%</text:p>
          </table:table-cell>
          <table:table-cell table:style-name="ce18" table:formula="of:=(SUM(OFFSET([.Q151];-[.C$6]+1;0;[.C$6];1))+SUM(OFFSET([.R151];-[.D$6]+1;0;[.D$6];1)))/[.F151]" office:value-type="percentage" office:value="0">
            <text:p>0%</text:p>
          </table:table-cell>
          <table:table-cell table:style-name="ce18" table:formula="of:=SUM([.S151:.T151])/[.F151]" office:value-type="percentage" office:value="0.989167616875713">
            <text:p>99%</text:p>
          </table:table-cell>
          <table:table-cell table:style-name="ce18"/>
          <table:table-cell table:style-name="ce22"/>
          <table:table-cell table:style-name="ce21" table:formula="of:=SUM([.S150:.S152])/SUM([.T150:.T152])" office:value-type="float" office:value="8.20598591549296">
            <text:p>8.2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1547">
            <text:p>1,547</text:p>
          </table:table-cell>
          <table:table-cell table:style-name="ce7" office:value-type="float" office:value="188">
            <text:p>188</text:p>
          </table:table-cell>
          <table:table-cell table:number-columns-repeated="1004"/>
        </table:table-row>
        <table:table-row table:style-name="ro1">
          <table:table-cell table:style-name="ce4" office:value-type="float" office:value="1928">
            <text:p>1928</text:p>
          </table:table-cell>
          <table:table-cell office:value-type="string">
            <text:p>interwar period</text:p>
          </table:table-cell>
          <table:table-cell table:style-name="ce7" office:value-type="float" office:value="4848">
            <text:p>4,848</text:p>
          </table:table-cell>
          <table:table-cell table:style-name="ce11" table:formula="of:=[.G152]/[.H152]" office:value-type="float" office:value="8.04166666666667">
            <text:p>8.0</text:p>
          </table:table-cell>
          <table:table-cell table:style-name="ce7" table:formula="of:=[.F152]*100/[.C152]" office:value-type="float" office:value="35.8085808580858">
            <text:p>36</text:p>
          </table:table-cell>
          <table:table-cell table:style-name="ce7" table:formula="of:=[.G152]+[.H152]" office:value-type="float" office:value="1736">
            <text:p>1,736</text:p>
          </table:table-cell>
          <table:table-cell table:style-name="ce7" table:formula="of:=SUM(OFFSET([.O152];-[.C$5]+1;0;[.C$5];1))+SUM(OFFSET([.Q152];-[.C$6]+1;0;[.C$6];1))+[.S152]" office:value-type="float" office:value="1544">
            <text:p>1,544</text:p>
          </table:table-cell>
          <table:table-cell table:style-name="ce7" table:formula="of:=SUM(OFFSET([.P152];-[.D$5]+1;0;[.D$5];1))+SUM(OFFSET([.R152];-[.D$6]+1;0;[.D$6];1))+[.T152]" office:value-type="float" office:value="192">
            <text:p>192</text:p>
          </table:table-cell>
          <table:table-cell table:style-name="ce18" table:formula="of:=(SUM(OFFSET([.O152];-[.C$5]+1;0;[.C$5];1))+SUM(OFFSET([.P152];-[.D$5]+1;0;[.D$5];1)))/[.F152]" office:value-type="percentage" office:value="0.0120967741935484">
            <text:p>1%</text:p>
          </table:table-cell>
          <table:table-cell table:style-name="ce18" table:formula="of:=(SUM(OFFSET([.Q152];-[.C$6]+1;0;[.C$6];1))+SUM(OFFSET([.R152];-[.D$6]+1;0;[.D$6];1)))/[.F152]" office:value-type="percentage" office:value="0">
            <text:p>0%</text:p>
          </table:table-cell>
          <table:table-cell table:style-name="ce18" table:formula="of:=SUM([.S152:.T152])/[.F152]" office:value-type="percentage" office:value="0.987903225806452">
            <text:p>99%</text:p>
          </table:table-cell>
          <table:table-cell table:style-name="ce18"/>
          <table:table-cell table:style-name="ce22"/>
          <table:table-cell table:style-name="ce21" table:formula="of:=SUM([.S151:.S153])/SUM([.T151:.T153])" office:value-type="float" office:value="8.04593639575972">
            <text:p>8.0</text:p>
          </table:table-cell>
          <table:table-cell table:style-name="ce7" office:value-type="float" office:value="3">
            <text:p>3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524">
            <text:p>1,524</text:p>
          </table:table-cell>
          <table:table-cell table:style-name="ce7" office:value-type="float" office:value="191">
            <text:p>191</text:p>
          </table:table-cell>
          <table:table-cell table:number-columns-repeated="1004"/>
        </table:table-row>
        <table:table-row table:style-name="ro1">
          <table:table-cell table:style-name="ce4" office:value-type="float" office:value="1929">
            <text:p>1929</text:p>
          </table:table-cell>
          <table:table-cell office:value-type="string">
            <text:p>interwar period</text:p>
          </table:table-cell>
          <table:table-cell table:style-name="ce7" office:value-type="float" office:value="4832">
            <text:p>4,832</text:p>
          </table:table-cell>
          <table:table-cell table:style-name="ce11" table:formula="of:=[.G153]/[.H153]" office:value-type="float" office:value="7.99468085106383">
            <text:p>8.0</text:p>
          </table:table-cell>
          <table:table-cell table:style-name="ce7" table:formula="of:=[.F153]*100/[.C153]" office:value-type="float" office:value="34.9958609271523">
            <text:p>35</text:p>
          </table:table-cell>
          <table:table-cell table:style-name="ce7" table:formula="of:=[.G153]+[.H153]" office:value-type="float" office:value="1691">
            <text:p>1,691</text:p>
          </table:table-cell>
          <table:table-cell table:style-name="ce7" table:formula="of:=SUM(OFFSET([.O153];-[.C$5]+1;0;[.C$5];1))+SUM(OFFSET([.Q153];-[.C$6]+1;0;[.C$6];1))+[.S153]" office:value-type="float" office:value="1503">
            <text:p>1,503</text:p>
          </table:table-cell>
          <table:table-cell table:style-name="ce7" table:formula="of:=SUM(OFFSET([.P153];-[.D$5]+1;0;[.D$5];1))+SUM(OFFSET([.R153];-[.D$6]+1;0;[.D$6];1))+[.T153]" office:value-type="float" office:value="188">
            <text:p>188</text:p>
          </table:table-cell>
          <table:table-cell table:style-name="ce18" table:formula="of:=(SUM(OFFSET([.O153];-[.C$5]+1;0;[.C$5];1))+SUM(OFFSET([.P153];-[.D$5]+1;0;[.D$5];1)))/[.F153]" office:value-type="percentage" office:value="0.0124186871673566">
            <text:p>1%</text:p>
          </table:table-cell>
          <table:table-cell table:style-name="ce18" table:formula="of:=(SUM(OFFSET([.Q153];-[.C$6]+1;0;[.C$6];1))+SUM(OFFSET([.R153];-[.D$6]+1;0;[.D$6];1)))/[.F153]" office:value-type="percentage" office:value="0">
            <text:p>0%</text:p>
          </table:table-cell>
          <table:table-cell table:style-name="ce18" table:formula="of:=SUM([.S153:.T153])/[.F153]" office:value-type="percentage" office:value="0.987581312832643">
            <text:p>99%</text:p>
          </table:table-cell>
          <table:table-cell table:style-name="ce18"/>
          <table:table-cell table:style-name="ce22"/>
          <table:table-cell table:style-name="ce21" table:formula="of:=SUM([.S152:.S154])/SUM([.T152:.T154])" office:value-type="float" office:value="8.0268336314848">
            <text:p>8.0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1483">
            <text:p>1,483</text:p>
          </table:table-cell>
          <table:table-cell table:style-name="ce7" office:value-type="float" office:value="187">
            <text:p>187</text:p>
          </table:table-cell>
          <table:table-cell table:number-columns-repeated="1004"/>
        </table:table-row>
        <table:table-row table:style-name="ro1">
          <table:table-cell table:style-name="ce4" office:value-type="float" office:value="1930">
            <text:p>1930</text:p>
          </table:table-cell>
          <table:table-cell office:value-type="string">
            <text:p>interwar period</text:p>
          </table:table-cell>
          <table:table-cell table:style-name="ce7" office:value-type="float" office:value="4828">
            <text:p>4,828</text:p>
          </table:table-cell>
          <table:table-cell table:style-name="ce11" table:formula="of:=[.G154]/[.H154]" office:value-type="float" office:value="8.24175824175824">
            <text:p>8.2</text:p>
          </table:table-cell>
          <table:table-cell table:style-name="ce7" table:formula="of:=[.F154]*100/[.C154]" office:value-type="float" office:value="34.8384424192212">
            <text:p>35</text:p>
          </table:table-cell>
          <table:table-cell table:style-name="ce7" table:formula="of:=[.G154]+[.H154]" office:value-type="float" office:value="1682">
            <text:p>1,682</text:p>
          </table:table-cell>
          <table:table-cell table:style-name="ce7" table:formula="of:=SUM(OFFSET([.O154];-[.C$5]+1;0;[.C$5];1))+SUM(OFFSET([.Q154];-[.C$6]+1;0;[.C$6];1))+[.S154]" office:value-type="float" office:value="1500">
            <text:p>1,500</text:p>
          </table:table-cell>
          <table:table-cell table:style-name="ce7" table:formula="of:=SUM(OFFSET([.P154];-[.D$5]+1;0;[.D$5];1))+SUM(OFFSET([.R154];-[.D$6]+1;0;[.D$6];1))+[.T154]" office:value-type="float" office:value="182">
            <text:p>182</text:p>
          </table:table-cell>
          <table:table-cell table:style-name="ce18" table:formula="of:=(SUM(OFFSET([.O154];-[.C$5]+1;0;[.C$5];1))+SUM(OFFSET([.P154];-[.D$5]+1;0;[.D$5];1)))/[.F154]" office:value-type="percentage" office:value="0.0124851367419738">
            <text:p>1%</text:p>
          </table:table-cell>
          <table:table-cell table:style-name="ce18" table:formula="of:=(SUM(OFFSET([.Q154];-[.C$6]+1;0;[.C$6];1))+SUM(OFFSET([.R154];-[.D$6]+1;0;[.D$6];1)))/[.F154]" office:value-type="percentage" office:value="0">
            <text:p>0%</text:p>
          </table:table-cell>
          <table:table-cell table:style-name="ce18" table:formula="of:=SUM([.S154:.T154])/[.F154]" office:value-type="percentage" office:value="0.987514863258026">
            <text:p>99%</text:p>
          </table:table-cell>
          <table:table-cell table:style-name="ce18"/>
          <table:table-cell table:style-name="ce22"/>
          <table:table-cell table:style-name="ce21" table:formula="of:=SUM([.S153:.S155])/SUM([.T153:.T155])" office:value-type="float" office:value="8.33646616541353">
            <text:p>8.3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1480">
            <text:p>1,480</text:p>
          </table:table-cell>
          <table:table-cell table:style-name="ce7" office:value-type="float" office:value="181">
            <text:p>181</text:p>
          </table:table-cell>
          <table:table-cell table:number-columns-repeated="1004"/>
        </table:table-row>
        <table:table-row table:style-name="ro1">
          <table:table-cell table:style-name="ce4" office:value-type="float" office:value="1931">
            <text:p>1931</text:p>
          </table:table-cell>
          <table:table-cell office:value-type="string">
            <text:p>interwar period</text:p>
          </table:table-cell>
          <table:table-cell table:style-name="ce7" office:value-type="float" office:value="4843">
            <text:p>4,843</text:p>
          </table:table-cell>
          <table:table-cell table:style-name="ce11" table:formula="of:=[.G155]/[.H155]" office:value-type="float" office:value="9.04242424242424">
            <text:p>9.0</text:p>
          </table:table-cell>
          <table:table-cell table:style-name="ce7" table:formula="of:=[.F155]*100/[.C155]" office:value-type="float" office:value="34.2143299607681">
            <text:p>34</text:p>
          </table:table-cell>
          <table:table-cell table:style-name="ce7" table:formula="of:=[.G155]+[.H155]" office:value-type="float" office:value="1657">
            <text:p>1,657</text:p>
          </table:table-cell>
          <table:table-cell table:style-name="ce7" table:formula="of:=SUM(OFFSET([.O155];-[.C$5]+1;0;[.C$5];1))+SUM(OFFSET([.Q155];-[.C$6]+1;0;[.C$6];1))+[.S155]" office:value-type="float" office:value="1492">
            <text:p>1,492</text:p>
          </table:table-cell>
          <table:table-cell table:style-name="ce7" table:formula="of:=SUM(OFFSET([.P155];-[.D$5]+1;0;[.D$5];1))+SUM(OFFSET([.R155];-[.D$6]+1;0;[.D$6];1))+[.T155]" office:value-type="float" office:value="165">
            <text:p>165</text:p>
          </table:table-cell>
          <table:table-cell table:style-name="ce18" table:formula="of:=(SUM(OFFSET([.O155];-[.C$5]+1;0;[.C$5];1))+SUM(OFFSET([.P155];-[.D$5]+1;0;[.D$5];1)))/[.F155]" office:value-type="percentage" office:value="0.0126735063367532">
            <text:p>1%</text:p>
          </table:table-cell>
          <table:table-cell table:style-name="ce18" table:formula="of:=(SUM(OFFSET([.Q155];-[.C$6]+1;0;[.C$6];1))+SUM(OFFSET([.R155];-[.D$6]+1;0;[.D$6];1)))/[.F155]" office:value-type="percentage" office:value="0">
            <text:p>0%</text:p>
          </table:table-cell>
          <table:table-cell table:style-name="ce18" table:formula="of:=SUM([.S155:.T155])/[.F155]" office:value-type="percentage" office:value="0.987326493663247">
            <text:p>99%</text:p>
          </table:table-cell>
          <table:table-cell table:style-name="ce18"/>
          <table:table-cell table:style-name="ce22"/>
          <table:table-cell table:style-name="ce21" table:formula="of:=SUM([.S154:.S156])/SUM([.T154:.T156])" office:value-type="float" office:value="9.00804828973843">
            <text:p>9.0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1472">
            <text:p>1,472</text:p>
          </table:table-cell>
          <table:table-cell table:style-name="ce7" office:value-type="float" office:value="164">
            <text:p>164</text:p>
          </table:table-cell>
          <table:table-cell table:number-columns-repeated="1004"/>
        </table:table-row>
        <table:table-row table:style-name="ro1">
          <table:table-cell table:style-name="ce4" office:value-type="float" office:value="1932">
            <text:p>1932</text:p>
          </table:table-cell>
          <table:table-cell office:value-type="string">
            <text:p>pre World War II</text:p>
          </table:table-cell>
          <table:table-cell table:style-name="ce7" office:value-type="float" office:value="4883">
            <text:p>4,883</text:p>
          </table:table-cell>
          <table:table-cell table:style-name="ce11" table:formula="of:=[.G156]/[.H156]" office:value-type="float" office:value="10.0915032679739">
            <text:p>10.1</text:p>
          </table:table-cell>
          <table:table-cell table:style-name="ce7" table:formula="of:=[.F156]*100/[.C156]" office:value-type="float" office:value="34.7532254761417">
            <text:p>35</text:p>
          </table:table-cell>
          <table:table-cell table:style-name="ce7" table:formula="of:=[.G156]+[.H156]" office:value-type="float" office:value="1697">
            <text:p>1,697</text:p>
          </table:table-cell>
          <table:table-cell table:style-name="ce7" table:formula="of:=SUM(OFFSET([.O156];-[.C$5]+1;0;[.C$5];1))+SUM(OFFSET([.Q156];-[.C$6]+1;0;[.C$6];1))+[.S156]" office:value-type="float" office:value="1544">
            <text:p>1,544</text:p>
          </table:table-cell>
          <table:table-cell table:style-name="ce7" table:formula="of:=SUM(OFFSET([.P156];-[.D$5]+1;0;[.D$5];1))+SUM(OFFSET([.R156];-[.D$6]+1;0;[.D$6];1))+[.T156]" office:value-type="float" office:value="153">
            <text:p>153</text:p>
          </table:table-cell>
          <table:table-cell table:style-name="ce18" table:formula="of:=(SUM(OFFSET([.O156];-[.C$5]+1;0;[.C$5];1))+SUM(OFFSET([.P156];-[.D$5]+1;0;[.D$5];1)))/[.F156]" office:value-type="percentage" office:value="0.0117855038302887">
            <text:p>1%</text:p>
          </table:table-cell>
          <table:table-cell table:style-name="ce18" table:formula="of:=(SUM(OFFSET([.Q156];-[.C$6]+1;0;[.C$6];1))+SUM(OFFSET([.R156];-[.D$6]+1;0;[.D$6];1)))/[.F156]" office:value-type="percentage" office:value="0">
            <text:p>0%</text:p>
          </table:table-cell>
          <table:table-cell table:style-name="ce18" table:formula="of:=SUM([.S156:.T156])/[.F156]" office:value-type="percentage" office:value="0.988214496169711">
            <text:p>99%</text:p>
          </table:table-cell>
          <table:table-cell table:style-name="ce18"/>
          <table:table-cell table:style-name="ce22"/>
          <table:table-cell table:style-name="ce21" table:formula="of:=SUM([.S155:.S157])/SUM([.T155:.T157])" office:value-type="float" office:value="9.90506329113924">
            <text:p>9.9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1525">
            <text:p>1,525</text:p>
          </table:table-cell>
          <table:table-cell table:style-name="ce7" office:value-type="float" office:value="152">
            <text:p>152</text:p>
          </table:table-cell>
          <table:table-cell table:number-columns-repeated="1004"/>
        </table:table-row>
        <table:table-row table:style-name="ro1">
          <table:table-cell table:style-name="ce4" office:value-type="float" office:value="1933">
            <text:p>1933</text:p>
          </table:table-cell>
          <table:table-cell office:value-type="string">
            <text:p>pre World War II</text:p>
          </table:table-cell>
          <table:table-cell table:style-name="ce7" office:value-type="float" office:value="4912">
            <text:p>4,912</text:p>
          </table:table-cell>
          <table:table-cell table:style-name="ce11" table:formula="of:=[.G157]/[.H157]" office:value-type="float" office:value="10.7924528301887">
            <text:p>10.8</text:p>
          </table:table-cell>
          <table:table-cell table:style-name="ce7" table:formula="of:=[.F157]*100/[.C157]" office:value-type="float" office:value="38.1718241042345">
            <text:p>38</text:p>
          </table:table-cell>
          <table:table-cell table:style-name="ce7" table:formula="of:=[.G157]+[.H157]" office:value-type="float" office:value="1875">
            <text:p>1,875</text:p>
          </table:table-cell>
          <table:table-cell table:style-name="ce7" table:formula="of:=SUM(OFFSET([.O157];-[.C$5]+1;0;[.C$5];1))+SUM(OFFSET([.Q157];-[.C$6]+1;0;[.C$6];1))+[.S157]" office:value-type="float" office:value="1716">
            <text:p>1,716</text:p>
          </table:table-cell>
          <table:table-cell table:style-name="ce7" table:formula="of:=SUM(OFFSET([.P157];-[.D$5]+1;0;[.D$5];1))+SUM(OFFSET([.R157];-[.D$6]+1;0;[.D$6];1))+[.T157]" office:value-type="float" office:value="159">
            <text:p>159</text:p>
          </table:table-cell>
          <table:table-cell table:style-name="ce18" table:formula="of:=(SUM(OFFSET([.O157];-[.C$5]+1;0;[.C$5];1))+SUM(OFFSET([.P157];-[.D$5]+1;0;[.D$5];1)))/[.F157]" office:value-type="percentage" office:value="0.0101333333333333">
            <text:p>1%</text:p>
          </table:table-cell>
          <table:table-cell table:style-name="ce18" table:formula="of:=(SUM(OFFSET([.Q157];-[.C$6]+1;0;[.C$6];1))+SUM(OFFSET([.R157];-[.D$6]+1;0;[.D$6];1)))/[.F157]" office:value-type="percentage" office:value="0">
            <text:p>0%</text:p>
          </table:table-cell>
          <table:table-cell table:style-name="ce18" table:formula="of:=SUM([.S157:.T157])/[.F157]" office:value-type="percentage" office:value="0.989866666666667">
            <text:p>99%</text:p>
          </table:table-cell>
          <table:table-cell table:style-name="ce18"/>
          <table:table-cell table:style-name="ce22"/>
          <table:table-cell table:style-name="ce21" table:formula="of:=SUM([.S156:.S158])/SUM([.T156:.T158])" office:value-type="float" office:value="10.3826638477801">
            <text:p>10.4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1698">
            <text:p>1,698</text:p>
          </table:table-cell>
          <table:table-cell table:style-name="ce7" office:value-type="float" office:value="158">
            <text:p>158</text:p>
          </table:table-cell>
          <table:table-cell table:number-columns-repeated="1004"/>
        </table:table-row>
        <table:table-row table:style-name="ro1">
          <table:table-cell table:style-name="ce4" office:value-type="float" office:value="1934">
            <text:p>1934</text:p>
          </table:table-cell>
          <table:table-cell office:value-type="string">
            <text:p>pre World War II</text:p>
          </table:table-cell>
          <table:table-cell table:style-name="ce7" office:value-type="float" office:value="4934">
            <text:p>4,934</text:p>
          </table:table-cell>
          <table:table-cell table:style-name="ce11" table:formula="of:=[.G158]/[.H158]" office:value-type="float" office:value="10.4024390243902">
            <text:p>10.4</text:p>
          </table:table-cell>
          <table:table-cell table:style-name="ce7" table:formula="of:=[.F158]*100/[.C158]" office:value-type="float" office:value="37.9002837454398">
            <text:p>38</text:p>
          </table:table-cell>
          <table:table-cell table:style-name="ce7" table:formula="of:=[.G158]+[.H158]" office:value-type="float" office:value="1870">
            <text:p>1,870</text:p>
          </table:table-cell>
          <table:table-cell table:style-name="ce7" table:formula="of:=SUM(OFFSET([.O158];-[.C$5]+1;0;[.C$5];1))+SUM(OFFSET([.Q158];-[.C$6]+1;0;[.C$6];1))+[.S158]" office:value-type="float" office:value="1706">
            <text:p>1,706</text:p>
          </table:table-cell>
          <table:table-cell table:style-name="ce7" table:formula="of:=SUM(OFFSET([.P158];-[.D$5]+1;0;[.D$5];1))+SUM(OFFSET([.R158];-[.D$6]+1;0;[.D$6];1))+[.T158]" office:value-type="float" office:value="164">
            <text:p>164</text:p>
          </table:table-cell>
          <table:table-cell table:style-name="ce18" table:formula="of:=(SUM(OFFSET([.O158];-[.C$5]+1;0;[.C$5];1))+SUM(OFFSET([.P158];-[.D$5]+1;0;[.D$5];1)))/[.F158]" office:value-type="percentage" office:value="0.0101604278074866">
            <text:p>1%</text:p>
          </table:table-cell>
          <table:table-cell table:style-name="ce18" table:formula="of:=(SUM(OFFSET([.Q158];-[.C$6]+1;0;[.C$6];1))+SUM(OFFSET([.R158];-[.D$6]+1;0;[.D$6];1)))/[.F158]" office:value-type="percentage" office:value="0">
            <text:p>0%</text:p>
          </table:table-cell>
          <table:table-cell table:style-name="ce18" table:formula="of:=SUM([.S158:.T158])/[.F158]" office:value-type="percentage" office:value="0.989839572192513">
            <text:p>99%</text:p>
          </table:table-cell>
          <table:table-cell table:style-name="ce18"/>
          <table:table-cell table:style-name="ce22"/>
          <table:table-cell table:style-name="ce21" table:formula="of:=SUM([.S157:.S159])/SUM([.T157:.T159])" office:value-type="float" office:value="10.6400862068966">
            <text:p>10.6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1688">
            <text:p>1,688</text:p>
          </table:table-cell>
          <table:table-cell table:style-name="ce7" office:value-type="float" office:value="163">
            <text:p>163</text:p>
          </table:table-cell>
          <table:table-cell table:number-columns-repeated="1004"/>
        </table:table-row>
        <table:table-row table:style-name="ro1">
          <table:table-cell table:style-name="ce4" office:value-type="float" office:value="1935">
            <text:p>1935</text:p>
          </table:table-cell>
          <table:table-cell office:value-type="string">
            <text:p>pre World War II</text:p>
          </table:table-cell>
          <table:table-cell table:style-name="ce7" office:value-type="float" office:value="4953">
            <text:p>4,953</text:p>
          </table:table-cell>
          <table:table-cell table:style-name="ce11" table:formula="of:=[.G159]/[.H159]" office:value-type="float" office:value="10.8958333333333">
            <text:p>10.9</text:p>
          </table:table-cell>
          <table:table-cell table:style-name="ce7" table:formula="of:=[.F159]*100/[.C159]" office:value-type="float" office:value="34.5850999394306">
            <text:p>35</text:p>
          </table:table-cell>
          <table:table-cell table:style-name="ce7" table:formula="of:=[.G159]+[.H159]" office:value-type="float" office:value="1713">
            <text:p>1,713</text:p>
          </table:table-cell>
          <table:table-cell table:style-name="ce7" table:formula="of:=SUM(OFFSET([.O159];-[.C$5]+1;0;[.C$5];1))+SUM(OFFSET([.Q159];-[.C$6]+1;0;[.C$6];1))+[.S159]" office:value-type="float" office:value="1569">
            <text:p>1,569</text:p>
          </table:table-cell>
          <table:table-cell table:style-name="ce7" table:formula="of:=SUM(OFFSET([.P159];-[.D$5]+1;0;[.D$5];1))+SUM(OFFSET([.R159];-[.D$6]+1;0;[.D$6];1))+[.T159]" office:value-type="float" office:value="144">
            <text:p>144</text:p>
          </table:table-cell>
          <table:table-cell table:style-name="ce18" table:formula="of:=(SUM(OFFSET([.O159];-[.C$5]+1;0;[.C$5];1))+SUM(OFFSET([.P159];-[.D$5]+1;0;[.D$5];1)))/[.F159]" office:value-type="percentage" office:value="0.0110916520723876">
            <text:p>1%</text:p>
          </table:table-cell>
          <table:table-cell table:style-name="ce18" table:formula="of:=(SUM(OFFSET([.Q159];-[.C$6]+1;0;[.C$6];1))+SUM(OFFSET([.R159];-[.D$6]+1;0;[.D$6];1)))/[.F159]" office:value-type="percentage" office:value="0">
            <text:p>0%</text:p>
          </table:table-cell>
          <table:table-cell table:style-name="ce18" table:formula="of:=SUM([.S159:.T159])/[.F159]" office:value-type="percentage" office:value="0.988908347927612">
            <text:p>99%</text:p>
          </table:table-cell>
          <table:table-cell table:style-name="ce18"/>
          <table:table-cell table:style-name="ce22"/>
          <table:table-cell table:style-name="ce21" table:formula="of:=SUM([.S158:.S160])/SUM([.T158:.T160])" office:value-type="float" office:value="10.7217194570136">
            <text:p>10.7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1551">
            <text:p>1,551</text:p>
          </table:table-cell>
          <table:table-cell table:style-name="ce7" office:value-type="float" office:value="143">
            <text:p>143</text:p>
          </table:table-cell>
          <table:table-cell table:number-columns-repeated="1004"/>
        </table:table-row>
        <table:table-row table:style-name="ro1">
          <table:table-cell table:style-name="ce4" office:value-type="float" office:value="1936">
            <text:p>1936</text:p>
          </table:table-cell>
          <table:table-cell office:value-type="string">
            <text:p>pre World War II</text:p>
          </table:table-cell>
          <table:table-cell table:style-name="ce7" office:value-type="float" office:value="4966">
            <text:p>4,966</text:p>
          </table:table-cell>
          <table:table-cell table:style-name="ce11" table:formula="of:=[.G160]/[.H160]" office:value-type="float" office:value="11.0802919708029">
            <text:p>11.1</text:p>
          </table:table-cell>
          <table:table-cell table:style-name="ce7" table:formula="of:=[.F160]*100/[.C160]" office:value-type="float" office:value="33.3266210229561">
            <text:p>33</text:p>
          </table:table-cell>
          <table:table-cell table:style-name="ce7" table:formula="of:=[.G160]+[.H160]" office:value-type="float" office:value="1655">
            <text:p>1,655</text:p>
          </table:table-cell>
          <table:table-cell table:style-name="ce7" table:formula="of:=SUM(OFFSET([.O160];-[.C$5]+1;0;[.C$5];1))+SUM(OFFSET([.Q160];-[.C$6]+1;0;[.C$6];1))+[.S160]" office:value-type="float" office:value="1518">
            <text:p>1,518</text:p>
          </table:table-cell>
          <table:table-cell table:style-name="ce7" table:formula="of:=SUM(OFFSET([.P160];-[.D$5]+1;0;[.D$5];1))+SUM(OFFSET([.R160];-[.D$6]+1;0;[.D$6];1))+[.T160]" office:value-type="float" office:value="137">
            <text:p>137</text:p>
          </table:table-cell>
          <table:table-cell table:style-name="ce18" table:formula="of:=(SUM(OFFSET([.O160];-[.C$5]+1;0;[.C$5];1))+SUM(OFFSET([.P160];-[.D$5]+1;0;[.D$5];1)))/[.F160]" office:value-type="percentage" office:value="0.0114803625377644">
            <text:p>1%</text:p>
          </table:table-cell>
          <table:table-cell table:style-name="ce18" table:formula="of:=(SUM(OFFSET([.Q160];-[.C$6]+1;0;[.C$6];1))+SUM(OFFSET([.R160];-[.D$6]+1;0;[.D$6];1)))/[.F160]" office:value-type="percentage" office:value="0">
            <text:p>0%</text:p>
          </table:table-cell>
          <table:table-cell table:style-name="ce18" table:formula="of:=SUM([.S160:.T160])/[.F160]" office:value-type="percentage" office:value="0.988519637462236">
            <text:p>99%</text:p>
          </table:table-cell>
          <table:table-cell table:style-name="ce18"/>
          <table:table-cell table:style-name="ce22"/>
          <table:table-cell table:style-name="ce21" table:formula="of:=SUM([.S159:.S161])/SUM([.T159:.T161])" office:value-type="float" office:value="10.7775119617225">
            <text:p>10.8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1500">
            <text:p>1,500</text:p>
          </table:table-cell>
          <table:table-cell table:style-name="ce7" office:value-type="float" office:value="136">
            <text:p>136</text:p>
          </table:table-cell>
          <table:table-cell table:number-columns-repeated="1004"/>
        </table:table-row>
        <table:table-row table:style-name="ro1">
          <table:table-cell table:style-name="ce4" office:value-type="float" office:value="1937">
            <text:p>1937</text:p>
          </table:table-cell>
          <table:table-cell office:value-type="string">
            <text:p>pre World War II</text:p>
          </table:table-cell>
          <table:table-cell table:style-name="ce7" office:value-type="float" office:value="4977">
            <text:p>4,977</text:p>
          </table:table-cell>
          <table:table-cell table:style-name="ce11" table:formula="of:=[.G161]/[.H161]" office:value-type="float" office:value="10.5071428571429">
            <text:p>10.5</text:p>
          </table:table-cell>
          <table:table-cell table:style-name="ce7" table:formula="of:=[.F161]*100/[.C161]" office:value-type="float" office:value="32.3688969258589">
            <text:p>32</text:p>
          </table:table-cell>
          <table:table-cell table:style-name="ce7" table:formula="of:=[.G161]+[.H161]" office:value-type="float" office:value="1611">
            <text:p>1,611</text:p>
          </table:table-cell>
          <table:table-cell table:style-name="ce7" table:formula="of:=SUM(OFFSET([.O161];-[.C$5]+1;0;[.C$5];1))+SUM(OFFSET([.Q161];-[.C$6]+1;0;[.C$6];1))+[.S161]" office:value-type="float" office:value="1471">
            <text:p>1,471</text:p>
          </table:table-cell>
          <table:table-cell table:style-name="ce7" table:formula="of:=SUM(OFFSET([.P161];-[.D$5]+1;0;[.D$5];1))+SUM(OFFSET([.R161];-[.D$6]+1;0;[.D$6];1))+[.T161]" office:value-type="float" office:value="140">
            <text:p>140</text:p>
          </table:table-cell>
          <table:table-cell table:style-name="ce18" table:formula="of:=(SUM(OFFSET([.O161];-[.C$5]+1;0;[.C$5];1))+SUM(OFFSET([.P161];-[.D$5]+1;0;[.D$5];1)))/[.F161]" office:value-type="percentage" office:value="0.0111731843575419">
            <text:p>1%</text:p>
          </table:table-cell>
          <table:table-cell table:style-name="ce18" table:formula="of:=(SUM(OFFSET([.Q161];-[.C$6]+1;0;[.C$6];1))+SUM(OFFSET([.R161];-[.D$6]+1;0;[.D$6];1)))/[.F161]" office:value-type="percentage" office:value="0">
            <text:p>0%</text:p>
          </table:table-cell>
          <table:table-cell table:style-name="ce18" table:formula="of:=SUM([.S161:.T161])/[.F161]" office:value-type="percentage" office:value="0.988826815642458">
            <text:p>99%</text:p>
          </table:table-cell>
          <table:table-cell table:style-name="ce18"/>
          <table:table-cell table:style-name="ce22"/>
          <table:table-cell table:style-name="ce21" table:formula="of:=SUM([.S160:.S162])/SUM([.T160:.T162])" office:value-type="float" office:value="10.3890214797136">
            <text:p>10.4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1454">
            <text:p>1,454</text:p>
          </table:table-cell>
          <table:table-cell table:style-name="ce7" office:value-type="float" office:value="139">
            <text:p>139</text:p>
          </table:table-cell>
          <table:table-cell table:number-columns-repeated="1004"/>
        </table:table-row>
        <table:table-row table:style-name="ro1">
          <table:table-cell table:style-name="ce4" office:value-type="float" office:value="1938">
            <text:p>1938</text:p>
          </table:table-cell>
          <table:table-cell office:value-type="string">
            <text:p>pre World War II</text:p>
          </table:table-cell>
          <table:table-cell table:style-name="ce7" office:value-type="float" office:value="4993">
            <text:p>4,993</text:p>
          </table:table-cell>
          <table:table-cell table:style-name="ce11" table:formula="of:=[.G162]/[.H162]" office:value-type="float" office:value="9.76551724137931">
            <text:p>9.8</text:p>
          </table:table-cell>
          <table:table-cell table:style-name="ce7" table:formula="of:=[.F162]*100/[.C162]" office:value-type="float" office:value="31.2637692769878">
            <text:p>31</text:p>
          </table:table-cell>
          <table:table-cell table:style-name="ce7" table:formula="of:=[.G162]+[.H162]" office:value-type="float" office:value="1561">
            <text:p>1,561</text:p>
          </table:table-cell>
          <table:table-cell table:style-name="ce7" table:formula="of:=SUM(OFFSET([.O162];-[.C$5]+1;0;[.C$5];1))+SUM(OFFSET([.Q162];-[.C$6]+1;0;[.C$6];1))+[.S162]" office:value-type="float" office:value="1416">
            <text:p>1,416</text:p>
          </table:table-cell>
          <table:table-cell table:style-name="ce7" table:formula="of:=SUM(OFFSET([.P162];-[.D$5]+1;0;[.D$5];1))+SUM(OFFSET([.R162];-[.D$6]+1;0;[.D$6];1))+[.T162]" office:value-type="float" office:value="145">
            <text:p>145</text:p>
          </table:table-cell>
          <table:table-cell table:style-name="ce18" table:formula="of:=(SUM(OFFSET([.O162];-[.C$5]+1;0;[.C$5];1))+SUM(OFFSET([.P162];-[.D$5]+1;0;[.D$5];1)))/[.F162]" office:value-type="percentage" office:value="0.011531069827034">
            <text:p>1%</text:p>
          </table:table-cell>
          <table:table-cell table:style-name="ce18" table:formula="of:=(SUM(OFFSET([.Q162];-[.C$6]+1;0;[.C$6];1))+SUM(OFFSET([.R162];-[.D$6]+1;0;[.D$6];1)))/[.F162]" office:value-type="percentage" office:value="0">
            <text:p>0%</text:p>
          </table:table-cell>
          <table:table-cell table:style-name="ce18" table:formula="of:=SUM([.S162:.T162])/[.F162]" office:value-type="percentage" office:value="0.988468930172966">
            <text:p>99%</text:p>
          </table:table-cell>
          <table:table-cell table:style-name="ce18"/>
          <table:table-cell table:style-name="ce22"/>
          <table:table-cell table:style-name="ce21" table:formula="of:=SUM([.S161:.S163])/SUM([.T161:.T163])" office:value-type="float" office:value="10.1592039800995">
            <text:p>10.2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1399">
            <text:p>1,399</text:p>
          </table:table-cell>
          <table:table-cell table:style-name="ce7" office:value-type="float" office:value="144">
            <text:p>144</text:p>
          </table:table-cell>
          <table:table-cell table:number-columns-repeated="1004"/>
        </table:table-row>
        <table:table-row table:style-name="ro1">
          <table:table-cell table:style-name="ce4" office:value-type="float" office:value="1939">
            <text:p>1939</text:p>
          </table:table-cell>
          <table:table-cell office:value-type="string">
            <text:p>World War II</text:p>
          </table:table-cell>
          <table:table-cell table:style-name="ce7" office:value-type="float" office:value="5007">
            <text:p>5,007</text:p>
          </table:table-cell>
          <table:table-cell table:style-name="ce11" table:formula="of:=[.G163]/[.H163]" office:value-type="float" office:value="10.3916666666667">
            <text:p>10.4</text:p>
          </table:table-cell>
          <table:table-cell table:style-name="ce7" table:formula="of:=[.F163]*100/[.C163]" office:value-type="float" office:value="27.3017775114839">
            <text:p>27</text:p>
          </table:table-cell>
          <table:table-cell table:style-name="ce7" table:formula="of:=[.G163]+[.H163]" office:value-type="float" office:value="1367">
            <text:p>1,367</text:p>
          </table:table-cell>
          <table:table-cell table:style-name="ce7" table:formula="of:=SUM(OFFSET([.O163];-[.C$5]+1;0;[.C$5];1))+SUM(OFFSET([.Q163];-[.C$6]+1;0;[.C$6];1))+[.S163]" office:value-type="float" office:value="1247">
            <text:p>1,247</text:p>
          </table:table-cell>
          <table:table-cell table:style-name="ce7" table:formula="of:=SUM(OFFSET([.P163];-[.D$5]+1;0;[.D$5];1))+SUM(OFFSET([.R163];-[.D$6]+1;0;[.D$6];1))+[.T163]" office:value-type="float" office:value="120">
            <text:p>120</text:p>
          </table:table-cell>
          <table:table-cell table:style-name="ce18" table:formula="of:=(SUM(OFFSET([.O163];-[.C$5]+1;0;[.C$5];1))+SUM(OFFSET([.P163];-[.D$5]+1;0;[.D$5];1)))/[.F163]" office:value-type="percentage" office:value="0.0124359912216533">
            <text:p>1%</text:p>
          </table:table-cell>
          <table:table-cell table:style-name="ce18" table:formula="of:=(SUM(OFFSET([.Q163];-[.C$6]+1;0;[.C$6];1))+SUM(OFFSET([.R163];-[.D$6]+1;0;[.D$6];1)))/[.F163]" office:value-type="percentage" office:value="0">
            <text:p>0%</text:p>
          </table:table-cell>
          <table:table-cell table:style-name="ce18" table:formula="of:=SUM([.S163:.T163])/[.F163]" office:value-type="percentage" office:value="0.987564008778347">
            <text:p>99%</text:p>
          </table:table-cell>
          <table:table-cell table:style-name="ce18"/>
          <table:table-cell table:style-name="ce22"/>
          <table:table-cell table:style-name="ce21" table:formula="of:=SUM([.S162:.S164])/SUM([.T162:.T164])" office:value-type="float" office:value="9.5325">
            <text:p>9.5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1231">
            <text:p>1,231</text:p>
          </table:table-cell>
          <table:table-cell table:style-name="ce7" office:value-type="float" office:value="119">
            <text:p>119</text:p>
          </table:table-cell>
          <table:table-cell table:number-columns-repeated="1004"/>
        </table:table-row>
        <table:table-row table:style-name="ro1">
          <table:table-cell table:style-name="ce4" office:value-type="float" office:value="1940">
            <text:p>1940</text:p>
          </table:table-cell>
          <table:table-cell office:value-type="string">
            <text:p>World War II</text:p>
          </table:table-cell>
          <table:table-cell table:style-name="ce7" office:value-type="float" office:value="5065">
            <text:p>5,065</text:p>
          </table:table-cell>
          <table:table-cell table:style-name="ce11" table:formula="of:=[.G164]/[.H164]" office:value-type="float" office:value="8.68115942028986">
            <text:p>8.7</text:p>
          </table:table-cell>
          <table:table-cell table:style-name="ce7" table:formula="of:=[.F164]*100/[.C164]" office:value-type="float" office:value="26.3770977295163">
            <text:p>26</text:p>
          </table:table-cell>
          <table:table-cell table:style-name="ce7" table:formula="of:=[.G164]+[.H164]" office:value-type="float" office:value="1336">
            <text:p>1,336</text:p>
          </table:table-cell>
          <table:table-cell table:style-name="ce7" table:formula="of:=SUM(OFFSET([.O164];-[.C$5]+1;0;[.C$5];1))+SUM(OFFSET([.Q164];-[.C$6]+1;0;[.C$6];1))+[.S164]" office:value-type="float" office:value="1198">
            <text:p>1,198</text:p>
          </table:table-cell>
          <table:table-cell table:style-name="ce7" table:formula="of:=SUM(OFFSET([.P164];-[.D$5]+1;0;[.D$5];1))+SUM(OFFSET([.R164];-[.D$6]+1;0;[.D$6];1))+[.T164]" office:value-type="float" office:value="138">
            <text:p>138</text:p>
          </table:table-cell>
          <table:table-cell table:style-name="ce18" table:formula="of:=(SUM(OFFSET([.O164];-[.C$5]+1;0;[.C$5];1))+SUM(OFFSET([.P164];-[.D$5]+1;0;[.D$5];1)))/[.F164]" office:value-type="percentage" office:value="0.0119760479041916">
            <text:p>1%</text:p>
          </table:table-cell>
          <table:table-cell table:style-name="ce18" table:formula="of:=(SUM(OFFSET([.Q164];-[.C$6]+1;0;[.C$6];1))+SUM(OFFSET([.R164];-[.D$6]+1;0;[.D$6];1)))/[.F164]" office:value-type="percentage" office:value="0">
            <text:p>0%</text:p>
          </table:table-cell>
          <table:table-cell table:style-name="ce18" table:formula="of:=SUM([.S164:.T164])/[.F164]" office:value-type="percentage" office:value="0.988023952095808">
            <text:p>99%</text:p>
          </table:table-cell>
          <table:table-cell table:style-name="ce18"/>
          <table:table-cell table:style-name="ce22"/>
          <table:table-cell table:style-name="ce21" table:formula="of:=SUM([.S163:.S165])/SUM([.T163:.T165])" office:value-type="float" office:value="9.85907859078591">
            <text:p>9.9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1183">
            <text:p>1,183</text:p>
          </table:table-cell>
          <table:table-cell table:style-name="ce7" office:value-type="float" office:value="137">
            <text:p>137</text:p>
          </table:table-cell>
          <table:table-cell table:number-columns-repeated="1004"/>
        </table:table-row>
        <table:table-row table:style-name="ro1">
          <table:table-cell table:style-name="ce4" office:value-type="float" office:value="1941">
            <text:p>1941</text:p>
          </table:table-cell>
          <table:table-cell office:value-type="string">
            <text:p>World War II</text:p>
          </table:table-cell>
          <table:table-cell table:style-name="ce7" office:value-type="float" office:value="5160">
            <text:p>5,160</text:p>
          </table:table-cell>
          <table:table-cell table:style-name="ce11" table:formula="of:=[.G165]/[.H165]" office:value-type="float" office:value="10.8684210526316">
            <text:p>10.9</text:p>
          </table:table-cell>
          <table:table-cell table:style-name="ce7" table:formula="of:=[.F165]*100/[.C165]" office:value-type="float" office:value="26.2209302325581">
            <text:p>26</text:p>
          </table:table-cell>
          <table:table-cell table:style-name="ce7" table:formula="of:=[.G165]+[.H165]" office:value-type="float" office:value="1353">
            <text:p>1,353</text:p>
          </table:table-cell>
          <table:table-cell table:style-name="ce7" table:formula="of:=SUM(OFFSET([.O165];-[.C$5]+1;0;[.C$5];1))+SUM(OFFSET([.Q165];-[.C$6]+1;0;[.C$6];1))+[.S165]" office:value-type="float" office:value="1239">
            <text:p>1,239</text:p>
          </table:table-cell>
          <table:table-cell table:style-name="ce7" table:formula="of:=SUM(OFFSET([.P165];-[.D$5]+1;0;[.D$5];1))+SUM(OFFSET([.R165];-[.D$6]+1;0;[.D$6];1))+[.T165]" office:value-type="float" office:value="114">
            <text:p>114</text:p>
          </table:table-cell>
          <table:table-cell table:style-name="ce18" table:formula="of:=(SUM(OFFSET([.O165];-[.C$5]+1;0;[.C$5];1))+SUM(OFFSET([.P165];-[.D$5]+1;0;[.D$5];1)))/[.F165]" office:value-type="percentage" office:value="0.0118255728011826">
            <text:p>1%</text:p>
          </table:table-cell>
          <table:table-cell table:style-name="ce18" table:formula="of:=(SUM(OFFSET([.Q165];-[.C$6]+1;0;[.C$6];1))+SUM(OFFSET([.R165];-[.D$6]+1;0;[.D$6];1)))/[.F165]" office:value-type="percentage" office:value="0">
            <text:p>0%</text:p>
          </table:table-cell>
          <table:table-cell table:style-name="ce18" table:formula="of:=SUM([.S165:.T165])/[.F165]" office:value-type="percentage" office:value="0.988174427198817">
            <text:p>99%</text:p>
          </table:table-cell>
          <table:table-cell table:style-name="ce18"/>
          <table:table-cell table:style-name="ce22"/>
          <table:table-cell table:style-name="ce21" table:formula="of:=SUM([.S164:.S166])/SUM([.T164:.T166])" office:value-type="float" office:value="10.1534391534392">
            <text:p>10.2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1224">
            <text:p>1,224</text:p>
          </table:table-cell>
          <table:table-cell table:style-name="ce7" office:value-type="float" office:value="113">
            <text:p>113</text:p>
          </table:table-cell>
          <table:table-cell table:number-columns-repeated="1004"/>
        </table:table-row>
        <table:table-row table:style-name="ro1">
          <table:table-cell table:style-name="ce4" office:value-type="float" office:value="1942">
            <text:p>1942</text:p>
          </table:table-cell>
          <table:table-cell office:value-type="string">
            <text:p>World War II</text:p>
          </table:table-cell>
          <table:table-cell table:style-name="ce7" office:value-type="float" office:value="5174">
            <text:p>5,174</text:p>
          </table:table-cell>
          <table:table-cell table:style-name="ce11" table:formula="of:=[.G166]/[.H166]" office:value-type="float" office:value="11.2093023255814">
            <text:p>11.2</text:p>
          </table:table-cell>
          <table:table-cell table:style-name="ce7" table:formula="of:=[.F166]*100/[.C166]" office:value-type="float" office:value="30.4406648627754">
            <text:p>30</text:p>
          </table:table-cell>
          <table:table-cell table:style-name="ce7" table:formula="of:=[.G166]+[.H166]" office:value-type="float" office:value="1575">
            <text:p>1,575</text:p>
          </table:table-cell>
          <table:table-cell table:style-name="ce7" table:formula="of:=SUM(OFFSET([.O166];-[.C$5]+1;0;[.C$5];1))+SUM(OFFSET([.Q166];-[.C$6]+1;0;[.C$6];1))+[.S166]" office:value-type="float" office:value="1446">
            <text:p>1,446</text:p>
          </table:table-cell>
          <table:table-cell table:style-name="ce7" table:formula="of:=SUM(OFFSET([.P166];-[.D$5]+1;0;[.D$5];1))+SUM(OFFSET([.R166];-[.D$6]+1;0;[.D$6];1))+[.T166]" office:value-type="float" office:value="129">
            <text:p>129</text:p>
          </table:table-cell>
          <table:table-cell table:style-name="ce18" table:formula="of:=(SUM(OFFSET([.O166];-[.C$5]+1;0;[.C$5];1))+SUM(OFFSET([.P166];-[.D$5]+1;0;[.D$5];1)))/[.F166]" office:value-type="percentage" office:value="0.0101587301587302">
            <text:p>1%</text:p>
          </table:table-cell>
          <table:table-cell table:style-name="ce18" table:formula="of:=(SUM(OFFSET([.Q166];-[.C$6]+1;0;[.C$6];1))+SUM(OFFSET([.R166];-[.D$6]+1;0;[.D$6];1)))/[.F166]" office:value-type="percentage" office:value="0">
            <text:p>0%</text:p>
          </table:table-cell>
          <table:table-cell table:style-name="ce18" table:formula="of:=SUM([.S166:.T166])/[.F166]" office:value-type="percentage" office:value="0.98984126984127">
            <text:p>99%</text:p>
          </table:table-cell>
          <table:table-cell table:style-name="ce18"/>
          <table:table-cell table:style-name="ce22"/>
          <table:table-cell table:style-name="ce21" table:formula="of:=SUM([.S165:.S167])/SUM([.T165:.T167])" office:value-type="float" office:value="10.4845360824742">
            <text:p>10.5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1431">
            <text:p>1,431</text:p>
          </table:table-cell>
          <table:table-cell table:style-name="ce7" office:value-type="float" office:value="128">
            <text:p>128</text:p>
          </table:table-cell>
          <table:table-cell table:number-columns-repeated="1004"/>
        </table:table-row>
        <table:table-row table:style-name="ro1">
          <table:table-cell table:style-name="ce4" office:value-type="float" office:value="1943">
            <text:p>1943</text:p>
          </table:table-cell>
          <table:table-cell office:value-type="string">
            <text:p>World War II</text:p>
          </table:table-cell>
          <table:table-cell table:style-name="ce7" office:value-type="float" office:value="5189">
            <text:p>5,189</text:p>
          </table:table-cell>
          <table:table-cell table:style-name="ce11" table:formula="of:=[.G167]/[.H167]" office:value-type="float" office:value="9.63513513513514">
            <text:p>9.6</text:p>
          </table:table-cell>
          <table:table-cell table:style-name="ce7" table:formula="of:=[.F167]*100/[.C167]" office:value-type="float" office:value="30.3333975717865">
            <text:p>30</text:p>
          </table:table-cell>
          <table:table-cell table:style-name="ce7" table:formula="of:=[.G167]+[.H167]" office:value-type="float" office:value="1574">
            <text:p>1,574</text:p>
          </table:table-cell>
          <table:table-cell table:style-name="ce7" table:formula="of:=SUM(OFFSET([.O167];-[.C$5]+1;0;[.C$5];1))+SUM(OFFSET([.Q167];-[.C$6]+1;0;[.C$6];1))+[.S167]" office:value-type="float" office:value="1426">
            <text:p>1,426</text:p>
          </table:table-cell>
          <table:table-cell table:style-name="ce7" table:formula="of:=SUM(OFFSET([.P167];-[.D$5]+1;0;[.D$5];1))+SUM(OFFSET([.R167];-[.D$6]+1;0;[.D$6];1))+[.T167]" office:value-type="float" office:value="148">
            <text:p>148</text:p>
          </table:table-cell>
          <table:table-cell table:style-name="ce18" table:formula="of:=(SUM(OFFSET([.O167];-[.C$5]+1;0;[.C$5];1))+SUM(OFFSET([.P167];-[.D$5]+1;0;[.D$5];1)))/[.F167]" office:value-type="percentage" office:value="0.00889453621346887">
            <text:p>1%</text:p>
          </table:table-cell>
          <table:table-cell table:style-name="ce18" table:formula="of:=(SUM(OFFSET([.Q167];-[.C$6]+1;0;[.C$6];1))+SUM(OFFSET([.R167];-[.D$6]+1;0;[.D$6];1)))/[.F167]" office:value-type="percentage" office:value="0">
            <text:p>0%</text:p>
          </table:table-cell>
          <table:table-cell table:style-name="ce18" table:formula="of:=SUM([.S167:.T167])/[.F167]" office:value-type="percentage" office:value="0.991105463786531">
            <text:p>99%</text:p>
          </table:table-cell>
          <table:table-cell table:style-name="ce18"/>
          <table:table-cell table:style-name="ce22"/>
          <table:table-cell table:style-name="ce21" table:formula="of:=SUM([.S166:.S168])/SUM([.T166:.T168])" office:value-type="float" office:value="9.9375">
            <text:p>9.9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1413">
            <text:p>1,413</text:p>
          </table:table-cell>
          <table:table-cell table:style-name="ce7" office:value-type="float" office:value="147">
            <text:p>147</text:p>
          </table:table-cell>
          <table:table-cell table:number-columns-repeated="1004"/>
        </table:table-row>
        <table:table-row table:style-name="ro1">
          <table:table-cell table:style-name="ce4" office:value-type="float" office:value="1944">
            <text:p>1944</text:p>
          </table:table-cell>
          <table:table-cell office:value-type="string">
            <text:p>World War II</text:p>
          </table:table-cell>
          <table:table-cell table:style-name="ce7" office:value-type="float" office:value="5210">
            <text:p>5,210</text:p>
          </table:table-cell>
          <table:table-cell table:style-name="ce11" table:formula="of:=[.G168]/[.H168]" office:value-type="float" office:value="9.24683544303798">
            <text:p>9.2</text:p>
          </table:table-cell>
          <table:table-cell table:style-name="ce7" table:formula="of:=[.F168]*100/[.C168]" office:value-type="float" office:value="31.0748560460653">
            <text:p>31</text:p>
          </table:table-cell>
          <table:table-cell table:style-name="ce7" table:formula="of:=[.G168]+[.H168]" office:value-type="float" office:value="1619">
            <text:p>1,619</text:p>
          </table:table-cell>
          <table:table-cell table:style-name="ce7" table:formula="of:=SUM(OFFSET([.O168];-[.C$5]+1;0;[.C$5];1))+SUM(OFFSET([.Q168];-[.C$6]+1;0;[.C$6];1))+[.S168]" office:value-type="float" office:value="1461">
            <text:p>1,461</text:p>
          </table:table-cell>
          <table:table-cell table:style-name="ce7" table:formula="of:=SUM(OFFSET([.P168];-[.D$5]+1;0;[.D$5];1))+SUM(OFFSET([.R168];-[.D$6]+1;0;[.D$6];1))+[.T168]" office:value-type="float" office:value="158">
            <text:p>158</text:p>
          </table:table-cell>
          <table:table-cell table:style-name="ce18" table:formula="of:=(SUM(OFFSET([.O168];-[.C$5]+1;0;[.C$5];1))+SUM(OFFSET([.P168];-[.D$5]+1;0;[.D$5];1)))/[.F168]" office:value-type="percentage" office:value="0.0080296479308215">
            <text:p>1%</text:p>
          </table:table-cell>
          <table:table-cell table:style-name="ce18" table:formula="of:=(SUM(OFFSET([.Q168];-[.C$6]+1;0;[.C$6];1))+SUM(OFFSET([.R168];-[.D$6]+1;0;[.D$6];1)))/[.F168]" office:value-type="percentage" office:value="0">
            <text:p>0%</text:p>
          </table:table-cell>
          <table:table-cell table:style-name="ce18" table:formula="of:=SUM([.S168:.T168])/[.F168]" office:value-type="percentage" office:value="0.991970352069179">
            <text:p>99%</text:p>
          </table:table-cell>
          <table:table-cell table:style-name="ce18"/>
          <table:table-cell table:style-name="ce22"/>
          <table:table-cell table:style-name="ce21" table:formula="of:=SUM([.S167:.S169])/SUM([.T167:.T169])" office:value-type="float" office:value="10.5078651685393">
            <text:p>10.5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1449">
            <text:p>1,449</text:p>
          </table:table-cell>
          <table:table-cell table:style-name="ce7" office:value-type="float" office:value="157">
            <text:p>157</text:p>
          </table:table-cell>
          <table:table-cell table:number-columns-repeated="1004"/>
        </table:table-row>
        <table:table-row table:style-name="ro1">
          <table:table-cell table:style-name="ce4" office:value-type="float" office:value="1945">
            <text:p>1945</text:p>
          </table:table-cell>
          <table:table-cell office:value-type="string">
            <text:p>World War II</text:p>
          </table:table-cell>
          <table:table-cell table:style-name="ce7" office:value-type="float" office:value="5187">
            <text:p>5,187</text:p>
          </table:table-cell>
          <table:table-cell table:style-name="ce11" table:formula="of:=[.G169]/[.H169]" office:value-type="float" office:value="12.8591549295775">
            <text:p>12.9</text:p>
          </table:table-cell>
          <table:table-cell table:style-name="ce7" table:formula="of:=[.F169]*100/[.C169]" office:value-type="float" office:value="37.941006362059">
            <text:p>38</text:p>
          </table:table-cell>
          <table:table-cell table:style-name="ce7" table:formula="of:=[.G169]+[.H169]" office:value-type="float" office:value="1968">
            <text:p>1,968</text:p>
          </table:table-cell>
          <table:table-cell table:style-name="ce7" table:formula="of:=SUM(OFFSET([.O169];-[.C$5]+1;0;[.C$5];1))+SUM(OFFSET([.Q169];-[.C$6]+1;0;[.C$6];1))+[.S169]" office:value-type="float" office:value="1826">
            <text:p>1,826</text:p>
          </table:table-cell>
          <table:table-cell table:style-name="ce7" table:formula="of:=SUM(OFFSET([.P169];-[.D$5]+1;0;[.D$5];1))+SUM(OFFSET([.R169];-[.D$6]+1;0;[.D$6];1))+[.T169]" office:value-type="float" office:value="142">
            <text:p>142</text:p>
          </table:table-cell>
          <table:table-cell table:style-name="ce18" table:formula="of:=(SUM(OFFSET([.O169];-[.C$5]+1;0;[.C$5];1))+SUM(OFFSET([.P169];-[.D$5]+1;0;[.D$5];1)))/[.F169]" office:value-type="percentage" office:value="0.00660569105691057">
            <text:p>1%</text:p>
          </table:table-cell>
          <table:table-cell table:style-name="ce18" table:formula="of:=(SUM(OFFSET([.Q169];-[.C$6]+1;0;[.C$6];1))+SUM(OFFSET([.R169];-[.D$6]+1;0;[.D$6];1)))/[.F169]" office:value-type="percentage" office:value="0">
            <text:p>0%</text:p>
          </table:table-cell>
          <table:table-cell table:style-name="ce18" table:formula="of:=SUM([.S169:.T169])/[.F169]" office:value-type="percentage" office:value="0.993394308943089">
            <text:p>99%</text:p>
          </table:table-cell>
          <table:table-cell table:style-name="ce18"/>
          <table:table-cell table:style-name="ce22"/>
          <table:table-cell table:style-name="ce21" table:formula="of:=SUM([.S168:.S170])/SUM([.T168:.T170])" office:value-type="float" office:value="11.8333333333333">
            <text:p>11.8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1814">
            <text:p>1,814</text:p>
          </table:table-cell>
          <table:table-cell table:style-name="ce7" office:value-type="float" office:value="141">
            <text:p>141</text:p>
          </table:table-cell>
          <table:table-cell table:number-columns-repeated="1004"/>
        </table:table-row>
        <table:table-row table:style-name="ro1">
          <table:table-cell table:style-name="ce4" office:value-type="float" office:value="1946">
            <text:p>1946</text:p>
          </table:table-cell>
          <table:table-cell office:value-type="string">
            <text:p>post WWII</text:p>
          </table:table-cell>
          <table:table-cell table:style-name="ce7" office:value-type="float" office:value="5167">
            <text:p>5,167</text:p>
          </table:table-cell>
          <table:table-cell table:style-name="ce11" table:formula="of:=[.G170]/[.H170]" office:value-type="float" office:value="13.8074074074074">
            <text:p>13.8</text:p>
          </table:table-cell>
          <table:table-cell table:style-name="ce7" table:formula="of:=[.F170]*100/[.C170]" office:value-type="float" office:value="38.6878265918328">
            <text:p>39</text:p>
          </table:table-cell>
          <table:table-cell table:style-name="ce7" table:formula="of:=[.G170]+[.H170]" office:value-type="float" office:value="1999">
            <text:p>1,999</text:p>
          </table:table-cell>
          <table:table-cell table:style-name="ce7" table:formula="of:=SUM(OFFSET([.O170];-[.C$5]+1;0;[.C$5];1))+SUM(OFFSET([.Q170];-[.C$6]+1;0;[.C$6];1))+[.S170]" office:value-type="float" office:value="1864">
            <text:p>1,864</text:p>
          </table:table-cell>
          <table:table-cell table:style-name="ce7" table:formula="of:=SUM(OFFSET([.P170];-[.D$5]+1;0;[.D$5];1))+SUM(OFFSET([.R170];-[.D$6]+1;0;[.D$6];1))+[.T170]" office:value-type="float" office:value="135">
            <text:p>135</text:p>
          </table:table-cell>
          <table:table-cell table:style-name="ce18" table:formula="of:=(SUM(OFFSET([.O170];-[.C$5]+1;0;[.C$5];1))+SUM(OFFSET([.P170];-[.D$5]+1;0;[.D$5];1)))/[.F170]" office:value-type="percentage" office:value="0.0080040020010005">
            <text:p>1%</text:p>
          </table:table-cell>
          <table:table-cell table:style-name="ce18" table:formula="of:=(SUM(OFFSET([.Q170];-[.C$6]+1;0;[.C$6];1))+SUM(OFFSET([.R170];-[.D$6]+1;0;[.D$6];1)))/[.F170]" office:value-type="percentage" office:value="0">
            <text:p>0%</text:p>
          </table:table-cell>
          <table:table-cell table:style-name="ce18" table:formula="of:=SUM([.S170:.T170])/[.F170]" office:value-type="percentage" office:value="0.991995997999">
            <text:p>99%</text:p>
          </table:table-cell>
          <table:table-cell table:style-name="ce18"/>
          <table:table-cell table:style-name="ce22"/>
          <table:table-cell table:style-name="ce21" table:formula="of:=SUM([.S169:.S171])/SUM([.T169:.T171])" office:value-type="float" office:value="13.6407035175879">
            <text:p>13.6</text:p>
          </table:table-cell>
          <table:table-cell table:style-name="ce7" office:value-type="float" office:value="3">
            <text:p>3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849">
            <text:p>1,849</text:p>
          </table:table-cell>
          <table:table-cell table:style-name="ce7" office:value-type="float" office:value="134">
            <text:p>134</text:p>
          </table:table-cell>
          <table:table-cell table:number-columns-repeated="1004"/>
        </table:table-row>
        <table:table-row table:style-name="ro1">
          <table:table-cell table:style-name="ce4" office:value-type="float" office:value="1947">
            <text:p>1947</text:p>
          </table:table-cell>
          <table:table-cell office:value-type="string">
            <text:p>post WWII</text:p>
          </table:table-cell>
          <table:table-cell table:style-name="ce7" office:value-type="float" office:value="5120">
            <text:p>5,120</text:p>
          </table:table-cell>
          <table:table-cell table:style-name="ce11" table:formula="of:=[.G171]/[.H171]" office:value-type="float" office:value="14.3629032258065">
            <text:p>14.4</text:p>
          </table:table-cell>
          <table:table-cell table:style-name="ce7" table:formula="of:=[.F171]*100/[.C171]" office:value-type="float" office:value="37.20703125">
            <text:p>37</text:p>
          </table:table-cell>
          <table:table-cell table:style-name="ce7" table:formula="of:=[.G171]+[.H171]" office:value-type="float" office:value="1905">
            <text:p>1,905</text:p>
          </table:table-cell>
          <table:table-cell table:style-name="ce7" table:formula="of:=SUM(OFFSET([.O171];-[.C$5]+1;0;[.C$5];1))+SUM(OFFSET([.Q171];-[.C$6]+1;0;[.C$6];1))+[.S171]" office:value-type="float" office:value="1781">
            <text:p>1,781</text:p>
          </table:table-cell>
          <table:table-cell table:style-name="ce7" table:formula="of:=SUM(OFFSET([.P171];-[.D$5]+1;0;[.D$5];1))+SUM(OFFSET([.R171];-[.D$6]+1;0;[.D$6];1))+[.T171]" office:value-type="float" office:value="124">
            <text:p>124</text:p>
          </table:table-cell>
          <table:table-cell table:style-name="ce18" table:formula="of:=(SUM(OFFSET([.O171];-[.C$5]+1;0;[.C$5];1))+SUM(OFFSET([.P171];-[.D$5]+1;0;[.D$5];1)))/[.F171]" office:value-type="percentage" office:value="0.0083989501312336">
            <text:p>1%</text:p>
          </table:table-cell>
          <table:table-cell table:style-name="ce18" table:formula="of:=(SUM(OFFSET([.Q171];-[.C$6]+1;0;[.C$6];1))+SUM(OFFSET([.R171];-[.D$6]+1;0;[.D$6];1)))/[.F171]" office:value-type="percentage" office:value="0">
            <text:p>0%</text:p>
          </table:table-cell>
          <table:table-cell table:style-name="ce18" table:formula="of:=SUM([.S171:.T171])/[.F171]" office:value-type="percentage" office:value="0.991601049868766">
            <text:p>99%</text:p>
          </table:table-cell>
          <table:table-cell table:style-name="ce18"/>
          <table:table-cell table:style-name="ce22"/>
          <table:table-cell table:style-name="ce21" table:formula="of:=SUM([.S170:.S172])/SUM([.T170:.T172])" office:value-type="float" office:value="14.6054054054054">
            <text:p>14.6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1766">
            <text:p>1,766</text:p>
          </table:table-cell>
          <table:table-cell table:style-name="ce7" office:value-type="float" office:value="123">
            <text:p>123</text:p>
          </table:table-cell>
          <table:table-cell table:number-columns-repeated="1004"/>
        </table:table-row>
        <table:table-row table:style-name="ro1">
          <table:table-cell table:style-name="ce4" office:value-type="float" office:value="1948">
            <text:p>1948</text:p>
          </table:table-cell>
          <table:table-cell office:value-type="string">
            <text:p>post WWII</text:p>
          </table:table-cell>
          <table:table-cell table:style-name="ce7" office:value-type="float" office:value="5150">
            <text:p>5,150</text:p>
          </table:table-cell>
          <table:table-cell table:style-name="ce11" table:formula="of:=[.G172]/[.H172]" office:value-type="float" office:value="15.8245614035088">
            <text:p>15.8</text:p>
          </table:table-cell>
          <table:table-cell table:style-name="ce7" table:formula="of:=[.F172]*100/[.C172]" office:value-type="float" office:value="37.2427184466019">
            <text:p>37</text:p>
          </table:table-cell>
          <table:table-cell table:style-name="ce7" table:formula="of:=[.G172]+[.H172]" office:value-type="float" office:value="1918">
            <text:p>1,918</text:p>
          </table:table-cell>
          <table:table-cell table:style-name="ce7" table:formula="of:=SUM(OFFSET([.O172];-[.C$5]+1;0;[.C$5];1))+SUM(OFFSET([.Q172];-[.C$6]+1;0;[.C$6];1))+[.S172]" office:value-type="float" office:value="1804">
            <text:p>1,804</text:p>
          </table:table-cell>
          <table:table-cell table:style-name="ce7" table:formula="of:=SUM(OFFSET([.P172];-[.D$5]+1;0;[.D$5];1))+SUM(OFFSET([.R172];-[.D$6]+1;0;[.D$6];1))+[.T172]" office:value-type="float" office:value="114">
            <text:p>114</text:p>
          </table:table-cell>
          <table:table-cell table:style-name="ce18" table:formula="of:=(SUM(OFFSET([.O172];-[.C$5]+1;0;[.C$5];1))+SUM(OFFSET([.P172];-[.D$5]+1;0;[.D$5];1)))/[.F172]" office:value-type="percentage" office:value="0.00834202294056309">
            <text:p>1%</text:p>
          </table:table-cell>
          <table:table-cell table:style-name="ce18" table:formula="of:=(SUM(OFFSET([.Q172];-[.C$6]+1;0;[.C$6];1))+SUM(OFFSET([.R172];-[.D$6]+1;0;[.D$6];1)))/[.F172]" office:value-type="percentage" office:value="0">
            <text:p>0%</text:p>
          </table:table-cell>
          <table:table-cell table:style-name="ce18" table:formula="of:=SUM([.S172:.T172])/[.F172]" office:value-type="percentage" office:value="0.991657977059437">
            <text:p>99%</text:p>
          </table:table-cell>
          <table:table-cell table:style-name="ce18"/>
          <table:table-cell table:style-name="ce22"/>
          <table:table-cell table:style-name="ce21" table:formula="of:=SUM([.S171:.S173])/SUM([.T171:.T173])" office:value-type="float" office:value="15.4985337243402">
            <text:p>15.5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789">
            <text:p>1,789</text:p>
          </table:table-cell>
          <table:table-cell table:style-name="ce7" office:value-type="float" office:value="113">
            <text:p>113</text:p>
          </table:table-cell>
          <table:table-cell table:number-columns-repeated="1004"/>
        </table:table-row>
        <table:table-row table:style-name="ro1">
          <table:table-cell table:style-name="ce4" office:value-type="float" office:value="1949">
            <text:p>1949</text:p>
          </table:table-cell>
          <table:table-cell office:value-type="string">
            <text:p>post WWII</text:p>
          </table:table-cell>
          <table:table-cell table:style-name="ce7" office:value-type="float" office:value="5156">
            <text:p>5,156</text:p>
          </table:table-cell>
          <table:table-cell table:style-name="ce11" table:formula="of:=[.G173]/[.H173]" office:value-type="float" office:value="16.4622641509434">
            <text:p>16.5</text:p>
          </table:table-cell>
          <table:table-cell table:style-name="ce7" table:formula="of:=[.F173]*100/[.C173]" office:value-type="float" office:value="35.899922420481">
            <text:p>36</text:p>
          </table:table-cell>
          <table:table-cell table:style-name="ce7" table:formula="of:=[.G173]+[.H173]" office:value-type="float" office:value="1851">
            <text:p>1,851</text:p>
          </table:table-cell>
          <table:table-cell table:style-name="ce7" table:formula="of:=SUM(OFFSET([.O173];-[.C$5]+1;0;[.C$5];1))+SUM(OFFSET([.Q173];-[.C$6]+1;0;[.C$6];1))+[.S173]" office:value-type="float" office:value="1745">
            <text:p>1,745</text:p>
          </table:table-cell>
          <table:table-cell table:style-name="ce7" table:formula="of:=SUM(OFFSET([.P173];-[.D$5]+1;0;[.D$5];1))+SUM(OFFSET([.R173];-[.D$6]+1;0;[.D$6];1))+[.T173]" office:value-type="float" office:value="106">
            <text:p>106</text:p>
          </table:table-cell>
          <table:table-cell table:style-name="ce18" table:formula="of:=(SUM(OFFSET([.O173];-[.C$5]+1;0;[.C$5];1))+SUM(OFFSET([.P173];-[.D$5]+1;0;[.D$5];1)))/[.F173]" office:value-type="percentage" office:value="0.00864397622906537">
            <text:p>1%</text:p>
          </table:table-cell>
          <table:table-cell table:style-name="ce18" table:formula="of:=(SUM(OFFSET([.Q173];-[.C$6]+1;0;[.C$6];1))+SUM(OFFSET([.R173];-[.D$6]+1;0;[.D$6];1)))/[.F173]" office:value-type="percentage" office:value="0">
            <text:p>0%</text:p>
          </table:table-cell>
          <table:table-cell table:style-name="ce18" table:formula="of:=SUM([.S173:.T173])/[.F173]" office:value-type="percentage" office:value="0.991356023770935">
            <text:p>99%</text:p>
          </table:table-cell>
          <table:table-cell table:style-name="ce18"/>
          <table:table-cell table:style-name="ce22"/>
          <table:table-cell table:style-name="ce21" table:formula="of:=SUM([.S172:.S174])/SUM([.T172:.T174])" office:value-type="float" office:value="16.8">
            <text:p>16.8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1730">
            <text:p>1,730</text:p>
          </table:table-cell>
          <table:table-cell table:style-name="ce7" office:value-type="float" office:value="105">
            <text:p>105</text:p>
          </table:table-cell>
          <table:table-cell table:number-columns-repeated="1004"/>
        </table:table-row>
        <table:table-row table:style-name="ro1">
          <table:table-cell table:style-name="ce4" office:value-type="float" office:value="1950">
            <text:p>1950</text:p>
          </table:table-cell>
          <table:table-cell office:value-type="string">
            <text:p>post WWII</text:p>
          </table:table-cell>
          <table:table-cell table:style-name="ce7" office:value-type="float" office:value="5168">
            <text:p>5,168</text:p>
          </table:table-cell>
          <table:table-cell table:style-name="ce11" table:formula="of:=[.G174]/[.H174]" office:value-type="float" office:value="18.3440860215054">
            <text:p>18.3</text:p>
          </table:table-cell>
          <table:table-cell table:style-name="ce7" table:formula="of:=[.F174]*100/[.C174]" office:value-type="float" office:value="34.8103715170279">
            <text:p>35</text:p>
          </table:table-cell>
          <table:table-cell table:style-name="ce7" table:formula="of:=[.G174]+[.H174]" office:value-type="float" office:value="1799">
            <text:p>1,799</text:p>
          </table:table-cell>
          <table:table-cell table:style-name="ce7" table:formula="of:=SUM(OFFSET([.O174];-[.C$5]+1;0;[.C$5];1))+SUM(OFFSET([.Q174];-[.C$6]+1;0;[.C$6];1))+[.S174]" office:value-type="float" office:value="1706">
            <text:p>1,706</text:p>
          </table:table-cell>
          <table:table-cell table:style-name="ce7" table:formula="of:=SUM(OFFSET([.P174];-[.D$5]+1;0;[.D$5];1))+SUM(OFFSET([.R174];-[.D$6]+1;0;[.D$6];1))+[.T174]" office:value-type="float" office:value="93">
            <text:p>93</text:p>
          </table:table-cell>
          <table:table-cell table:style-name="ce18" table:formula="of:=(SUM(OFFSET([.O174];-[.C$5]+1;0;[.C$5];1))+SUM(OFFSET([.P174];-[.D$5]+1;0;[.D$5];1)))/[.F174]" office:value-type="percentage" office:value="0.0100055586436909">
            <text:p>1%</text:p>
          </table:table-cell>
          <table:table-cell table:style-name="ce18" table:formula="of:=(SUM(OFFSET([.Q174];-[.C$6]+1;0;[.C$6];1))+SUM(OFFSET([.R174];-[.D$6]+1;0;[.D$6];1)))/[.F174]" office:value-type="percentage" office:value="0">
            <text:p>0%</text:p>
          </table:table-cell>
          <table:table-cell table:style-name="ce18" table:formula="of:=SUM([.S174:.T174])/[.F174]" office:value-type="percentage" office:value="0.989994441356309">
            <text:p>99%</text:p>
          </table:table-cell>
          <table:table-cell table:style-name="ce18"/>
          <table:table-cell table:style-name="ce22"/>
          <table:table-cell table:style-name="ce21" table:formula="of:=SUM([.S173:.S175])/SUM([.T173:.T175])" office:value-type="float" office:value="18.3180212014134">
            <text:p>18.3</text:p>
          </table:table-cell>
          <table:table-cell table:style-name="ce7" office:value-type="float" office:value="2">
            <text:p>2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689">
            <text:p>1,689</text:p>
          </table:table-cell>
          <table:table-cell table:style-name="ce7" office:value-type="float" office:value="92">
            <text:p>92</text:p>
          </table:table-cell>
          <table:table-cell table:number-columns-repeated="1004"/>
        </table:table-row>
        <table:table-row table:style-name="ro1">
          <table:table-cell table:style-name="ce4" office:value-type="float" office:value="1951">
            <text:p>1951</text:p>
          </table:table-cell>
          <table:table-cell office:value-type="string">
            <text:p>post WWII</text:p>
          </table:table-cell>
          <table:table-cell table:style-name="ce7" office:value-type="float" office:value="5102">
            <text:p>5,102</text:p>
          </table:table-cell>
          <table:table-cell table:style-name="ce11" table:formula="of:=[.G175]/[.H175]" office:value-type="float" office:value="20.4942528735632">
            <text:p>20.5</text:p>
          </table:table-cell>
          <table:table-cell table:style-name="ce7" table:formula="of:=[.F175]*100/[.C175]" office:value-type="float" office:value="36.6522932183457">
            <text:p>37</text:p>
          </table:table-cell>
          <table:table-cell table:style-name="ce7" table:formula="of:=[.G175]+[.H175]" office:value-type="float" office:value="1870">
            <text:p>1,870</text:p>
          </table:table-cell>
          <table:table-cell table:style-name="ce7" table:formula="of:=SUM(OFFSET([.O175];-[.C$5]+1;0;[.C$5];1))+SUM(OFFSET([.Q175];-[.C$6]+1;0;[.C$6];1))+[.S175]" office:value-type="float" office:value="1783">
            <text:p>1,783</text:p>
          </table:table-cell>
          <table:table-cell table:style-name="ce7" table:formula="of:=SUM(OFFSET([.P175];-[.D$5]+1;0;[.D$5];1))+SUM(OFFSET([.R175];-[.D$6]+1;0;[.D$6];1))+[.T175]" office:value-type="float" office:value="87">
            <text:p>87</text:p>
          </table:table-cell>
          <table:table-cell table:style-name="ce18" table:formula="of:=(SUM(OFFSET([.O175];-[.C$5]+1;0;[.C$5];1))+SUM(OFFSET([.P175];-[.D$5]+1;0;[.D$5];1)))/[.F175]" office:value-type="percentage" office:value="0.0101604278074866">
            <text:p>1%</text:p>
          </table:table-cell>
          <table:table-cell table:style-name="ce18" table:formula="of:=(SUM(OFFSET([.Q175];-[.C$6]+1;0;[.C$6];1))+SUM(OFFSET([.R175];-[.D$6]+1;0;[.D$6];1)))/[.F175]" office:value-type="percentage" office:value="0">
            <text:p>0%</text:p>
          </table:table-cell>
          <table:table-cell table:style-name="ce18" table:formula="of:=SUM([.S175:.T175])/[.F175]" office:value-type="percentage" office:value="0.989839572192513">
            <text:p>99%</text:p>
          </table:table-cell>
          <table:table-cell table:style-name="ce18"/>
          <table:table-cell table:style-name="ce22"/>
          <table:table-cell table:style-name="ce21" table:formula="of:=SUM([.S174:.S176])/SUM([.T174:.T176])" office:value-type="float" office:value="19.2155477031802">
            <text:p>19.2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765">
            <text:p>1,765</text:p>
          </table:table-cell>
          <table:table-cell table:style-name="ce7" office:value-type="float" office:value="86">
            <text:p>86</text:p>
          </table:table-cell>
          <table:table-cell table:number-columns-repeated="1004"/>
        </table:table-row>
        <table:table-row table:style-name="ro1">
          <table:table-cell table:style-name="ce4" office:value-type="float" office:value="1952">
            <text:p>1952</text:p>
          </table:table-cell>
          <table:table-cell office:value-type="string">
            <text:p>post WWII</text:p>
          </table:table-cell>
          <table:table-cell table:style-name="ce7" office:value-type="float" office:value="5101">
            <text:p>5,101</text:p>
          </table:table-cell>
          <table:table-cell table:style-name="ce11" table:formula="of:=[.G176]/[.H176]" office:value-type="float" office:value="18.8962264150943">
            <text:p>18.9</text:p>
          </table:table-cell>
          <table:table-cell table:style-name="ce7" table:formula="of:=[.F176]*100/[.C176]" office:value-type="float" office:value="41.3448343462066">
            <text:p>41</text:p>
          </table:table-cell>
          <table:table-cell table:style-name="ce7" table:formula="of:=[.G176]+[.H176]" office:value-type="float" office:value="2109">
            <text:p>2,109</text:p>
          </table:table-cell>
          <table:table-cell table:style-name="ce7" table:formula="of:=SUM(OFFSET([.O176];-[.C$5]+1;0;[.C$5];1))+SUM(OFFSET([.Q176];-[.C$6]+1;0;[.C$6];1))+[.S176]" office:value-type="float" office:value="2003">
            <text:p>2,003</text:p>
          </table:table-cell>
          <table:table-cell table:style-name="ce7" table:formula="of:=SUM(OFFSET([.P176];-[.D$5]+1;0;[.D$5];1))+SUM(OFFSET([.R176];-[.D$6]+1;0;[.D$6];1))+[.T176]" office:value-type="float" office:value="106">
            <text:p>106</text:p>
          </table:table-cell>
          <table:table-cell table:style-name="ce18" table:formula="of:=(SUM(OFFSET([.O176];-[.C$5]+1;0;[.C$5];1))+SUM(OFFSET([.P176];-[.D$5]+1;0;[.D$5];1)))/[.F176]" office:value-type="percentage" office:value="0.00948316737790422">
            <text:p>1%</text:p>
          </table:table-cell>
          <table:table-cell table:style-name="ce18" table:formula="of:=(SUM(OFFSET([.Q176];-[.C$6]+1;0;[.C$6];1))+SUM(OFFSET([.R176];-[.D$6]+1;0;[.D$6];1)))/[.F176]" office:value-type="percentage" office:value="0">
            <text:p>0%</text:p>
          </table:table-cell>
          <table:table-cell table:style-name="ce18" table:formula="of:=SUM([.S176:.T176])/[.F176]" office:value-type="percentage" office:value="0.990516832622096">
            <text:p>99%</text:p>
          </table:table-cell>
          <table:table-cell table:style-name="ce18"/>
          <table:table-cell table:style-name="ce22"/>
          <table:table-cell table:style-name="ce21" table:formula="of:=SUM([.S175:.S177])/SUM([.T175:.T177])" office:value-type="float" office:value="18.7152103559871">
            <text:p>18.7</text:p>
          </table:table-cell>
          <table:table-cell table:style-name="ce7" office:value-type="float" office:value="2">
            <text:p>2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1984">
            <text:p>1,984</text:p>
          </table:table-cell>
          <table:table-cell table:style-name="ce7" office:value-type="float" office:value="105">
            <text:p>105</text:p>
          </table:table-cell>
          <table:table-cell table:number-columns-repeated="1004"/>
        </table:table-row>
        <table:table-row table:style-name="ro1">
          <table:table-cell table:style-name="ce4" office:value-type="float" office:value="1953">
            <text:p>1953</text:p>
          </table:table-cell>
          <table:table-cell office:value-type="string">
            <text:p>after WWII</text:p>
          </table:table-cell>
          <table:table-cell table:style-name="ce7" office:value-type="float" office:value="5100">
            <text:p>5,100</text:p>
          </table:table-cell>
          <table:table-cell table:style-name="ce11" table:formula="of:=[.G177]/[.H177]" office:value-type="float" office:value="17.2605042016807">
            <text:p>17.3</text:p>
          </table:table-cell>
          <table:table-cell table:style-name="ce7" table:formula="of:=[.F177]*100/[.C177]" office:value-type="float" office:value="42.6078431372549">
            <text:p>43</text:p>
          </table:table-cell>
          <table:table-cell table:style-name="ce7" table:formula="of:=[.G177]+[.H177]" office:value-type="float" office:value="2173">
            <text:p>2,173</text:p>
          </table:table-cell>
          <table:table-cell table:style-name="ce7" table:formula="of:=SUM(OFFSET([.O177];-[.C$5]+1;0;[.C$5];1))+SUM(OFFSET([.Q177];-[.C$6]+1;0;[.C$6];1))+[.S177]" office:value-type="float" office:value="2054">
            <text:p>2,054</text:p>
          </table:table-cell>
          <table:table-cell table:style-name="ce7" table:formula="of:=SUM(OFFSET([.P177];-[.D$5]+1;0;[.D$5];1))+SUM(OFFSET([.R177];-[.D$6]+1;0;[.D$6];1))+[.T177]" office:value-type="float" office:value="119">
            <text:p>119</text:p>
          </table:table-cell>
          <table:table-cell table:style-name="ce18" table:formula="of:=(SUM(OFFSET([.O177];-[.C$5]+1;0;[.C$5];1))+SUM(OFFSET([.P177];-[.D$5]+1;0;[.D$5];1)))/[.F177]" office:value-type="percentage" office:value="0.00966405890473999">
            <text:p>1%</text:p>
          </table:table-cell>
          <table:table-cell table:style-name="ce18" table:formula="of:=(SUM(OFFSET([.Q177];-[.C$6]+1;0;[.C$6];1))+SUM(OFFSET([.R177];-[.D$6]+1;0;[.D$6];1)))/[.F177]" office:value-type="percentage" office:value="0">
            <text:p>0%</text:p>
          </table:table-cell>
          <table:table-cell table:style-name="ce18" table:formula="of:=SUM([.S177:.T177])/[.F177]" office:value-type="percentage" office:value="0.99033594109526">
            <text:p>99%</text:p>
          </table:table-cell>
          <table:table-cell table:style-name="ce18"/>
          <table:table-cell table:style-name="ce22"/>
          <table:table-cell table:style-name="ce21" table:formula="of:=SUM([.S176:.S178])/SUM([.T176:.T178])" office:value-type="float" office:value="18.483282674772">
            <text:p>18.5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2034">
            <text:p>2,034</text:p>
          </table:table-cell>
          <table:table-cell table:style-name="ce7" office:value-type="float" office:value="118">
            <text:p>118</text:p>
          </table:table-cell>
          <table:table-cell table:number-columns-repeated="1004"/>
        </table:table-row>
        <table:table-row table:style-name="ro1">
          <table:table-cell table:style-name="ce4" office:value-type="float" office:value="1954">
            <text:p>1954</text:p>
          </table:table-cell>
          <table:table-cell office:value-type="string">
            <text:p>after WWII</text:p>
          </table:table-cell>
          <table:table-cell table:style-name="ce7" office:value-type="float" office:value="5104">
            <text:p>5,104</text:p>
          </table:table-cell>
          <table:table-cell table:style-name="ce11" table:formula="of:=[.G178]/[.H178]" office:value-type="float" office:value="19.4766355140187">
            <text:p>19.5</text:p>
          </table:table-cell>
          <table:table-cell table:style-name="ce7" table:formula="of:=[.F178]*100/[.C178]" office:value-type="float" office:value="42.9271159874608">
            <text:p>43</text:p>
          </table:table-cell>
          <table:table-cell table:style-name="ce7" table:formula="of:=[.G178]+[.H178]" office:value-type="float" office:value="2191">
            <text:p>2,191</text:p>
          </table:table-cell>
          <table:table-cell table:style-name="ce7" table:formula="of:=SUM(OFFSET([.O178];-[.C$5]+1;0;[.C$5];1))+SUM(OFFSET([.Q178];-[.C$6]+1;0;[.C$6];1))+[.S178]" office:value-type="float" office:value="2084">
            <text:p>2,084</text:p>
          </table:table-cell>
          <table:table-cell table:style-name="ce7" table:formula="of:=SUM(OFFSET([.P178];-[.D$5]+1;0;[.D$5];1))+SUM(OFFSET([.R178];-[.D$6]+1;0;[.D$6];1))+[.T178]" office:value-type="float" office:value="107">
            <text:p>107</text:p>
          </table:table-cell>
          <table:table-cell table:style-name="ce18" table:formula="of:=(SUM(OFFSET([.O178];-[.C$5]+1;0;[.C$5];1))+SUM(OFFSET([.P178];-[.D$5]+1;0;[.D$5];1)))/[.F178]" office:value-type="percentage" office:value="0.0100410771337289">
            <text:p>1%</text:p>
          </table:table-cell>
          <table:table-cell table:style-name="ce18" table:formula="of:=(SUM(OFFSET([.Q178];-[.C$6]+1;0;[.C$6];1))+SUM(OFFSET([.R178];-[.D$6]+1;0;[.D$6];1)))/[.F178]" office:value-type="percentage" office:value="0">
            <text:p>0%</text:p>
          </table:table-cell>
          <table:table-cell table:style-name="ce18" table:formula="of:=SUM([.S178:.T178])/[.F178]" office:value-type="percentage" office:value="0.989958922866271">
            <text:p>99%</text:p>
          </table:table-cell>
          <table:table-cell table:style-name="ce18"/>
          <table:table-cell table:style-name="ce22"/>
          <table:table-cell table:style-name="ce21" table:formula="of:=SUM([.S177:.S179])/SUM([.T177:.T179])" office:value-type="float" office:value="19.0524691358025">
            <text:p>19.1</text:p>
          </table:table-cell>
          <table:table-cell table:style-name="ce7" office:value-type="float" office:value="2">
            <text:p>2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2063">
            <text:p>2,063</text:p>
          </table:table-cell>
          <table:table-cell table:style-name="ce7" office:value-type="float" office:value="106">
            <text:p>106</text:p>
          </table:table-cell>
          <table:table-cell table:number-columns-repeated="1004"/>
        </table:table-row>
        <table:table-row table:style-name="ro1">
          <table:table-cell table:style-name="ce4" office:value-type="float" office:value="1955">
            <text:p>1955</text:p>
          </table:table-cell>
          <table:table-cell office:value-type="string">
            <text:p>after WWII</text:p>
          </table:table-cell>
          <table:table-cell table:style-name="ce7" office:value-type="float" office:value="5111">
            <text:p>5,111</text:p>
          </table:table-cell>
          <table:table-cell table:style-name="ce11" table:formula="of:=[.G179]/[.H179]" office:value-type="float" office:value="20.7425742574257">
            <text:p>20.7</text:p>
          </table:table-cell>
          <table:table-cell table:style-name="ce7" table:formula="of:=[.F179]*100/[.C179]" office:value-type="float" office:value="42.9661514380747">
            <text:p>43</text:p>
          </table:table-cell>
          <table:table-cell table:style-name="ce7" table:formula="of:=[.G179]+[.H179]" office:value-type="float" office:value="2196">
            <text:p>2,196</text:p>
          </table:table-cell>
          <table:table-cell table:style-name="ce7" table:formula="of:=SUM(OFFSET([.O179];-[.C$5]+1;0;[.C$5];1))+SUM(OFFSET([.Q179];-[.C$6]+1;0;[.C$6];1))+[.S179]" office:value-type="float" office:value="2095">
            <text:p>2,095</text:p>
          </table:table-cell>
          <table:table-cell table:style-name="ce7" table:formula="of:=SUM(OFFSET([.P179];-[.D$5]+1;0;[.D$5];1))+SUM(OFFSET([.R179];-[.D$6]+1;0;[.D$6];1))+[.T179]" office:value-type="float" office:value="101">
            <text:p>101</text:p>
          </table:table-cell>
          <table:table-cell table:style-name="ce18" table:formula="of:=(SUM(OFFSET([.O179];-[.C$5]+1;0;[.C$5];1))+SUM(OFFSET([.P179];-[.D$5]+1;0;[.D$5];1)))/[.F179]" office:value-type="percentage" office:value="0.00910746812386157">
            <text:p>1%</text:p>
          </table:table-cell>
          <table:table-cell table:style-name="ce18" table:formula="of:=(SUM(OFFSET([.Q179];-[.C$6]+1;0;[.C$6];1))+SUM(OFFSET([.R179];-[.D$6]+1;0;[.D$6];1)))/[.F179]" office:value-type="percentage" office:value="0">
            <text:p>0%</text:p>
          </table:table-cell>
          <table:table-cell table:style-name="ce18" table:formula="of:=SUM([.S179:.T179])/[.F179]" office:value-type="percentage" office:value="0.990892531876138">
            <text:p>99%</text:p>
          </table:table-cell>
          <table:table-cell table:style-name="ce18"/>
          <table:table-cell table:style-name="ce22"/>
          <table:table-cell table:style-name="ce21" table:formula="of:=SUM([.S178:.S180])/SUM([.T178:.T180])" office:value-type="float" office:value="20.7532894736842">
            <text:p>20.8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2076">
            <text:p>2,076</text:p>
          </table:table-cell>
          <table:table-cell table:style-name="ce7" office:value-type="float" office:value="100">
            <text:p>100</text:p>
          </table:table-cell>
          <table:table-cell table:number-columns-repeated="1004"/>
        </table:table-row>
        <table:table-row table:style-name="ro1">
          <table:table-cell table:style-name="ce4" office:value-type="float" office:value="1956">
            <text:p>1956</text:p>
          </table:table-cell>
          <table:table-cell office:value-type="string">
            <text:p>after WWII</text:p>
          </table:table-cell>
          <table:table-cell table:style-name="ce7" office:value-type="float" office:value="5120">
            <text:p>5,120</text:p>
          </table:table-cell>
          <table:table-cell table:style-name="ce11" table:formula="of:=[.G180]/[.H180]" office:value-type="float" office:value="22.1111111111111">
            <text:p>22.1</text:p>
          </table:table-cell>
          <table:table-cell table:style-name="ce7" table:formula="of:=[.F180]*100/[.C180]" office:value-type="float" office:value="44.6875">
            <text:p>45</text:p>
          </table:table-cell>
          <table:table-cell table:style-name="ce7" table:formula="of:=[.G180]+[.H180]" office:value-type="float" office:value="2288">
            <text:p>2,288</text:p>
          </table:table-cell>
          <table:table-cell table:style-name="ce7" table:formula="of:=SUM(OFFSET([.O180];-[.C$5]+1;0;[.C$5];1))+SUM(OFFSET([.Q180];-[.C$6]+1;0;[.C$6];1))+[.S180]" office:value-type="float" office:value="2189">
            <text:p>2,189</text:p>
          </table:table-cell>
          <table:table-cell table:style-name="ce7" table:formula="of:=SUM(OFFSET([.P180];-[.D$5]+1;0;[.D$5];1))+SUM(OFFSET([.R180];-[.D$6]+1;0;[.D$6];1))+[.T180]" office:value-type="float" office:value="99">
            <text:p>99</text:p>
          </table:table-cell>
          <table:table-cell table:style-name="ce18" table:formula="of:=(SUM(OFFSET([.O180];-[.C$5]+1;0;[.C$5];1))+SUM(OFFSET([.P180];-[.D$5]+1;0;[.D$5];1)))/[.F180]" office:value-type="percentage" office:value="0.00874125874125874">
            <text:p>1%</text:p>
          </table:table-cell>
          <table:table-cell table:style-name="ce18" table:formula="of:=(SUM(OFFSET([.Q180];-[.C$6]+1;0;[.C$6];1))+SUM(OFFSET([.R180];-[.D$6]+1;0;[.D$6];1)))/[.F180]" office:value-type="percentage" office:value="0">
            <text:p>0%</text:p>
          </table:table-cell>
          <table:table-cell table:style-name="ce18" table:formula="of:=SUM([.S180:.T180])/[.F180]" office:value-type="percentage" office:value="0.991258741258741">
            <text:p>99%</text:p>
          </table:table-cell>
          <table:table-cell table:style-name="ce18"/>
          <table:table-cell table:style-name="ce22"/>
          <table:table-cell table:style-name="ce21" table:formula="of:=SUM([.S179:.S181])/SUM([.T179:.T181])" office:value-type="float" office:value="21.4803921568627">
            <text:p>21.5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2170">
            <text:p>2,170</text:p>
          </table:table-cell>
          <table:table-cell table:style-name="ce7" office:value-type="float" office:value="98">
            <text:p>98</text:p>
          </table:table-cell>
          <table:table-cell table:number-columns-repeated="1004"/>
        </table:table-row>
        <table:table-row table:style-name="ro1">
          <table:table-cell table:style-name="ce4" office:value-type="float" office:value="1957">
            <text:p>1957</text:p>
          </table:table-cell>
          <table:table-cell office:value-type="string">
            <text:p>after WWII</text:p>
          </table:table-cell>
          <table:table-cell table:style-name="ce7" office:value-type="float" office:value="5125">
            <text:p>5,125</text:p>
          </table:table-cell>
          <table:table-cell table:style-name="ce11" table:formula="of:=[.G181]/[.H181]" office:value-type="float" office:value="21.5137614678899">
            <text:p>21.5</text:p>
          </table:table-cell>
          <table:table-cell table:style-name="ce7" table:formula="of:=[.F181]*100/[.C181]" office:value-type="float" office:value="47.8829268292683">
            <text:p>48</text:p>
          </table:table-cell>
          <table:table-cell table:style-name="ce7" table:formula="of:=[.G181]+[.H181]" office:value-type="float" office:value="2454">
            <text:p>2,454</text:p>
          </table:table-cell>
          <table:table-cell table:style-name="ce7" table:formula="of:=SUM(OFFSET([.O181];-[.C$5]+1;0;[.C$5];1))+SUM(OFFSET([.Q181];-[.C$6]+1;0;[.C$6];1))+[.S181]" office:value-type="float" office:value="2345">
            <text:p>2,345</text:p>
          </table:table-cell>
          <table:table-cell table:style-name="ce7" table:formula="of:=SUM(OFFSET([.P181];-[.D$5]+1;0;[.D$5];1))+SUM(OFFSET([.R181];-[.D$6]+1;0;[.D$6];1))+[.T181]" office:value-type="float" office:value="109">
            <text:p>109</text:p>
          </table:table-cell>
          <table:table-cell table:style-name="ce18" table:formula="of:=(SUM(OFFSET([.O181];-[.C$5]+1;0;[.C$5];1))+SUM(OFFSET([.P181];-[.D$5]+1;0;[.D$5];1)))/[.F181]" office:value-type="percentage" office:value="0.00774246128769356">
            <text:p>1%</text:p>
          </table:table-cell>
          <table:table-cell table:style-name="ce18" table:formula="of:=(SUM(OFFSET([.Q181];-[.C$6]+1;0;[.C$6];1))+SUM(OFFSET([.R181];-[.D$6]+1;0;[.D$6];1)))/[.F181]" office:value-type="percentage" office:value="0">
            <text:p>0%</text:p>
          </table:table-cell>
          <table:table-cell table:style-name="ce18" table:formula="of:=SUM([.S181:.T181])/[.F181]" office:value-type="percentage" office:value="0.992257538712306">
            <text:p>99%</text:p>
          </table:table-cell>
          <table:table-cell table:style-name="ce18"/>
          <table:table-cell table:style-name="ce22"/>
          <table:table-cell table:style-name="ce21" table:formula="of:=SUM([.S180:.S182])/SUM([.T180:.T182])" office:value-type="float" office:value="21.8328173374613">
            <text:p>21.8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2327">
            <text:p>2,327</text:p>
          </table:table-cell>
          <table:table-cell table:style-name="ce7" office:value-type="float" office:value="108">
            <text:p>108</text:p>
          </table:table-cell>
          <table:table-cell table:number-columns-repeated="1004"/>
        </table:table-row>
        <table:table-row table:style-name="ro1">
          <table:table-cell table:style-name="ce4" office:value-type="float" office:value="1958">
            <text:p>1958</text:p>
          </table:table-cell>
          <table:table-cell office:value-type="string">
            <text:p>after WWII</text:p>
          </table:table-cell>
          <table:table-cell table:style-name="ce7" office:value-type="float" office:value="5141">
            <text:p>5,141</text:p>
          </table:table-cell>
          <table:table-cell table:style-name="ce11" table:formula="of:=[.G182]/[.H182]" office:value-type="float" office:value="21.982905982906">
            <text:p>22.0</text:p>
          </table:table-cell>
          <table:table-cell table:style-name="ce7" table:formula="of:=[.F182]*100/[.C182]" office:value-type="float" office:value="52.3049990274266">
            <text:p>52</text:p>
          </table:table-cell>
          <table:table-cell table:style-name="ce7" table:formula="of:=[.G182]+[.H182]" office:value-type="float" office:value="2689">
            <text:p>2,689</text:p>
          </table:table-cell>
          <table:table-cell table:style-name="ce7" table:formula="of:=SUM(OFFSET([.O182];-[.C$5]+1;0;[.C$5];1))+SUM(OFFSET([.Q182];-[.C$6]+1;0;[.C$6];1))+[.S182]" office:value-type="float" office:value="2572">
            <text:p>2,572</text:p>
          </table:table-cell>
          <table:table-cell table:style-name="ce7" table:formula="of:=SUM(OFFSET([.P182];-[.D$5]+1;0;[.D$5];1))+SUM(OFFSET([.R182];-[.D$6]+1;0;[.D$6];1))+[.T182]" office:value-type="float" office:value="117">
            <text:p>117</text:p>
          </table:table-cell>
          <table:table-cell table:style-name="ce18" table:formula="of:=(SUM(OFFSET([.O182];-[.C$5]+1;0;[.C$5];1))+SUM(OFFSET([.P182];-[.D$5]+1;0;[.D$5];1)))/[.F182]" office:value-type="percentage" office:value="0.00632205280773522">
            <text:p>1%</text:p>
          </table:table-cell>
          <table:table-cell table:style-name="ce18" table:formula="of:=(SUM(OFFSET([.Q182];-[.C$6]+1;0;[.C$6];1))+SUM(OFFSET([.R182];-[.D$6]+1;0;[.D$6];1)))/[.F182]" office:value-type="percentage" office:value="0">
            <text:p>0%</text:p>
          </table:table-cell>
          <table:table-cell table:style-name="ce18" table:formula="of:=SUM([.S182:.T182])/[.F182]" office:value-type="percentage" office:value="0.993677947192265">
            <text:p>99%</text:p>
          </table:table-cell>
          <table:table-cell table:style-name="ce18"/>
          <table:table-cell table:style-name="ce22"/>
          <table:table-cell table:style-name="ce21" table:formula="of:=SUM([.S181:.S183])/SUM([.T181:.T183])" office:value-type="float" office:value="22.5887573964497">
            <text:p>22.6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2555">
            <text:p>2,555</text:p>
          </table:table-cell>
          <table:table-cell table:style-name="ce7" office:value-type="float" office:value="117">
            <text:p>117</text:p>
          </table:table-cell>
          <table:table-cell table:number-columns-repeated="1004"/>
        </table:table-row>
        <table:table-row table:style-name="ro1">
          <table:table-cell table:style-name="ce4" office:value-type="float" office:value="1959">
            <text:p>1959</text:p>
          </table:table-cell>
          <table:table-cell office:value-type="string">
            <text:p>after WWII</text:p>
          </table:table-cell>
          <table:table-cell table:style-name="ce7" office:value-type="float" office:value="5163">
            <text:p>5,163</text:p>
          </table:table-cell>
          <table:table-cell table:style-name="ce11" table:formula="of:=[.G183]/[.H183]" office:value-type="float" office:value="24.5132743362832">
            <text:p>24.5</text:p>
          </table:table-cell>
          <table:table-cell table:style-name="ce7" table:formula="of:=[.F183]*100/[.C183]" office:value-type="float" office:value="55.8396281231842">
            <text:p>56</text:p>
          </table:table-cell>
          <table:table-cell table:style-name="ce7" table:formula="of:=[.G183]+[.H183]" office:value-type="float" office:value="2883">
            <text:p>2,883</text:p>
          </table:table-cell>
          <table:table-cell table:style-name="ce7" table:formula="of:=SUM(OFFSET([.O183];-[.C$5]+1;0;[.C$5];1))+SUM(OFFSET([.Q183];-[.C$6]+1;0;[.C$6];1))+[.S183]" office:value-type="float" office:value="2770">
            <text:p>2,770</text:p>
          </table:table-cell>
          <table:table-cell table:style-name="ce7" table:formula="of:=SUM(OFFSET([.P183];-[.D$5]+1;0;[.D$5];1))+SUM(OFFSET([.R183];-[.D$6]+1;0;[.D$6];1))+[.T183]" office:value-type="float" office:value="113">
            <text:p>113</text:p>
          </table:table-cell>
          <table:table-cell table:style-name="ce18" table:formula="of:=(SUM(OFFSET([.O183];-[.C$5]+1;0;[.C$5];1))+SUM(OFFSET([.P183];-[.D$5]+1;0;[.D$5];1)))/[.F183]" office:value-type="percentage" office:value="0.00589663544918488">
            <text:p>1%</text:p>
          </table:table-cell>
          <table:table-cell table:style-name="ce18" table:formula="of:=(SUM(OFFSET([.Q183];-[.C$6]+1;0;[.C$6];1))+SUM(OFFSET([.R183];-[.D$6]+1;0;[.D$6];1)))/[.F183]" office:value-type="percentage" office:value="0">
            <text:p>0%</text:p>
          </table:table-cell>
          <table:table-cell table:style-name="ce18" table:formula="of:=SUM([.S183:.T183])/[.F183]" office:value-type="percentage" office:value="0.994103364550815">
            <text:p>99%</text:p>
          </table:table-cell>
          <table:table-cell table:style-name="ce18"/>
          <table:table-cell table:style-name="ce22"/>
          <table:table-cell table:style-name="ce21" table:formula="of:=SUM([.S182:.S184])/SUM([.T182:.T184])" office:value-type="float" office:value="24.2537764350453">
            <text:p>24.3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2753">
            <text:p>2,753</text:p>
          </table:table-cell>
          <table:table-cell table:style-name="ce7" office:value-type="float" office:value="113">
            <text:p>113</text:p>
          </table:table-cell>
          <table:table-cell table:number-columns-repeated="1004"/>
        </table:table-row>
        <table:table-row table:style-name="ro1">
          <table:table-cell table:style-name="ce4" office:value-type="float" office:value="1960">
            <text:p>1960</text:p>
          </table:table-cell>
          <table:table-cell office:value-type="string">
            <text:p>after WWII</text:p>
          </table:table-cell>
          <table:table-cell table:style-name="ce7" office:value-type="float" office:value="5178">
            <text:p>5,178</text:p>
          </table:table-cell>
          <table:table-cell table:style-name="ce11" table:formula="of:=[.G184]/[.H184]" office:value-type="float" office:value="27.0990099009901">
            <text:p>27.1</text:p>
          </table:table-cell>
          <table:table-cell table:style-name="ce7" table:formula="of:=[.F184]*100/[.C184]" office:value-type="float" office:value="54.8088064889919">
            <text:p>55</text:p>
          </table:table-cell>
          <table:table-cell table:style-name="ce7" table:formula="of:=[.G184]+[.H184]" office:value-type="float" office:value="2838">
            <text:p>2,838</text:p>
          </table:table-cell>
          <table:table-cell table:style-name="ce7" table:formula="of:=SUM(OFFSET([.O184];-[.C$5]+1;0;[.C$5];1))+SUM(OFFSET([.Q184];-[.C$6]+1;0;[.C$6];1))+[.S184]" office:value-type="float" office:value="2737">
            <text:p>2,737</text:p>
          </table:table-cell>
          <table:table-cell table:style-name="ce7" table:formula="of:=SUM(OFFSET([.P184];-[.D$5]+1;0;[.D$5];1))+SUM(OFFSET([.R184];-[.D$6]+1;0;[.D$6];1))+[.T184]" office:value-type="float" office:value="101">
            <text:p>101</text:p>
          </table:table-cell>
          <table:table-cell table:style-name="ce18" table:formula="of:=(SUM(OFFSET([.O184];-[.C$5]+1;0;[.C$5];1))+SUM(OFFSET([.P184];-[.D$5]+1;0;[.D$5];1)))/[.F184]" office:value-type="percentage" office:value="0.00599013389711064">
            <text:p>1%</text:p>
          </table:table-cell>
          <table:table-cell table:style-name="ce18" table:formula="of:=(SUM(OFFSET([.Q184];-[.C$6]+1;0;[.C$6];1))+SUM(OFFSET([.R184];-[.D$6]+1;0;[.D$6];1)))/[.F184]" office:value-type="percentage" office:value="0">
            <text:p>0%</text:p>
          </table:table-cell>
          <table:table-cell table:style-name="ce18" table:formula="of:=SUM([.S184:.T184])/[.F184]" office:value-type="percentage" office:value="0.994009866102889">
            <text:p>99%</text:p>
          </table:table-cell>
          <table:table-cell table:style-name="ce18"/>
          <table:table-cell table:style-name="ce22"/>
          <table:table-cell table:style-name="ce21" table:formula="of:=SUM([.S183:.S185])/SUM([.T183:.T185])" office:value-type="float" office:value="26.0529595015576">
            <text:p>26.1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2720">
            <text:p>2,720</text:p>
          </table:table-cell>
          <table:table-cell table:style-name="ce7" office:value-type="float" office:value="101">
            <text:p>101</text:p>
          </table:table-cell>
          <table:table-cell table:number-columns-repeated="1004"/>
        </table:table-row>
        <table:table-row table:style-name="ro1">
          <table:table-cell table:style-name="ce4" office:value-type="float" office:value="1961">
            <text:p>1961</text:p>
          </table:table-cell>
          <table:table-cell office:value-type="string">
            <text:p>after WWII</text:p>
          </table:table-cell>
          <table:table-cell table:style-name="ce7" office:value-type="float" office:value="5184">
            <text:p>5,184</text:p>
          </table:table-cell>
          <table:table-cell table:style-name="ce11" table:formula="of:=[.G185]/[.H185]" office:value-type="float" office:value="27.1682242990654">
            <text:p>27.2</text:p>
          </table:table-cell>
          <table:table-cell table:style-name="ce7" table:formula="of:=[.F185]*100/[.C185]" office:value-type="float" office:value="58.1404320987654">
            <text:p>58</text:p>
          </table:table-cell>
          <table:table-cell table:style-name="ce7" table:formula="of:=[.G185]+[.H185]" office:value-type="float" office:value="3014">
            <text:p>3,014</text:p>
          </table:table-cell>
          <table:table-cell table:style-name="ce7" table:formula="of:=SUM(OFFSET([.O185];-[.C$5]+1;0;[.C$5];1))+SUM(OFFSET([.Q185];-[.C$6]+1;0;[.C$6];1))+[.S185]" office:value-type="float" office:value="2907">
            <text:p>2,907</text:p>
          </table:table-cell>
          <table:table-cell table:style-name="ce7" table:formula="of:=SUM(OFFSET([.P185];-[.D$5]+1;0;[.D$5];1))+SUM(OFFSET([.R185];-[.D$6]+1;0;[.D$6];1))+[.T185]" office:value-type="float" office:value="107">
            <text:p>107</text:p>
          </table:table-cell>
          <table:table-cell table:style-name="ce18" table:formula="of:=(SUM(OFFSET([.O185];-[.C$5]+1;0;[.C$5];1))+SUM(OFFSET([.P185];-[.D$5]+1;0;[.D$5];1)))/[.F185]" office:value-type="percentage" office:value="0.00564034505640345">
            <text:p>1%</text:p>
          </table:table-cell>
          <table:table-cell table:style-name="ce18" table:formula="of:=(SUM(OFFSET([.Q185];-[.C$6]+1;0;[.C$6];1))+SUM(OFFSET([.R185];-[.D$6]+1;0;[.D$6];1)))/[.F185]" office:value-type="percentage" office:value="0">
            <text:p>0%</text:p>
          </table:table-cell>
          <table:table-cell table:style-name="ce18" table:formula="of:=SUM([.S185:.T185])/[.F185]" office:value-type="percentage" office:value="0.994359654943596">
            <text:p>99%</text:p>
          </table:table-cell>
          <table:table-cell table:style-name="ce18"/>
          <table:table-cell table:style-name="ce22"/>
          <table:table-cell table:style-name="ce21" table:formula="of:=SUM([.S184:.S186])/SUM([.T184:.T186])" office:value-type="float" office:value="27.1242236024845">
            <text:p>27.1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2890">
            <text:p>2,890</text:p>
          </table:table-cell>
          <table:table-cell table:style-name="ce7" office:value-type="float" office:value="107">
            <text:p>107</text:p>
          </table:table-cell>
          <table:table-cell table:number-columns-repeated="1004"/>
        </table:table-row>
        <table:table-row table:style-name="ro1">
          <table:table-cell table:style-name="ce4" office:value-type="float" office:value="1962">
            <text:p>1962</text:p>
          </table:table-cell>
          <table:table-cell office:value-type="string">
            <text:p>after WWII</text:p>
          </table:table-cell>
          <table:table-cell table:style-name="ce7" office:value-type="float" office:value="5198">
            <text:p>5,198</text:p>
          </table:table-cell>
          <table:table-cell table:style-name="ce11" table:formula="of:=[.G186]/[.H186]" office:value-type="float" office:value="27.5526315789474">
            <text:p>27.6</text:p>
          </table:table-cell>
          <table:table-cell table:style-name="ce7" table:formula="of:=[.F186]*100/[.C186]" office:value-type="float" office:value="62.6202385532897">
            <text:p>63</text:p>
          </table:table-cell>
          <table:table-cell table:style-name="ce7" table:formula="of:=[.G186]+[.H186]" office:value-type="float" office:value="3255">
            <text:p>3,255</text:p>
          </table:table-cell>
          <table:table-cell table:style-name="ce7" table:formula="of:=SUM(OFFSET([.O186];-[.C$5]+1;0;[.C$5];1))+SUM(OFFSET([.Q186];-[.C$6]+1;0;[.C$6];1))+[.S186]" office:value-type="float" office:value="3141">
            <text:p>3,141</text:p>
          </table:table-cell>
          <table:table-cell table:style-name="ce7" table:formula="of:=SUM(OFFSET([.P186];-[.D$5]+1;0;[.D$5];1))+SUM(OFFSET([.R186];-[.D$6]+1;0;[.D$6];1))+[.T186]" office:value-type="float" office:value="114">
            <text:p>114</text:p>
          </table:table-cell>
          <table:table-cell table:style-name="ce18" table:formula="of:=(SUM(OFFSET([.O186];-[.C$5]+1;0;[.C$5];1))+SUM(OFFSET([.P186];-[.D$5]+1;0;[.D$5];1)))/[.F186]" office:value-type="percentage" office:value="0.00522273425499232">
            <text:p>1%</text:p>
          </table:table-cell>
          <table:table-cell table:style-name="ce18" table:formula="of:=(SUM(OFFSET([.Q186];-[.C$6]+1;0;[.C$6];1))+SUM(OFFSET([.R186];-[.D$6]+1;0;[.D$6];1)))/[.F186]" office:value-type="percentage" office:value="0">
            <text:p>0%</text:p>
          </table:table-cell>
          <table:table-cell table:style-name="ce18" table:formula="of:=SUM([.S186:.T186])/[.F186]" office:value-type="percentage" office:value="0.994777265745008">
            <text:p>99%</text:p>
          </table:table-cell>
          <table:table-cell table:style-name="ce18"/>
          <table:table-cell table:style-name="ce22"/>
          <table:table-cell table:style-name="ce21" table:formula="of:=SUM([.S185:.S187])/SUM([.T185:.T187])" office:value-type="float" office:value="27.2289855072464">
            <text:p>27.2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3124">
            <text:p>3,124</text:p>
          </table:table-cell>
          <table:table-cell table:style-name="ce7" office:value-type="float" office:value="114">
            <text:p>114</text:p>
          </table:table-cell>
          <table:table-cell table:number-columns-repeated="1004"/>
        </table:table-row>
        <table:table-row table:style-name="ro1">
          <table:table-cell table:style-name="ce4" office:value-type="float" office:value="1963">
            <text:p>1963</text:p>
          </table:table-cell>
          <table:table-cell office:value-type="string">
            <text:p>after WWII</text:p>
          </table:table-cell>
          <table:table-cell table:style-name="ce7" office:value-type="float" office:value="5205">
            <text:p>5,205</text:p>
          </table:table-cell>
          <table:table-cell table:style-name="ce11" table:formula="of:=[.G187]/[.H187]" office:value-type="float" office:value="27.3790322580645">
            <text:p>27.4</text:p>
          </table:table-cell>
          <table:table-cell table:style-name="ce7" table:formula="of:=[.F187]*100/[.C187]" office:value-type="float" office:value="67.6080691642651">
            <text:p>68</text:p>
          </table:table-cell>
          <table:table-cell table:style-name="ce7" table:formula="of:=[.G187]+[.H187]" office:value-type="float" office:value="3519">
            <text:p>3,519</text:p>
          </table:table-cell>
          <table:table-cell table:style-name="ce7" table:formula="of:=SUM(OFFSET([.O187];-[.C$5]+1;0;[.C$5];1))+SUM(OFFSET([.Q187];-[.C$6]+1;0;[.C$6];1))+[.S187]" office:value-type="float" office:value="3395">
            <text:p>3,395</text:p>
          </table:table-cell>
          <table:table-cell table:style-name="ce7" table:formula="of:=SUM(OFFSET([.P187];-[.D$5]+1;0;[.D$5];1))+SUM(OFFSET([.R187];-[.D$6]+1;0;[.D$6];1))+[.T187]" office:value-type="float" office:value="124">
            <text:p>124</text:p>
          </table:table-cell>
          <table:table-cell table:style-name="ce18" table:formula="of:=(SUM(OFFSET([.O187];-[.C$5]+1;0;[.C$5];1))+SUM(OFFSET([.P187];-[.D$5]+1;0;[.D$5];1)))/[.F187]" office:value-type="percentage" office:value="0.00426257459505541">
            <text:p>0%</text:p>
          </table:table-cell>
          <table:table-cell table:style-name="ce18" table:formula="of:=(SUM(OFFSET([.Q187];-[.C$6]+1;0;[.C$6];1))+SUM(OFFSET([.R187];-[.D$6]+1;0;[.D$6];1)))/[.F187]" office:value-type="percentage" office:value="0">
            <text:p>0%</text:p>
          </table:table-cell>
          <table:table-cell table:style-name="ce18" table:formula="of:=SUM([.S187:.T187])/[.F187]" office:value-type="percentage" office:value="0.995737425404945">
            <text:p>100%</text:p>
          </table:table-cell>
          <table:table-cell table:style-name="ce18"/>
          <table:table-cell table:style-name="ce22"/>
          <table:table-cell table:style-name="ce21" table:formula="of:=SUM([.S186:.S188])/SUM([.T186:.T188])" office:value-type="float" office:value="27.5485714285714">
            <text:p>27.5</text:p>
          </table:table-cell>
          <table:table-cell table:style-name="ce7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3380">
            <text:p>3,380</text:p>
          </table:table-cell>
          <table:table-cell table:style-name="ce7" office:value-type="float" office:value="124">
            <text:p>124</text:p>
          </table:table-cell>
          <table:table-cell table:number-columns-repeated="1004"/>
        </table:table-row>
        <table:table-row table:style-name="ro1">
          <table:table-cell table:style-name="ce4" office:value-type="float" office:value="1964">
            <text:p>1964</text:p>
          </table:table-cell>
          <table:table-cell office:value-type="string">
            <text:p>after WWII</text:p>
          </table:table-cell>
          <table:table-cell table:style-name="ce7" office:value-type="float" office:value="5209">
            <text:p>5,209</text:p>
          </table:table-cell>
          <table:table-cell table:style-name="ce11" table:formula="of:=[.G188]/[.H188]" office:value-type="float" office:value="28.1517857142857">
            <text:p>28.2</text:p>
          </table:table-cell>
          <table:table-cell table:style-name="ce7" table:formula="of:=[.F188]*100/[.C188]" office:value-type="float" office:value="62.6799769629487">
            <text:p>63</text:p>
          </table:table-cell>
          <table:table-cell table:style-name="ce7" table:formula="of:=[.G188]+[.H188]" office:value-type="float" office:value="3265">
            <text:p>3,265</text:p>
          </table:table-cell>
          <table:table-cell table:style-name="ce7" table:formula="of:=SUM(OFFSET([.O188];-[.C$5]+1;0;[.C$5];1))+SUM(OFFSET([.Q188];-[.C$6]+1;0;[.C$6];1))+[.S188]" office:value-type="float" office:value="3153">
            <text:p>3,153</text:p>
          </table:table-cell>
          <table:table-cell table:style-name="ce7" table:formula="of:=SUM(OFFSET([.P188];-[.D$5]+1;0;[.D$5];1))+SUM(OFFSET([.R188];-[.D$6]+1;0;[.D$6];1))+[.T188]" office:value-type="float" office:value="112">
            <text:p>112</text:p>
          </table:table-cell>
          <table:table-cell table:style-name="ce18" table:formula="of:=(SUM(OFFSET([.O188];-[.C$5]+1;0;[.C$5];1))+SUM(OFFSET([.P188];-[.D$5]+1;0;[.D$5];1)))/[.F188]" office:value-type="percentage" office:value="0.00459418070444104">
            <text:p>0%</text:p>
          </table:table-cell>
          <table:table-cell table:style-name="ce18" table:formula="of:=(SUM(OFFSET([.Q188];-[.C$6]+1;0;[.C$6];1))+SUM(OFFSET([.R188];-[.D$6]+1;0;[.D$6];1)))/[.F188]" office:value-type="percentage" office:value="0">
            <text:p>0%</text:p>
          </table:table-cell>
          <table:table-cell table:style-name="ce18" table:formula="of:=SUM([.S188:.T188])/[.F188]" office:value-type="percentage" office:value="0.995405819295559">
            <text:p>100%</text:p>
          </table:table-cell>
          <table:table-cell table:style-name="ce18"/>
          <table:table-cell table:style-name="ce22"/>
          <table:table-cell table:style-name="ce21" table:formula="of:=SUM([.S187:.S189])/SUM([.T187:.T189])" office:value-type="float" office:value="29.3443113772455">
            <text:p>29.3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3138">
            <text:p>3,138</text:p>
          </table:table-cell>
          <table:table-cell table:style-name="ce7" office:value-type="float" office:value="112">
            <text:p>112</text:p>
          </table:table-cell>
          <table:table-cell table:number-columns-repeated="1004"/>
        </table:table-row>
        <table:table-row table:style-name="ro1">
          <table:table-cell table:style-name="ce4" office:value-type="float" office:value="1965">
            <text:p>1965</text:p>
          </table:table-cell>
          <table:table-cell office:value-type="string">
            <text:p>after WWII</text:p>
          </table:table-cell>
          <table:table-cell table:style-name="ce7" office:value-type="float" office:value="5210">
            <text:p>5,210</text:p>
          </table:table-cell>
          <table:table-cell table:style-name="ce11" table:formula="of:=[.G189]/[.H189]" office:value-type="float" office:value="33.6530612244898">
            <text:p>33.7</text:p>
          </table:table-cell>
          <table:table-cell table:style-name="ce7" table:formula="of:=[.F189]*100/[.C189]" office:value-type="float" office:value="65.1823416506718">
            <text:p>65</text:p>
          </table:table-cell>
          <table:table-cell table:style-name="ce7" table:formula="of:=[.G189]+[.H189]" office:value-type="float" office:value="3396">
            <text:p>3,396</text:p>
          </table:table-cell>
          <table:table-cell table:style-name="ce7" table:formula="of:=SUM(OFFSET([.O189];-[.C$5]+1;0;[.C$5];1))+SUM(OFFSET([.Q189];-[.C$6]+1;0;[.C$6];1))+[.S189]" office:value-type="float" office:value="3298">
            <text:p>3,298</text:p>
          </table:table-cell>
          <table:table-cell table:style-name="ce7" table:formula="of:=SUM(OFFSET([.P189];-[.D$5]+1;0;[.D$5];1))+SUM(OFFSET([.R189];-[.D$6]+1;0;[.D$6];1))+[.T189]" office:value-type="float" office:value="98">
            <text:p>98</text:p>
          </table:table-cell>
          <table:table-cell table:style-name="ce18" table:formula="of:=(SUM(OFFSET([.O189];-[.C$5]+1;0;[.C$5];1))+SUM(OFFSET([.P189];-[.D$5]+1;0;[.D$5];1)))/[.F189]" office:value-type="percentage" office:value="0.00441696113074205">
            <text:p>0%</text:p>
          </table:table-cell>
          <table:table-cell table:style-name="ce18" table:formula="of:=(SUM(OFFSET([.Q189];-[.C$6]+1;0;[.C$6];1))+SUM(OFFSET([.R189];-[.D$6]+1;0;[.D$6];1)))/[.F189]" office:value-type="percentage" office:value="0">
            <text:p>0%</text:p>
          </table:table-cell>
          <table:table-cell table:style-name="ce18" table:formula="of:=SUM([.S189:.T189])/[.F189]" office:value-type="percentage" office:value="0.995583038869258">
            <text:p>100%</text:p>
          </table:table-cell>
          <table:table-cell table:style-name="ce18"/>
          <table:table-cell table:style-name="ce22"/>
          <table:table-cell table:style-name="ce21" table:formula="of:=SUM([.S188:.S190])/SUM([.T188:.T190])" office:value-type="float" office:value="31.3734567901235">
            <text:p>31.4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3283">
            <text:p>3,283</text:p>
          </table:table-cell>
          <table:table-cell table:style-name="ce7" office:value-type="float" office:value="98">
            <text:p>98</text:p>
          </table:table-cell>
          <table:table-cell table:number-columns-repeated="1004"/>
        </table:table-row>
        <table:table-row table:style-name="ro1">
          <table:table-cell table:style-name="ce4" office:value-type="float" office:value="1966">
            <text:p>1966</text:p>
          </table:table-cell>
          <table:table-cell office:value-type="string">
            <text:p>after WWII</text:p>
          </table:table-cell>
          <table:table-cell table:style-name="ce7" office:value-type="float" office:value="5201">
            <text:p>5,201</text:p>
          </table:table-cell>
          <table:table-cell table:style-name="ce11" table:formula="of:=[.G190]/[.H190]" office:value-type="float" office:value="32.9736842105263">
            <text:p>33.0</text:p>
          </table:table-cell>
          <table:table-cell table:style-name="ce7" table:formula="of:=[.F190]*100/[.C190]" office:value-type="float" office:value="74.4664487598539">
            <text:p>74</text:p>
          </table:table-cell>
          <table:table-cell table:style-name="ce7" table:formula="of:=[.G190]+[.H190]" office:value-type="float" office:value="3873">
            <text:p>3,873</text:p>
          </table:table-cell>
          <table:table-cell table:style-name="ce7" table:formula="of:=SUM(OFFSET([.O190];-[.C$5]+1;0;[.C$5];1))+SUM(OFFSET([.Q190];-[.C$6]+1;0;[.C$6];1))+[.S190]" office:value-type="float" office:value="3759">
            <text:p>3,759</text:p>
          </table:table-cell>
          <table:table-cell table:style-name="ce7" table:formula="of:=SUM(OFFSET([.P190];-[.D$5]+1;0;[.D$5];1))+SUM(OFFSET([.R190];-[.D$6]+1;0;[.D$6];1))+[.T190]" office:value-type="float" office:value="114">
            <text:p>114</text:p>
          </table:table-cell>
          <table:table-cell table:style-name="ce18" table:formula="of:=(SUM(OFFSET([.O190];-[.C$5]+1;0;[.C$5];1))+SUM(OFFSET([.P190];-[.D$5]+1;0;[.D$5];1)))/[.F190]" office:value-type="percentage" office:value="0.00387296669248644">
            <text:p>0%</text:p>
          </table:table-cell>
          <table:table-cell table:style-name="ce18" table:formula="of:=(SUM(OFFSET([.Q190];-[.C$6]+1;0;[.C$6];1))+SUM(OFFSET([.R190];-[.D$6]+1;0;[.D$6];1)))/[.F190]" office:value-type="percentage" office:value="0">
            <text:p>0%</text:p>
          </table:table-cell>
          <table:table-cell table:style-name="ce18" table:formula="of:=SUM([.S190:.T190])/[.F190]" office:value-type="percentage" office:value="0.996127033307513">
            <text:p>100%</text:p>
          </table:table-cell>
          <table:table-cell table:style-name="ce18"/>
          <table:table-cell table:style-name="ce22"/>
          <table:table-cell table:style-name="ce21" table:formula="of:=SUM([.S189:.S191])/SUM([.T189:.T191])" office:value-type="float" office:value="32.2666666666667">
            <text:p>32.3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3744">
            <text:p>3,744</text:p>
          </table:table-cell>
          <table:table-cell table:style-name="ce7" office:value-type="float" office:value="114">
            <text:p>114</text:p>
          </table:table-cell>
          <table:table-cell table:number-columns-repeated="1004"/>
        </table:table-row>
        <table:table-row table:style-name="ro1">
          <table:table-cell table:style-name="ce4" office:value-type="float" office:value="1967">
            <text:p>1967</text:p>
          </table:table-cell>
          <table:table-cell office:value-type="string">
            <text:p>after WWII</text:p>
          </table:table-cell>
          <table:table-cell table:style-name="ce7" office:value-type="float" office:value="5198">
            <text:p>5,198</text:p>
          </table:table-cell>
          <table:table-cell table:style-name="ce11" table:formula="of:=[.G191]/[.H191]" office:value-type="float" office:value="30.9774436090226">
            <text:p>31.0</text:p>
          </table:table-cell>
          <table:table-cell table:style-name="ce7" table:formula="of:=[.F191]*100/[.C191]" office:value-type="float" office:value="81.8199307425933">
            <text:p>82</text:p>
          </table:table-cell>
          <table:table-cell table:style-name="ce7" table:formula="of:=[.G191]+[.H191]" office:value-type="float" office:value="4253">
            <text:p>4,253</text:p>
          </table:table-cell>
          <table:table-cell table:style-name="ce7" table:formula="of:=SUM(OFFSET([.O191];-[.C$5]+1;0;[.C$5];1))+SUM(OFFSET([.Q191];-[.C$6]+1;0;[.C$6];1))+[.S191]" office:value-type="float" office:value="4120">
            <text:p>4,120</text:p>
          </table:table-cell>
          <table:table-cell table:style-name="ce7" table:formula="of:=SUM(OFFSET([.P191];-[.D$5]+1;0;[.D$5];1))+SUM(OFFSET([.R191];-[.D$6]+1;0;[.D$6];1))+[.T191]" office:value-type="float" office:value="133">
            <text:p>133</text:p>
          </table:table-cell>
          <table:table-cell table:style-name="ce18" table:formula="of:=(SUM(OFFSET([.O191];-[.C$5]+1;0;[.C$5];1))+SUM(OFFSET([.P191];-[.D$5]+1;0;[.D$5];1)))/[.F191]" office:value-type="percentage" office:value="0.00352692217258406">
            <text:p>0%</text:p>
          </table:table-cell>
          <table:table-cell table:style-name="ce18" table:formula="of:=(SUM(OFFSET([.Q191];-[.C$6]+1;0;[.C$6];1))+SUM(OFFSET([.R191];-[.D$6]+1;0;[.D$6];1)))/[.F191]" office:value-type="percentage" office:value="0">
            <text:p>0%</text:p>
          </table:table-cell>
          <table:table-cell table:style-name="ce18" table:formula="of:=SUM([.S191:.T191])/[.F191]" office:value-type="percentage" office:value="0.996473077827416">
            <text:p>100%</text:p>
          </table:table-cell>
          <table:table-cell table:style-name="ce18"/>
          <table:table-cell table:style-name="ce22"/>
          <table:table-cell table:style-name="ce21" table:formula="of:=SUM([.S190:.S192])/SUM([.T190:.T192])" office:value-type="float" office:value="32.5198938992042">
            <text:p>32.5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4105">
            <text:p>4,105</text:p>
          </table:table-cell>
          <table:table-cell table:style-name="ce7" office:value-type="float" office:value="133">
            <text:p>133</text:p>
          </table:table-cell>
          <table:table-cell table:number-columns-repeated="1004"/>
        </table:table-row>
        <table:table-row table:style-name="ro1">
          <table:table-cell table:style-name="ce4" office:value-type="float" office:value="1968">
            <text:p>1968</text:p>
          </table:table-cell>
          <table:table-cell office:value-type="string">
            <text:p>after WWII</text:p>
          </table:table-cell>
          <table:table-cell table:style-name="ce7" office:value-type="float" office:value="5200">
            <text:p>5,200</text:p>
          </table:table-cell>
          <table:table-cell table:style-name="ce11" table:formula="of:=[.G192]/[.H192]" office:value-type="float" office:value="34.0461538461538">
            <text:p>34.0</text:p>
          </table:table-cell>
          <table:table-cell table:style-name="ce7" table:formula="of:=[.F192]*100/[.C192]" office:value-type="float" office:value="87.6153846153846">
            <text:p>88</text:p>
          </table:table-cell>
          <table:table-cell table:style-name="ce7" table:formula="of:=[.G192]+[.H192]" office:value-type="float" office:value="4556">
            <text:p>4,556</text:p>
          </table:table-cell>
          <table:table-cell table:style-name="ce7" table:formula="of:=SUM(OFFSET([.O192];-[.C$5]+1;0;[.C$5];1))+SUM(OFFSET([.Q192];-[.C$6]+1;0;[.C$6];1))+[.S192]" office:value-type="float" office:value="4426">
            <text:p>4,426</text:p>
          </table:table-cell>
          <table:table-cell table:style-name="ce7" table:formula="of:=SUM(OFFSET([.P192];-[.D$5]+1;0;[.D$5];1))+SUM(OFFSET([.R192];-[.D$6]+1;0;[.D$6];1))+[.T192]" office:value-type="float" office:value="130">
            <text:p>130</text:p>
          </table:table-cell>
          <table:table-cell table:style-name="ce18" table:formula="of:=(SUM(OFFSET([.O192];-[.C$5]+1;0;[.C$5];1))+SUM(OFFSET([.P192];-[.D$5]+1;0;[.D$5];1)))/[.F192]" office:value-type="percentage" office:value="0.00329236172080773">
            <text:p>0%</text:p>
          </table:table-cell>
          <table:table-cell table:style-name="ce18" table:formula="of:=(SUM(OFFSET([.Q192];-[.C$6]+1;0;[.C$6];1))+SUM(OFFSET([.R192];-[.D$6]+1;0;[.D$6];1)))/[.F192]" office:value-type="percentage" office:value="0">
            <text:p>0%</text:p>
          </table:table-cell>
          <table:table-cell table:style-name="ce18" table:formula="of:=SUM([.S192:.T192])/[.F192]" office:value-type="percentage" office:value="0.996707638279192">
            <text:p>100%</text:p>
          </table:table-cell>
          <table:table-cell table:style-name="ce18"/>
          <table:table-cell table:style-name="ce22"/>
          <table:table-cell table:style-name="ce21" table:formula="of:=SUM([.S191:.S193])/SUM([.T191:.T193])" office:value-type="float" office:value="31.566985645933">
            <text:p>31.6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4411">
            <text:p>4,411</text:p>
          </table:table-cell>
          <table:table-cell table:style-name="ce7" office:value-type="float" office:value="130">
            <text:p>130</text:p>
          </table:table-cell>
          <table:table-cell table:number-columns-repeated="1004"/>
        </table:table-row>
        <table:table-row table:style-name="ro1">
          <table:table-cell table:style-name="ce4" office:value-type="float" office:value="1969">
            <text:p>1969</text:p>
          </table:table-cell>
          <table:table-cell office:value-type="string">
            <text:p>after WWII</text:p>
          </table:table-cell>
          <table:table-cell table:style-name="ce7" office:value-type="float" office:value="5209">
            <text:p>5,209</text:p>
          </table:table-cell>
          <table:table-cell table:style-name="ce11" table:formula="of:=[.G193]/[.H193]" office:value-type="float" office:value="30.2838709677419">
            <text:p>30.3</text:p>
          </table:table-cell>
          <table:table-cell table:style-name="ce7" table:formula="of:=[.F193]*100/[.C193]" office:value-type="float" office:value="93.0888846227683">
            <text:p>93</text:p>
          </table:table-cell>
          <table:table-cell table:style-name="ce7" table:formula="of:=[.G193]+[.H193]" office:value-type="float" office:value="4849">
            <text:p>4,849</text:p>
          </table:table-cell>
          <table:table-cell table:style-name="ce7" table:formula="of:=SUM(OFFSET([.O193];-[.C$5]+1;0;[.C$5];1))+SUM(OFFSET([.Q193];-[.C$6]+1;0;[.C$6];1))+[.S193]" office:value-type="float" office:value="4694">
            <text:p>4,694</text:p>
          </table:table-cell>
          <table:table-cell table:style-name="ce7" table:formula="of:=SUM(OFFSET([.P193];-[.D$5]+1;0;[.D$5];1))+SUM(OFFSET([.R193];-[.D$6]+1;0;[.D$6];1))+[.T193]" office:value-type="float" office:value="155">
            <text:p>155</text:p>
          </table:table-cell>
          <table:table-cell table:style-name="ce18" table:formula="of:=(SUM(OFFSET([.O193];-[.C$5]+1;0;[.C$5];1))+SUM(OFFSET([.P193];-[.D$5]+1;0;[.D$5];1)))/[.F193]" office:value-type="percentage" office:value="0.00309342132398433">
            <text:p>0%</text:p>
          </table:table-cell>
          <table:table-cell table:style-name="ce18" table:formula="of:=(SUM(OFFSET([.Q193];-[.C$6]+1;0;[.C$6];1))+SUM(OFFSET([.R193];-[.D$6]+1;0;[.D$6];1)))/[.F193]" office:value-type="percentage" office:value="0">
            <text:p>0%</text:p>
          </table:table-cell>
          <table:table-cell table:style-name="ce18" table:formula="of:=SUM([.S193:.T193])/[.F193]" office:value-type="percentage" office:value="0.996906578676016">
            <text:p>100%</text:p>
          </table:table-cell>
          <table:table-cell table:style-name="ce18"/>
          <table:table-cell table:style-name="ce22"/>
          <table:table-cell table:style-name="ce21" table:formula="of:=SUM([.S192:.S194])/SUM([.T192:.T194])" office:value-type="float" office:value="32.3596287703016">
            <text:p>32.4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4679">
            <text:p>4,679</text:p>
          </table:table-cell>
          <table:table-cell table:style-name="ce7" office:value-type="float" office:value="155">
            <text:p>155</text:p>
          </table:table-cell>
          <table:table-cell table:number-columns-repeated="1004"/>
        </table:table-row>
        <table:table-row table:style-name="ro1">
          <table:table-cell table:style-name="ce4" office:value-type="float" office:value="1970">
            <text:p>1970</text:p>
          </table:table-cell>
          <table:table-cell office:value-type="string">
            <text:p>after WWII</text:p>
          </table:table-cell>
          <table:table-cell table:style-name="ce7" office:value-type="float" office:value="5215">
            <text:p>5,215</text:p>
          </table:table-cell>
          <table:table-cell table:style-name="ce11" table:formula="of:=[.G194]/[.H194]" office:value-type="float" office:value="33.3698630136986">
            <text:p>33.4</text:p>
          </table:table-cell>
          <table:table-cell table:style-name="ce7" table:formula="of:=[.F194]*100/[.C194]" office:value-type="float" office:value="96.222435282838">
            <text:p>96</text:p>
          </table:table-cell>
          <table:table-cell table:style-name="ce7" table:formula="of:=[.G194]+[.H194]" office:value-type="float" office:value="5018">
            <text:p>5,018</text:p>
          </table:table-cell>
          <table:table-cell table:style-name="ce7" table:formula="of:=SUM(OFFSET([.O194];-[.C$5]+1;0;[.C$5];1))+SUM(OFFSET([.Q194];-[.C$6]+1;0;[.C$6];1))+[.S194]" office:value-type="float" office:value="4872">
            <text:p>4,872</text:p>
          </table:table-cell>
          <table:table-cell table:style-name="ce7" table:formula="of:=SUM(OFFSET([.P194];-[.D$5]+1;0;[.D$5];1))+SUM(OFFSET([.R194];-[.D$6]+1;0;[.D$6];1))+[.T194]" office:value-type="float" office:value="146">
            <text:p>146</text:p>
          </table:table-cell>
          <table:table-cell table:style-name="ce18" table:formula="of:=(SUM(OFFSET([.O194];-[.C$5]+1;0;[.C$5];1))+SUM(OFFSET([.P194];-[.D$5]+1;0;[.D$5];1)))/[.F194]" office:value-type="percentage" office:value="0.00298923874053408">
            <text:p>0%</text:p>
          </table:table-cell>
          <table:table-cell table:style-name="ce18" table:formula="of:=(SUM(OFFSET([.Q194];-[.C$6]+1;0;[.C$6];1))+SUM(OFFSET([.R194];-[.D$6]+1;0;[.D$6];1)))/[.F194]" office:value-type="percentage" office:value="0">
            <text:p>0%</text:p>
          </table:table-cell>
          <table:table-cell table:style-name="ce18" table:formula="of:=SUM([.S194:.T194])/[.F194]" office:value-type="percentage" office:value="0.997010761259466">
            <text:p>100%</text:p>
          </table:table-cell>
          <table:table-cell table:style-name="ce18"/>
          <table:table-cell table:style-name="ce22"/>
          <table:table-cell table:style-name="ce21" table:formula="of:=SUM([.S193:.S195])/SUM([.T193:.T195])" office:value-type="float" office:value="32.4988962472406">
            <text:p>32.5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4857">
            <text:p>4,857</text:p>
          </table:table-cell>
          <table:table-cell table:style-name="ce7" office:value-type="float" office:value="146">
            <text:p>146</text:p>
          </table:table-cell>
          <table:table-cell table:number-columns-repeated="1004"/>
        </table:table-row>
        <table:table-row table:style-name="ro1">
          <table:table-cell table:style-name="ce4" office:value-type="float" office:value="1971">
            <text:p>1971</text:p>
          </table:table-cell>
          <table:table-cell office:value-type="string">
            <text:p>after WWII</text:p>
          </table:table-cell>
          <table:table-cell table:style-name="ce7" office:value-type="float" office:value="5219">
            <text:p>5,219</text:p>
          </table:table-cell>
          <table:table-cell table:style-name="ce11" table:formula="of:=[.G195]/[.H195]" office:value-type="float" office:value="34.2171052631579">
            <text:p>34.2</text:p>
          </table:table-cell>
          <table:table-cell table:style-name="ce7" table:formula="of:=[.F195]*100/[.C195]" office:value-type="float" office:value="102.56754167465">
            <text:p>103</text:p>
          </table:table-cell>
          <table:table-cell table:style-name="ce7" table:formula="of:=[.G195]+[.H195]" office:value-type="float" office:value="5353">
            <text:p>5,353</text:p>
          </table:table-cell>
          <table:table-cell table:style-name="ce7" table:formula="of:=SUM(OFFSET([.O195];-[.C$5]+1;0;[.C$5];1))+SUM(OFFSET([.Q195];-[.C$6]+1;0;[.C$6];1))+[.S195]" office:value-type="float" office:value="5201">
            <text:p>5,201</text:p>
          </table:table-cell>
          <table:table-cell table:style-name="ce7" table:formula="of:=SUM(OFFSET([.P195];-[.D$5]+1;0;[.D$5];1))+SUM(OFFSET([.R195];-[.D$6]+1;0;[.D$6];1))+[.T195]" office:value-type="float" office:value="152">
            <text:p>152</text:p>
          </table:table-cell>
          <table:table-cell table:style-name="ce18" table:formula="of:=(SUM(OFFSET([.O195];-[.C$5]+1;0;[.C$5];1))+SUM(OFFSET([.P195];-[.D$5]+1;0;[.D$5];1)))/[.F195]" office:value-type="percentage" office:value="0.00280216700915375">
            <text:p>0%</text:p>
          </table:table-cell>
          <table:table-cell table:style-name="ce18" table:formula="of:=(SUM(OFFSET([.Q195];-[.C$6]+1;0;[.C$6];1))+SUM(OFFSET([.R195];-[.D$6]+1;0;[.D$6];1)))/[.F195]" office:value-type="percentage" office:value="0">
            <text:p>0%</text:p>
          </table:table-cell>
          <table:table-cell table:style-name="ce18" table:formula="of:=SUM([.S195:.T195])/[.F195]" office:value-type="percentage" office:value="0.997197832990846">
            <text:p>100%</text:p>
          </table:table-cell>
          <table:table-cell table:style-name="ce18"/>
          <table:table-cell table:style-name="ce22"/>
          <table:table-cell table:style-name="ce21" table:formula="of:=SUM([.S194:.S196])/SUM([.T194:.T196])" office:value-type="float" office:value="32.3927038626609">
            <text:p>32.4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5186">
            <text:p>5,186</text:p>
          </table:table-cell>
          <table:table-cell table:style-name="ce7" office:value-type="float" office:value="152">
            <text:p>152</text:p>
          </table:table-cell>
          <table:table-cell table:number-columns-repeated="1004"/>
        </table:table-row>
        <table:table-row table:style-name="ro1">
          <table:table-cell table:style-name="ce4" office:value-type="float" office:value="1972">
            <text:p>1972</text:p>
          </table:table-cell>
          <table:table-cell office:value-type="string">
            <text:p>after WWII</text:p>
          </table:table-cell>
          <table:table-cell table:style-name="ce7" office:value-type="float" office:value="5223">
            <text:p>5,223</text:p>
          </table:table-cell>
          <table:table-cell table:style-name="ce11" table:formula="of:=[.G196]/[.H196]" office:value-type="float" office:value="30.1607142857143">
            <text:p>30.2</text:p>
          </table:table-cell>
          <table:table-cell table:style-name="ce7" table:formula="of:=[.F196]*100/[.C196]" office:value-type="float" office:value="100.229753015508">
            <text:p>100</text:p>
          </table:table-cell>
          <table:table-cell table:style-name="ce7" table:formula="of:=[.G196]+[.H196]" office:value-type="float" office:value="5235">
            <text:p>5,235</text:p>
          </table:table-cell>
          <table:table-cell table:style-name="ce7" table:formula="of:=SUM(OFFSET([.O196];-[.C$5]+1;0;[.C$5];1))+SUM(OFFSET([.Q196];-[.C$6]+1;0;[.C$6];1))+[.S196]" office:value-type="float" office:value="5067">
            <text:p>5,067</text:p>
          </table:table-cell>
          <table:table-cell table:style-name="ce7" table:formula="of:=SUM(OFFSET([.P196];-[.D$5]+1;0;[.D$5];1))+SUM(OFFSET([.R196];-[.D$6]+1;0;[.D$6];1))+[.T196]" office:value-type="float" office:value="168">
            <text:p>168</text:p>
          </table:table-cell>
          <table:table-cell table:style-name="ce18" table:formula="of:=(SUM(OFFSET([.O196];-[.C$5]+1;0;[.C$5];1))+SUM(OFFSET([.P196];-[.D$5]+1;0;[.D$5];1)))/[.F196]" office:value-type="percentage" office:value="0.00286532951289398">
            <text:p>0%</text:p>
          </table:table-cell>
          <table:table-cell table:style-name="ce18" table:formula="of:=(SUM(OFFSET([.Q196];-[.C$6]+1;0;[.C$6];1))+SUM(OFFSET([.R196];-[.D$6]+1;0;[.D$6];1)))/[.F196]" office:value-type="percentage" office:value="0">
            <text:p>0%</text:p>
          </table:table-cell>
          <table:table-cell table:style-name="ce18" table:formula="of:=SUM([.S196:.T196])/[.F196]" office:value-type="percentage" office:value="0.997134670487106">
            <text:p>100%</text:p>
          </table:table-cell>
          <table:table-cell table:style-name="ce18"/>
          <table:table-cell table:style-name="ce22"/>
          <table:table-cell table:style-name="ce21" table:formula="of:=SUM([.S195:.S197])/SUM([.T195:.T197])" office:value-type="float" office:value="31.42194092827">
            <text:p>31.4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5052">
            <text:p>5,052</text:p>
          </table:table-cell>
          <table:table-cell table:style-name="ce7" office:value-type="float" office:value="168">
            <text:p>168</text:p>
          </table:table-cell>
          <table:table-cell table:number-columns-repeated="1004"/>
        </table:table-row>
        <table:table-row table:style-name="ro1">
          <table:table-cell table:style-name="ce4" office:value-type="float" office:value="1973">
            <text:p>1973</text:p>
          </table:table-cell>
          <table:table-cell office:value-type="string">
            <text:p>after WWII</text:p>
          </table:table-cell>
          <table:table-cell table:style-name="ce7" office:value-type="float" office:value="5225">
            <text:p>5,225</text:p>
          </table:table-cell>
          <table:table-cell table:style-name="ce11" table:formula="of:=[.G197]/[.H197]" office:value-type="float" office:value="30.3311688311688">
            <text:p>30.3</text:p>
          </table:table-cell>
          <table:table-cell table:style-name="ce7" table:formula="of:=[.F197]*100/[.C197]" office:value-type="float" office:value="92.3444976076555">
            <text:p>92</text:p>
          </table:table-cell>
          <table:table-cell table:style-name="ce7" table:formula="of:=[.G197]+[.H197]" office:value-type="float" office:value="4825">
            <text:p>4,825</text:p>
          </table:table-cell>
          <table:table-cell table:style-name="ce7" table:formula="of:=SUM(OFFSET([.O197];-[.C$5]+1;0;[.C$5];1))+SUM(OFFSET([.Q197];-[.C$6]+1;0;[.C$6];1))+[.S197]" office:value-type="float" office:value="4671">
            <text:p>4,671</text:p>
          </table:table-cell>
          <table:table-cell table:style-name="ce7" table:formula="of:=SUM(OFFSET([.P197];-[.D$5]+1;0;[.D$5];1))+SUM(OFFSET([.R197];-[.D$6]+1;0;[.D$6];1))+[.T197]" office:value-type="float" office:value="154">
            <text:p>154</text:p>
          </table:table-cell>
          <table:table-cell table:style-name="ce18" table:formula="of:=(SUM(OFFSET([.O197];-[.C$5]+1;0;[.C$5];1))+SUM(OFFSET([.P197];-[.D$5]+1;0;[.D$5];1)))/[.F197]" office:value-type="percentage" office:value="0.00310880829015544">
            <text:p>0%</text:p>
          </table:table-cell>
          <table:table-cell table:style-name="ce18" table:formula="of:=(SUM(OFFSET([.Q197];-[.C$6]+1;0;[.C$6];1))+SUM(OFFSET([.R197];-[.D$6]+1;0;[.D$6];1)))/[.F197]" office:value-type="percentage" office:value="0">
            <text:p>0%</text:p>
          </table:table-cell>
          <table:table-cell table:style-name="ce18" table:formula="of:=SUM([.S197:.T197])/[.F197]" office:value-type="percentage" office:value="0.996891191709845">
            <text:p>100%</text:p>
          </table:table-cell>
          <table:table-cell table:style-name="ce18"/>
          <table:table-cell table:style-name="ce22"/>
          <table:table-cell table:style-name="ce21" table:formula="of:=SUM([.S196:.S198])/SUM([.T196:.T198])" office:value-type="float" office:value="30.1843220338983">
            <text:p>30.2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4656">
            <text:p>4,656</text:p>
          </table:table-cell>
          <table:table-cell table:style-name="ce7" office:value-type="float" office:value="154">
            <text:p>154</text:p>
          </table:table-cell>
          <table:table-cell table:number-columns-repeated="1004"/>
        </table:table-row>
        <table:table-row table:style-name="ro1">
          <table:table-cell table:style-name="ce4" office:value-type="float" office:value="1974">
            <text:p>1974</text:p>
          </table:table-cell>
          <table:table-cell office:value-type="string">
            <text:p>after WWII</text:p>
          </table:table-cell>
          <table:table-cell table:style-name="ce7" office:value-type="float" office:value="5226">
            <text:p>5,226</text:p>
          </table:table-cell>
          <table:table-cell table:style-name="ce11" table:formula="of:=[.G198]/[.H198]" office:value-type="float" office:value="30.36">
            <text:p>30.4</text:p>
          </table:table-cell>
          <table:table-cell table:style-name="ce7" table:formula="of:=[.F198]*100/[.C198]" office:value-type="float" office:value="90.0114810562572">
            <text:p>90</text:p>
          </table:table-cell>
          <table:table-cell table:style-name="ce7" table:formula="of:=[.G198]+[.H198]" office:value-type="float" office:value="4704">
            <text:p>4,704</text:p>
          </table:table-cell>
          <table:table-cell table:style-name="ce7" table:formula="of:=SUM(OFFSET([.O198];-[.C$5]+1;0;[.C$5];1))+SUM(OFFSET([.Q198];-[.C$6]+1;0;[.C$6];1))+[.S198]" office:value-type="float" office:value="4554">
            <text:p>4,554</text:p>
          </table:table-cell>
          <table:table-cell table:style-name="ce7" table:formula="of:=SUM(OFFSET([.P198];-[.D$5]+1;0;[.D$5];1))+SUM(OFFSET([.R198];-[.D$6]+1;0;[.D$6];1))+[.T198]" office:value-type="float" office:value="150">
            <text:p>150</text:p>
          </table:table-cell>
          <table:table-cell table:style-name="ce18" table:formula="of:=(SUM(OFFSET([.O198];-[.C$5]+1;0;[.C$5];1))+SUM(OFFSET([.P198];-[.D$5]+1;0;[.D$5];1)))/[.F198]" office:value-type="percentage" office:value="0.00318877551020408">
            <text:p>0%</text:p>
          </table:table-cell>
          <table:table-cell table:style-name="ce18" table:formula="of:=(SUM(OFFSET([.Q198];-[.C$6]+1;0;[.C$6];1))+SUM(OFFSET([.R198];-[.D$6]+1;0;[.D$6];1)))/[.F198]" office:value-type="percentage" office:value="0">
            <text:p>0%</text:p>
          </table:table-cell>
          <table:table-cell table:style-name="ce18" table:formula="of:=SUM([.S198:.T198])/[.F198]" office:value-type="percentage" office:value="0.996811224489796">
            <text:p>100%</text:p>
          </table:table-cell>
          <table:table-cell table:style-name="ce18"/>
          <table:table-cell table:style-name="ce22"/>
          <table:table-cell table:style-name="ce21" table:formula="of:=SUM([.S197:.S199])/SUM([.T197:.T199])" office:value-type="float" office:value="29.614406779661">
            <text:p>29.6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4539">
            <text:p>4,539</text:p>
          </table:table-cell>
          <table:table-cell table:style-name="ce7" office:value-type="float" office:value="150">
            <text:p>150</text:p>
          </table:table-cell>
          <table:table-cell table:number-columns-repeated="1004"/>
        </table:table-row>
        <table:table-row table:style-name="ro1">
          <table:table-cell table:style-name="ce4" office:value-type="float" office:value="1975">
            <text:p>1975</text:p>
          </table:table-cell>
          <table:table-cell office:value-type="string">
            <text:p>after WWII</text:p>
          </table:table-cell>
          <table:table-cell table:style-name="ce7" office:value-type="float" office:value="5227">
            <text:p>5,227</text:p>
          </table:table-cell>
          <table:table-cell table:style-name="ce11" table:formula="of:=[.G199]/[.H199]" office:value-type="float" office:value="28.5595238095238">
            <text:p>28.6</text:p>
          </table:table-cell>
          <table:table-cell table:style-name="ce7" table:formula="of:=[.F199]*100/[.C199]" office:value-type="float" office:value="95.0066960015305">
            <text:p>95</text:p>
          </table:table-cell>
          <table:table-cell table:style-name="ce7" table:formula="of:=[.G199]+[.H199]" office:value-type="float" office:value="4966">
            <text:p>4,966</text:p>
          </table:table-cell>
          <table:table-cell table:style-name="ce7" table:formula="of:=SUM(OFFSET([.O199];-[.C$5]+1;0;[.C$5];1))+SUM(OFFSET([.Q199];-[.C$6]+1;0;[.C$6];1))+[.S199]" office:value-type="float" office:value="4798">
            <text:p>4,798</text:p>
          </table:table-cell>
          <table:table-cell table:style-name="ce7" table:formula="of:=SUM(OFFSET([.P199];-[.D$5]+1;0;[.D$5];1))+SUM(OFFSET([.R199];-[.D$6]+1;0;[.D$6];1))+[.T199]" office:value-type="float" office:value="168">
            <text:p>168</text:p>
          </table:table-cell>
          <table:table-cell table:style-name="ce18" table:formula="of:=(SUM(OFFSET([.O199];-[.C$5]+1;0;[.C$5];1))+SUM(OFFSET([.P199];-[.D$5]+1;0;[.D$5];1)))/[.F199]" office:value-type="percentage" office:value="0.00302053966975433">
            <text:p>0%</text:p>
          </table:table-cell>
          <table:table-cell table:style-name="ce18" table:formula="of:=(SUM(OFFSET([.Q199];-[.C$6]+1;0;[.C$6];1))+SUM(OFFSET([.R199];-[.D$6]+1;0;[.D$6];1)))/[.F199]" office:value-type="percentage" office:value="0">
            <text:p>0%</text:p>
          </table:table-cell>
          <table:table-cell table:style-name="ce18" table:formula="of:=SUM([.S199:.T199])/[.F199]" office:value-type="percentage" office:value="0.996979460330246">
            <text:p>100%</text:p>
          </table:table-cell>
          <table:table-cell table:style-name="ce18"/>
          <table:table-cell table:style-name="ce22"/>
          <table:table-cell table:style-name="ce21" table:formula="of:=SUM([.S198:.S200])/SUM([.T198:.T200])" office:value-type="float" office:value="28.4604462474645">
            <text:p>28.5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4783">
            <text:p>4,783</text:p>
          </table:table-cell>
          <table:table-cell table:style-name="ce7" office:value-type="float" office:value="168">
            <text:p>168</text:p>
          </table:table-cell>
          <table:table-cell table:number-columns-repeated="1004"/>
        </table:table-row>
        <table:table-row table:style-name="ro1">
          <table:table-cell table:style-name="ce4" office:value-type="float" office:value="1976">
            <text:p>1976</text:p>
          </table:table-cell>
          <table:table-cell office:value-type="string">
            <text:p>after WWII</text:p>
          </table:table-cell>
          <table:table-cell table:style-name="ce7" office:value-type="float" office:value="5227">
            <text:p>5,227</text:p>
          </table:table-cell>
          <table:table-cell table:style-name="ce11" table:formula="of:=[.G200]/[.H200]" office:value-type="float" office:value="26.9942857142857">
            <text:p>27.0</text:p>
          </table:table-cell>
          <table:table-cell table:style-name="ce7" table:formula="of:=[.F200]*100/[.C200]" office:value-type="float" office:value="93.7248899942606">
            <text:p>94</text:p>
          </table:table-cell>
          <table:table-cell table:style-name="ce7" table:formula="of:=[.G200]+[.H200]" office:value-type="float" office:value="4899">
            <text:p>4,899</text:p>
          </table:table-cell>
          <table:table-cell table:style-name="ce7" table:formula="of:=SUM(OFFSET([.O200];-[.C$5]+1;0;[.C$5];1))+SUM(OFFSET([.Q200];-[.C$6]+1;0;[.C$6];1))+[.S200]" office:value-type="float" office:value="4724">
            <text:p>4,724</text:p>
          </table:table-cell>
          <table:table-cell table:style-name="ce7" table:formula="of:=SUM(OFFSET([.P200];-[.D$5]+1;0;[.D$5];1))+SUM(OFFSET([.R200];-[.D$6]+1;0;[.D$6];1))+[.T200]" office:value-type="float" office:value="175">
            <text:p>175</text:p>
          </table:table-cell>
          <table:table-cell table:style-name="ce18" table:formula="of:=(SUM(OFFSET([.O200];-[.C$5]+1;0;[.C$5];1))+SUM(OFFSET([.P200];-[.D$5]+1;0;[.D$5];1)))/[.F200]" office:value-type="percentage" office:value="0.00306184935701163">
            <text:p>0%</text:p>
          </table:table-cell>
          <table:table-cell table:style-name="ce18" table:formula="of:=(SUM(OFFSET([.Q200];-[.C$6]+1;0;[.C$6];1))+SUM(OFFSET([.R200];-[.D$6]+1;0;[.D$6];1)))/[.F200]" office:value-type="percentage" office:value="0">
            <text:p>0%</text:p>
          </table:table-cell>
          <table:table-cell table:style-name="ce18" table:formula="of:=SUM([.S200:.T200])/[.F200]" office:value-type="percentage" office:value="0.996938150642988">
            <text:p>100%</text:p>
          </table:table-cell>
          <table:table-cell table:style-name="ce18"/>
          <table:table-cell table:style-name="ce22"/>
          <table:table-cell table:style-name="ce21" table:formula="of:=SUM([.S199:.S201])/SUM([.T199:.T201])" office:value-type="float" office:value="27.8352941176471">
            <text:p>27.8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4709">
            <text:p>4,709</text:p>
          </table:table-cell>
          <table:table-cell table:style-name="ce7" office:value-type="float" office:value="175">
            <text:p>175</text:p>
          </table:table-cell>
          <table:table-cell table:number-columns-repeated="1004"/>
        </table:table-row>
        <table:table-row table:style-name="ro1">
          <table:table-cell table:style-name="ce4" office:value-type="float" office:value="1977">
            <text:p>1977</text:p>
          </table:table-cell>
          <table:table-cell office:value-type="string">
            <text:p>after WWII</text:p>
          </table:table-cell>
          <table:table-cell table:style-name="ce7" office:value-type="float" office:value="5226">
            <text:p>5,226</text:p>
          </table:table-cell>
          <table:table-cell table:style-name="ce11" table:formula="of:=[.G201]/[.H201]" office:value-type="float" office:value="28.2574850299401">
            <text:p>28.3</text:p>
          </table:table-cell>
          <table:table-cell table:style-name="ce7" table:formula="of:=[.F201]*100/[.C201]" office:value-type="float" office:value="93.4940681209338">
            <text:p>93</text:p>
          </table:table-cell>
          <table:table-cell table:style-name="ce7" table:formula="of:=[.G201]+[.H201]" office:value-type="float" office:value="4886">
            <text:p>4,886</text:p>
          </table:table-cell>
          <table:table-cell table:style-name="ce7" table:formula="of:=SUM(OFFSET([.O201];-[.C$5]+1;0;[.C$5];1))+SUM(OFFSET([.Q201];-[.C$6]+1;0;[.C$6];1))+[.S201]" office:value-type="float" office:value="4719">
            <text:p>4,719</text:p>
          </table:table-cell>
          <table:table-cell table:style-name="ce7" table:formula="of:=SUM(OFFSET([.P201];-[.D$5]+1;0;[.D$5];1))+SUM(OFFSET([.R201];-[.D$6]+1;0;[.D$6];1))+[.T201]" office:value-type="float" office:value="167">
            <text:p>167</text:p>
          </table:table-cell>
          <table:table-cell table:style-name="ce18" table:formula="of:=(SUM(OFFSET([.O201];-[.C$5]+1;0;[.C$5];1))+SUM(OFFSET([.P201];-[.D$5]+1;0;[.D$5];1)))/[.F201]" office:value-type="percentage" office:value="0.00306999590667212">
            <text:p>0%</text:p>
          </table:table-cell>
          <table:table-cell table:style-name="ce18" table:formula="of:=(SUM(OFFSET([.Q201];-[.C$6]+1;0;[.C$6];1))+SUM(OFFSET([.R201];-[.D$6]+1;0;[.D$6];1)))/[.F201]" office:value-type="percentage" office:value="0">
            <text:p>0%</text:p>
          </table:table-cell>
          <table:table-cell table:style-name="ce18" table:formula="of:=SUM([.S201:.T201])/[.F201]" office:value-type="percentage" office:value="0.996930004093328">
            <text:p>100%</text:p>
          </table:table-cell>
          <table:table-cell table:style-name="ce18"/>
          <table:table-cell table:style-name="ce22"/>
          <table:table-cell table:style-name="ce21" table:formula="of:=SUM([.S200:.S202])/SUM([.T200:.T202])" office:value-type="float" office:value="27.9960861056751">
            <text:p>28.0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4704">
            <text:p>4,704</text:p>
          </table:table-cell>
          <table:table-cell table:style-name="ce7" office:value-type="float" office:value="167">
            <text:p>167</text:p>
          </table:table-cell>
          <table:table-cell table:number-columns-repeated="1004"/>
        </table:table-row>
        <table:table-row table:style-name="ro1">
          <table:table-cell table:style-name="ce4" office:value-type="float" office:value="1978">
            <text:p>1978</text:p>
          </table:table-cell>
          <table:table-cell office:value-type="string">
            <text:p>after WWII</text:p>
          </table:table-cell>
          <table:table-cell table:style-name="ce7" office:value-type="float" office:value="5212">
            <text:p>5,212</text:p>
          </table:table-cell>
          <table:table-cell table:style-name="ce11" table:formula="of:=[.G202]/[.H202]" office:value-type="float" office:value="29.0414201183432">
            <text:p>29.0</text:p>
          </table:table-cell>
          <table:table-cell table:style-name="ce7" table:formula="of:=[.F202]*100/[.C202]" office:value-type="float" office:value="97.4098234842671">
            <text:p>97</text:p>
          </table:table-cell>
          <table:table-cell table:style-name="ce7" table:formula="of:=[.G202]+[.H202]" office:value-type="float" office:value="5077">
            <text:p>5,077</text:p>
          </table:table-cell>
          <table:table-cell table:style-name="ce7" table:formula="of:=SUM(OFFSET([.O202];-[.C$5]+1;0;[.C$5];1))+SUM(OFFSET([.Q202];-[.C$6]+1;0;[.C$6];1))+[.S202]" office:value-type="float" office:value="4908">
            <text:p>4,908</text:p>
          </table:table-cell>
          <table:table-cell table:style-name="ce7" table:formula="of:=SUM(OFFSET([.P202];-[.D$5]+1;0;[.D$5];1))+SUM(OFFSET([.R202];-[.D$6]+1;0;[.D$6];1))+[.T202]" office:value-type="float" office:value="169">
            <text:p>169</text:p>
          </table:table-cell>
          <table:table-cell table:style-name="ce18" table:formula="of:=(SUM(OFFSET([.O202];-[.C$5]+1;0;[.C$5];1))+SUM(OFFSET([.P202];-[.D$5]+1;0;[.D$5];1)))/[.F202]" office:value-type="percentage" office:value="0.00295450068938349">
            <text:p>0%</text:p>
          </table:table-cell>
          <table:table-cell table:style-name="ce18" table:formula="of:=(SUM(OFFSET([.Q202];-[.C$6]+1;0;[.C$6];1))+SUM(OFFSET([.R202];-[.D$6]+1;0;[.D$6];1)))/[.F202]" office:value-type="percentage" office:value="0">
            <text:p>0%</text:p>
          </table:table-cell>
          <table:table-cell table:style-name="ce18" table:formula="of:=SUM([.S202:.T202])/[.F202]" office:value-type="percentage" office:value="0.997045499310616">
            <text:p>100%</text:p>
          </table:table-cell>
          <table:table-cell table:style-name="ce18"/>
          <table:table-cell table:style-name="ce22"/>
          <table:table-cell table:style-name="ce21" table:formula="of:=SUM([.S201:.S203])/SUM([.T201:.T203])" office:value-type="float" office:value="28.75">
            <text:p>28.8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4893">
            <text:p>4,893</text:p>
          </table:table-cell>
          <table:table-cell table:style-name="ce7" office:value-type="float" office:value="169">
            <text:p>169</text:p>
          </table:table-cell>
          <table:table-cell table:number-columns-repeated="1004"/>
        </table:table-row>
        <table:table-row table:style-name="ro1">
          <table:table-cell table:style-name="ce4" office:value-type="float" office:value="1979">
            <text:p>1979</text:p>
          </table:table-cell>
          <table:table-cell office:value-type="string">
            <text:p>after WWII</text:p>
          </table:table-cell>
          <table:table-cell table:style-name="ce7" office:value-type="float" office:value="5204">
            <text:p>5,204</text:p>
          </table:table-cell>
          <table:table-cell table:style-name="ce11" table:formula="of:=[.G203]/[.H203]" office:value-type="float" office:value="29.2631578947368">
            <text:p>29.3</text:p>
          </table:table-cell>
          <table:table-cell table:style-name="ce7" table:formula="of:=[.F203]*100/[.C203]" office:value-type="float" office:value="88.3935434281322">
            <text:p>88</text:p>
          </table:table-cell>
          <table:table-cell table:style-name="ce7" table:formula="of:=[.G203]+[.H203]" office:value-type="float" office:value="4600">
            <text:p>4,600</text:p>
          </table:table-cell>
          <table:table-cell table:style-name="ce7" table:formula="of:=SUM(OFFSET([.O203];-[.C$5]+1;0;[.C$5];1))+SUM(OFFSET([.Q203];-[.C$6]+1;0;[.C$6];1))+[.S203]" office:value-type="float" office:value="4448">
            <text:p>4,448</text:p>
          </table:table-cell>
          <table:table-cell table:style-name="ce7" table:formula="of:=SUM(OFFSET([.P203];-[.D$5]+1;0;[.D$5];1))+SUM(OFFSET([.R203];-[.D$6]+1;0;[.D$6];1))+[.T203]" office:value-type="float" office:value="152">
            <text:p>152</text:p>
          </table:table-cell>
          <table:table-cell table:style-name="ce18" table:formula="of:=(SUM(OFFSET([.O203];-[.C$5]+1;0;[.C$5];1))+SUM(OFFSET([.P203];-[.D$5]+1;0;[.D$5];1)))/[.F203]" office:value-type="percentage" office:value="0.00326086956521739">
            <text:p>0%</text:p>
          </table:table-cell>
          <table:table-cell table:style-name="ce18" table:formula="of:=(SUM(OFFSET([.Q203];-[.C$6]+1;0;[.C$6];1))+SUM(OFFSET([.R203];-[.D$6]+1;0;[.D$6];1)))/[.F203]" office:value-type="percentage" office:value="0">
            <text:p>0%</text:p>
          </table:table-cell>
          <table:table-cell table:style-name="ce18" table:formula="of:=SUM([.S203:.T203])/[.F203]" office:value-type="percentage" office:value="0.996739130434782">
            <text:p>100%</text:p>
          </table:table-cell>
          <table:table-cell table:style-name="ce18"/>
          <table:table-cell table:style-name="ce22"/>
          <table:table-cell table:style-name="ce21" table:formula="of:=SUM([.S202:.S204])/SUM([.T202:.T204])" office:value-type="float" office:value="29.9978632478632">
            <text:p>30.0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4433">
            <text:p>4,433</text:p>
          </table:table-cell>
          <table:table-cell table:style-name="ce7" office:value-type="float" office:value="152">
            <text:p>152</text:p>
          </table:table-cell>
          <table:table-cell table:number-columns-repeated="1004"/>
        </table:table-row>
        <table:table-row table:style-name="ro1">
          <table:table-cell table:style-name="ce4" office:value-type="float" office:value="1980">
            <text:p>1980</text:p>
          </table:table-cell>
          <table:table-cell office:value-type="string">
            <text:p>after WWII</text:p>
          </table:table-cell>
          <table:table-cell table:style-name="ce7" office:value-type="float" office:value="5194">
            <text:p>5,194</text:p>
          </table:table-cell>
          <table:table-cell table:style-name="ce11" table:formula="of:=[.G204]/[.H204]" office:value-type="float" office:value="32.1632653061224">
            <text:p>32.2</text:p>
          </table:table-cell>
          <table:table-cell table:style-name="ce7" table:formula="of:=[.F204]*100/[.C204]" office:value-type="float" office:value="93.8582980361956">
            <text:p>94</text:p>
          </table:table-cell>
          <table:table-cell table:style-name="ce7" table:formula="of:=[.G204]+[.H204]" office:value-type="float" office:value="4875">
            <text:p>4,875</text:p>
          </table:table-cell>
          <table:table-cell table:style-name="ce7" table:formula="of:=SUM(OFFSET([.O204];-[.C$5]+1;0;[.C$5];1))+SUM(OFFSET([.Q204];-[.C$6]+1;0;[.C$6];1))+[.S204]" office:value-type="float" office:value="4728">
            <text:p>4,728</text:p>
          </table:table-cell>
          <table:table-cell table:style-name="ce7" table:formula="of:=SUM(OFFSET([.P204];-[.D$5]+1;0;[.D$5];1))+SUM(OFFSET([.R204];-[.D$6]+1;0;[.D$6];1))+[.T204]" office:value-type="float" office:value="147">
            <text:p>147</text:p>
          </table:table-cell>
          <table:table-cell table:style-name="ce18" table:formula="of:=(SUM(OFFSET([.O204];-[.C$5]+1;0;[.C$5];1))+SUM(OFFSET([.P204];-[.D$5]+1;0;[.D$5];1)))/[.F204]" office:value-type="percentage" office:value="0.00307692307692308">
            <text:p>0%</text:p>
          </table:table-cell>
          <table:table-cell table:style-name="ce18" table:formula="of:=(SUM(OFFSET([.Q204];-[.C$6]+1;0;[.C$6];1))+SUM(OFFSET([.R204];-[.D$6]+1;0;[.D$6];1)))/[.F204]" office:value-type="percentage" office:value="0">
            <text:p>0%</text:p>
          </table:table-cell>
          <table:table-cell table:style-name="ce18" table:formula="of:=SUM([.S204:.T204])/[.F204]" office:value-type="percentage" office:value="0.996923076923077">
            <text:p>100%</text:p>
          </table:table-cell>
          <table:table-cell table:style-name="ce18"/>
          <table:table-cell table:style-name="ce22"/>
          <table:table-cell table:style-name="ce21" table:formula="of:=SUM([.S203:.S205])/SUM([.T203:.T205])" office:value-type="float" office:value="31.1728110599078">
            <text:p>31.2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4713">
            <text:p>4,713</text:p>
          </table:table-cell>
          <table:table-cell table:style-name="ce7" office:value-type="float" office:value="147">
            <text:p>147</text:p>
          </table:table-cell>
          <table:table-cell table:number-columns-repeated="1004"/>
        </table:table-row>
        <table:table-row table:style-name="ro1">
          <table:table-cell table:style-name="ce4" office:value-type="float" office:value="1981">
            <text:p>1981</text:p>
          </table:table-cell>
          <table:table-cell office:value-type="string">
            <text:p>after WWII</text:p>
          </table:table-cell>
          <table:table-cell table:style-name="ce7" office:value-type="float" office:value="5180">
            <text:p>5,180</text:p>
          </table:table-cell>
          <table:table-cell table:style-name="ce11" table:formula="of:=[.G205]/[.H205]" office:value-type="float" office:value="32.5555555555556">
            <text:p>32.6</text:p>
          </table:table-cell>
          <table:table-cell table:style-name="ce7" table:formula="of:=[.F205]*100/[.C205]" office:value-type="float" office:value="87.4517374517375">
            <text:p>87</text:p>
          </table:table-cell>
          <table:table-cell table:style-name="ce7" table:formula="of:=[.G205]+[.H205]" office:value-type="float" office:value="4530">
            <text:p>4,530</text:p>
          </table:table-cell>
          <table:table-cell table:style-name="ce7" table:formula="of:=SUM(OFFSET([.O205];-[.C$5]+1;0;[.C$5];1))+SUM(OFFSET([.Q205];-[.C$6]+1;0;[.C$6];1))+[.S205]" office:value-type="float" office:value="4395">
            <text:p>4,395</text:p>
          </table:table-cell>
          <table:table-cell table:style-name="ce7" table:formula="of:=SUM(OFFSET([.P205];-[.D$5]+1;0;[.D$5];1))+SUM(OFFSET([.R205];-[.D$6]+1;0;[.D$6];1))+[.T205]" office:value-type="float" office:value="135">
            <text:p>135</text:p>
          </table:table-cell>
          <table:table-cell table:style-name="ce18" table:formula="of:=(SUM(OFFSET([.O205];-[.C$5]+1;0;[.C$5];1))+SUM(OFFSET([.P205];-[.D$5]+1;0;[.D$5];1)))/[.F205]" office:value-type="percentage" office:value="0.00264900662251656">
            <text:p>0%</text:p>
          </table:table-cell>
          <table:table-cell table:style-name="ce18" table:formula="of:=(SUM(OFFSET([.Q205];-[.C$6]+1;0;[.C$6];1))+SUM(OFFSET([.R205];-[.D$6]+1;0;[.D$6];1)))/[.F205]" office:value-type="percentage" office:value="0">
            <text:p>0%</text:p>
          </table:table-cell>
          <table:table-cell table:style-name="ce18" table:formula="of:=SUM([.S205:.T205])/[.F205]" office:value-type="percentage" office:value="0.997350993377483">
            <text:p>100%</text:p>
          </table:table-cell>
          <table:table-cell table:style-name="ce18"/>
          <table:table-cell table:style-name="ce22"/>
          <table:table-cell table:style-name="ce21" table:formula="of:=SUM([.S204:.S206])/SUM([.T204:.T206])" office:value-type="float" office:value="33.1363636363636">
            <text:p>33.1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4383">
            <text:p>4,383</text:p>
          </table:table-cell>
          <table:table-cell table:style-name="ce7" office:value-type="float" office:value="135">
            <text:p>135</text:p>
          </table:table-cell>
          <table:table-cell table:number-columns-repeated="1004"/>
        </table:table-row>
        <table:table-row table:style-name="ro1">
          <table:table-cell table:style-name="ce4" office:value-type="float" office:value="1982">
            <text:p>1982</text:p>
          </table:table-cell>
          <table:table-cell office:value-type="string">
            <text:p>after WWII</text:p>
          </table:table-cell>
          <table:table-cell table:style-name="ce7" office:value-type="float" office:value="5165">
            <text:p>5,165</text:p>
          </table:table-cell>
          <table:table-cell table:style-name="ce11" table:formula="of:=[.G206]/[.H206]" office:value-type="float" office:value="35.0514705882353">
            <text:p>35.1</text:p>
          </table:table-cell>
          <table:table-cell table:style-name="ce7" table:formula="of:=[.F206]*100/[.C206]" office:value-type="float" office:value="94.9273959341723">
            <text:p>95</text:p>
          </table:table-cell>
          <table:table-cell table:style-name="ce7" table:formula="of:=[.G206]+[.H206]" office:value-type="float" office:value="4903">
            <text:p>4,903</text:p>
          </table:table-cell>
          <table:table-cell table:style-name="ce7" table:formula="of:=SUM(OFFSET([.O206];-[.C$5]+1;0;[.C$5];1))+SUM(OFFSET([.Q206];-[.C$6]+1;0;[.C$6];1))+[.S206]" office:value-type="float" office:value="4767">
            <text:p>4,767</text:p>
          </table:table-cell>
          <table:table-cell table:style-name="ce7" table:formula="of:=SUM(OFFSET([.P206];-[.D$5]+1;0;[.D$5];1))+SUM(OFFSET([.R206];-[.D$6]+1;0;[.D$6];1))+[.T206]" office:value-type="float" office:value="136">
            <text:p>136</text:p>
          </table:table-cell>
          <table:table-cell table:style-name="ce18" table:formula="of:=(SUM(OFFSET([.O206];-[.C$5]+1;0;[.C$5];1))+SUM(OFFSET([.P206];-[.D$5]+1;0;[.D$5];1)))/[.F206]" office:value-type="percentage" office:value="0.00244748113399959">
            <text:p>0%</text:p>
          </table:table-cell>
          <table:table-cell table:style-name="ce18" table:formula="of:=(SUM(OFFSET([.Q206];-[.C$6]+1;0;[.C$6];1))+SUM(OFFSET([.R206];-[.D$6]+1;0;[.D$6];1)))/[.F206]" office:value-type="percentage" office:value="0">
            <text:p>0%</text:p>
          </table:table-cell>
          <table:table-cell table:style-name="ce18" table:formula="of:=SUM([.S206:.T206])/[.F206]" office:value-type="percentage" office:value="0.997552518866">
            <text:p>100%</text:p>
          </table:table-cell>
          <table:table-cell table:style-name="ce18"/>
          <table:table-cell table:style-name="ce22"/>
          <table:table-cell table:style-name="ce21" table:formula="of:=SUM([.S205:.S207])/SUM([.T205:.T207])" office:value-type="float" office:value="34.6182266009852">
            <text:p>34.6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4755">
            <text:p>4,755</text:p>
          </table:table-cell>
          <table:table-cell table:style-name="ce7" office:value-type="float" office:value="136">
            <text:p>136</text:p>
          </table:table-cell>
          <table:table-cell table:number-columns-repeated="1004"/>
        </table:table-row>
        <table:table-row table:style-name="ro1">
          <table:table-cell table:style-name="ce4" office:value-type="float" office:value="1983">
            <text:p>1983</text:p>
          </table:table-cell>
          <table:table-cell office:value-type="string">
            <text:p>after WWII</text:p>
          </table:table-cell>
          <table:table-cell table:style-name="ce7" office:value-type="float" office:value="5148">
            <text:p>5,148</text:p>
          </table:table-cell>
          <table:table-cell table:style-name="ce11" table:formula="of:=[.G207]/[.H207]" office:value-type="float" office:value="36.5037037037037">
            <text:p>36.5</text:p>
          </table:table-cell>
          <table:table-cell table:style-name="ce7" table:formula="of:=[.F207]*100/[.C207]" office:value-type="float" office:value="98.3488733488734">
            <text:p>98</text:p>
          </table:table-cell>
          <table:table-cell table:style-name="ce7" table:formula="of:=[.G207]+[.H207]" office:value-type="float" office:value="5063">
            <text:p>5,063</text:p>
          </table:table-cell>
          <table:table-cell table:style-name="ce7" table:formula="of:=SUM(OFFSET([.O207];-[.C$5]+1;0;[.C$5];1))+SUM(OFFSET([.Q207];-[.C$6]+1;0;[.C$6];1))+[.S207]" office:value-type="float" office:value="4928">
            <text:p>4,928</text:p>
          </table:table-cell>
          <table:table-cell table:style-name="ce7" table:formula="of:=SUM(OFFSET([.P207];-[.D$5]+1;0;[.D$5];1))+SUM(OFFSET([.R207];-[.D$6]+1;0;[.D$6];1))+[.T207]" office:value-type="float" office:value="135">
            <text:p>135</text:p>
          </table:table-cell>
          <table:table-cell table:style-name="ce18" table:formula="of:=(SUM(OFFSET([.O207];-[.C$5]+1;0;[.C$5];1))+SUM(OFFSET([.P207];-[.D$5]+1;0;[.D$5];1)))/[.F207]" office:value-type="percentage" office:value="0.00217262492593324">
            <text:p>0%</text:p>
          </table:table-cell>
          <table:table-cell table:style-name="ce18" table:formula="of:=(SUM(OFFSET([.Q207];-[.C$6]+1;0;[.C$6];1))+SUM(OFFSET([.R207];-[.D$6]+1;0;[.D$6];1)))/[.F207]" office:value-type="percentage" office:value="0">
            <text:p>0%</text:p>
          </table:table-cell>
          <table:table-cell table:style-name="ce18" table:formula="of:=SUM([.S207:.T207])/[.F207]" office:value-type="percentage" office:value="0.997827375074067">
            <text:p>100%</text:p>
          </table:table-cell>
          <table:table-cell table:style-name="ce18"/>
          <table:table-cell table:style-name="ce22"/>
          <table:table-cell table:style-name="ce21" table:formula="of:=SUM([.S206:.S208])/SUM([.T206:.T208])" office:value-type="float" office:value="35.4665012406948">
            <text:p>35.5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4917">
            <text:p>4,917</text:p>
          </table:table-cell>
          <table:table-cell table:style-name="ce7" office:value-type="float" office:value="135">
            <text:p>135</text:p>
          </table:table-cell>
          <table:table-cell table:number-columns-repeated="1004"/>
        </table:table-row>
        <table:table-row table:style-name="ro1">
          <table:table-cell table:style-name="ce4" office:value-type="float" office:value="1984">
            <text:p>1984</text:p>
          </table:table-cell>
          <table:table-cell office:value-type="string">
            <text:p>after WWII</text:p>
          </table:table-cell>
          <table:table-cell table:style-name="ce7" office:value-type="float" office:value="5139">
            <text:p>5,139</text:p>
          </table:table-cell>
          <table:table-cell table:style-name="ce11" table:formula="of:=[.G208]/[.H208]" office:value-type="float" office:value="35.0909090909091">
            <text:p>35.1</text:p>
          </table:table-cell>
          <table:table-cell table:style-name="ce7" table:formula="of:=[.F208]*100/[.C208]" office:value-type="float" office:value="92.7028604786924">
            <text:p>93</text:p>
          </table:table-cell>
          <table:table-cell table:style-name="ce7" table:formula="of:=[.G208]+[.H208]" office:value-type="float" office:value="4764">
            <text:p>4,764</text:p>
          </table:table-cell>
          <table:table-cell table:style-name="ce7" table:formula="of:=SUM(OFFSET([.O208];-[.C$5]+1;0;[.C$5];1))+SUM(OFFSET([.Q208];-[.C$6]+1;0;[.C$6];1))+[.S208]" office:value-type="float" office:value="4632">
            <text:p>4,632</text:p>
          </table:table-cell>
          <table:table-cell table:style-name="ce7" table:formula="of:=SUM(OFFSET([.P208];-[.D$5]+1;0;[.D$5];1))+SUM(OFFSET([.R208];-[.D$6]+1;0;[.D$6];1))+[.T208]" office:value-type="float" office:value="132">
            <text:p>132</text:p>
          </table:table-cell>
          <table:table-cell table:style-name="ce18" table:formula="of:=(SUM(OFFSET([.O208];-[.C$5]+1;0;[.C$5];1))+SUM(OFFSET([.P208];-[.D$5]+1;0;[.D$5];1)))/[.F208]" office:value-type="percentage" office:value="0.00230898404701931">
            <text:p>0%</text:p>
          </table:table-cell>
          <table:table-cell table:style-name="ce18" table:formula="of:=(SUM(OFFSET([.Q208];-[.C$6]+1;0;[.C$6];1))+SUM(OFFSET([.R208];-[.D$6]+1;0;[.D$6];1)))/[.F208]" office:value-type="percentage" office:value="0">
            <text:p>0%</text:p>
          </table:table-cell>
          <table:table-cell table:style-name="ce18" table:formula="of:=SUM([.S208:.T208])/[.F208]" office:value-type="percentage" office:value="0.997691015952981">
            <text:p>100%</text:p>
          </table:table-cell>
          <table:table-cell table:style-name="ce18"/>
          <table:table-cell table:style-name="ce22"/>
          <table:table-cell table:style-name="ce21" table:formula="of:=SUM([.S207:.S209])/SUM([.T207:.T209])" office:value-type="float" office:value="32.9617117117117">
            <text:p>33.0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4621">
            <text:p>4,621</text:p>
          </table:table-cell>
          <table:table-cell table:style-name="ce7" office:value-type="float" office:value="132">
            <text:p>132</text:p>
          </table:table-cell>
          <table:table-cell table:number-columns-repeated="1004"/>
        </table:table-row>
        <table:table-row table:style-name="ro1">
          <table:table-cell table:style-name="ce4" office:value-type="float" office:value="1985">
            <text:p>1985</text:p>
          </table:table-cell>
          <table:table-cell office:value-type="string">
            <text:p>after WWII</text:p>
          </table:table-cell>
          <table:table-cell table:style-name="ce7" office:value-type="float" office:value="5128">
            <text:p>5,128</text:p>
          </table:table-cell>
          <table:table-cell table:style-name="ce11" table:formula="of:=[.G209]/[.H209]" office:value-type="float" office:value="28.8474576271186">
            <text:p>28.8</text:p>
          </table:table-cell>
          <table:table-cell table:style-name="ce7" table:formula="of:=[.F209]*100/[.C209]" office:value-type="float" office:value="103.022620904836">
            <text:p>103</text:p>
          </table:table-cell>
          <table:table-cell table:style-name="ce7" table:formula="of:=[.G209]+[.H209]" office:value-type="float" office:value="5283">
            <text:p>5,283</text:p>
          </table:table-cell>
          <table:table-cell table:style-name="ce7" table:formula="of:=SUM(OFFSET([.O209];-[.C$5]+1;0;[.C$5];1))+SUM(OFFSET([.Q209];-[.C$6]+1;0;[.C$6];1))+[.S209]" office:value-type="float" office:value="5106">
            <text:p>5,106</text:p>
          </table:table-cell>
          <table:table-cell table:style-name="ce7" table:formula="of:=SUM(OFFSET([.P209];-[.D$5]+1;0;[.D$5];1))+SUM(OFFSET([.R209];-[.D$6]+1;0;[.D$6];1))+[.T209]" office:value-type="float" office:value="177">
            <text:p>177</text:p>
          </table:table-cell>
          <table:table-cell table:style-name="ce18" table:formula="of:=(SUM(OFFSET([.O209];-[.C$5]+1;0;[.C$5];1))+SUM(OFFSET([.P209];-[.D$5]+1;0;[.D$5];1)))/[.F209]" office:value-type="percentage" office:value="0.00170357751277683">
            <text:p>0%</text:p>
          </table:table-cell>
          <table:table-cell table:style-name="ce18" table:formula="of:=(SUM(OFFSET([.Q209];-[.C$6]+1;0;[.C$6];1))+SUM(OFFSET([.R209];-[.D$6]+1;0;[.D$6];1)))/[.F209]" office:value-type="percentage" office:value="0">
            <text:p>0%</text:p>
          </table:table-cell>
          <table:table-cell table:style-name="ce18" table:formula="of:=SUM([.S209:.T209])/[.F209]" office:value-type="percentage" office:value="0.998296422487223">
            <text:p>100%</text:p>
          </table:table-cell>
          <table:table-cell table:style-name="ce18"/>
          <table:table-cell table:style-name="ce22"/>
          <table:table-cell table:style-name="ce21" table:formula="of:=SUM([.S208:.S210])/SUM([.T208:.T210])" office:value-type="float" office:value="30.0437375745527">
            <text:p>30.0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5097">
            <text:p>5,097</text:p>
          </table:table-cell>
          <table:table-cell table:style-name="ce7" office:value-type="float" office:value="177">
            <text:p>177</text:p>
          </table:table-cell>
          <table:table-cell table:number-columns-repeated="1004"/>
        </table:table-row>
        <table:table-row table:style-name="ro1">
          <table:table-cell table:style-name="ce4" office:value-type="float" office:value="1986">
            <text:p>1986</text:p>
          </table:table-cell>
          <table:table-cell office:value-type="string">
            <text:p>after WWII</text:p>
          </table:table-cell>
          <table:table-cell table:style-name="ce7" office:value-type="float" office:value="5112">
            <text:p>5,112</text:p>
          </table:table-cell>
          <table:table-cell table:style-name="ce11" table:formula="of:=[.G210]/[.H210]" office:value-type="float" office:value="27.8453608247423">
            <text:p>27.8</text:p>
          </table:table-cell>
          <table:table-cell table:style-name="ce7" table:formula="of:=[.F210]*100/[.C210]" office:value-type="float" office:value="109.467918622848">
            <text:p>109</text:p>
          </table:table-cell>
          <table:table-cell table:style-name="ce7" table:formula="of:=[.G210]+[.H210]" office:value-type="float" office:value="5596">
            <text:p>5,596</text:p>
          </table:table-cell>
          <table:table-cell table:style-name="ce7" table:formula="of:=SUM(OFFSET([.O210];-[.C$5]+1;0;[.C$5];1))+SUM(OFFSET([.Q210];-[.C$6]+1;0;[.C$6];1))+[.S210]" office:value-type="float" office:value="5402">
            <text:p>5,402</text:p>
          </table:table-cell>
          <table:table-cell table:style-name="ce7" table:formula="of:=SUM(OFFSET([.P210];-[.D$5]+1;0;[.D$5];1))+SUM(OFFSET([.R210];-[.D$6]+1;0;[.D$6];1))+[.T210]" office:value-type="float" office:value="194">
            <text:p>194</text:p>
          </table:table-cell>
          <table:table-cell table:style-name="ce18" table:formula="of:=(SUM(OFFSET([.O210];-[.C$5]+1;0;[.C$5];1))+SUM(OFFSET([.P210];-[.D$5]+1;0;[.D$5];1)))/[.F210]" office:value-type="percentage" office:value="0.00142959256611866">
            <text:p>0%</text:p>
          </table:table-cell>
          <table:table-cell table:style-name="ce18" table:formula="of:=(SUM(OFFSET([.Q210];-[.C$6]+1;0;[.C$6];1))+SUM(OFFSET([.R210];-[.D$6]+1;0;[.D$6];1)))/[.F210]" office:value-type="percentage" office:value="0">
            <text:p>0%</text:p>
          </table:table-cell>
          <table:table-cell table:style-name="ce18" table:formula="of:=SUM([.S210:.T210])/[.F210]" office:value-type="percentage" office:value="0.998570407433881">
            <text:p>100%</text:p>
          </table:table-cell>
          <table:table-cell table:style-name="ce18"/>
          <table:table-cell table:style-name="ce22"/>
          <table:table-cell table:style-name="ce21" table:formula="of:=SUM([.S209:.S211])/SUM([.T209:.T211])" office:value-type="float" office:value="28.2258064516129">
            <text:p>28.2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5394">
            <text:p>5,394</text:p>
          </table:table-cell>
          <table:table-cell table:style-name="ce7" office:value-type="float" office:value="194">
            <text:p>194</text:p>
          </table:table-cell>
          <table:table-cell table:number-columns-repeated="1004"/>
        </table:table-row>
        <table:table-row table:style-name="ro1">
          <table:table-cell table:style-name="ce4" office:value-type="float" office:value="1987">
            <text:p>1987</text:p>
          </table:table-cell>
          <table:table-cell office:value-type="string">
            <text:p>after WWII</text:p>
          </table:table-cell>
          <table:table-cell table:style-name="ce7" office:value-type="float" office:value="5099">
            <text:p>5,099</text:p>
          </table:table-cell>
          <table:table-cell table:style-name="ce11" table:formula="of:=[.G211]/[.H211]" office:value-type="float" office:value="28.1550802139037">
            <text:p>28.2</text:p>
          </table:table-cell>
          <table:table-cell table:style-name="ce7" table:formula="of:=[.F211]*100/[.C211]" office:value-type="float" office:value="106.922926063934">
            <text:p>107</text:p>
          </table:table-cell>
          <table:table-cell table:style-name="ce7" table:formula="of:=[.G211]+[.H211]" office:value-type="float" office:value="5452">
            <text:p>5,452</text:p>
          </table:table-cell>
          <table:table-cell table:style-name="ce7" table:formula="of:=SUM(OFFSET([.O211];-[.C$5]+1;0;[.C$5];1))+SUM(OFFSET([.Q211];-[.C$6]+1;0;[.C$6];1))+[.S211]" office:value-type="float" office:value="5265">
            <text:p>5,265</text:p>
          </table:table-cell>
          <table:table-cell table:style-name="ce7" table:formula="of:=SUM(OFFSET([.P211];-[.D$5]+1;0;[.D$5];1))+SUM(OFFSET([.R211];-[.D$6]+1;0;[.D$6];1))+[.T211]" office:value-type="float" office:value="187">
            <text:p>187</text:p>
          </table:table-cell>
          <table:table-cell table:style-name="ce18" table:formula="of:=(SUM(OFFSET([.O211];-[.C$5]+1;0;[.C$5];1))+SUM(OFFSET([.P211];-[.D$5]+1;0;[.D$5];1)))/[.F211]" office:value-type="percentage" office:value="0.00110051357300073">
            <text:p>0%</text:p>
          </table:table-cell>
          <table:table-cell table:style-name="ce18" table:formula="of:=(SUM(OFFSET([.Q211];-[.C$6]+1;0;[.C$6];1))+SUM(OFFSET([.R211];-[.D$6]+1;0;[.D$6];1)))/[.F211]" office:value-type="percentage" office:value="0">
            <text:p>0%</text:p>
          </table:table-cell>
          <table:table-cell table:style-name="ce18" table:formula="of:=SUM([.S211:.T211])/[.F211]" office:value-type="percentage" office:value="0.998899486426999">
            <text:p>100%</text:p>
          </table:table-cell>
          <table:table-cell table:style-name="ce18"/>
          <table:table-cell table:style-name="ce22"/>
          <table:table-cell table:style-name="ce21" table:formula="of:=SUM([.S210:.S212])/SUM([.T210:.T212])" office:value-type="float" office:value="28.4086799276673">
            <text:p>28.4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5259">
            <text:p>5,259</text:p>
          </table:table-cell>
          <table:table-cell table:style-name="ce7" office:value-type="float" office:value="187">
            <text:p>187</text:p>
          </table:table-cell>
          <table:table-cell table:number-columns-repeated="1004"/>
        </table:table-row>
        <table:table-row table:style-name="ro1">
          <table:table-cell table:style-name="ce4" office:value-type="float" office:value="1988">
            <text:p>1988</text:p>
          </table:table-cell>
          <table:table-cell office:value-type="string">
            <text:p>after WWII</text:p>
          </table:table-cell>
          <table:table-cell table:style-name="ce7" office:value-type="float" office:value="5077">
            <text:p>5,077</text:p>
          </table:table-cell>
          <table:table-cell table:style-name="ce11" table:formula="of:=[.G212]/[.H212]" office:value-type="float" office:value="29.4302325581395">
            <text:p>29.4</text:p>
          </table:table-cell>
          <table:table-cell table:style-name="ce7" table:formula="of:=[.F212]*100/[.C212]" office:value-type="float" office:value="103.092377388221">
            <text:p>103</text:p>
          </table:table-cell>
          <table:table-cell table:style-name="ce7" table:formula="of:=[.G212]+[.H212]" office:value-type="float" office:value="5234">
            <text:p>5,234</text:p>
          </table:table-cell>
          <table:table-cell table:style-name="ce7" table:formula="of:=SUM(OFFSET([.O212];-[.C$5]+1;0;[.C$5];1))+SUM(OFFSET([.Q212];-[.C$6]+1;0;[.C$6];1))+[.S212]" office:value-type="float" office:value="5062">
            <text:p>5,062</text:p>
          </table:table-cell>
          <table:table-cell table:style-name="ce7" table:formula="of:=SUM(OFFSET([.P212];-[.D$5]+1;0;[.D$5];1))+SUM(OFFSET([.R212];-[.D$6]+1;0;[.D$6];1))+[.T212]" office:value-type="float" office:value="172">
            <text:p>172</text:p>
          </table:table-cell>
          <table:table-cell table:style-name="ce18" table:formula="of:=(SUM(OFFSET([.O212];-[.C$5]+1;0;[.C$5];1))+SUM(OFFSET([.P212];-[.D$5]+1;0;[.D$5];1)))/[.F212]" office:value-type="percentage" office:value="0.000955292319449752">
            <text:p>0%</text:p>
          </table:table-cell>
          <table:table-cell table:style-name="ce18" table:formula="of:=(SUM(OFFSET([.Q212];-[.C$6]+1;0;[.C$6];1))+SUM(OFFSET([.R212];-[.D$6]+1;0;[.D$6];1)))/[.F212]" office:value-type="percentage" office:value="0">
            <text:p>0%</text:p>
          </table:table-cell>
          <table:table-cell table:style-name="ce18" table:formula="of:=SUM([.S212:.T212])/[.F212]" office:value-type="percentage" office:value="0.99904470768055">
            <text:p>100%</text:p>
          </table:table-cell>
          <table:table-cell table:style-name="ce18"/>
          <table:table-cell table:style-name="ce22"/>
          <table:table-cell table:style-name="ce21" table:formula="of:=SUM([.S211:.S213])/SUM([.T211:.T213])" office:value-type="float" office:value="29.9486166007905">
            <text:p>29.9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5057">
            <text:p>5,057</text:p>
          </table:table-cell>
          <table:table-cell table:style-name="ce7" office:value-type="float" office:value="172">
            <text:p>172</text:p>
          </table:table-cell>
          <table:table-cell table:number-columns-repeated="1004"/>
        </table:table-row>
        <table:table-row table:style-name="ro1">
          <table:table-cell table:style-name="ce4" office:value-type="float" office:value="1989">
            <text:p>1989</text:p>
          </table:table-cell>
          <table:table-cell office:value-type="string">
            <text:p>after WWII</text:p>
          </table:table-cell>
          <table:table-cell table:style-name="ce7" office:value-type="float" office:value="5078">
            <text:p>5,078</text:p>
          </table:table-cell>
          <table:table-cell table:style-name="ce11" table:formula="of:=[.G213]/[.H213]" office:value-type="float" office:value="32.9319727891156">
            <text:p>32.9</text:p>
          </table:table-cell>
          <table:table-cell table:style-name="ce7" table:formula="of:=[.F213]*100/[.C213]" office:value-type="float" office:value="98.2276486805829">
            <text:p>98</text:p>
          </table:table-cell>
          <table:table-cell table:style-name="ce7" table:formula="of:=[.G213]+[.H213]" office:value-type="float" office:value="4988">
            <text:p>4,988</text:p>
          </table:table-cell>
          <table:table-cell table:style-name="ce7" table:formula="of:=SUM(OFFSET([.O213];-[.C$5]+1;0;[.C$5];1))+SUM(OFFSET([.Q213];-[.C$6]+1;0;[.C$6];1))+[.S213]" office:value-type="float" office:value="4841">
            <text:p>4,841</text:p>
          </table:table-cell>
          <table:table-cell table:style-name="ce7" table:formula="of:=SUM(OFFSET([.P213];-[.D$5]+1;0;[.D$5];1))+SUM(OFFSET([.R213];-[.D$6]+1;0;[.D$6];1))+[.T213]" office:value-type="float" office:value="147">
            <text:p>147</text:p>
          </table:table-cell>
          <table:table-cell table:style-name="ce18" table:formula="of:=(SUM(OFFSET([.O213];-[.C$5]+1;0;[.C$5];1))+SUM(OFFSET([.P213];-[.D$5]+1;0;[.D$5];1)))/[.F213]" office:value-type="percentage" office:value="0.000601443464314354">
            <text:p>0%</text:p>
          </table:table-cell>
          <table:table-cell table:style-name="ce18" table:formula="of:=(SUM(OFFSET([.Q213];-[.C$6]+1;0;[.C$6];1))+SUM(OFFSET([.R213];-[.D$6]+1;0;[.D$6];1)))/[.F213]" office:value-type="percentage" office:value="0">
            <text:p>0%</text:p>
          </table:table-cell>
          <table:table-cell table:style-name="ce18" table:formula="of:=SUM([.S213:.T213])/[.F213]" office:value-type="percentage" office:value="0.999398556535686">
            <text:p>100%</text:p>
          </table:table-cell>
          <table:table-cell table:style-name="ce18"/>
          <table:table-cell table:style-name="ce22"/>
          <table:table-cell table:style-name="ce21" table:formula="of:=SUM([.S212:.S214])/SUM([.T212:.T214])" office:value-type="float" office:value="31.7587719298246">
            <text:p>31.8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4838">
            <text:p>4,838</text:p>
          </table:table-cell>
          <table:table-cell table:style-name="ce7" office:value-type="float" office:value="147">
            <text:p>147</text:p>
          </table:table-cell>
          <table:table-cell table:number-columns-repeated="1004"/>
        </table:table-row>
        <table:table-row table:style-name="ro1">
          <table:table-cell table:style-name="ce4" office:value-type="float" office:value="1990">
            <text:p>1990</text:p>
          </table:table-cell>
          <table:table-cell office:value-type="string">
            <text:p>after WWII</text:p>
          </table:table-cell>
          <table:table-cell table:style-name="ce7" office:value-type="float" office:value="5081">
            <text:p>5,081</text:p>
          </table:table-cell>
          <table:table-cell table:style-name="ce11" table:formula="of:=[.G214]/[.H214]" office:value-type="float" office:value="33.5036496350365">
            <text:p>33.5</text:p>
          </table:table-cell>
          <table:table-cell table:style-name="ce7" table:formula="of:=[.F214]*100/[.C214]" office:value-type="float" office:value="93.0328675457587">
            <text:p>93</text:p>
          </table:table-cell>
          <table:table-cell table:style-name="ce7" table:formula="of:=[.G214]+[.H214]" office:value-type="float" office:value="4727">
            <text:p>4,727</text:p>
          </table:table-cell>
          <table:table-cell table:style-name="ce7" table:formula="of:=SUM(OFFSET([.O214];-[.C$5]+1;0;[.C$5];1))+SUM(OFFSET([.Q214];-[.C$6]+1;0;[.C$6];1))+[.S214]" office:value-type="float" office:value="4590">
            <text:p>4,590</text:p>
          </table:table-cell>
          <table:table-cell table:style-name="ce7" table:formula="of:=SUM(OFFSET([.P214];-[.D$5]+1;0;[.D$5];1))+SUM(OFFSET([.R214];-[.D$6]+1;0;[.D$6];1))+[.T214]" office:value-type="float" office:value="137">
            <text:p>137</text:p>
          </table:table-cell>
          <table:table-cell table:style-name="ce18" table:formula="of:=(SUM(OFFSET([.O214];-[.C$5]+1;0;[.C$5];1))+SUM(OFFSET([.P214];-[.D$5]+1;0;[.D$5];1)))/[.F214]" office:value-type="percentage" office:value="0.000634651999153797">
            <text:p>0%</text:p>
          </table:table-cell>
          <table:table-cell table:style-name="ce18" table:formula="of:=(SUM(OFFSET([.Q214];-[.C$6]+1;0;[.C$6];1))+SUM(OFFSET([.R214];-[.D$6]+1;0;[.D$6];1)))/[.F214]" office:value-type="percentage" office:value="0">
            <text:p>0%</text:p>
          </table:table-cell>
          <table:table-cell table:style-name="ce18" table:formula="of:=SUM([.S214:.T214])/[.F214]" office:value-type="percentage" office:value="0.999365348000846">
            <text:p>100%</text:p>
          </table:table-cell>
          <table:table-cell table:style-name="ce18"/>
          <table:table-cell table:style-name="ce22"/>
          <table:table-cell table:style-name="ce21" table:formula="of:=SUM([.S213:.S215])/SUM([.T213:.T215])" office:value-type="float" office:value="33.0702576112412">
            <text:p>33.1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4587">
            <text:p>4,587</text:p>
          </table:table-cell>
          <table:table-cell table:style-name="ce7" office:value-type="float" office:value="137">
            <text:p>137</text:p>
          </table:table-cell>
          <table:table-cell table:number-columns-repeated="1004"/>
        </table:table-row>
        <table:table-row table:style-name="ro1">
          <table:table-cell table:style-name="ce4" office:value-type="float" office:value="1991">
            <text:p>1991</text:p>
          </table:table-cell>
          <table:table-cell office:value-type="string">
            <text:p>after WWII</text:p>
          </table:table-cell>
          <table:table-cell table:style-name="ce7" office:value-type="float" office:value="5083">
            <text:p>5,083</text:p>
          </table:table-cell>
          <table:table-cell table:style-name="ce11" table:formula="of:=[.G215]/[.H215]" office:value-type="float" office:value="32.8601398601399">
            <text:p>32.9</text:p>
          </table:table-cell>
          <table:table-cell table:style-name="ce7" table:formula="of:=[.F215]*100/[.C215]" office:value-type="float" office:value="95.2587054888845">
            <text:p>95</text:p>
          </table:table-cell>
          <table:table-cell table:style-name="ce7" table:formula="of:=[.G215]+[.H215]" office:value-type="float" office:value="4842">
            <text:p>4,842</text:p>
          </table:table-cell>
          <table:table-cell table:style-name="ce7" table:formula="of:=SUM(OFFSET([.O215];-[.C$5]+1;0;[.C$5];1))+SUM(OFFSET([.Q215];-[.C$6]+1;0;[.C$6];1))+[.S215]" office:value-type="float" office:value="4699">
            <text:p>4,699</text:p>
          </table:table-cell>
          <table:table-cell table:style-name="ce7" table:formula="of:=SUM(OFFSET([.P215];-[.D$5]+1;0;[.D$5];1))+SUM(OFFSET([.R215];-[.D$6]+1;0;[.D$6];1))+[.T215]" office:value-type="float" office:value="143">
            <text:p>143</text:p>
          </table:table-cell>
          <table:table-cell table:style-name="ce18" table:formula="of:=(SUM(OFFSET([.O215];-[.C$5]+1;0;[.C$5];1))+SUM(OFFSET([.P215];-[.D$5]+1;0;[.D$5];1)))/[.F215]" office:value-type="percentage" office:value="0.000619578686493185">
            <text:p>0%</text:p>
          </table:table-cell>
          <table:table-cell table:style-name="ce18" table:formula="of:=(SUM(OFFSET([.Q215];-[.C$6]+1;0;[.C$6];1))+SUM(OFFSET([.R215];-[.D$6]+1;0;[.D$6];1)))/[.F215]" office:value-type="percentage" office:value="0">
            <text:p>0%</text:p>
          </table:table-cell>
          <table:table-cell table:style-name="ce18" table:formula="of:=SUM([.S215:.T215])/[.F215]" office:value-type="percentage" office:value="0.999380421313507">
            <text:p>100%</text:p>
          </table:table-cell>
          <table:table-cell table:style-name="ce18"/>
          <table:table-cell table:style-name="ce22"/>
          <table:table-cell table:style-name="ce21" table:formula="of:=SUM([.S214:.S216])/SUM([.T214:.T216])" office:value-type="float" office:value="32.8356164383562">
            <text:p>32.8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4696">
            <text:p>4,696</text:p>
          </table:table-cell>
          <table:table-cell table:style-name="ce7" office:value-type="float" office:value="143">
            <text:p>143</text:p>
          </table:table-cell>
          <table:table-cell table:number-columns-repeated="1004"/>
        </table:table-row>
        <table:table-row table:style-name="ro1">
          <table:table-cell table:style-name="ce4" office:value-type="float" office:value="1992">
            <text:p>1992</text:p>
          </table:table-cell>
          <table:table-cell office:value-type="string">
            <text:p>after WWII</text:p>
          </table:table-cell>
          <table:table-cell table:style-name="ce7" office:value-type="float" office:value="5086">
            <text:p>5,086</text:p>
          </table:table-cell>
          <table:table-cell table:style-name="ce11" table:formula="of:=[.G216]/[.H216]" office:value-type="float" office:value="32.2911392405063">
            <text:p>32.3</text:p>
          </table:table-cell>
          <table:table-cell table:style-name="ce7" table:formula="of:=[.F216]*100/[.C216]" office:value-type="float" office:value="103.421156114825">
            <text:p>103</text:p>
          </table:table-cell>
          <table:table-cell table:style-name="ce7" table:formula="of:=[.G216]+[.H216]" office:value-type="float" office:value="5260">
            <text:p>5,260</text:p>
          </table:table-cell>
          <table:table-cell table:style-name="ce7" table:formula="of:=SUM(OFFSET([.O216];-[.C$5]+1;0;[.C$5];1))+SUM(OFFSET([.Q216];-[.C$6]+1;0;[.C$6];1))+[.S216]" office:value-type="float" office:value="5102">
            <text:p>5,102</text:p>
          </table:table-cell>
          <table:table-cell table:style-name="ce7" table:formula="of:=SUM(OFFSET([.P216];-[.D$5]+1;0;[.D$5];1))+SUM(OFFSET([.R216];-[.D$6]+1;0;[.D$6];1))+[.T216]" office:value-type="float" office:value="158">
            <text:p>158</text:p>
          </table:table-cell>
          <table:table-cell table:style-name="ce18" table:formula="of:=(SUM(OFFSET([.O216];-[.C$5]+1;0;[.C$5];1))+SUM(OFFSET([.P216];-[.D$5]+1;0;[.D$5];1)))/[.F216]" office:value-type="percentage" office:value="0.000570342205323194">
            <text:p>0%</text:p>
          </table:table-cell>
          <table:table-cell table:style-name="ce18" table:formula="of:=(SUM(OFFSET([.Q216];-[.C$6]+1;0;[.C$6];1))+SUM(OFFSET([.R216];-[.D$6]+1;0;[.D$6];1)))/[.F216]" office:value-type="percentage" office:value="0">
            <text:p>0%</text:p>
          </table:table-cell>
          <table:table-cell table:style-name="ce18" table:formula="of:=SUM([.S216:.T216])/[.F216]" office:value-type="percentage" office:value="0.999429657794677">
            <text:p>100%</text:p>
          </table:table-cell>
          <table:table-cell table:style-name="ce18"/>
          <table:table-cell table:style-name="ce22"/>
          <table:table-cell table:style-name="ce21" table:formula="of:=SUM([.S215:.S217])/SUM([.T215:.T217])" office:value-type="float" office:value="32.3326271186441">
            <text:p>32.3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5099">
            <text:p>5,099</text:p>
          </table:table-cell>
          <table:table-cell table:style-name="ce7" office:value-type="float" office:value="158">
            <text:p>158</text:p>
          </table:table-cell>
          <table:table-cell table:number-columns-repeated="1004"/>
        </table:table-row>
        <table:table-row table:style-name="ro1">
          <table:table-cell table:style-name="ce4" office:value-type="float" office:value="1993">
            <text:p>1993</text:p>
          </table:table-cell>
          <table:table-cell office:value-type="string">
            <text:p>after WWII</text:p>
          </table:table-cell>
          <table:table-cell table:style-name="ce7" office:value-type="float" office:value="5092">
            <text:p>5,092</text:p>
          </table:table-cell>
          <table:table-cell table:style-name="ce11" table:formula="of:=[.G217]/[.H217]" office:value-type="float" office:value="31.9766081871345">
            <text:p>32.0</text:p>
          </table:table-cell>
          <table:table-cell table:style-name="ce7" table:formula="of:=[.F217]*100/[.C217]" office:value-type="float" office:value="110.742340926944">
            <text:p>111</text:p>
          </table:table-cell>
          <table:table-cell table:style-name="ce7" table:formula="of:=[.G217]+[.H217]" office:value-type="float" office:value="5639">
            <text:p>5,639</text:p>
          </table:table-cell>
          <table:table-cell table:style-name="ce7" table:formula="of:=SUM(OFFSET([.O217];-[.C$5]+1;0;[.C$5];1))+SUM(OFFSET([.Q217];-[.C$6]+1;0;[.C$6];1))+[.S217]" office:value-type="float" office:value="5468">
            <text:p>5,468</text:p>
          </table:table-cell>
          <table:table-cell table:style-name="ce7" table:formula="of:=SUM(OFFSET([.P217];-[.D$5]+1;0;[.D$5];1))+SUM(OFFSET([.R217];-[.D$6]+1;0;[.D$6];1))+[.T217]" office:value-type="float" office:value="171">
            <text:p>171</text:p>
          </table:table-cell>
          <table:table-cell table:style-name="ce18" table:formula="of:=(SUM(OFFSET([.O217];-[.C$5]+1;0;[.C$5];1))+SUM(OFFSET([.P217];-[.D$5]+1;0;[.D$5];1)))/[.F217]" office:value-type="percentage" office:value="0.000354672814328782">
            <text:p>0%</text:p>
          </table:table-cell>
          <table:table-cell table:style-name="ce18" table:formula="of:=(SUM(OFFSET([.Q217];-[.C$6]+1;0;[.C$6];1))+SUM(OFFSET([.R217];-[.D$6]+1;0;[.D$6];1)))/[.F217]" office:value-type="percentage" office:value="0">
            <text:p>0%</text:p>
          </table:table-cell>
          <table:table-cell table:style-name="ce18" table:formula="of:=SUM([.S217:.T217])/[.F217]" office:value-type="percentage" office:value="0.999645327185671">
            <text:p>100%</text:p>
          </table:table-cell>
          <table:table-cell table:style-name="ce18"/>
          <table:table-cell table:style-name="ce22"/>
          <table:table-cell table:style-name="ce21" table:formula="of:=SUM([.S216:.S218])/SUM([.T216:.T218])" office:value-type="float" office:value="31.5671936758893">
            <text:p>31.6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5466">
            <text:p>5,466</text:p>
          </table:table-cell>
          <table:table-cell table:style-name="ce7" office:value-type="float" office:value="171">
            <text:p>171</text:p>
          </table:table-cell>
          <table:table-cell table:number-columns-repeated="1004"/>
        </table:table-row>
        <table:table-row table:style-name="ro1">
          <table:table-cell table:style-name="ce4" office:value-type="float" office:value="1994">
            <text:p>1994</text:p>
          </table:table-cell>
          <table:table-cell office:value-type="string">
            <text:p>after WWII</text:p>
          </table:table-cell>
          <table:table-cell table:style-name="ce7" office:value-type="float" office:value="5102">
            <text:p>5,102</text:p>
          </table:table-cell>
          <table:table-cell table:style-name="ce11" table:formula="of:=[.G218]/[.H218]" office:value-type="float" office:value="30.5649717514124">
            <text:p>30.6</text:p>
          </table:table-cell>
          <table:table-cell table:style-name="ce7" table:formula="of:=[.F218]*100/[.C218]" office:value-type="float" office:value="109.506076048608">
            <text:p>110</text:p>
          </table:table-cell>
          <table:table-cell table:style-name="ce7" table:formula="of:=[.G218]+[.H218]" office:value-type="float" office:value="5587">
            <text:p>5,587</text:p>
          </table:table-cell>
          <table:table-cell table:style-name="ce7" table:formula="of:=SUM(OFFSET([.O218];-[.C$5]+1;0;[.C$5];1))+SUM(OFFSET([.Q218];-[.C$6]+1;0;[.C$6];1))+[.S218]" office:value-type="float" office:value="5410">
            <text:p>5,410</text:p>
          </table:table-cell>
          <table:table-cell table:style-name="ce7" table:formula="of:=SUM(OFFSET([.P218];-[.D$5]+1;0;[.D$5];1))+SUM(OFFSET([.R218];-[.D$6]+1;0;[.D$6];1))+[.T218]" office:value-type="float" office:value="177">
            <text:p>177</text:p>
          </table:table-cell>
          <table:table-cell table:style-name="ce18" table:formula="of:=(SUM(OFFSET([.O218];-[.C$5]+1;0;[.C$5];1))+SUM(OFFSET([.P218];-[.D$5]+1;0;[.D$5];1)))/[.F218]" office:value-type="percentage" office:value="0.000357973867907643">
            <text:p>0%</text:p>
          </table:table-cell>
          <table:table-cell table:style-name="ce18" table:formula="of:=(SUM(OFFSET([.Q218];-[.C$6]+1;0;[.C$6];1))+SUM(OFFSET([.R218];-[.D$6]+1;0;[.D$6];1)))/[.F218]" office:value-type="percentage" office:value="0">
            <text:p>0%</text:p>
          </table:table-cell>
          <table:table-cell table:style-name="ce18" table:formula="of:=SUM([.S218:.T218])/[.F218]" office:value-type="percentage" office:value="0.999642026132092">
            <text:p>100%</text:p>
          </table:table-cell>
          <table:table-cell table:style-name="ce18"/>
          <table:table-cell table:style-name="ce22"/>
          <table:table-cell table:style-name="ce21" table:formula="of:=SUM([.S217:.S219])/SUM([.T217:.T219])" office:value-type="float" office:value="31.2141491395794">
            <text:p>31.2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5408">
            <text:p>5,408</text:p>
          </table:table-cell>
          <table:table-cell table:style-name="ce7" office:value-type="float" office:value="177">
            <text:p>177</text:p>
          </table:table-cell>
          <table:table-cell table:number-columns-repeated="1004"/>
        </table:table-row>
        <table:table-row table:style-name="ro1">
          <table:table-cell table:style-name="ce4" office:value-type="float" office:value="1995">
            <text:p>1995</text:p>
          </table:table-cell>
          <table:table-cell office:value-type="string">
            <text:p>after WWII</text:p>
          </table:table-cell>
          <table:table-cell table:style-name="ce7" office:value-type="float" office:value="5104">
            <text:p>5,104</text:p>
          </table:table-cell>
          <table:table-cell table:style-name="ce11" table:formula="of:=[.G219]/[.H219]" office:value-type="float" office:value="31.1542857142857">
            <text:p>31.2</text:p>
          </table:table-cell>
          <table:table-cell table:style-name="ce7" table:formula="of:=[.F219]*100/[.C219]" office:value-type="float" office:value="110.246865203762">
            <text:p>110</text:p>
          </table:table-cell>
          <table:table-cell table:style-name="ce7" table:formula="of:=[.G219]+[.H219]" office:value-type="float" office:value="5627">
            <text:p>5,627</text:p>
          </table:table-cell>
          <table:table-cell table:style-name="ce7" table:formula="of:=SUM(OFFSET([.O219];-[.C$5]+1;0;[.C$5];1))+SUM(OFFSET([.Q219];-[.C$6]+1;0;[.C$6];1))+[.S219]" office:value-type="float" office:value="5452">
            <text:p>5,452</text:p>
          </table:table-cell>
          <table:table-cell table:style-name="ce7" table:formula="of:=SUM(OFFSET([.P219];-[.D$5]+1;0;[.D$5];1))+SUM(OFFSET([.R219];-[.D$6]+1;0;[.D$6];1))+[.T219]" office:value-type="float" office:value="175">
            <text:p>175</text:p>
          </table:table-cell>
          <table:table-cell table:style-name="ce18" table:formula="of:=(SUM(OFFSET([.O219];-[.C$5]+1;0;[.C$5];1))+SUM(OFFSET([.P219];-[.D$5]+1;0;[.D$5];1)))/[.F219]" office:value-type="percentage" office:value="0.000177714590367869">
            <text:p>0%</text:p>
          </table:table-cell>
          <table:table-cell table:style-name="ce18" table:formula="of:=(SUM(OFFSET([.Q219];-[.C$6]+1;0;[.C$6];1))+SUM(OFFSET([.R219];-[.D$6]+1;0;[.D$6];1)))/[.F219]" office:value-type="percentage" office:value="0">
            <text:p>0%</text:p>
          </table:table-cell>
          <table:table-cell table:style-name="ce18" table:formula="of:=SUM([.S219:.T219])/[.F219]" office:value-type="percentage" office:value="0.999822285409632">
            <text:p>100%</text:p>
          </table:table-cell>
          <table:table-cell table:style-name="ce18"/>
          <table:table-cell table:style-name="ce22"/>
          <table:table-cell table:style-name="ce21" table:formula="of:=SUM([.S218:.S220])/SUM([.T218:.T220])" office:value-type="float" office:value="30.5404411764706">
            <text:p>30.5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5451">
            <text:p>5,451</text:p>
          </table:table-cell>
          <table:table-cell table:style-name="ce7" office:value-type="float" office:value="175">
            <text:p>175</text:p>
          </table:table-cell>
          <table:table-cell table:number-columns-repeated="1004"/>
        </table:table-row>
        <table:table-row table:style-name="ro1">
          <table:table-cell table:style-name="ce4" office:value-type="float" office:value="1996">
            <text:p>1996</text:p>
          </table:table-cell>
          <table:table-cell office:value-type="string">
            <text:p>after WWII</text:p>
          </table:table-cell>
          <table:table-cell table:style-name="ce7" office:value-type="float" office:value="5092">
            <text:p>5,092</text:p>
          </table:table-cell>
          <table:table-cell table:style-name="ce11" table:formula="of:=[.G220]/[.H220]" office:value-type="float" office:value="29.9791666666667">
            <text:p>30.0</text:p>
          </table:table-cell>
          <table:table-cell table:style-name="ce7" table:formula="of:=[.F220]*100/[.C220]" office:value-type="float" office:value="116.81068342498">
            <text:p>117</text:p>
          </table:table-cell>
          <table:table-cell table:style-name="ce7" table:formula="of:=[.G220]+[.H220]" office:value-type="float" office:value="5948">
            <text:p>5,948</text:p>
          </table:table-cell>
          <table:table-cell table:style-name="ce7" table:formula="of:=SUM(OFFSET([.O220];-[.C$5]+1;0;[.C$5];1))+SUM(OFFSET([.Q220];-[.C$6]+1;0;[.C$6];1))+[.S220]" office:value-type="float" office:value="5756">
            <text:p>5,756</text:p>
          </table:table-cell>
          <table:table-cell table:style-name="ce7" table:formula="of:=SUM(OFFSET([.P220];-[.D$5]+1;0;[.D$5];1))+SUM(OFFSET([.R220];-[.D$6]+1;0;[.D$6];1))+[.T220]" office:value-type="float" office:value="192">
            <text:p>192</text:p>
          </table:table-cell>
          <table:table-cell table:style-name="ce18" table:formula="of:=(SUM(OFFSET([.O220];-[.C$5]+1;0;[.C$5];1))+SUM(OFFSET([.P220];-[.D$5]+1;0;[.D$5];1)))/[.F220]" office:value-type="percentage" office:value="0.000168123739071957">
            <text:p>0%</text:p>
          </table:table-cell>
          <table:table-cell table:style-name="ce18" table:formula="of:=(SUM(OFFSET([.Q220];-[.C$6]+1;0;[.C$6];1))+SUM(OFFSET([.R220];-[.D$6]+1;0;[.D$6];1)))/[.F220]" office:value-type="percentage" office:value="0">
            <text:p>0%</text:p>
          </table:table-cell>
          <table:table-cell table:style-name="ce18" table:formula="of:=SUM([.S220:.T220])/[.F220]" office:value-type="percentage" office:value="0.999831876260928">
            <text:p>100%</text:p>
          </table:table-cell>
          <table:table-cell table:style-name="ce18"/>
          <table:table-cell table:style-name="ce22"/>
          <table:table-cell table:style-name="ce21" table:formula="of:=SUM([.S219:.S221])/SUM([.T219:.T221])" office:value-type="float" office:value="31.0453720508167">
            <text:p>31.0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5755">
            <text:p>5,755</text:p>
          </table:table-cell>
          <table:table-cell table:style-name="ce7" office:value-type="float" office:value="192">
            <text:p>192</text:p>
          </table:table-cell>
          <table:table-cell table:number-columns-repeated="1004"/>
        </table:table-row>
        <table:table-row table:style-name="ro1">
          <table:table-cell table:style-name="ce4" office:value-type="float" office:value="1997">
            <text:p>1997</text:p>
          </table:table-cell>
          <table:table-cell office:value-type="string">
            <text:p>after WWII</text:p>
          </table:table-cell>
          <table:table-cell table:style-name="ce7" office:value-type="float" office:value="5083">
            <text:p>5,083</text:p>
          </table:table-cell>
          <table:table-cell table:style-name="ce11" table:formula="of:=[.G221]/[.H221]" office:value-type="float" office:value="32.070652173913">
            <text:p>32.1</text:p>
          </table:table-cell>
          <table:table-cell table:style-name="ce7" table:formula="of:=[.F221]*100/[.C221]" office:value-type="float" office:value="119.712768050364">
            <text:p>120</text:p>
          </table:table-cell>
          <table:table-cell table:style-name="ce7" table:formula="of:=[.G221]+[.H221]" office:value-type="float" office:value="6085">
            <text:p>6,085</text:p>
          </table:table-cell>
          <table:table-cell table:style-name="ce7" table:formula="of:=SUM(OFFSET([.O221];-[.C$5]+1;0;[.C$5];1))+SUM(OFFSET([.Q221];-[.C$6]+1;0;[.C$6];1))+[.S221]" office:value-type="float" office:value="5901">
            <text:p>5,901</text:p>
          </table:table-cell>
          <table:table-cell table:style-name="ce7" table:formula="of:=SUM(OFFSET([.P221];-[.D$5]+1;0;[.D$5];1))+SUM(OFFSET([.R221];-[.D$6]+1;0;[.D$6];1))+[.T221]" office:value-type="float" office:value="184">
            <text:p>184</text:p>
          </table:table-cell>
          <table:table-cell table:style-name="ce18" table:formula="of:=(SUM(OFFSET([.O221];-[.C$5]+1;0;[.C$5];1))+SUM(OFFSET([.P221];-[.D$5]+1;0;[.D$5];1)))/[.F221]" office:value-type="percentage" office:value="0.000164338537387017">
            <text:p>0%</text:p>
          </table:table-cell>
          <table:table-cell table:style-name="ce18" table:formula="of:=(SUM(OFFSET([.Q221];-[.C$6]+1;0;[.C$6];1))+SUM(OFFSET([.R221];-[.D$6]+1;0;[.D$6];1)))/[.F221]" office:value-type="percentage" office:value="0">
            <text:p>0%</text:p>
          </table:table-cell>
          <table:table-cell table:style-name="ce18" table:formula="of:=SUM([.S221:.T221])/[.F221]" office:value-type="percentage" office:value="0.999835661462613">
            <text:p>100%</text:p>
          </table:table-cell>
          <table:table-cell table:style-name="ce18"/>
          <table:table-cell table:style-name="ce22"/>
          <table:table-cell table:style-name="ce21" table:formula="of:=SUM([.S220:.S222])/SUM([.T220:.T222])" office:value-type="float" office:value="30.7205623901582">
            <text:p>30.7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5900">
            <text:p>5,900</text:p>
          </table:table-cell>
          <table:table-cell table:style-name="ce7" office:value-type="float" office:value="184">
            <text:p>184</text:p>
          </table:table-cell>
          <table:table-cell table:number-columns-repeated="1004"/>
        </table:table-row>
        <table:table-row table:style-name="ro1">
          <table:table-cell table:style-name="ce4" office:value-type="float" office:value="1998">
            <text:p>1998</text:p>
          </table:table-cell>
          <table:table-cell office:value-type="string">
            <text:p>after WWII</text:p>
          </table:table-cell>
          <table:table-cell table:style-name="ce7" office:value-type="float" office:value="5077">
            <text:p>5,077</text:p>
          </table:table-cell>
          <table:table-cell table:style-name="ce11" table:formula="of:=[.G222]/[.H222]" office:value-type="float" office:value="30.1813471502591">
            <text:p>30.2</text:p>
          </table:table-cell>
          <table:table-cell table:style-name="ce7" table:formula="of:=[.F222]*100/[.C222]" office:value-type="float" office:value="118.534567658066">
            <text:p>119</text:p>
          </table:table-cell>
          <table:table-cell table:style-name="ce7" table:formula="of:=[.G222]+[.H222]" office:value-type="float" office:value="6018">
            <text:p>6,018</text:p>
          </table:table-cell>
          <table:table-cell table:style-name="ce7" table:formula="of:=SUM(OFFSET([.O222];-[.C$5]+1;0;[.C$5];1))+SUM(OFFSET([.Q222];-[.C$6]+1;0;[.C$6];1))+[.S222]" office:value-type="float" office:value="5825">
            <text:p>5,825</text:p>
          </table:table-cell>
          <table:table-cell table:style-name="ce7" table:formula="of:=SUM(OFFSET([.P222];-[.D$5]+1;0;[.D$5];1))+SUM(OFFSET([.R222];-[.D$6]+1;0;[.D$6];1))+[.T222]" office:value-type="float" office:value="193">
            <text:p>193</text:p>
          </table:table-cell>
          <table:table-cell table:style-name="ce18" table:formula="of:=(SUM(OFFSET([.O222];-[.C$5]+1;0;[.C$5];1))+SUM(OFFSET([.P222];-[.D$5]+1;0;[.D$5];1)))/[.F222]" office:value-type="percentage" office:value="0">
            <text:p>0%</text:p>
          </table:table-cell>
          <table:table-cell table:style-name="ce18" table:formula="of:=(SUM(OFFSET([.Q222];-[.C$6]+1;0;[.C$6];1))+SUM(OFFSET([.R222];-[.D$6]+1;0;[.D$6];1)))/[.F222]" office:value-type="percentage" office:value="0">
            <text:p>0%</text:p>
          </table:table-cell>
          <table:table-cell table:style-name="ce18" table:formula="of:=SUM([.S222:.T222])/[.F222]" office:value-type="percentage" office:value="1">
            <text:p>100%</text:p>
          </table:table-cell>
          <table:table-cell table:style-name="ce18"/>
          <table:table-cell table:style-name="ce22"/>
          <table:table-cell table:style-name="ce21" table:formula="of:=SUM([.S221:.S223])/SUM([.T221:.T223])" office:value-type="float" office:value="29.7826825127334">
            <text:p>29.8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5825">
            <text:p>5,825</text:p>
          </table:table-cell>
          <table:table-cell table:style-name="ce7" office:value-type="float" office:value="193">
            <text:p>193</text:p>
          </table:table-cell>
          <table:table-cell table:number-columns-repeated="1004"/>
        </table:table-row>
        <table:table-row table:style-name="ro1">
          <table:table-cell table:style-name="ce4" office:value-type="float" office:value="1999">
            <text:p>1999</text:p>
          </table:table-cell>
          <table:table-cell office:value-type="string">
            <text:p>after WWII</text:p>
          </table:table-cell>
          <table:table-cell table:style-name="ce7" office:value-type="float" office:value="5072">
            <text:p>5,072</text:p>
          </table:table-cell>
          <table:table-cell table:style-name="ce11" table:formula="of:=[.G223]/[.H223]" office:value-type="float" office:value="27.438679245283">
            <text:p>27.4</text:p>
          </table:table-cell>
          <table:table-cell table:style-name="ce7" table:formula="of:=[.F223]*100/[.C223]" office:value-type="float" office:value="118.868296529968">
            <text:p>119</text:p>
          </table:table-cell>
          <table:table-cell table:style-name="ce7" table:formula="of:=[.G223]+[.H223]" office:value-type="float" office:value="6029">
            <text:p>6,029</text:p>
          </table:table-cell>
          <table:table-cell table:style-name="ce7" table:formula="of:=SUM(OFFSET([.O223];-[.C$5]+1;0;[.C$5];1))+SUM(OFFSET([.Q223];-[.C$6]+1;0;[.C$6];1))+[.S223]" office:value-type="float" office:value="5817">
            <text:p>5,817</text:p>
          </table:table-cell>
          <table:table-cell table:style-name="ce7" table:formula="of:=SUM(OFFSET([.P223];-[.D$5]+1;0;[.D$5];1))+SUM(OFFSET([.R223];-[.D$6]+1;0;[.D$6];1))+[.T223]" office:value-type="float" office:value="212">
            <text:p>212</text:p>
          </table:table-cell>
          <table:table-cell table:style-name="ce18" table:formula="of:=(SUM(OFFSET([.O223];-[.C$5]+1;0;[.C$5];1))+SUM(OFFSET([.P223];-[.D$5]+1;0;[.D$5];1)))/[.F223]" office:value-type="percentage" office:value="0">
            <text:p>0%</text:p>
          </table:table-cell>
          <table:table-cell table:style-name="ce18" table:formula="of:=(SUM(OFFSET([.Q223];-[.C$6]+1;0;[.C$6];1))+SUM(OFFSET([.R223];-[.D$6]+1;0;[.D$6];1)))/[.F223]" office:value-type="percentage" office:value="0">
            <text:p>0%</text:p>
          </table:table-cell>
          <table:table-cell table:style-name="ce18" table:formula="of:=SUM([.S223:.T223])/[.F223]" office:value-type="percentage" office:value="1">
            <text:p>100%</text:p>
          </table:table-cell>
          <table:table-cell table:style-name="ce18"/>
          <table:table-cell table:style-name="ce22"/>
          <table:table-cell table:style-name="ce21" table:formula="of:=SUM([.S222:.S224])/SUM([.T222:.T224])" office:value-type="float" office:value="28.4671052631579">
            <text:p>28.5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5817">
            <text:p>5,817</text:p>
          </table:table-cell>
          <table:table-cell table:style-name="ce7" office:value-type="float" office:value="212">
            <text:p>212</text:p>
          </table:table-cell>
          <table:table-cell table:number-columns-repeated="1004"/>
        </table:table-row>
        <table:table-row table:style-name="ro1">
          <table:table-cell table:style-name="ce4" office:value-type="float" office:value="2000">
            <text:p>2000</text:p>
          </table:table-cell>
          <table:table-cell office:value-type="string">
            <text:p>after WWII</text:p>
          </table:table-cell>
          <table:table-cell table:style-name="ce7" office:value-type="float" office:value="5063">
            <text:p>5,063</text:p>
          </table:table-cell>
          <table:table-cell table:style-name="ce11" table:formula="of:=[.G224]/[.H224]" office:value-type="float" office:value="27.9113300492611">
            <text:p>27.9</text:p>
          </table:table-cell>
          <table:table-cell table:style-name="ce7" table:formula="of:=[.F224]*100/[.C224]" office:value-type="float" office:value="115.919415366384">
            <text:p>116</text:p>
          </table:table-cell>
          <table:table-cell table:style-name="ce7" table:formula="of:=[.G224]+[.H224]" office:value-type="float" office:value="5869">
            <text:p>5,869</text:p>
          </table:table-cell>
          <table:table-cell table:style-name="ce7" table:formula="of:=SUM(OFFSET([.O224];-[.C$5]+1;0;[.C$5];1))+SUM(OFFSET([.Q224];-[.C$6]+1;0;[.C$6];1))+[.S224]" office:value-type="float" office:value="5666">
            <text:p>5,666</text:p>
          </table:table-cell>
          <table:table-cell table:style-name="ce7" table:formula="of:=SUM(OFFSET([.P224];-[.D$5]+1;0;[.D$5];1))+SUM(OFFSET([.R224];-[.D$6]+1;0;[.D$6];1))+[.T224]" office:value-type="float" office:value="203">
            <text:p>203</text:p>
          </table:table-cell>
          <table:table-cell table:style-name="ce18" table:formula="of:=(SUM(OFFSET([.O224];-[.C$5]+1;0;[.C$5];1))+SUM(OFFSET([.P224];-[.D$5]+1;0;[.D$5];1)))/[.F224]" office:value-type="percentage" office:value="0">
            <text:p>0%</text:p>
          </table:table-cell>
          <table:table-cell table:style-name="ce18" table:formula="of:=(SUM(OFFSET([.Q224];-[.C$6]+1;0;[.C$6];1))+SUM(OFFSET([.R224];-[.D$6]+1;0;[.D$6];1)))/[.F224]" office:value-type="percentage" office:value="0">
            <text:p>0%</text:p>
          </table:table-cell>
          <table:table-cell table:style-name="ce18" table:formula="of:=SUM([.S224:.T224])/[.F224]" office:value-type="percentage" office:value="1">
            <text:p>100%</text:p>
          </table:table-cell>
          <table:table-cell table:style-name="ce18"/>
          <table:table-cell table:style-name="ce22"/>
          <table:table-cell table:style-name="ce21" table:formula="of:=SUM([.S223:.S225])/SUM([.T223:.T225])" office:value-type="float" office:value="26.1626506024096">
            <text:p>26.2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5666">
            <text:p>5,666</text:p>
          </table:table-cell>
          <table:table-cell table:style-name="ce7" office:value-type="float" office:value="203">
            <text:p>203</text:p>
          </table:table-cell>
          <table:table-cell table:number-columns-repeated="1004"/>
        </table:table-row>
        <table:table-row table:style-name="ro1">
          <table:table-cell table:style-name="ce4" office:value-type="float" office:value="2001">
            <text:p>2001</text:p>
          </table:table-cell>
          <table:table-cell office:value-type="string">
            <text:p>after WWII</text:p>
          </table:table-cell>
          <table:table-cell table:style-name="ce7" office:value-type="float" office:value="5064">
            <text:p>5,064</text:p>
          </table:table-cell>
          <table:table-cell table:style-name="ce11" table:formula="of:=[.G225]/[.H225]" office:value-type="float" office:value="23.6506024096386">
            <text:p>23.7</text:p>
          </table:table-cell>
          <table:table-cell table:style-name="ce7" table:formula="of:=[.F225]*100/[.C225]" office:value-type="float" office:value="121.208530805687">
            <text:p>121</text:p>
          </table:table-cell>
          <table:table-cell table:style-name="ce7" table:formula="of:=[.G225]+[.H225]" office:value-type="float" office:value="6138">
            <text:p>6,138</text:p>
          </table:table-cell>
          <table:table-cell table:style-name="ce7" table:formula="of:=SUM(OFFSET([.O225];-[.C$5]+1;0;[.C$5];1))+SUM(OFFSET([.Q225];-[.C$6]+1;0;[.C$6];1))+[.S225]" office:value-type="float" office:value="5889">
            <text:p>5,889</text:p>
          </table:table-cell>
          <table:table-cell table:style-name="ce7" table:formula="of:=SUM(OFFSET([.P225];-[.D$5]+1;0;[.D$5];1))+SUM(OFFSET([.R225];-[.D$6]+1;0;[.D$6];1))+[.T225]" office:value-type="float" office:value="249">
            <text:p>249</text:p>
          </table:table-cell>
          <table:table-cell table:style-name="ce18" table:formula="of:=(SUM(OFFSET([.O225];-[.C$5]+1;0;[.C$5];1))+SUM(OFFSET([.P225];-[.D$5]+1;0;[.D$5];1)))/[.F225]" office:value-type="percentage" office:value="0">
            <text:p>0%</text:p>
          </table:table-cell>
          <table:table-cell table:style-name="ce18" table:formula="of:=(SUM(OFFSET([.Q225];-[.C$6]+1;0;[.C$6];1))+SUM(OFFSET([.R225];-[.D$6]+1;0;[.D$6];1)))/[.F225]" office:value-type="percentage" office:value="0">
            <text:p>0%</text:p>
          </table:table-cell>
          <table:table-cell table:style-name="ce18" table:formula="of:=SUM([.S225:.T225])/[.F225]" office:value-type="percentage" office:value="1">
            <text:p>100%</text:p>
          </table:table-cell>
          <table:table-cell table:style-name="ce18"/>
          <table:table-cell table:style-name="ce22"/>
          <table:table-cell table:style-name="ce21" table:formula="of:=SUM([.S224:.S226])/SUM([.T224:.T226])" office:value-type="float" office:value="24.2537722908093">
            <text:p>24.3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5889">
            <text:p>5,889</text:p>
          </table:table-cell>
          <table:table-cell table:style-name="ce7" office:value-type="float" office:value="249">
            <text:p>249</text:p>
          </table:table-cell>
          <table:table-cell table:number-columns-repeated="1004"/>
        </table:table-row>
        <table:table-row table:style-name="ro1">
          <table:table-cell table:style-name="ce4" office:value-type="float" office:value="2002">
            <text:p>2002</text:p>
          </table:table-cell>
          <table:table-cell office:value-type="string">
            <text:p>after WWII</text:p>
          </table:table-cell>
          <table:table-cell table:style-name="ce7" office:value-type="float" office:value="5055">
            <text:p>5,055</text:p>
          </table:table-cell>
          <table:table-cell table:style-name="ce11" table:formula="of:=[.G226]/[.H226]" office:value-type="float" office:value="22.115523465704">
            <text:p>22.1</text:p>
          </table:table-cell>
          <table:table-cell table:style-name="ce7" table:formula="of:=[.F226]*100/[.C226]" office:value-type="float" office:value="126.666666666667">
            <text:p>127</text:p>
          </table:table-cell>
          <table:table-cell table:style-name="ce7" table:formula="of:=[.G226]+[.H226]" office:value-type="float" office:value="6403">
            <text:p>6,403</text:p>
          </table:table-cell>
          <table:table-cell table:style-name="ce7" table:formula="of:=SUM(OFFSET([.O226];-[.C$5]+1;0;[.C$5];1))+SUM(OFFSET([.Q226];-[.C$6]+1;0;[.C$6];1))+[.S226]" office:value-type="float" office:value="6126">
            <text:p>6,126</text:p>
          </table:table-cell>
          <table:table-cell table:style-name="ce7" table:formula="of:=SUM(OFFSET([.P226];-[.D$5]+1;0;[.D$5];1))+SUM(OFFSET([.R226];-[.D$6]+1;0;[.D$6];1))+[.T226]" office:value-type="float" office:value="277">
            <text:p>277</text:p>
          </table:table-cell>
          <table:table-cell table:style-name="ce18" table:formula="of:=(SUM(OFFSET([.O226];-[.C$5]+1;0;[.C$5];1))+SUM(OFFSET([.P226];-[.D$5]+1;0;[.D$5];1)))/[.F226]" office:value-type="percentage" office:value="0">
            <text:p>0%</text:p>
          </table:table-cell>
          <table:table-cell table:style-name="ce18" table:formula="of:=(SUM(OFFSET([.Q226];-[.C$6]+1;0;[.C$6];1))+SUM(OFFSET([.R226];-[.D$6]+1;0;[.D$6];1)))/[.F226]" office:value-type="percentage" office:value="0">
            <text:p>0%</text:p>
          </table:table-cell>
          <table:table-cell table:style-name="ce18" table:formula="of:=SUM([.S226:.T226])/[.F226]" office:value-type="percentage" office:value="1">
            <text:p>100%</text:p>
          </table:table-cell>
          <table:table-cell table:style-name="ce18"/>
          <table:table-cell table:style-name="ce22"/>
          <table:table-cell table:style-name="ce21" table:formula="of:=SUM([.S225:.S227])/SUM([.T225:.T227])" office:value-type="float" office:value="22.1652490886999">
            <text:p>22.2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6126">
            <text:p>6,126</text:p>
          </table:table-cell>
          <table:table-cell table:style-name="ce7" office:value-type="float" office:value="277">
            <text:p>277</text:p>
          </table:table-cell>
          <table:table-cell table:number-columns-repeated="1004"/>
        </table:table-row>
        <table:table-row table:style-name="ro1">
          <table:table-cell table:style-name="ce4" office:value-type="float" office:value="2003">
            <text:p>2003</text:p>
          </table:table-cell>
          <table:table-cell office:value-type="string">
            <text:p>after WWII</text:p>
          </table:table-cell>
          <table:table-cell table:style-name="ce7" office:value-type="float" office:value="5057">
            <text:p>5,057</text:p>
          </table:table-cell>
          <table:table-cell table:style-name="ce11" table:formula="of:=[.G227]/[.H227]" office:value-type="float" office:value="20.96632996633">
            <text:p>21.0</text:p>
          </table:table-cell>
          <table:table-cell table:style-name="ce7" table:formula="of:=[.F227]*100/[.C227]" office:value-type="float" office:value="129.009294047854">
            <text:p>129</text:p>
          </table:table-cell>
          <table:table-cell table:style-name="ce7" table:formula="of:=[.G227]+[.H227]" office:value-type="float" office:value="6524">
            <text:p>6,524</text:p>
          </table:table-cell>
          <table:table-cell table:style-name="ce7" table:formula="of:=SUM(OFFSET([.O227];-[.C$5]+1;0;[.C$5];1))+SUM(OFFSET([.Q227];-[.C$6]+1;0;[.C$6];1))+[.S227]" office:value-type="float" office:value="6227">
            <text:p>6,227</text:p>
          </table:table-cell>
          <table:table-cell table:style-name="ce7" table:formula="of:=SUM(OFFSET([.P227];-[.D$5]+1;0;[.D$5];1))+SUM(OFFSET([.R227];-[.D$6]+1;0;[.D$6];1))+[.T227]" office:value-type="float" office:value="297">
            <text:p>297</text:p>
          </table:table-cell>
          <table:table-cell table:style-name="ce18" table:formula="of:=(SUM(OFFSET([.O227];-[.C$5]+1;0;[.C$5];1))+SUM(OFFSET([.P227];-[.D$5]+1;0;[.D$5];1)))/[.F227]" office:value-type="percentage" office:value="0">
            <text:p>0%</text:p>
          </table:table-cell>
          <table:table-cell table:style-name="ce18" table:formula="of:=(SUM(OFFSET([.Q227];-[.C$6]+1;0;[.C$6];1))+SUM(OFFSET([.R227];-[.D$6]+1;0;[.D$6];1)))/[.F227]" office:value-type="percentage" office:value="0">
            <text:p>0%</text:p>
          </table:table-cell>
          <table:table-cell table:style-name="ce18" table:formula="of:=SUM([.S227:.T227])/[.F227]" office:value-type="percentage" office:value="1">
            <text:p>100%</text:p>
          </table:table-cell>
          <table:table-cell table:style-name="ce18"/>
          <table:table-cell table:style-name="ce22"/>
          <table:table-cell table:style-name="ce21" table:formula="of:=SUM([.S226:.S228])/SUM([.T226:.T228])" office:value-type="float" office:value="20.7505518763797">
            <text:p>20.8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6227">
            <text:p>6,227</text:p>
          </table:table-cell>
          <table:table-cell table:style-name="ce7" office:value-type="float" office:value="297">
            <text:p>297</text:p>
          </table:table-cell>
          <table:table-cell table:number-columns-repeated="1004"/>
        </table:table-row>
        <table:table-row table:style-name="ro1">
          <table:table-cell table:style-name="ce4" office:value-type="float" office:value="2004">
            <text:p>2004</text:p>
          </table:table-cell>
          <table:table-cell office:value-type="string">
            <text:p>after WWII</text:p>
          </table:table-cell>
          <table:table-cell table:style-name="ce7" office:value-type="float" office:value="5078">
            <text:p>5,078</text:p>
          </table:table-cell>
          <table:table-cell table:style-name="ce11" table:formula="of:=[.G228]/[.H228]" office:value-type="float" office:value="19.4186746987952">
            <text:p>19.4</text:p>
          </table:table-cell>
          <table:table-cell table:style-name="ce7" table:formula="of:=[.F228]*100/[.C228]" office:value-type="float" office:value="133.497439936983">
            <text:p>133</text:p>
          </table:table-cell>
          <table:table-cell table:style-name="ce7" table:formula="of:=[.G228]+[.H228]" office:value-type="float" office:value="6779">
            <text:p>6,779</text:p>
          </table:table-cell>
          <table:table-cell table:style-name="ce7" table:formula="of:=SUM(OFFSET([.O228];-[.C$5]+1;0;[.C$5];1))+SUM(OFFSET([.Q228];-[.C$6]+1;0;[.C$6];1))+[.S228]" office:value-type="float" office:value="6447">
            <text:p>6,447</text:p>
          </table:table-cell>
          <table:table-cell table:style-name="ce7" table:formula="of:=SUM(OFFSET([.P228];-[.D$5]+1;0;[.D$5];1))+SUM(OFFSET([.R228];-[.D$6]+1;0;[.D$6];1))+[.T228]" office:value-type="float" office:value="332">
            <text:p>332</text:p>
          </table:table-cell>
          <table:table-cell table:style-name="ce18" table:formula="of:=(SUM(OFFSET([.O228];-[.C$5]+1;0;[.C$5];1))+SUM(OFFSET([.P228];-[.D$5]+1;0;[.D$5];1)))/[.F228]" office:value-type="percentage" office:value="0">
            <text:p>0%</text:p>
          </table:table-cell>
          <table:table-cell table:style-name="ce18" table:formula="of:=(SUM(OFFSET([.Q228];-[.C$6]+1;0;[.C$6];1))+SUM(OFFSET([.R228];-[.D$6]+1;0;[.D$6];1)))/[.F228]" office:value-type="percentage" office:value="0">
            <text:p>0%</text:p>
          </table:table-cell>
          <table:table-cell table:style-name="ce18" table:formula="of:=SUM([.S228:.T228])/[.F228]" office:value-type="percentage" office:value="1">
            <text:p>100%</text:p>
          </table:table-cell>
          <table:table-cell table:style-name="ce18"/>
          <table:table-cell table:style-name="ce22"/>
          <table:table-cell table:style-name="ce21" table:formula="of:=SUM([.S227:.S229])/SUM([.T227:.T229])" office:value-type="float" office:value="19.932502596054">
            <text:p>19.9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6447">
            <text:p>6,447</text:p>
          </table:table-cell>
          <table:table-cell table:style-name="ce7" office:value-type="float" office:value="332">
            <text:p>332</text:p>
          </table:table-cell>
          <table:table-cell table:number-columns-repeated="1004"/>
        </table:table-row>
        <table:table-row table:style-name="ro1">
          <table:table-cell table:style-name="ce4" office:value-type="float" office:value="2005">
            <text:p>2005</text:p>
          </table:table-cell>
          <table:table-cell office:value-type="string">
            <text:p>after WWII</text:p>
          </table:table-cell>
          <table:table-cell table:style-name="ce7" office:value-type="float" office:value="5095">
            <text:p>5,095</text:p>
          </table:table-cell>
          <table:table-cell table:style-name="ce11" table:formula="of:=[.G229]/[.H229]" office:value-type="float" office:value="19.5239520958084">
            <text:p>19.5</text:p>
          </table:table-cell>
          <table:table-cell table:style-name="ce7" table:formula="of:=[.F229]*100/[.C229]" office:value-type="float" office:value="134.543670264966">
            <text:p>135</text:p>
          </table:table-cell>
          <table:table-cell table:style-name="ce7" table:formula="of:=[.G229]+[.H229]" office:value-type="float" office:value="6855">
            <text:p>6,855</text:p>
          </table:table-cell>
          <table:table-cell table:style-name="ce7" table:formula="of:=SUM(OFFSET([.O229];-[.C$5]+1;0;[.C$5];1))+SUM(OFFSET([.Q229];-[.C$6]+1;0;[.C$6];1))+[.S229]" office:value-type="float" office:value="6521">
            <text:p>6,521</text:p>
          </table:table-cell>
          <table:table-cell table:style-name="ce7" table:formula="of:=SUM(OFFSET([.P229];-[.D$5]+1;0;[.D$5];1))+SUM(OFFSET([.R229];-[.D$6]+1;0;[.D$6];1))+[.T229]" office:value-type="float" office:value="334">
            <text:p>334</text:p>
          </table:table-cell>
          <table:table-cell table:style-name="ce18" table:formula="of:=(SUM(OFFSET([.O229];-[.C$5]+1;0;[.C$5];1))+SUM(OFFSET([.P229];-[.D$5]+1;0;[.D$5];1)))/[.F229]" office:value-type="percentage" office:value="0">
            <text:p>0%</text:p>
          </table:table-cell>
          <table:table-cell table:style-name="ce18" table:formula="of:=(SUM(OFFSET([.Q229];-[.C$6]+1;0;[.C$6];1))+SUM(OFFSET([.R229];-[.D$6]+1;0;[.D$6];1)))/[.F229]" office:value-type="percentage" office:value="0">
            <text:p>0%</text:p>
          </table:table-cell>
          <table:table-cell table:style-name="ce18" table:formula="of:=SUM([.S229:.T229])/[.F229]" office:value-type="percentage" office:value="1">
            <text:p>100%</text:p>
          </table:table-cell>
          <table:table-cell table:style-name="ce18"/>
          <table:table-cell table:style-name="ce22"/>
          <table:table-cell table:style-name="ce21" table:formula="of:=SUM([.S228:.S230])/SUM([.T228:.T230])" office:value-type="float" office:value="19.4317958783121">
            <text:p>19.4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6521">
            <text:p>6,521</text:p>
          </table:table-cell>
          <table:table-cell table:style-name="ce7" office:value-type="float" office:value="334">
            <text:p>334</text:p>
          </table:table-cell>
          <table:table-cell table:number-columns-repeated="1004"/>
        </table:table-row>
        <table:table-row table:style-name="ro1">
          <table:table-cell table:style-name="ce4" office:value-type="float" office:value="2006">
            <text:p>2006</text:p>
          </table:table-cell>
          <table:table-cell office:value-type="string">
            <text:p>after WWII</text:p>
          </table:table-cell>
          <table:table-cell table:style-name="ce7" office:value-type="float" office:value="5117">
            <text:p>5,117</text:p>
          </table:table-cell>
          <table:table-cell table:style-name="ce11" table:formula="of:=[.G230]/[.H230]" office:value-type="float" office:value="19.356940509915">
            <text:p>19.4</text:p>
          </table:table-cell>
          <table:table-cell table:style-name="ce7" table:formula="of:=[.F230]*100/[.C230]" office:value-type="float" office:value="140.433847957788">
            <text:p>140</text:p>
          </table:table-cell>
          <table:table-cell table:style-name="ce7" table:formula="of:=[.G230]+[.H230]" office:value-type="float" office:value="7186">
            <text:p>7,186</text:p>
          </table:table-cell>
          <table:table-cell table:style-name="ce7" table:formula="of:=SUM(OFFSET([.O230];-[.C$5]+1;0;[.C$5];1))+SUM(OFFSET([.Q230];-[.C$6]+1;0;[.C$6];1))+[.S230]" office:value-type="float" office:value="6833">
            <text:p>6,833</text:p>
          </table:table-cell>
          <table:table-cell table:style-name="ce7" table:formula="of:=SUM(OFFSET([.P230];-[.D$5]+1;0;[.D$5];1))+SUM(OFFSET([.R230];-[.D$6]+1;0;[.D$6];1))+[.T230]" office:value-type="float" office:value="353">
            <text:p>353</text:p>
          </table:table-cell>
          <table:table-cell table:style-name="ce18" table:formula="of:=(SUM(OFFSET([.O230];-[.C$5]+1;0;[.C$5];1))+SUM(OFFSET([.P230];-[.D$5]+1;0;[.D$5];1)))/[.F230]" office:value-type="percentage" office:value="0">
            <text:p>0%</text:p>
          </table:table-cell>
          <table:table-cell table:style-name="ce18" table:formula="of:=(SUM(OFFSET([.Q230];-[.C$6]+1;0;[.C$6];1))+SUM(OFFSET([.R230];-[.D$6]+1;0;[.D$6];1)))/[.F230]" office:value-type="percentage" office:value="0">
            <text:p>0%</text:p>
          </table:table-cell>
          <table:table-cell table:style-name="ce18" table:formula="of:=SUM([.S230:.T230])/[.F230]" office:value-type="percentage" office:value="1">
            <text:p>100%</text:p>
          </table:table-cell>
          <table:table-cell table:style-name="ce18"/>
          <table:table-cell table:style-name="ce22"/>
          <table:table-cell table:style-name="ce21" table:formula="of:=SUM([.S229:.S231])/SUM([.T229:.T231])" office:value-type="float" office:value="19.2429111531191">
            <text:p>19.2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6833">
            <text:p>6,833</text:p>
          </table:table-cell>
          <table:table-cell table:style-name="ce7" office:value-type="float" office:value="353">
            <text:p>353</text:p>
          </table:table-cell>
          <table:table-cell table:number-columns-repeated="1004"/>
        </table:table-row>
        <table:table-row table:style-name="ro1">
          <table:table-cell table:style-name="ce4" office:value-type="float" office:value="2007">
            <text:p>2007</text:p>
          </table:table-cell>
          <table:table-cell office:value-type="string">
            <text:p>after WWII</text:p>
          </table:table-cell>
          <table:table-cell table:style-name="ce7" office:value-type="float" office:value="5144">
            <text:p>5,144</text:p>
          </table:table-cell>
          <table:table-cell table:style-name="ce11" table:formula="of:=[.G231]/[.H231]" office:value-type="float" office:value="18.8814016172507">
            <text:p>18.9</text:p>
          </table:table-cell>
          <table:table-cell table:style-name="ce7" table:formula="of:=[.F231]*100/[.C231]" office:value-type="float" office:value="143.390357698289">
            <text:p>143</text:p>
          </table:table-cell>
          <table:table-cell table:style-name="ce7" table:formula="of:=[.G231]+[.H231]" office:value-type="float" office:value="7376">
            <text:p>7,376</text:p>
          </table:table-cell>
          <table:table-cell table:style-name="ce7" table:formula="of:=SUM(OFFSET([.O231];-[.C$5]+1;0;[.C$5];1))+SUM(OFFSET([.Q231];-[.C$6]+1;0;[.C$6];1))+[.S231]" office:value-type="float" office:value="7005">
            <text:p>7,005</text:p>
          </table:table-cell>
          <table:table-cell table:style-name="ce7" table:formula="of:=SUM(OFFSET([.P231];-[.D$5]+1;0;[.D$5];1))+SUM(OFFSET([.R231];-[.D$6]+1;0;[.D$6];1))+[.T231]" office:value-type="float" office:value="371">
            <text:p>371</text:p>
          </table:table-cell>
          <table:table-cell table:style-name="ce18" table:formula="of:=(SUM(OFFSET([.O231];-[.C$5]+1;0;[.C$5];1))+SUM(OFFSET([.P231];-[.D$5]+1;0;[.D$5];1)))/[.F231]" office:value-type="percentage" office:value="0">
            <text:p>0%</text:p>
          </table:table-cell>
          <table:table-cell table:style-name="ce18" table:formula="of:=(SUM(OFFSET([.Q231];-[.C$6]+1;0;[.C$6];1))+SUM(OFFSET([.R231];-[.D$6]+1;0;[.D$6];1)))/[.F231]" office:value-type="percentage" office:value="0">
            <text:p>0%</text:p>
          </table:table-cell>
          <table:table-cell table:style-name="ce18" table:formula="of:=SUM([.S231:.T231])/[.F231]" office:value-type="percentage" office:value="1">
            <text:p>100%</text:p>
          </table:table-cell>
          <table:table-cell table:style-name="ce18"/>
          <table:table-cell table:style-name="ce22"/>
          <table:table-cell table:style-name="ce21" table:formula="of:=SUM([.S230:.S232])/SUM([.T230:.T232])" office:value-type="float" office:value="18.7086267605634">
            <text:p>18.7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7005">
            <text:p>7,005</text:p>
          </table:table-cell>
          <table:table-cell table:style-name="ce7" office:value-type="float" office:value="371">
            <text:p>371</text:p>
          </table:table-cell>
          <table:table-cell table:number-columns-repeated="1004"/>
        </table:table-row>
        <table:table-row table:style-name="ro1">
          <table:table-cell table:style-name="ce4" office:value-type="float" office:value="2008">
            <text:p>2008</text:p>
          </table:table-cell>
          <table:table-cell office:value-type="string">
            <text:p>after WWII</text:p>
          </table:table-cell>
          <table:table-cell table:style-name="ce7" office:value-type="float" office:value="5169">
            <text:p>5,169</text:p>
          </table:table-cell>
          <table:table-cell table:style-name="ce11" table:formula="of:=[.G232]/[.H232]" office:value-type="float" office:value="17.997572815534">
            <text:p>18.0</text:p>
          </table:table-cell>
          <table:table-cell table:style-name="ce7" table:formula="of:=[.F232]*100/[.C232]" office:value-type="float" office:value="151.421938479396">
            <text:p>151</text:p>
          </table:table-cell>
          <table:table-cell table:style-name="ce7" table:formula="of:=[.G232]+[.H232]" office:value-type="float" office:value="7827">
            <text:p>7,827</text:p>
          </table:table-cell>
          <table:table-cell table:style-name="ce7" table:formula="of:=SUM(OFFSET([.O232];-[.C$5]+1;0;[.C$5];1))+SUM(OFFSET([.Q232];-[.C$6]+1;0;[.C$6];1))+[.S232]" office:value-type="float" office:value="7415">
            <text:p>7,415</text:p>
          </table:table-cell>
          <table:table-cell table:style-name="ce7" table:formula="of:=SUM(OFFSET([.P232];-[.D$5]+1;0;[.D$5];1))+SUM(OFFSET([.R232];-[.D$6]+1;0;[.D$6];1))+[.T232]" office:value-type="float" office:value="412">
            <text:p>412</text:p>
          </table:table-cell>
          <table:table-cell table:style-name="ce18" table:formula="of:=(SUM(OFFSET([.O232];-[.C$5]+1;0;[.C$5];1))+SUM(OFFSET([.P232];-[.D$5]+1;0;[.D$5];1)))/[.F232]" office:value-type="percentage" office:value="0">
            <text:p>0%</text:p>
          </table:table-cell>
          <table:table-cell table:style-name="ce18" table:formula="of:=(SUM(OFFSET([.Q232];-[.C$6]+1;0;[.C$6];1))+SUM(OFFSET([.R232];-[.D$6]+1;0;[.D$6];1)))/[.F232]" office:value-type="percentage" office:value="0">
            <text:p>0%</text:p>
          </table:table-cell>
          <table:table-cell table:style-name="ce18" table:formula="of:=SUM([.S232:.T232])/[.F232]" office:value-type="percentage" office:value="1">
            <text:p>100%</text:p>
          </table:table-cell>
          <table:table-cell table:style-name="ce18"/>
          <table:table-cell table:style-name="ce22"/>
          <table:table-cell table:style-name="ce21" table:formula="of:=SUM([.S231:.S233])/SUM([.T231:.T233])" office:value-type="float" office:value="18.1930405965203">
            <text:p>18.2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7415">
            <text:p>7,415</text:p>
          </table:table-cell>
          <table:table-cell table:style-name="ce7" office:value-type="float" office:value="412">
            <text:p>412</text:p>
          </table:table-cell>
          <table:table-cell table:number-columns-repeated="1004"/>
        </table:table-row>
        <table:table-row table:style-name="ro1">
          <table:table-cell table:style-name="ce4" office:value-type="float" office:value="2009">
            <text:p>2009</text:p>
          </table:table-cell>
          <table:table-cell office:value-type="string">
            <text:p>after WWII</text:p>
          </table:table-cell>
          <table:table-cell table:style-name="ce7" office:value-type="float" office:value="5194">
            <text:p>5,194</text:p>
          </table:table-cell>
          <table:table-cell table:style-name="ce11" table:formula="of:=[.G233]/[.H233]" office:value-type="float" office:value="17.7806603773585">
            <text:p>17.8</text:p>
          </table:table-cell>
          <table:table-cell table:style-name="ce7" table:formula="of:=[.F233]*100/[.C233]" office:value-type="float" office:value="153.311513284559">
            <text:p>153</text:p>
          </table:table-cell>
          <table:table-cell table:style-name="ce7" table:formula="of:=[.G233]+[.H233]" office:value-type="float" office:value="7963">
            <text:p>7,963</text:p>
          </table:table-cell>
          <table:table-cell table:style-name="ce7" table:formula="of:=SUM(OFFSET([.O233];-[.C$5]+1;0;[.C$5];1))+SUM(OFFSET([.Q233];-[.C$6]+1;0;[.C$6];1))+[.S233]" office:value-type="float" office:value="7539">
            <text:p>7,539</text:p>
          </table:table-cell>
          <table:table-cell table:style-name="ce7" table:formula="of:=SUM(OFFSET([.P233];-[.D$5]+1;0;[.D$5];1))+SUM(OFFSET([.R233];-[.D$6]+1;0;[.D$6];1))+[.T233]" office:value-type="float" office:value="424">
            <text:p>424</text:p>
          </table:table-cell>
          <table:table-cell table:style-name="ce18" table:formula="of:=(SUM(OFFSET([.O233];-[.C$5]+1;0;[.C$5];1))+SUM(OFFSET([.P233];-[.D$5]+1;0;[.D$5];1)))/[.F233]" office:value-type="percentage" office:value="0">
            <text:p>0%</text:p>
          </table:table-cell>
          <table:table-cell table:style-name="ce18" table:formula="of:=(SUM(OFFSET([.Q233];-[.C$6]+1;0;[.C$6];1))+SUM(OFFSET([.R233];-[.D$6]+1;0;[.D$6];1)))/[.F233]" office:value-type="percentage" office:value="0">
            <text:p>0%</text:p>
          </table:table-cell>
          <table:table-cell table:style-name="ce18" table:formula="of:=SUM([.S233:.T233])/[.F233]" office:value-type="percentage" office:value="1">
            <text:p>100%</text:p>
          </table:table-cell>
          <table:table-cell table:style-name="ce18"/>
          <table:table-cell table:style-name="ce22"/>
          <table:table-cell table:style-name="ce21" table:formula="of:=SUM([.S232:.S234])/SUM([.T232:.T234])" office:value-type="float" office:value="17.6026750590087">
            <text:p>17.6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7539">
            <text:p>7,539</text:p>
          </table:table-cell>
          <table:table-cell table:style-name="ce7" office:value-type="float" office:value="424">
            <text:p>424</text:p>
          </table:table-cell>
          <table:table-cell table:number-columns-repeated="1004"/>
        </table:table-row>
        <table:table-row table:style-name="ro1">
          <table:table-cell table:style-name="ce4" office:value-type="float" office:value="2010">
            <text:p>2010</text:p>
          </table:table-cell>
          <table:table-cell office:value-type="string">
            <text:p>after WWII</text:p>
          </table:table-cell>
          <table:table-cell table:style-name="ce7" office:value-type="float" office:value="5222">
            <text:p>5,222</text:p>
          </table:table-cell>
          <table:table-cell table:style-name="ce11" table:formula="of:=[.G234]/[.H234]" office:value-type="float" office:value="17.0551724137931">
            <text:p>17.1</text:p>
          </table:table-cell>
          <table:table-cell table:style-name="ce7" table:formula="of:=[.F234]*100/[.C234]" office:value-type="float" office:value="150.402144772118">
            <text:p>150</text:p>
          </table:table-cell>
          <table:table-cell table:style-name="ce7" table:formula="of:=[.G234]+[.H234]" office:value-type="float" office:value="7854">
            <text:p>7,854</text:p>
          </table:table-cell>
          <table:table-cell table:style-name="ce7" table:formula="of:=SUM(OFFSET([.O234];-[.C$5]+1;0;[.C$5];1))+SUM(OFFSET([.Q234];-[.C$6]+1;0;[.C$6];1))+[.S234]" office:value-type="float" office:value="7419">
            <text:p>7,419</text:p>
          </table:table-cell>
          <table:table-cell table:style-name="ce7" table:formula="of:=SUM(OFFSET([.P234];-[.D$5]+1;0;[.D$5];1))+SUM(OFFSET([.R234];-[.D$6]+1;0;[.D$6];1))+[.T234]" office:value-type="float" office:value="435">
            <text:p>435</text:p>
          </table:table-cell>
          <table:table-cell table:style-name="ce18" table:formula="of:=(SUM(OFFSET([.O234];-[.C$5]+1;0;[.C$5];1))+SUM(OFFSET([.P234];-[.D$5]+1;0;[.D$5];1)))/[.F234]" office:value-type="percentage" office:value="0">
            <text:p>0%</text:p>
          </table:table-cell>
          <table:table-cell table:style-name="ce18" table:formula="of:=(SUM(OFFSET([.Q234];-[.C$6]+1;0;[.C$6];1))+SUM(OFFSET([.R234];-[.D$6]+1;0;[.D$6];1)))/[.F234]" office:value-type="percentage" office:value="0">
            <text:p>0%</text:p>
          </table:table-cell>
          <table:table-cell table:style-name="ce18" table:formula="of:=SUM([.S234:.T234])/[.F234]" office:value-type="percentage" office:value="1">
            <text:p>100%</text:p>
          </table:table-cell>
          <table:table-cell table:style-name="ce18"/>
          <table:table-cell table:style-name="ce4"/>
          <table:table-cell table:style-name="ce21" table:formula="of:=SUM([.S233:.S235])/SUM([.T233:.T235])" office:value-type="float" office:value="17.4132712456345">
            <text:p>17.4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7419">
            <text:p>7,419</text:p>
          </table:table-cell>
          <table:table-cell table:style-name="ce7" office:value-type="float" office:value="435">
            <text:p>435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 table:number-rows-repeated="4">
          <table:table-cell table:number-columns-repeated="18"/>
          <table:table-cell table:style-name="ce7" table:number-columns-repeated="2"/>
          <table:table-cell table:number-columns-repeated="1004"/>
        </table:table-row>
        <table:table-row table:style-name="ro1" table:number-rows-repeated="2">
          <table:table-cell table:number-columns-repeated="19"/>
          <table:table-cell table:style-name="ce7"/>
          <table:table-cell table:number-columns-repeated="1004"/>
        </table:table-row>
        <table:table-row table:style-name="ro1" table:number-rows-repeated="10483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x-ratio graph" table:style-name="ta2" table:print="false">
        <table:table-column table:style-name="co12" table:default-cell-style-name="Excel_20_Built-in_20_Normal"/>
        <table:table-column table:style-name="co1" table:number-columns-repeated="8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" table:number-columns-repeated="1013" table:default-cell-style-name="Excel_20_Built-in_20_Normal"/>
        <table:table-row table:style-name="ro1">
          <table:table-cell table:style-name="ce1" office:value-type="string" table:number-columns-spanned="5" table:number-rows-spanned="1">
            <text:p>Ratio of males to females in life-disposing punishment</text:p>
          </table:table-cell>
          <table:covered-table-cell table:number-columns-repeated="4" table:style-name="ce5"/>
          <table:table-cell table:number-columns-repeated="5"/>
          <table:table-cell office:value-type="string">
            <text:p>Repository:</text:p>
          </table:table-cell>
          <table:table-cell table:number-columns-repeated="1013"/>
        </table:table-row>
        <table:table-row table:style-name="ro1">
          <table:table-cell table:style-name="ce1" office:value-type="string" table:number-columns-spanned="4" table:number-rows-spanned="1">
            <text:p>Includes executed, transported, and in prison</text:p>
          </table:table-cell>
          <table:covered-table-cell table:number-columns-repeated="3" table:style-name="ce5"/>
          <table:table-cell table:number-columns-repeated="6"/>
          <table:table-cell office:value-type="string">
            <text:p>http://acrosswalls.org/datasets/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Version: 1.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5" table:number-rows-spanned="1">
            <text:p>sex ratio from 1840 to 1920, by year (3 yr ma per year)</text:p>
          </table:table-cell>
          <table:covered-table-cell table:number-columns-repeated="4" table:style-name="ce5"/>
          <table:table-cell table:number-columns-repeated="1019"/>
        </table:table-row>
        <table:table-row table:style-name="ro1">
          <table:table-cell office:value-type="string">
            <text:p>maximum</text:p>
          </table:table-cell>
          <table:table-cell table:style-name="ce29" table:formula="of:=MAX([$'punishment yearly'.D64:.D144])" office:value-type="float" office:value="5.88">
            <text:p>5.9</text:p>
          </table:table-cell>
          <table:table-cell table:number-columns-repeated="1022"/>
        </table:table-row>
        <table:table-row table:style-name="ro1">
          <table:table-cell office:value-type="string">
            <text:p>median</text:p>
          </table:table-cell>
          <table:table-cell table:style-name="ce29" table:formula="of:=MEDIAN([$'punishment yearly'.D64:.D144])" office:value-type="float" office:value="3.01971178229171">
            <text:p>3.0</text:p>
          </table:table-cell>
          <table:table-cell table:number-columns-repeated="1022"/>
        </table:table-row>
        <table:table-row table:style-name="ro1">
          <table:table-cell office:value-type="string">
            <text:p>average</text:p>
          </table:table-cell>
          <table:table-cell table:style-name="ce29" table:formula="of:=AVERAGE([$'punishment yearly'.D64:.D144])" office:value-type="float" office:value="3.10333256457978">
            <text:p>3.1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draw:frame table:end-cell-address="'sex-ratio graph'.I37" table:end-x="0.602in" table:end-y="0.1783in" draw:z-index="0" draw:name="Chart 1" draw:style-name="gr1" draw:text-style-name="P1" svg:width="6.0622in" svg:height="4.6547in" svg:x="0.3941in" svg:y="0.1465in">
              <draw:object draw:notify-on-update-of-ranges="'punishment yearly'.A64:'punishment yearly'.A234 'punishment yearly'.D64:'punishment yearly'.D23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unishment sums" table:style-name="ta3" table:print="false">
        <table:table-column table:style-name="co15" table:default-cell-style-name="Excel_20_Built-in_20_Normal"/>
        <table:table-column table:style-name="co6" table:number-columns-repeated="3" table:default-cell-style-name="Excel_20_Built-in_20_Normal"/>
        <table:table-column table:style-name="co7" table:number-columns-repeated="2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" table:number-columns-repeated="1016" table:default-cell-style-name="Excel_20_Built-in_20_Normal"/>
        <table:table-row table:style-name="ro1">
          <table:table-cell table:style-name="ce1" office:value-type="string" table:number-columns-spanned="4" table:number-rows-spanned="1">
            <text:p>Punishment in Scotland since 1800: summary statistics</text:p>
          </table:table-cell>
          <table:covered-table-cell table:number-columns-repeated="3" table:style-name="ce5"/>
          <table:table-cell table:number-columns-repeated="3"/>
          <table:table-cell office:value-type="string">
            <text:p>Repository: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http://acrosswalls.org/datasets/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Version: 1.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edian values across period</text:p>
          </table:table-cell>
          <table:table-cell table:number-columns-repeated="1023"/>
        </table:table-row>
        <table:table-row table:style-name="ro4">
          <table:table-cell table:number-columns-repeated="2"/>
          <table:table-cell table:style-name="ce6"/>
          <table:table-cell table:style-name="ce3" office:value-type="string">
            <text:p>sex ratio (25yr ma)</text:p>
          </table:table-cell>
          <table:table-cell table:style-name="ce31" office:value-type="string" table:number-columns-spanned="2" table:number-rows-spanned="1">
            <text:p>sex ratios </text:p>
            <text:p>(3yr ma)</text:p>
          </table:table-cell>
          <table:covered-table-cell table:style-name="ce3"/>
          <table:table-cell table:number-columns-repeated="1018"/>
        </table:table-row>
        <table:table-row table:style-name="ro3">
          <table:table-cell office:value-type="string">
            <text:p>period</text:p>
          </table:table-cell>
          <table:table-cell table:style-name="ce2" office:value-type="string">
            <text:p>absent-sex ratio</text:p>
          </table:table-cell>
          <table:table-cell table:style-name="ce2" office:value-type="string">
            <text:p>absent-prevalence</text:p>
          </table:table-cell>
          <table:table-cell table:style-name="ce2" office:value-type="string">
            <text:p>executed</text:p>
          </table:table-cell>
          <table:table-cell table:style-name="ce2" office:value-type="string">
            <text:p>transported</text:p>
          </table:table-cell>
          <table:table-cell table:style-name="ce2" office:value-type="string">
            <text:p>in prison</text:p>
          </table:table-cell>
          <table:table-cell/>
          <table:table-cell table:style-name="ce2" office:value-type="string">
            <text:p>sources and nots</text:p>
          </table:table-cell>
          <table:table-cell table:number-columns-repeated="1016"/>
        </table:table-row>
        <table:table-row table:style-name="ro1">
          <table:table-cell office:value-type="string">
            <text:p>1800-1840</text:p>
          </table:table-cell>
          <table:table-cell table:number-columns-repeated="2"/>
          <table:table-cell table:style-name="ce29" table:formula="of:=MEDIAN([$'punishment yearly'.L24:.L63])" office:value-type="float" office:value="18">
            <text:p>18.0</text:p>
          </table:table-cell>
          <table:table-cell table:style-name="ce29" table:formula="of:=MEDIAN([$'punishment yearly'.M24:.M63])" office:value-type="float" office:value="4.49537016510414">
            <text:p>4.5</text:p>
          </table:table-cell>
          <table:table-cell table:number-columns-repeated="2"/>
          <table:table-cell office:value-type="string">
            <text:p>calculated from punishment yearly sheet</text:p>
          </table:table-cell>
          <table:table-cell table:number-columns-repeated="1016"/>
        </table:table-row>
        <table:table-row table:style-name="ro1">
          <table:table-cell office:value-type="string">
            <text:p>1840-1850</text:p>
          </table:table-cell>
          <table:table-cell table:style-name="ce30" table:formula="of:=MEDIAN([$'punishment yearly'.D64:.D74])" office:value-type="float" office:value="2.5699661780322">
            <text:p>2.6</text:p>
          </table:table-cell>
          <table:table-cell table:style-name="ce6" table:formula="of:=MEDIAN([$'punishment yearly'.E64:.E74])" office:value-type="float" office:value="222.629299462707">
            <text:p>223</text:p>
          </table:table-cell>
          <table:table-cell table:style-name="ce30" table:formula="of:=MEDIAN([$'punishment yearly'.L64:.L74])" office:value-type="float" office:value="9.75">
            <text:p>9.8</text:p>
          </table:table-cell>
          <table:table-cell table:style-name="ce30" table:formula="of:=MEDIAN([$'punishment yearly'.M64:.M74])" office:value-type="float" office:value="1.4143207727533">
            <text:p>1.4</text:p>
          </table:table-cell>
          <table:table-cell table:style-name="ce30" table:formula="of:=MEDIAN([$'punishment yearly'.N64:.N74])" office:value-type="float" office:value="1.87294015611448">
            <text:p>1.9</text:p>
          </table:table-cell>
          <table:table-cell table:number-columns-repeated="1018"/>
        </table:table-row>
        <table:table-row table:style-name="ro1">
          <table:table-cell office:value-type="string">
            <text:p>1840-1874</text:p>
          </table:table-cell>
          <table:table-cell table:style-name="ce30" table:formula="of:=MEDIAN([$'punishment yearly'.D64:.D98])" office:value-type="float" office:value="2.30124083469935">
            <text:p>2.3</text:p>
          </table:table-cell>
          <table:table-cell table:style-name="ce6" table:formula="of:=MEDIAN([$'punishment yearly'.E64:.E98])" office:value-type="float" office:value="166.91934892329">
            <text:p>167</text:p>
          </table:table-cell>
          <table:table-cell table:style-name="ce30" table:formula="of:=MEDIAN([$'punishment yearly'.L64:.L98])" office:value-type="float" office:value="10.3333333333333">
            <text:p>10.3</text:p>
          </table:table-cell>
          <table:table-cell/>
          <table:table-cell table:style-name="ce30" table:formula="of:=MEDIAN([$'punishment yearly'.N64:.N98])" office:value-type="float" office:value="1.87991718426501">
            <text:p>1.9</text:p>
          </table:table-cell>
          <table:table-cell table:number-columns-repeated="1018"/>
        </table:table-row>
        <table:table-row table:style-name="ro1">
          <table:table-cell office:value-type="string">
            <text:p>1840-1899</text:p>
          </table:table-cell>
          <table:table-cell table:style-name="ce30" table:formula="of:=MEDIAN([$'punishment yearly'.D64:.D123])" office:value-type="float" office:value="2.67238040829868">
            <text:p>2.7</text:p>
          </table:table-cell>
          <table:table-cell table:style-name="ce6" table:formula="of:=MEDIAN([$'punishment yearly'.E64:.E123])" office:value-type="float" office:value="105.413421773184">
            <text:p>105</text:p>
          </table:table-cell>
          <table:table-cell table:style-name="ce30" table:formula="of:=MEDIAN([$'punishment yearly'.L64:.L123])" office:value-type="float" office:value="12">
            <text:p>12.0</text:p>
          </table:table-cell>
          <table:table-cell table:style-name="ce30" table:formula="of:=MEDIAN([$'punishment yearly'.M64:.M123])" office:value-type="float" office:value="1.43589743589744">
            <text:p>1.4</text:p>
          </table:table-cell>
          <table:table-cell table:style-name="ce30" table:formula="of:=MEDIAN([$'punishment yearly'.N64:.N123])" office:value-type="float" office:value="2.05699476755869">
            <text:p>2.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tal values across period</text:p>
          </table:table-cell>
          <table:table-cell/>
          <table:table-cell table:style-name="ce6"/>
          <table:table-cell table:style-name="ce32" office:value-type="string" table:number-columns-spanned="3" table:number-rows-spanned="1">
            <text:p>sex ratio</text:p>
          </table:table-cell>
          <table:covered-table-cell table:number-columns-repeated="2" table:style-name="ce4"/>
          <table:table-cell table:number-columns-repeated="1018"/>
        </table:table-row>
        <table:table-row table:style-name="ro5">
          <table:table-cell office:value-type="string">
            <text:p>period</text:p>
          </table:table-cell>
          <table:table-cell/>
          <table:table-cell table:style-name="ce6"/>
          <table:table-cell table:style-name="ce2" office:value-type="string">
            <text:p>executed</text:p>
          </table:table-cell>
          <table:table-cell table:style-name="ce2" office:value-type="string">
            <text:p>transported</text:p>
          </table:table-cell>
          <table:table-cell table:style-name="ce2" office:value-type="string">
            <text:p>in prison</text:p>
          </table:table-cell>
          <table:table-cell table:number-columns-repeated="1018"/>
        </table:table-row>
        <table:table-row table:style-name="ro1">
          <table:table-cell office:value-type="string">
            <text:p>1800-1899</text:p>
          </table:table-cell>
          <table:table-cell/>
          <table:table-cell table:style-name="ce6"/>
          <table:table-cell table:style-name="ce29" table:formula="of:=SUM([$'punishment yearly'.O24:.O123])/SUM([$'punishment yearly'.P24:.P123])" office:value-type="float" office:value="15.9411764705882">
            <text:p>15.9</text:p>
          </table:table-cell>
          <table:table-cell table:style-name="ce29" table:formula="of:=SUM([$'punishment yearly'.Q24:.Q123])/SUM([$'punishment yearly'.R24:.R123])" office:value-type="float" office:value="2.56509207090273">
            <text:p>2.6</text:p>
          </table:table-cell>
          <table:table-cell table:number-columns-repeated="1019"/>
        </table:table-row>
        <table:table-row table:style-name="ro1">
          <table:table-cell office:value-type="string">
            <text:p>1840-1899</text:p>
          </table:table-cell>
          <table:table-cell/>
          <table:table-cell table:style-name="ce6"/>
          <table:table-cell table:number-columns-repeated="2"/>
          <table:table-cell table:style-name="ce29" table:formula="of:=SUM([$'punishment yearly'.S64:.S123])/SUM([$'punishment yearly'.T64:.T123])" office:value-type="float" office:value="2.28885948131657">
            <text:p>2.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Offenders executed</text:p>
          </table:table-cell>
          <table:table-cell table:number-columns-repeated="1023"/>
        </table:table-row>
        <table:table-row table:style-name="ro6">
          <table:table-cell/>
          <table:table-cell table:style-name="ce31" office:value-type="string" table:number-columns-spanned="3" table:number-rows-spanned="1">
            <text:p>Scotland</text:p>
          </table:table-cell>
          <table:covered-table-cell table:number-columns-repeated="2" table:style-name="ce3"/>
          <table:table-cell office:value-type="string">
            <text:p>E&amp;W</text:p>
          </table:table-cell>
          <table:table-cell office:value-type="string">
            <text:p>Scot/E&amp;W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total persons</text:p>
          </table:table-cell>
          <table:table-cell office:value-type="string">
            <text:p>sex ratio</text:p>
          </table:table-cell>
          <table:table-cell table:number-columns-repeated="3" office:value-type="string">
            <text:p>prevalence</text:p>
          </table:table-cell>
          <table:table-cell table:number-columns-repeated="1018"/>
        </table:table-row>
        <table:table-row table:style-name="ro1">
          <table:table-cell office:value-type="string">
            <text:p>1780-1789</text:p>
          </table:table-cell>
          <table:table-cell table:formula="of:=4*10" office:value-type="float" office:value="40">
            <text:p>40</text:p>
          </table:table-cell>
          <table:table-cell/>
          <table:table-cell table:style-name="ce33" table:formula="of:=[.B22]*100/(10*[.B27])" office:value-type="float" office:value="0.270295122201199">
            <text:p>0.270</text:p>
          </table:table-cell>
          <table:table-cell table:style-name="ce33" office:value-type="float" office:value="2.12584796219932">
            <text:p>2.126</text:p>
          </table:table-cell>
          <table:table-cell table:style-name="ce35" table:formula="of:=[.D22]/[.E22]" office:value-type="percentage" office:value="0.127146967707682">
            <text:p>13%</text:p>
          </table:table-cell>
          <table:table-cell/>
          <table:table-cell office:value-type="string">
            <text:p>Gatrell (1994), The Hanging Tree, p. 8, in. ft. 14 (about 4 executions per year in 1780s)</text:p>
          </table:table-cell>
          <table:table-cell table:number-columns-repeated="1016"/>
        </table:table-row>
        <table:table-row table:style-name="ro1">
          <table:table-cell office:value-type="string">
            <text:p>1800-1899</text:p>
          </table:table-cell>
          <table:table-cell table:style-name="ce6" table:formula="of:=SUM([$'punishment yearly'.O24:.P123])" office:value-type="float" office:value="288">
            <text:p>288</text:p>
          </table:table-cell>
          <table:table-cell table:formula="of:=SUM([$'punishment yearly'.O24:.O123])/SUM([$'punishment yearly'.P24:.P123])" office:value-type="float" office:value="15.9411764705882">
            <text:p>15.9411764706</text:p>
          </table:table-cell>
          <table:table-cell table:style-name="ce33" table:formula="of:=[.B23]*100/SUM([$'punishment yearly'.C24:.C123])" office:value-type="float" office:value="0.100492339562713">
            <text:p>0.100</text:p>
          </table:table-cell>
          <table:table-cell table:style-name="ce33" office:value-type="float" office:value="0.190522258807579">
            <text:p>0.191</text:p>
          </table:table-cell>
          <table:table-cell table:style-name="ce35" table:formula="of:=[.D23]/[.E23]" office:value-type="percentage" office:value="0.527457212567519">
            <text:p>53%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Scotland populaton</text:p>
          </table:table-cell>
          <table:table-cell table:number-columns-repeated="1023"/>
        </table:table-row>
        <table:table-row table:style-name="ro1">
          <table:table-cell office:value-type="float" office:value="1785">
            <text:p>1785</text:p>
          </table:table-cell>
          <table:table-cell table:style-name="ce6" table:formula="of:=[$'punishment yearly'.C8]*([$'punishment yearly'.C24]/[$'punishment yearly'.C8])^((1785-1755)/(1801-1755))" office:value-type="float" office:value="1479.86392333878">
            <text:p>1,480</text:p>
          </table:table-cell>
          <table:table-cell table:number-columns-repeated="5"/>
          <table:table-cell office:value-type="string">
            <text:p>estimate via interpolation</text:p>
          </table:table-cell>
          <table:table-cell table:number-columns-repeated="1016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Offenders transported</text:p>
          </table:table-cell>
          <table:table-cell table:number-columns-repeated="15"/>
          <table:table-cell table:style-name="ce6" table:number-columns-repeated="4"/>
          <table:table-cell table:number-columns-repeated="1004"/>
        </table:table-row>
        <table:table-row table:style-name="ro1">
          <table:table-cell/>
          <table:table-cell table:style-name="ce32" office:value-type="string" table:number-columns-spanned="3" table:number-rows-spanned="1">
            <text:p>Scotland</text:p>
          </table:table-cell>
          <table:covered-table-cell table:number-columns-repeated="2" table:style-name="ce4"/>
          <table:table-cell office:value-type="string">
            <text:p>E&amp;W </text:p>
          </table:table-cell>
          <table:table-cell office:value-type="string">
            <text:p>Scot/E&amp;W</text:p>
          </table:table-cell>
          <table:table-cell table:number-columns-repeated="10"/>
          <table:table-cell table:style-name="ce6" table:number-columns-repeated="4"/>
          <table:table-cell table:number-columns-repeated="1004"/>
        </table:table-row>
        <table:table-row table:style-name="ro1">
          <table:table-cell/>
          <table:table-cell office:value-type="string">
            <text:p>total persons</text:p>
          </table:table-cell>
          <table:table-cell office:value-type="string">
            <text:p>sex ratio</text:p>
          </table:table-cell>
          <table:table-cell table:number-columns-repeated="3" office:value-type="string">
            <text:p>prevalence</text:p>
          </table:table-cell>
          <table:table-cell table:number-columns-repeated="10"/>
          <table:table-cell table:style-name="ce6" table:number-columns-repeated="4"/>
          <table:table-cell table:number-columns-repeated="1004"/>
        </table:table-row>
        <table:table-row table:style-name="ro1">
          <table:table-cell office:value-type="string">
            <text:p>1718-1775 (to America)</text:p>
          </table:table-cell>
          <table:table-cell office:value-type="float" office:value="700">
            <text:p>700</text:p>
          </table:table-cell>
          <table:table-cell/>
          <table:table-cell table:style-name="ce34" table:formula="of:=[.B33]*100/([$'punishment yearly'.C8]*(75-18+1))" office:value-type="float" office:value="0.954068420335287">
            <text:p>0.95</text:p>
          </table:table-cell>
          <table:table-cell table:style-name="ce34" office:value-type="float" office:value="9.3829592076112">
            <text:p>9.38</text:p>
          </table:table-cell>
          <table:table-cell table:style-name="ce35" table:formula="of:=[.D33]/[.E33]" office:value-type="percentage" office:value="0.101680972838651">
            <text:p>10%</text:p>
          </table:table-cell>
          <table:table-cell/>
          <table:table-cell office:value-type="string">
            <text:p>Scottish transports: Ekirch, Bound for America, p. 26</text:p>
          </table:table-cell>
          <table:table-cell table:number-columns-repeated="8"/>
          <table:table-cell table:style-name="ce6" table:number-columns-repeated="4"/>
          <table:table-cell table:number-columns-repeated="1004"/>
        </table:table-row>
        <table:table-row table:style-name="ro1">
          <table:table-cell office:value-type="string">
            <text:p>1787-1857 (to Australia)</text:p>
          </table:table-cell>
          <table:table-cell table:style-name="ce6" table:formula="of:=SUM([$'punishment yearly'.Q11:.R81])" office:value-type="float" office:value="7950.86412925343">
            <text:p>7,951</text:p>
          </table:table-cell>
          <table:table-cell table:style-name="ce29" table:formula="of:=SUM([$'punishment yearly'.Q11:.Q81])/SUM([$'punishment yearly'.R11:.R81])" office:value-type="float" office:value="2.56003162562006">
            <text:p>2.6</text:p>
          </table:table-cell>
          <table:table-cell table:style-name="ce34" table:formula="of:=[.B34]*100/(SUM([$'punishment yearly'.C11:.C81]))" office:value-type="float" office:value="5.17513311649141">
            <text:p>5.18</text:p>
          </table:table-cell>
          <table:table-cell table:style-name="ce29" office:value-type="float" office:value="10.2648502454117">
            <text:p>10.3</text:p>
          </table:table-cell>
          <table:table-cell table:style-name="ce35" table:formula="of:=[.D34]/[.E34]" office:value-type="percentage" office:value="0.504160605636175">
            <text:p>50%</text:p>
          </table:table-cell>
          <table:table-cell/>
          <table:table-cell office:value-type="string">
            <text:p>prevalence = per 100,000 of population</text:p>
          </table:table-cell>
          <table:table-cell table:number-columns-repeated="8"/>
          <table:table-cell table:style-name="ce6" table:number-columns-repeated="4"/>
          <table:table-cell table:number-columns-repeated="1004"/>
        </table:table-row>
        <table:table-row table:style-name="ro1">
          <table:table-cell table:number-columns-repeated="7"/>
          <table:table-cell office:value-type="string">
            <text:p>Scottish transports don't included transported political prisoners.</text:p>
          </table:table-cell>
          <table:table-cell table:number-columns-repeated="8"/>
          <table:table-cell table:style-name="ce6" table:number-columns-repeated="4"/>
          <table:table-cell table:number-columns-repeated="1004"/>
        </table:table-row>
        <table:table-row table:style-name="ro1">
          <table:table-cell table:number-columns-repeated="7"/>
          <table:table-cell office:value-type="string">
            <text:p>About 2000 Scottish Jacobite rebels were transported to America. <text:s/>See 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Dobson, Scottish emigration to Colonial America, 1607-1785, p. 92.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For England and Wales (E&amp;W) data, see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punishment-england-wales-long-run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Transportation from Scotland ended in 1857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number</text:p>
          </table:table-cell>
          <table:table-cell office:value-type="string">
            <text:p>sex ratio</text:p>
          </table:table-cell>
          <table:table-cell table:number-columns-repeated="1021"/>
        </table:table-row>
        <table:table-row table:style-name="ro1">
          <table:table-cell office:value-type="string">
            <text:p>executions, 1870-99</text:p>
          </table:table-cell>
          <table:table-cell table:style-name="ce6" table:formula="of:=SUM([$'punishment yearly'.O94:.P123])" office:value-type="float" office:value="17">
            <text:p>17</text:p>
          </table:table-cell>
          <table:table-cell table:number-columns-repeated="1022"/>
        </table:table-row>
        <table:table-row table:style-name="ro1">
          <table:table-cell office:value-type="string">
            <text:p>executions, 1840-2010</text:p>
          </table:table-cell>
          <table:table-cell table:style-name="ce6" table:formula="of:=SUM([$'punishment yearly'.O64:.P234])" office:value-type="float" office:value="88">
            <text:p>88</text:p>
          </table:table-cell>
          <table:table-cell table:number-columns-repeated="1022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percentage-style style:name="N8010" number:language="en" number:country="US">
      <number:number number:decimal-places="0" number:min-integer-digits="1"/>
      <number:text>%</number:text>
    </number:percentage-style>
    <number:number-style style:name="N116">
      <number:number number:decimal-places="1" number:min-integer-digits="1" number:grouping="true"/>
    </number:number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801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10/26/2014</text:date>, <text:time>16:13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unishment_20_yearly" style:display-name="PageStyle_punishment year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x-ratio_20_graph" style:display-name="PageStyle_sex-ratio grap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unishment_20_sums" style:display-name="PageStyle_punishment sum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753" meta:object-count="1"/>
    <meta:generator>OpenOffice/4.1.1$Win32 OpenOffice.org_project/411m6$Build-977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3">
      <number:number number:decimal-places="0" number:min-integer-digits="1" number:grouping="true"/>
    </number:number-style>
    <number:number-style style:name="N8000" number:language="en" number:country="US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graphic-properties svg:stroke-width="0.071cm"/>
      <style:text-properties fo:color="#000000" fo:font-size="14pt" fo:font-weight="bold" style:font-family-asian="Arial" style:font-size-asian="14pt" style:font-weight-asian="bold" style:font-family-complex="Arial" style:font-size-complex="14pt" style:font-weight-complex="bold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8000">
      <style:chart-properties chart:display-label="true" chart:logarithmic="false" chart:reverse-direction="false" text:line-break="false" chart:label-arrangement="side-by-side" chart:axis-position="0" chart:tick-mark-position="at-axis" style:rotation-angle="90"/>
      <style:graphic-properties svg:stroke-width="0.009cm"/>
      <style:text-properties fo:color="#000000" fo:font-size="10pt" style:font-family-asian="Arial" style:font-size-asian="10pt" style:font-family-complex="Arial" style:font-size-complex="10pt"/>
    </style:style>
    <style:style style:name="ch5" style:family="chart">
      <style:chart-properties style:rotation-angle="0"/>
      <style:graphic-properties svg:stroke-width="0.071cm"/>
      <style:text-properties fo:color="#000000" fo:font-size="12pt" fo:font-weight="bold" style:font-family-asian="Arial" style:font-size-asian="12pt" style:font-weight-asian="bold" style:font-family-complex="Arial" style:font-size-complex="12pt" style:font-weight-complex="bold"/>
    </style:style>
    <style:style style:name="ch6" style:family="chart" style:data-style-name="N3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09cm"/>
      <style:text-properties fo:color="#000000" fo:font-size="11.5pt" style:font-family-asian="Arial" style:font-size-asian="11.5pt" style:font-family-complex="Arial" style:font-size-complex="11.5pt"/>
    </style:style>
    <style:style style:name="ch7" style:family="chart">
      <style:graphic-properties svg:stroke-width="0.009cm"/>
    </style:style>
    <style:style style:name="ch8" style:family="chart" style:data-style-name="N3">
      <style:chart-properties chart:symbol-type="named-symbol" chart:symbol-name="square" chart:symbol-width="0.176cm" chart:symbol-height="0.176cm" chart:label-position="right">
        <chart:label-separator>
          <text:p>; </text:p>
        </chart:label-separator>
      </style:chart-properties>
      <style:graphic-properties svg:stroke-width="0.071cm" svg:stroke-color="#ff0000" draw:fill-color="#ff0000"/>
      <style:text-properties fo:color="#000000" fo:font-size="11.5pt" style:font-family-asian="Arial" style:font-size-asian="11.5pt" style:font-family-complex="Arial" style:font-size-complex="11.5pt"/>
    </style:style>
    <style:style style:name="ch9" style:family="chart">
      <style:graphic-properties draw:stroke="solid" svg:stroke-width="0.035cm" svg:stroke-color="#808080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399cm" svg:height="11.824cm" xlink:href=".." xlink:type="simple" chart:class="chart:line" chart:style-name="ch1">
        <chart:title svg:x="2.75cm" svg:y="0.372cm" chart:style-name="ch2">
          <text:p>Punishment Sex Ratio in Scotland, 1840-2010</text:p>
        </chart:title>
        <chart:plot-area chart:style-name="ch3" table:cell-range-address="'punishment yearly'.A64:'punishment yearly'.A234 'punishment yearly'.D64:'punishment yearly'.D234" chart:data-source-has-labels="column" svg:x="1.089cm" svg:y="1.792cm" svg:width="13.663cm" svg:height="9.028cm">
          <chartooo:coordinate-region svg:x="1.763cm" svg:y="2.018cm" svg:width="12.93cm" svg:height="7.811cm"/>
          <chart:axis chart:dimension="x" chart:name="primary-x" chart:style-name="ch4" chartooo:axis-type="auto">
            <chartooo:date-scale/>
            <chart:title svg:x="7.247cm" svg:y="11.009cm" chart:style-name="ch5">
              <text:p>year</text:p>
            </chart:title>
            <chart:categories table:cell-range-address="'punishment yearly'.A64:'punishment yearly'.A234"/>
          </chart:axis>
          <chart:axis chart:dimension="y" chart:name="primary-y" chart:style-name="ch6">
            <chart:title svg:x="0.269cm" svg:y="3.11cm" chart:style-name="ch5">
              <text:p>sex ratio (males per female)</text:p>
            </chart:title>
            <chart:grid chart:style-name="ch7" chart:class="major"/>
          </chart:axis>
          <chart:series chart:style-name="ch8" chart:values-cell-range-address="'punishment yearly'.D64:'punishment yearly'.D234" chart:class="chart:line">
            <chart:data-point chart:repeated="17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1840">
                <text:p>1840</text:p>
                <draw:g>
                  <svg:desc>'punishment yearly'.A64:'punishment yearly'.A234</svg:desc>
                </draw:g>
              </table:table-cell>
              <table:table-cell office:value-type="float" office:value="2.91251091193564">
                <text:p>2.91251091193564</text:p>
                <draw:g>
                  <svg:desc>'punishment yearly'.D64:'punishment yearly'.D234</svg:desc>
                </draw:g>
              </table:table-cell>
            </table:table-row>
            <table:table-row>
              <table:table-cell office:value-type="float" office:value="1841">
                <text:p>1840</text:p>
              </table:table-cell>
              <table:table-cell office:value-type="float" office:value="2.74929303028067">
                <text:p>2.74929303028067</text:p>
              </table:table-cell>
            </table:table-row>
            <table:table-row>
              <table:table-cell office:value-type="float" office:value="1842">
                <text:p>1840</text:p>
              </table:table-cell>
              <table:table-cell office:value-type="float" office:value="2.70427660143822">
                <text:p>2.70427660143822</text:p>
              </table:table-cell>
            </table:table-row>
            <table:table-row>
              <table:table-cell office:value-type="float" office:value="1843">
                <text:p>1840</text:p>
              </table:table-cell>
              <table:table-cell office:value-type="float" office:value="2.74448627523522">
                <text:p>2.74448627523522</text:p>
              </table:table-cell>
            </table:table-row>
            <table:table-row>
              <table:table-cell office:value-type="float" office:value="1844">
                <text:p>1840</text:p>
              </table:table-cell>
              <table:table-cell office:value-type="float" office:value="2.77385901915432">
                <text:p>2.77385901915432</text:p>
              </table:table-cell>
            </table:table-row>
            <table:table-row>
              <table:table-cell office:value-type="float" office:value="1845">
                <text:p>1850</text:p>
              </table:table-cell>
              <table:table-cell office:value-type="float" office:value="2.5699661780322">
                <text:p>2.5699661780322</text:p>
              </table:table-cell>
            </table:table-row>
            <table:table-row>
              <table:table-cell office:value-type="float" office:value="1846">
                <text:p>1850</text:p>
              </table:table-cell>
              <table:table-cell office:value-type="float" office:value="2.34319004328864">
                <text:p>2.34319004328864</text:p>
              </table:table-cell>
            </table:table-row>
            <table:table-row>
              <table:table-cell office:value-type="float" office:value="1847">
                <text:p>1850</text:p>
              </table:table-cell>
              <table:table-cell office:value-type="float" office:value="2.30124083469935">
                <text:p>2.30124083469935</text:p>
              </table:table-cell>
            </table:table-row>
            <table:table-row>
              <table:table-cell office:value-type="float" office:value="1848">
                <text:p>1850</text:p>
              </table:table-cell>
              <table:table-cell office:value-type="float" office:value="2.29417635601815">
                <text:p>2.29417635601815</text:p>
              </table:table-cell>
            </table:table-row>
            <table:table-row>
              <table:table-cell office:value-type="float" office:value="1849">
                <text:p>1850</text:p>
              </table:table-cell>
              <table:table-cell office:value-type="float" office:value="2.28300091740664">
                <text:p>2.28300091740664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2.3040508717782">
                <text:p>2.3040508717782</text:p>
              </table:table-cell>
            </table:table-row>
            <table:table-row>
              <table:table-cell office:value-type="float" office:value="1851">
                <text:p>1850</text:p>
              </table:table-cell>
              <table:table-cell office:value-type="float" office:value="2.19577941497761">
                <text:p>2.19577941497761</text:p>
              </table:table-cell>
            </table:table-row>
            <table:table-row>
              <table:table-cell office:value-type="float" office:value="1852">
                <text:p>1850</text:p>
              </table:table-cell>
              <table:table-cell office:value-type="float" office:value="2.16939807428338">
                <text:p>2.16939807428338</text:p>
              </table:table-cell>
            </table:table-row>
            <table:table-row>
              <table:table-cell office:value-type="float" office:value="1853">
                <text:p>1850</text:p>
              </table:table-cell>
              <table:table-cell office:value-type="float" office:value="2.25616797158098">
                <text:p>2.25616797158098</text:p>
              </table:table-cell>
            </table:table-row>
            <table:table-row>
              <table:table-cell office:value-type="float" office:value="1854">
                <text:p>1850</text:p>
              </table:table-cell>
              <table:table-cell office:value-type="float" office:value="2.26101529656332">
                <text:p>2.26101529656332</text:p>
              </table:table-cell>
            </table:table-row>
            <table:table-row>
              <table:table-cell office:value-type="float" office:value="1855">
                <text:p>1860</text:p>
              </table:table-cell>
              <table:table-cell office:value-type="float" office:value="2.35275329832545">
                <text:p>2.35275329832545</text:p>
              </table:table-cell>
            </table:table-row>
            <table:table-row>
              <table:table-cell office:value-type="float" office:value="1856">
                <text:p>1860</text:p>
              </table:table-cell>
              <table:table-cell office:value-type="float" office:value="2.27549094718954">
                <text:p>2.27549094718954</text:p>
              </table:table-cell>
            </table:table-row>
            <table:table-row>
              <table:table-cell office:value-type="float" office:value="1857">
                <text:p>1860</text:p>
              </table:table-cell>
              <table:table-cell office:value-type="float" office:value="2.34870927883673">
                <text:p>2.34870927883673</text:p>
              </table:table-cell>
            </table:table-row>
            <table:table-row>
              <table:table-cell office:value-type="float" office:value="1858">
                <text:p>1860</text:p>
              </table:table-cell>
              <table:table-cell office:value-type="float" office:value="2.42376710641099">
                <text:p>2.42376710641099</text:p>
              </table:table-cell>
            </table:table-row>
            <table:table-row>
              <table:table-cell office:value-type="float" office:value="1859">
                <text:p>1860</text:p>
              </table:table-cell>
              <table:table-cell office:value-type="float" office:value="2.28396775021668">
                <text:p>2.28396775021668</text:p>
              </table:table-cell>
            </table:table-row>
            <table:table-row>
              <table:table-cell office:value-type="float" office:value="1860">
                <text:p>1860</text:p>
              </table:table-cell>
              <table:table-cell office:value-type="float" office:value="2.53937339630788">
                <text:p>2.53937339630788</text:p>
              </table:table-cell>
            </table:table-row>
            <table:table-row>
              <table:table-cell office:value-type="float" office:value="1861">
                <text:p>1860</text:p>
              </table:table-cell>
              <table:table-cell office:value-type="float" office:value="2.81216208380247">
                <text:p>2.81216208380247</text:p>
              </table:table-cell>
            </table:table-row>
            <table:table-row>
              <table:table-cell office:value-type="float" office:value="1862">
                <text:p>1860</text:p>
              </table:table-cell>
              <table:table-cell office:value-type="float" office:value="3.14807472385191">
                <text:p>3.14807472385191</text:p>
              </table:table-cell>
            </table:table-row>
            <table:table-row>
              <table:table-cell office:value-type="float" office:value="1863">
                <text:p>1860</text:p>
              </table:table-cell>
              <table:table-cell office:value-type="float" office:value="2.97118287878734">
                <text:p>2.97118287878734</text:p>
              </table:table-cell>
            </table:table-row>
            <table:table-row>
              <table:table-cell office:value-type="float" office:value="1864">
                <text:p>1860</text:p>
              </table:table-cell>
              <table:table-cell office:value-type="float" office:value="2.71153385439373">
                <text:p>2.71153385439373</text:p>
              </table:table-cell>
            </table:table-row>
            <table:table-row>
              <table:table-cell office:value-type="float" office:value="1865">
                <text:p>1870</text:p>
              </table:table-cell>
              <table:table-cell office:value-type="float" office:value="2.40665259556421">
                <text:p>2.40665259556421</text:p>
              </table:table-cell>
            </table:table-row>
            <table:table-row>
              <table:table-cell office:value-type="float" office:value="1866">
                <text:p>1870</text:p>
              </table:table-cell>
              <table:table-cell office:value-type="float" office:value="2.26001816194271">
                <text:p>2.26001816194271</text:p>
              </table:table-cell>
            </table:table-row>
            <table:table-row>
              <table:table-cell office:value-type="float" office:value="1867">
                <text:p>1870</text:p>
              </table:table-cell>
              <table:table-cell office:value-type="float" office:value="2.24471603536292">
                <text:p>2.24471603536292</text:p>
              </table:table-cell>
            </table:table-row>
            <table:table-row>
              <table:table-cell office:value-type="float" office:value="1868">
                <text:p>1870</text:p>
              </table:table-cell>
              <table:table-cell office:value-type="float" office:value="2.26878116775081">
                <text:p>2.26878116775081</text:p>
              </table:table-cell>
            </table:table-row>
            <table:table-row>
              <table:table-cell office:value-type="float" office:value="1869">
                <text:p>1870</text:p>
              </table:table-cell>
              <table:table-cell office:value-type="float" office:value="2.26894982327514">
                <text:p>2.26894982327514</text:p>
              </table:table-cell>
            </table:table-row>
            <table:table-row>
              <table:table-cell office:value-type="float" office:value="1870">
                <text:p>1870</text:p>
              </table:table-cell>
              <table:table-cell office:value-type="float" office:value="2.20362818002212">
                <text:p>2.20362818002212</text:p>
              </table:table-cell>
            </table:table-row>
            <table:table-row>
              <table:table-cell office:value-type="float" office:value="1871">
                <text:p>1870</text:p>
              </table:table-cell>
              <table:table-cell office:value-type="float" office:value="2.07236687396909">
                <text:p>2.07236687396909</text:p>
              </table:table-cell>
            </table:table-row>
            <table:table-row>
              <table:table-cell office:value-type="float" office:value="1872">
                <text:p>1870</text:p>
              </table:table-cell>
              <table:table-cell office:value-type="float" office:value="2.01883412931165">
                <text:p>2.01883412931165</text:p>
              </table:table-cell>
            </table:table-row>
            <table:table-row>
              <table:table-cell office:value-type="float" office:value="1873">
                <text:p>1870</text:p>
              </table:table-cell>
              <table:table-cell office:value-type="float" office:value="2.16354936945912">
                <text:p>2.16354936945912</text:p>
              </table:table-cell>
            </table:table-row>
            <table:table-row>
              <table:table-cell office:value-type="float" office:value="1874">
                <text:p>1870</text:p>
              </table:table-cell>
              <table:table-cell office:value-type="float" office:value="2.29343805894115">
                <text:p>2.29343805894115</text:p>
              </table:table-cell>
            </table:table-row>
            <table:table-row>
              <table:table-cell office:value-type="float" office:value="1875">
                <text:p>1880</text:p>
              </table:table-cell>
              <table:table-cell office:value-type="float" office:value="2.33280373427355">
                <text:p>2.33280373427355</text:p>
              </table:table-cell>
            </table:table-row>
            <table:table-row>
              <table:table-cell office:value-type="float" office:value="1876">
                <text:p>1880</text:p>
              </table:table-cell>
              <table:table-cell office:value-type="float" office:value="2.39849156293823">
                <text:p>2.39849156293823</text:p>
              </table:table-cell>
            </table:table-row>
            <table:table-row>
              <table:table-cell office:value-type="float" office:value="1877">
                <text:p>1880</text:p>
              </table:table-cell>
              <table:table-cell office:value-type="float" office:value="2.42784331314672">
                <text:p>2.42784331314672</text:p>
              </table:table-cell>
            </table:table-row>
            <table:table-row>
              <table:table-cell office:value-type="float" office:value="1878">
                <text:p>1880</text:p>
              </table:table-cell>
              <table:table-cell office:value-type="float" office:value="2.64048421515915">
                <text:p>2.64048421515915</text:p>
              </table:table-cell>
            </table:table-row>
            <table:table-row>
              <table:table-cell office:value-type="float" office:value="1879">
                <text:p>1880</text:p>
              </table:table-cell>
              <table:table-cell office:value-type="float" office:value="2.82970347513644">
                <text:p>2.82970347513644</text:p>
              </table:table-cell>
            </table:table-row>
            <table:table-row>
              <table:table-cell office:value-type="float" office:value="1880">
                <text:p>1880</text:p>
              </table:table-cell>
              <table:table-cell office:value-type="float" office:value="2.80583643358815">
                <text:p>2.80583643358815</text:p>
              </table:table-cell>
            </table:table-row>
            <table:table-row>
              <table:table-cell office:value-type="float" office:value="1881">
                <text:p>1880</text:p>
              </table:table-cell>
              <table:table-cell office:value-type="float" office:value="3.01971178229171">
                <text:p>3.01971178229171</text:p>
              </table:table-cell>
            </table:table-row>
            <table:table-row>
              <table:table-cell office:value-type="float" office:value="1882">
                <text:p>1880</text:p>
              </table:table-cell>
              <table:table-cell office:value-type="float" office:value="3.22445476984465">
                <text:p>3.22445476984465</text:p>
              </table:table-cell>
            </table:table-row>
            <table:table-row>
              <table:table-cell office:value-type="float" office:value="1883">
                <text:p>1880</text:p>
              </table:table-cell>
              <table:table-cell office:value-type="float" office:value="3.10796741341699">
                <text:p>3.10796741341699</text:p>
              </table:table-cell>
            </table:table-row>
            <table:table-row>
              <table:table-cell office:value-type="float" office:value="1884">
                <text:p>1880</text:p>
              </table:table-cell>
              <table:table-cell office:value-type="float" office:value="3.20000341914822">
                <text:p>3.20000341914822</text:p>
              </table:table-cell>
            </table:table-row>
            <table:table-row>
              <table:table-cell office:value-type="float" office:value="1885">
                <text:p>1890</text:p>
              </table:table-cell>
              <table:table-cell office:value-type="float" office:value="3.28639348746164">
                <text:p>3.28639348746164</text:p>
              </table:table-cell>
            </table:table-row>
            <table:table-row>
              <table:table-cell office:value-type="float" office:value="1886">
                <text:p>1890</text:p>
              </table:table-cell>
              <table:table-cell office:value-type="float" office:value="3.42473302597925">
                <text:p>3.42473302597925</text:p>
              </table:table-cell>
            </table:table-row>
            <table:table-row>
              <table:table-cell office:value-type="float" office:value="1887">
                <text:p>1890</text:p>
              </table:table-cell>
              <table:table-cell office:value-type="float" office:value="3.51905892849888">
                <text:p>3.51905892849888</text:p>
              </table:table-cell>
            </table:table-row>
            <table:table-row>
              <table:table-cell office:value-type="float" office:value="1888">
                <text:p>1890</text:p>
              </table:table-cell>
              <table:table-cell office:value-type="float" office:value="3.44861673890635">
                <text:p>3.44861673890635</text:p>
              </table:table-cell>
            </table:table-row>
            <table:table-row>
              <table:table-cell office:value-type="float" office:value="1889">
                <text:p>1890</text:p>
              </table:table-cell>
              <table:table-cell office:value-type="float" office:value="3.15993504283955">
                <text:p>3.15993504283955</text:p>
              </table:table-cell>
            </table:table-row>
            <table:table-row>
              <table:table-cell office:value-type="float" office:value="1890">
                <text:p>1890</text:p>
              </table:table-cell>
              <table:table-cell office:value-type="float" office:value="3.27333754333416">
                <text:p>3.27333754333416</text:p>
              </table:table-cell>
            </table:table-row>
            <table:table-row>
              <table:table-cell office:value-type="float" office:value="1891">
                <text:p>1890</text:p>
              </table:table-cell>
              <table:table-cell office:value-type="float" office:value="3.23706346561907">
                <text:p>3.23706346561907</text:p>
              </table:table-cell>
            </table:table-row>
            <table:table-row>
              <table:table-cell office:value-type="float" office:value="1892">
                <text:p>1890</text:p>
              </table:table-cell>
              <table:table-cell office:value-type="float" office:value="3.23876447278703">
                <text:p>3.23876447278703</text:p>
              </table:table-cell>
            </table:table-row>
            <table:table-row>
              <table:table-cell office:value-type="float" office:value="1893">
                <text:p>1890</text:p>
              </table:table-cell>
              <table:table-cell office:value-type="float" office:value="3.02526002971768">
                <text:p>3.02526002971768</text:p>
              </table:table-cell>
            </table:table-row>
            <table:table-row>
              <table:table-cell office:value-type="float" office:value="1894">
                <text:p>1890</text:p>
              </table:table-cell>
              <table:table-cell office:value-type="float" office:value="3.08716323296355">
                <text:p>3.08716323296355</text:p>
              </table:table-cell>
            </table:table-row>
            <table:table-row>
              <table:table-cell office:value-type="float" office:value="1895">
                <text:p>1900</text:p>
              </table:table-cell>
              <table:table-cell office:value-type="float" office:value="3.21166666666667">
                <text:p>3.21166666666667</text:p>
              </table:table-cell>
            </table:table-row>
            <table:table-row>
              <table:table-cell office:value-type="float" office:value="1896">
                <text:p>1900</text:p>
              </table:table-cell>
              <table:table-cell office:value-type="float" office:value="3.26218487394958">
                <text:p>3.26218487394958</text:p>
              </table:table-cell>
            </table:table-row>
            <table:table-row>
              <table:table-cell office:value-type="float" office:value="1897">
                <text:p>1900</text:p>
              </table:table-cell>
              <table:table-cell office:value-type="float" office:value="3.34027777777778">
                <text:p>3.34027777777778</text:p>
              </table:table-cell>
            </table:table-row>
            <table:table-row>
              <table:table-cell office:value-type="float" office:value="1898">
                <text:p>1900</text:p>
              </table:table-cell>
              <table:table-cell office:value-type="float" office:value="3.28617363344051">
                <text:p>3.28617363344051</text:p>
              </table:table-cell>
            </table:table-row>
            <table:table-row>
              <table:table-cell office:value-type="float" office:value="1899">
                <text:p>1900</text:p>
              </table:table-cell>
              <table:table-cell office:value-type="float" office:value="3.42492012779553">
                <text:p>3.42492012779553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3.34185303514377">
                <text:p>3.34185303514377</text:p>
              </table:table-cell>
            </table:table-row>
            <table:table-row>
              <table:table-cell office:value-type="float" office:value="1901">
                <text:p>1900</text:p>
              </table:table-cell>
              <table:table-cell office:value-type="float" office:value="3.28404099560761">
                <text:p>3.28404099560761</text:p>
              </table:table-cell>
            </table:table-row>
            <table:table-row>
              <table:table-cell office:value-type="float" office:value="1902">
                <text:p>1900</text:p>
              </table:table-cell>
              <table:table-cell office:value-type="float" office:value="3.37134502923977">
                <text:p>3.37134502923977</text:p>
              </table:table-cell>
            </table:table-row>
            <table:table-row>
              <table:table-cell office:value-type="float" office:value="1903">
                <text:p>1900</text:p>
              </table:table-cell>
              <table:table-cell office:value-type="float" office:value="3.57407407407407">
                <text:p>3.57407407407407</text:p>
              </table:table-cell>
            </table:table-row>
            <table:table-row>
              <table:table-cell office:value-type="float" office:value="1904">
                <text:p>1900</text:p>
              </table:table-cell>
              <table:table-cell office:value-type="float" office:value="3.85284280936455">
                <text:p>3.85284280936455</text:p>
              </table:table-cell>
            </table:table-row>
            <table:table-row>
              <table:table-cell office:value-type="float" office:value="1905">
                <text:p>1910</text:p>
              </table:table-cell>
              <table:table-cell office:value-type="float" office:value="4.21261261261261">
                <text:p>4.21261261261261</text:p>
              </table:table-cell>
            </table:table-row>
            <table:table-row>
              <table:table-cell office:value-type="float" office:value="1906">
                <text:p>1910</text:p>
              </table:table-cell>
              <table:table-cell office:value-type="float" office:value="3.9660441426146">
                <text:p>3.9660441426146</text:p>
              </table:table-cell>
            </table:table-row>
            <table:table-row>
              <table:table-cell office:value-type="float" office:value="1907">
                <text:p>1910</text:p>
              </table:table-cell>
              <table:table-cell office:value-type="float" office:value="3.80221518987342">
                <text:p>3.80221518987342</text:p>
              </table:table-cell>
            </table:table-row>
            <table:table-row>
              <table:table-cell office:value-type="float" office:value="1908">
                <text:p>1910</text:p>
              </table:table-cell>
              <table:table-cell office:value-type="float" office:value="4.41868512110727">
                <text:p>4.41868512110727</text:p>
              </table:table-cell>
            </table:table-row>
            <table:table-row>
              <table:table-cell office:value-type="float" office:value="1909">
                <text:p>1910</text:p>
              </table:table-cell>
              <table:table-cell office:value-type="float" office:value="4.37370242214533">
                <text:p>4.37370242214533</text:p>
              </table:table-cell>
            </table:table-row>
            <table:table-row>
              <table:table-cell office:value-type="float" office:value="1910">
                <text:p>1910</text:p>
              </table:table-cell>
              <table:table-cell office:value-type="float" office:value="4.75514403292181">
                <text:p>4.75514403292181</text:p>
              </table:table-cell>
            </table:table-row>
            <table:table-row>
              <table:table-cell office:value-type="float" office:value="1911">
                <text:p>1910</text:p>
              </table:table-cell>
              <table:table-cell office:value-type="float" office:value="4.47105788423154">
                <text:p>4.47105788423154</text:p>
              </table:table-cell>
            </table:table-row>
            <table:table-row>
              <table:table-cell office:value-type="float" office:value="1912">
                <text:p>1910</text:p>
              </table:table-cell>
              <table:table-cell office:value-type="float" office:value="4.32518796992481">
                <text:p>4.32518796992481</text:p>
              </table:table-cell>
            </table:table-row>
            <table:table-row>
              <table:table-cell office:value-type="float" office:value="1913">
                <text:p>1910</text:p>
              </table:table-cell>
              <table:table-cell office:value-type="float" office:value="4.41317365269461">
                <text:p>4.41317365269461</text:p>
              </table:table-cell>
            </table:table-row>
            <table:table-row>
              <table:table-cell office:value-type="float" office:value="1914">
                <text:p>1910</text:p>
              </table:table-cell>
              <table:table-cell office:value-type="float" office:value="4.33808553971487">
                <text:p>4.33808553971487</text:p>
              </table:table-cell>
            </table:table-row>
            <table:table-row>
              <table:table-cell office:value-type="float" office:value="1915">
                <text:p>1920</text:p>
              </table:table-cell>
              <table:table-cell office:value-type="float" office:value="3.44370860927152">
                <text:p>3.44370860927152</text:p>
              </table:table-cell>
            </table:table-row>
            <table:table-row>
              <table:table-cell office:value-type="float" office:value="1916">
                <text:p>1920</text:p>
              </table:table-cell>
              <table:table-cell office:value-type="float" office:value="3.89017341040462">
                <text:p>3.89017341040462</text:p>
              </table:table-cell>
            </table:table-row>
            <table:table-row>
              <table:table-cell office:value-type="float" office:value="1917">
                <text:p>1920</text:p>
              </table:table-cell>
              <table:table-cell office:value-type="float" office:value="4.21863799283154">
                <text:p>4.21863799283154</text:p>
              </table:table-cell>
            </table:table-row>
            <table:table-row>
              <table:table-cell office:value-type="float" office:value="1918">
                <text:p>1920</text:p>
              </table:table-cell>
              <table:table-cell office:value-type="float" office:value="5.43627450980392">
                <text:p>5.43627450980392</text:p>
              </table:table-cell>
            </table:table-row>
            <table:table-row>
              <table:table-cell office:value-type="float" office:value="1919">
                <text:p>1920</text:p>
              </table:table-cell>
              <table:table-cell office:value-type="float" office:value="5.85786802030457">
                <text:p>5.85786802030457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5.88">
                <text:p>5.88</text:p>
              </table:table-cell>
            </table:table-row>
            <table:table-row>
              <table:table-cell office:value-type="float" office:value="1921">
                <text:p>1920</text:p>
              </table:table-cell>
              <table:table-cell office:value-type="float" office:value="7.03088803088803">
                <text:p>7.03088803088803</text:p>
              </table:table-cell>
            </table:table-row>
            <table:table-row>
              <table:table-cell office:value-type="float" office:value="1922">
                <text:p>1920</text:p>
              </table:table-cell>
              <table:table-cell office:value-type="float" office:value="7.48945147679325">
                <text:p>7.48945147679325</text:p>
              </table:table-cell>
            </table:table-row>
            <table:table-row>
              <table:table-cell office:value-type="float" office:value="1923">
                <text:p>1920</text:p>
              </table:table-cell>
              <table:table-cell office:value-type="float" office:value="7.12295081967213">
                <text:p>7.12295081967213</text:p>
              </table:table-cell>
            </table:table-row>
            <table:table-row>
              <table:table-cell office:value-type="float" office:value="1924">
                <text:p>1920</text:p>
              </table:table-cell>
              <table:table-cell office:value-type="float" office:value="6.77405857740586">
                <text:p>6.77405857740586</text:p>
              </table:table-cell>
            </table:table-row>
            <table:table-row>
              <table:table-cell office:value-type="float" office:value="1925">
                <text:p>1930</text:p>
              </table:table-cell>
              <table:table-cell office:value-type="float" office:value="7.2156862745098">
                <text:p>7.2156862745098</text:p>
              </table:table-cell>
            </table:table-row>
            <table:table-row>
              <table:table-cell office:value-type="float" office:value="1926">
                <text:p>1930</text:p>
              </table:table-cell>
              <table:table-cell office:value-type="float" office:value="8.46315789473684">
                <text:p>8.46315789473684</text:p>
              </table:table-cell>
            </table:table-row>
            <table:table-row>
              <table:table-cell office:value-type="float" office:value="1927">
                <text:p>1930</text:p>
              </table:table-cell>
              <table:table-cell office:value-type="float" office:value="8.28042328042328">
                <text:p>8.28042328042328</text:p>
              </table:table-cell>
            </table:table-row>
            <table:table-row>
              <table:table-cell office:value-type="float" office:value="1928">
                <text:p>1930</text:p>
              </table:table-cell>
              <table:table-cell office:value-type="float" office:value="8.04166666666667">
                <text:p>8.04166666666667</text:p>
              </table:table-cell>
            </table:table-row>
            <table:table-row>
              <table:table-cell office:value-type="float" office:value="1929">
                <text:p>1930</text:p>
              </table:table-cell>
              <table:table-cell office:value-type="float" office:value="7.99468085106383">
                <text:p>7.99468085106383</text:p>
              </table:table-cell>
            </table:table-row>
            <table:table-row>
              <table:table-cell office:value-type="float" office:value="1930">
                <text:p>1930</text:p>
              </table:table-cell>
              <table:table-cell office:value-type="float" office:value="8.24175824175824">
                <text:p>8.24175824175824</text:p>
              </table:table-cell>
            </table:table-row>
            <table:table-row>
              <table:table-cell office:value-type="float" office:value="1931">
                <text:p>1930</text:p>
              </table:table-cell>
              <table:table-cell office:value-type="float" office:value="9.04242424242424">
                <text:p>9.04242424242424</text:p>
              </table:table-cell>
            </table:table-row>
            <table:table-row>
              <table:table-cell office:value-type="float" office:value="1932">
                <text:p>1930</text:p>
              </table:table-cell>
              <table:table-cell office:value-type="float" office:value="10.0915032679739">
                <text:p>10.0915032679739</text:p>
              </table:table-cell>
            </table:table-row>
            <table:table-row>
              <table:table-cell office:value-type="float" office:value="1933">
                <text:p>1930</text:p>
              </table:table-cell>
              <table:table-cell office:value-type="float" office:value="10.7924528301887">
                <text:p>10.7924528301887</text:p>
              </table:table-cell>
            </table:table-row>
            <table:table-row>
              <table:table-cell office:value-type="float" office:value="1934">
                <text:p>1930</text:p>
              </table:table-cell>
              <table:table-cell office:value-type="float" office:value="10.4024390243902">
                <text:p>10.4024390243902</text:p>
              </table:table-cell>
            </table:table-row>
            <table:table-row>
              <table:table-cell office:value-type="float" office:value="1935">
                <text:p>1940</text:p>
              </table:table-cell>
              <table:table-cell office:value-type="float" office:value="10.8958333333333">
                <text:p>10.8958333333333</text:p>
              </table:table-cell>
            </table:table-row>
            <table:table-row>
              <table:table-cell office:value-type="float" office:value="1936">
                <text:p>1940</text:p>
              </table:table-cell>
              <table:table-cell office:value-type="float" office:value="11.0802919708029">
                <text:p>11.0802919708029</text:p>
              </table:table-cell>
            </table:table-row>
            <table:table-row>
              <table:table-cell office:value-type="float" office:value="1937">
                <text:p>1940</text:p>
              </table:table-cell>
              <table:table-cell office:value-type="float" office:value="10.5071428571429">
                <text:p>10.5071428571429</text:p>
              </table:table-cell>
            </table:table-row>
            <table:table-row>
              <table:table-cell office:value-type="float" office:value="1938">
                <text:p>1940</text:p>
              </table:table-cell>
              <table:table-cell office:value-type="float" office:value="9.76551724137931">
                <text:p>9.76551724137931</text:p>
              </table:table-cell>
            </table:table-row>
            <table:table-row>
              <table:table-cell office:value-type="float" office:value="1939">
                <text:p>1940</text:p>
              </table:table-cell>
              <table:table-cell office:value-type="float" office:value="10.3916666666667">
                <text:p>10.3916666666667</text:p>
              </table:table-cell>
            </table:table-row>
            <table:table-row>
              <table:table-cell office:value-type="float" office:value="1940">
                <text:p>1940</text:p>
              </table:table-cell>
              <table:table-cell office:value-type="float" office:value="8.68115942028986">
                <text:p>8.68115942028986</text:p>
              </table:table-cell>
            </table:table-row>
            <table:table-row>
              <table:table-cell office:value-type="float" office:value="1941">
                <text:p>1940</text:p>
              </table:table-cell>
              <table:table-cell office:value-type="float" office:value="10.8684210526316">
                <text:p>10.8684210526316</text:p>
              </table:table-cell>
            </table:table-row>
            <table:table-row>
              <table:table-cell office:value-type="float" office:value="1942">
                <text:p>1940</text:p>
              </table:table-cell>
              <table:table-cell office:value-type="float" office:value="11.2093023255814">
                <text:p>11.2093023255814</text:p>
              </table:table-cell>
            </table:table-row>
            <table:table-row>
              <table:table-cell office:value-type="float" office:value="1943">
                <text:p>1940</text:p>
              </table:table-cell>
              <table:table-cell office:value-type="float" office:value="9.63513513513514">
                <text:p>9.63513513513514</text:p>
              </table:table-cell>
            </table:table-row>
            <table:table-row>
              <table:table-cell office:value-type="float" office:value="1944">
                <text:p>1940</text:p>
              </table:table-cell>
              <table:table-cell office:value-type="float" office:value="9.24683544303798">
                <text:p>9.24683544303798</text:p>
              </table:table-cell>
            </table:table-row>
            <table:table-row>
              <table:table-cell office:value-type="float" office:value="1945">
                <text:p>1950</text:p>
              </table:table-cell>
              <table:table-cell office:value-type="float" office:value="12.8591549295775">
                <text:p>12.8591549295775</text:p>
              </table:table-cell>
            </table:table-row>
            <table:table-row>
              <table:table-cell office:value-type="float" office:value="1946">
                <text:p>1950</text:p>
              </table:table-cell>
              <table:table-cell office:value-type="float" office:value="13.8074074074074">
                <text:p>13.8074074074074</text:p>
              </table:table-cell>
            </table:table-row>
            <table:table-row>
              <table:table-cell office:value-type="float" office:value="1947">
                <text:p>1950</text:p>
              </table:table-cell>
              <table:table-cell office:value-type="float" office:value="14.3629032258065">
                <text:p>14.3629032258065</text:p>
              </table:table-cell>
            </table:table-row>
            <table:table-row>
              <table:table-cell office:value-type="float" office:value="1948">
                <text:p>1950</text:p>
              </table:table-cell>
              <table:table-cell office:value-type="float" office:value="15.8245614035088">
                <text:p>15.8245614035088</text:p>
              </table:table-cell>
            </table:table-row>
            <table:table-row>
              <table:table-cell office:value-type="float" office:value="1949">
                <text:p>1950</text:p>
              </table:table-cell>
              <table:table-cell office:value-type="float" office:value="16.4622641509434">
                <text:p>16.4622641509434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18.3440860215054">
                <text:p>18.3440860215054</text:p>
              </table:table-cell>
            </table:table-row>
            <table:table-row>
              <table:table-cell office:value-type="float" office:value="1951">
                <text:p>1950</text:p>
              </table:table-cell>
              <table:table-cell office:value-type="float" office:value="20.4942528735632">
                <text:p>20.4942528735632</text:p>
              </table:table-cell>
            </table:table-row>
            <table:table-row>
              <table:table-cell office:value-type="float" office:value="1952">
                <text:p>1950</text:p>
              </table:table-cell>
              <table:table-cell office:value-type="float" office:value="18.8962264150943">
                <text:p>18.8962264150943</text:p>
              </table:table-cell>
            </table:table-row>
            <table:table-row>
              <table:table-cell office:value-type="float" office:value="1953">
                <text:p>1950</text:p>
              </table:table-cell>
              <table:table-cell office:value-type="float" office:value="17.2605042016807">
                <text:p>17.2605042016807</text:p>
              </table:table-cell>
            </table:table-row>
            <table:table-row>
              <table:table-cell office:value-type="float" office:value="1954">
                <text:p>1950</text:p>
              </table:table-cell>
              <table:table-cell office:value-type="float" office:value="19.4766355140187">
                <text:p>19.4766355140187</text:p>
              </table:table-cell>
            </table:table-row>
            <table:table-row>
              <table:table-cell office:value-type="float" office:value="1955">
                <text:p>1960</text:p>
              </table:table-cell>
              <table:table-cell office:value-type="float" office:value="20.7425742574257">
                <text:p>20.7425742574257</text:p>
              </table:table-cell>
            </table:table-row>
            <table:table-row>
              <table:table-cell office:value-type="float" office:value="1956">
                <text:p>1960</text:p>
              </table:table-cell>
              <table:table-cell office:value-type="float" office:value="22.1111111111111">
                <text:p>22.1111111111111</text:p>
              </table:table-cell>
            </table:table-row>
            <table:table-row>
              <table:table-cell office:value-type="float" office:value="1957">
                <text:p>1960</text:p>
              </table:table-cell>
              <table:table-cell office:value-type="float" office:value="21.5137614678899">
                <text:p>21.5137614678899</text:p>
              </table:table-cell>
            </table:table-row>
            <table:table-row>
              <table:table-cell office:value-type="float" office:value="1958">
                <text:p>1960</text:p>
              </table:table-cell>
              <table:table-cell office:value-type="float" office:value="21.982905982906">
                <text:p>21.982905982906</text:p>
              </table:table-cell>
            </table:table-row>
            <table:table-row>
              <table:table-cell office:value-type="float" office:value="1959">
                <text:p>1960</text:p>
              </table:table-cell>
              <table:table-cell office:value-type="float" office:value="24.5132743362832">
                <text:p>24.5132743362832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27.0990099009901">
                <text:p>27.0990099009901</text:p>
              </table:table-cell>
            </table:table-row>
            <table:table-row>
              <table:table-cell office:value-type="float" office:value="1961">
                <text:p>1960</text:p>
              </table:table-cell>
              <table:table-cell office:value-type="float" office:value="27.1682242990654">
                <text:p>27.1682242990654</text:p>
              </table:table-cell>
            </table:table-row>
            <table:table-row>
              <table:table-cell office:value-type="float" office:value="1962">
                <text:p>1960</text:p>
              </table:table-cell>
              <table:table-cell office:value-type="float" office:value="27.5526315789474">
                <text:p>27.5526315789474</text:p>
              </table:table-cell>
            </table:table-row>
            <table:table-row>
              <table:table-cell office:value-type="float" office:value="1963">
                <text:p>1960</text:p>
              </table:table-cell>
              <table:table-cell office:value-type="float" office:value="27.3790322580645">
                <text:p>27.3790322580645</text:p>
              </table:table-cell>
            </table:table-row>
            <table:table-row>
              <table:table-cell office:value-type="float" office:value="1964">
                <text:p>1960</text:p>
              </table:table-cell>
              <table:table-cell office:value-type="float" office:value="28.1517857142857">
                <text:p>28.1517857142857</text:p>
              </table:table-cell>
            </table:table-row>
            <table:table-row>
              <table:table-cell office:value-type="float" office:value="1965">
                <text:p>1970</text:p>
              </table:table-cell>
              <table:table-cell office:value-type="float" office:value="33.6530612244898">
                <text:p>33.6530612244898</text:p>
              </table:table-cell>
            </table:table-row>
            <table:table-row>
              <table:table-cell office:value-type="float" office:value="1966">
                <text:p>1970</text:p>
              </table:table-cell>
              <table:table-cell office:value-type="float" office:value="32.9736842105263">
                <text:p>32.9736842105263</text:p>
              </table:table-cell>
            </table:table-row>
            <table:table-row>
              <table:table-cell office:value-type="float" office:value="1967">
                <text:p>1970</text:p>
              </table:table-cell>
              <table:table-cell office:value-type="float" office:value="30.9774436090226">
                <text:p>30.9774436090226</text:p>
              </table:table-cell>
            </table:table-row>
            <table:table-row>
              <table:table-cell office:value-type="float" office:value="1968">
                <text:p>1970</text:p>
              </table:table-cell>
              <table:table-cell office:value-type="float" office:value="34.0461538461538">
                <text:p>34.0461538461538</text:p>
              </table:table-cell>
            </table:table-row>
            <table:table-row>
              <table:table-cell office:value-type="float" office:value="1969">
                <text:p>1970</text:p>
              </table:table-cell>
              <table:table-cell office:value-type="float" office:value="30.2838709677419">
                <text:p>30.2838709677419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33.3698630136986">
                <text:p>33.3698630136986</text:p>
              </table:table-cell>
            </table:table-row>
            <table:table-row>
              <table:table-cell office:value-type="float" office:value="1971">
                <text:p>1970</text:p>
              </table:table-cell>
              <table:table-cell office:value-type="float" office:value="34.2171052631579">
                <text:p>34.2171052631579</text:p>
              </table:table-cell>
            </table:table-row>
            <table:table-row>
              <table:table-cell office:value-type="float" office:value="1972">
                <text:p>1970</text:p>
              </table:table-cell>
              <table:table-cell office:value-type="float" office:value="30.1607142857143">
                <text:p>30.1607142857143</text:p>
              </table:table-cell>
            </table:table-row>
            <table:table-row>
              <table:table-cell office:value-type="float" office:value="1973">
                <text:p>1970</text:p>
              </table:table-cell>
              <table:table-cell office:value-type="float" office:value="30.3311688311688">
                <text:p>30.3311688311688</text:p>
              </table:table-cell>
            </table:table-row>
            <table:table-row>
              <table:table-cell office:value-type="float" office:value="1974">
                <text:p>1970</text:p>
              </table:table-cell>
              <table:table-cell office:value-type="float" office:value="30.36">
                <text:p>30.36</text:p>
              </table:table-cell>
            </table:table-row>
            <table:table-row>
              <table:table-cell office:value-type="float" office:value="1975">
                <text:p>1980</text:p>
              </table:table-cell>
              <table:table-cell office:value-type="float" office:value="28.5595238095238">
                <text:p>28.5595238095238</text:p>
              </table:table-cell>
            </table:table-row>
            <table:table-row>
              <table:table-cell office:value-type="float" office:value="1976">
                <text:p>1980</text:p>
              </table:table-cell>
              <table:table-cell office:value-type="float" office:value="26.9942857142857">
                <text:p>26.9942857142857</text:p>
              </table:table-cell>
            </table:table-row>
            <table:table-row>
              <table:table-cell office:value-type="float" office:value="1977">
                <text:p>1980</text:p>
              </table:table-cell>
              <table:table-cell office:value-type="float" office:value="28.2574850299401">
                <text:p>28.2574850299401</text:p>
              </table:table-cell>
            </table:table-row>
            <table:table-row>
              <table:table-cell office:value-type="float" office:value="1978">
                <text:p>1980</text:p>
              </table:table-cell>
              <table:table-cell office:value-type="float" office:value="29.0414201183432">
                <text:p>29.0414201183432</text:p>
              </table:table-cell>
            </table:table-row>
            <table:table-row>
              <table:table-cell office:value-type="float" office:value="1979">
                <text:p>1980</text:p>
              </table:table-cell>
              <table:table-cell office:value-type="float" office:value="29.2631578947368">
                <text:p>29.2631578947368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32.1632653061224">
                <text:p>32.1632653061224</text:p>
              </table:table-cell>
            </table:table-row>
            <table:table-row>
              <table:table-cell office:value-type="float" office:value="1981">
                <text:p>1980</text:p>
              </table:table-cell>
              <table:table-cell office:value-type="float" office:value="32.5555555555556">
                <text:p>32.5555555555556</text:p>
              </table:table-cell>
            </table:table-row>
            <table:table-row>
              <table:table-cell office:value-type="float" office:value="1982">
                <text:p>1980</text:p>
              </table:table-cell>
              <table:table-cell office:value-type="float" office:value="35.0514705882353">
                <text:p>35.0514705882353</text:p>
              </table:table-cell>
            </table:table-row>
            <table:table-row>
              <table:table-cell office:value-type="float" office:value="1983">
                <text:p>1980</text:p>
              </table:table-cell>
              <table:table-cell office:value-type="float" office:value="36.5037037037037">
                <text:p>36.5037037037037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35.0909090909091">
                <text:p>35.0909090909091</text:p>
              </table:table-cell>
            </table:table-row>
            <table:table-row>
              <table:table-cell office:value-type="float" office:value="1985">
                <text:p>1990</text:p>
              </table:table-cell>
              <table:table-cell office:value-type="float" office:value="28.8474576271186">
                <text:p>28.8474576271186</text:p>
              </table:table-cell>
            </table:table-row>
            <table:table-row>
              <table:table-cell office:value-type="float" office:value="1986">
                <text:p>1990</text:p>
              </table:table-cell>
              <table:table-cell office:value-type="float" office:value="27.8453608247423">
                <text:p>27.8453608247423</text:p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28.1550802139037">
                <text:p>28.1550802139037</text:p>
              </table:table-cell>
            </table:table-row>
            <table:table-row>
              <table:table-cell office:value-type="float" office:value="1988">
                <text:p>1990</text:p>
              </table:table-cell>
              <table:table-cell office:value-type="float" office:value="29.4302325581395">
                <text:p>29.4302325581395</text:p>
              </table:table-cell>
            </table:table-row>
            <table:table-row>
              <table:table-cell office:value-type="float" office:value="1989">
                <text:p>1990</text:p>
              </table:table-cell>
              <table:table-cell office:value-type="float" office:value="32.9319727891156">
                <text:p>32.9319727891156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33.5036496350365">
                <text:p>33.5036496350365</text:p>
              </table:table-cell>
            </table:table-row>
            <table:table-row>
              <table:table-cell office:value-type="float" office:value="1991">
                <text:p>1990</text:p>
              </table:table-cell>
              <table:table-cell office:value-type="float" office:value="32.8601398601399">
                <text:p>32.8601398601399</text:p>
              </table:table-cell>
            </table:table-row>
            <table:table-row>
              <table:table-cell office:value-type="float" office:value="1992">
                <text:p>1990</text:p>
              </table:table-cell>
              <table:table-cell office:value-type="float" office:value="32.2911392405063">
                <text:p>32.2911392405063</text:p>
              </table:table-cell>
            </table:table-row>
            <table:table-row>
              <table:table-cell office:value-type="float" office:value="1993">
                <text:p>1990</text:p>
              </table:table-cell>
              <table:table-cell office:value-type="float" office:value="31.9766081871345">
                <text:p>31.9766081871345</text:p>
              </table:table-cell>
            </table:table-row>
            <table:table-row>
              <table:table-cell office:value-type="float" office:value="1994">
                <text:p>1990</text:p>
              </table:table-cell>
              <table:table-cell office:value-type="float" office:value="30.5649717514124">
                <text:p>30.5649717514124</text:p>
              </table:table-cell>
            </table:table-row>
            <table:table-row>
              <table:table-cell office:value-type="float" office:value="1995">
                <text:p>2000</text:p>
              </table:table-cell>
              <table:table-cell office:value-type="float" office:value="31.1542857142857">
                <text:p>31.1542857142857</text:p>
              </table:table-cell>
            </table:table-row>
            <table:table-row>
              <table:table-cell office:value-type="float" office:value="1996">
                <text:p>2000</text:p>
              </table:table-cell>
              <table:table-cell office:value-type="float" office:value="29.9791666666667">
                <text:p>29.9791666666667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32.070652173913">
                <text:p>32.070652173913</text:p>
              </table:table-cell>
            </table:table-row>
            <table:table-row>
              <table:table-cell office:value-type="float" office:value="1998">
                <text:p>2000</text:p>
              </table:table-cell>
              <table:table-cell office:value-type="float" office:value="30.1813471502591">
                <text:p>30.1813471502591</text:p>
              </table:table-cell>
            </table:table-row>
            <table:table-row>
              <table:table-cell office:value-type="float" office:value="1999">
                <text:p>2000</text:p>
              </table:table-cell>
              <table:table-cell office:value-type="float" office:value="27.438679245283">
                <text:p>27.43867924528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7.9113300492611">
                <text:p>27.9113300492611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23.6506024096386">
                <text:p>23.6506024096386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22.115523465704">
                <text:p>22.115523465704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20.96632996633">
                <text:p>20.96632996633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19.4186746987952">
                <text:p>19.4186746987952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19.5239520958084">
                <text:p>19.5239520958084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19.356940509915">
                <text:p>19.356940509915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18.8814016172507">
                <text:p>18.8814016172507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17.997572815534">
                <text:p>17.997572815534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17.7806603773585">
                <text:p>17.7806603773585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7.0551724137931">
                <text:p>17.05517241379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